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OpenSymbol3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5" style:family="paragraph" style:parent-style-name="Footer">
      <style:text-properties officeooo:paragraph-rsid="004274bc"/>
    </style:style>
    <style:style style:name="P36" style:family="paragraph" style:parent-style-name="Footer">
      <style:text-properties officeooo:paragraph-rsid="0096b4e2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096b4e2" officeooo:paragraph-rsid="0096b4e2"/>
    </style:style>
    <style:style style:name="P40" style:family="paragraph" style:parent-style-name="Footer">
      <style:text-properties officeooo:rsid="011350d1" officeooo:paragraph-rsid="011350d1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Footer">
      <style:paragraph-properties fo:text-align="start" style:justify-single-word="false"/>
      <style:text-properties officeooo:paragraph-rsid="0211dd7e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text-properties officeooo:rsid="0242edd8" officeooo:paragraph-rsid="0242edd8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text-properties officeooo:paragraph-rsid="00d4df5c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0a59a60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1" style:family="paragraph" style:parent-style-name="_5f_Paragraphe_20_livret_20_réponse_20_élève">
      <style:paragraph-properties>
        <style:tab-stops>
          <style:tab-stop style:position="8.999cm" style:type="right" style:leader-style="dotted" style:leader-text="."/>
        </style:tab-stops>
      </style:paragraph-properties>
      <style:text-properties fo:color="#b3b3b3" loext:opacity="100%" officeooo:paragraph-rsid="00931e44"/>
    </style:style>
    <style:style style:name="P102" style:family="paragraph" style:parent-style-name="Standard">
      <style:text-properties officeooo:paragraph-rsid="00931e44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Réponse_5f_Pointillés_5f_Grisés">
      <style:text-properties officeooo:paragraph-rsid="00931e44"/>
    </style:style>
    <style:style style:name="P110" style:family="paragraph" style:parent-style-name="_5f_Paragraphe_5f_avec_5f_Num_5f_Question" style:list-style-name="_5f_Numérotation_20_des_20_exercices">
      <style:text-properties officeooo:paragraph-rsid="00931e44"/>
    </style:style>
    <style:style style:name="P111" style:family="paragraph" style:parent-style-name="_5f_Premier_5f_Titre_5f_Exercices_5f_avec_5f_Num_5f_Exo_5f_sans_5f_Titre" style:master-page-name="_36__5f_3_5f_SERIE_5f_G_5f_GAUCHE_5f_ET_5f_DROITE_5f_2COL">
      <style:paragraph-properties style:page-number="218" fo:break-before="auto" fo:break-after="auto"/>
    </style:style>
    <style:style style:name="P112" style:family="paragraph" style:parent-style-name="_5f_Titre_5f_Exercices_5f_sans_5f_Titre">
      <style:text-properties officeooo:paragraph-rsid="0093b08a"/>
    </style:style>
    <style:style style:name="P1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margin-left="0cm" fo:margin-right="0cm" fo:margin-top="0cm" fo:margin-bottom="0cm" fo:line-height="100%" fo:text-indent="0cm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style:paragraph-properties fo:text-align="center"/>
    </style:style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7e12c"/>
    </style:style>
    <style:style style:name="P1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2" style:family="paragraph">
      <loext:graphic-properties draw:fill="solid" draw:fill-color="#7fb241"/>
    </style:style>
    <style:style style:name="P133" style:family="paragraph">
      <loext:graphic-properties draw:fill="solid" draw:fill-color="#1ca2b8"/>
    </style:style>
    <style:style style:name="P13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d62e4e"/>
    </style:style>
    <style:style style:name="P13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37" style:family="paragraph">
      <style:paragraph-properties fo:margin-left="0cm" fo:margin-right="0cm" fo:margin-top="0cm" fo:margin-bottom="0cm" fo:line-height="100%" fo:text-indent="0cm" style:writing-mode="lr-tb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8c32a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54f64f"/>
    </style:style>
    <style:style style:name="T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7" style:family="text">
      <style:text-properties fo:font-variant="small-caps" officeooo:rsid="007d7a6f"/>
    </style:style>
    <style:style style:name="T38" style:family="text">
      <style:text-properties fo:font-variant="small-caps" officeooo:rsid="0096b4e2"/>
    </style:style>
    <style:style style:name="T39" style:family="text">
      <style:text-properties fo:font-variant="small-caps" officeooo:rsid="00a847d5"/>
    </style:style>
    <style:style style:name="T40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57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58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59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60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6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2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1" style:family="text">
      <style:text-properties fo:font-variant="small-caps" fo:color="#9d0f89" loext:opacity="100%" style:font-name="Bitstream Vera Sans" fo:font-size="16pt" fo:font-weight="bold" officeooo:rsid="01a13e78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a59037"/>
    </style:style>
    <style:style style:name="T149" style:family="text">
      <style:text-properties officeooo:rsid="0096b4e2"/>
    </style:style>
    <style:style style:name="T150" style:family="text">
      <style:text-properties officeooo:rsid="0032e83a"/>
    </style:style>
    <style:style style:name="T151" style:family="text">
      <style:text-properties officeooo:rsid="002b33ed"/>
    </style:style>
    <style:style style:name="T152" style:family="text">
      <style:text-properties officeooo:rsid="008d016c"/>
    </style:style>
    <style:style style:name="T153" style:family="text">
      <style:text-properties officeooo:rsid="01fe03f2"/>
    </style:style>
    <style:style style:name="T154" style:family="text">
      <style:text-properties officeooo:rsid="010c4d3a"/>
    </style:style>
    <style:style style:name="T155" style:family="text">
      <style:text-properties officeooo:rsid="00b6801f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officeooo:rsid="00a59a60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officeooo:rsid="0334a5be"/>
    </style:style>
    <style:style style:name="T177" style:family="text">
      <style:text-properties officeooo:rsid="0315af39"/>
    </style:style>
    <style:style style:name="T178" style:family="text">
      <style:text-properties officeooo:rsid="00a4cf55"/>
    </style:style>
    <style:style style:name="T179" style:family="text">
      <style:text-properties officeooo:rsid="009e3fdd"/>
    </style:style>
    <style:style style:name="T180" style:family="text">
      <style:text-properties fo:color="#000000" loext:opacity="100%"/>
    </style:style>
    <style:style style:name="T181" style:family="text">
      <style:text-properties fo:color="#000000" loext:opacity="100%" officeooo:rsid="0022d404"/>
    </style:style>
    <style:style style:name="T182" style:family="text">
      <style:text-properties fo:color="#000000" loext:opacity="100%" officeooo:rsid="0022e704"/>
    </style:style>
    <style:style style:name="T183" style:family="text">
      <style:text-properties fo:color="#000000" loext:opacity="100%" style:font-name="Bitstream Vera Sans4" fo:font-style="normal" style:font-name-asian="OpenSymbol" style:font-style-asian="normal" style:font-name-complex="OpenSymbol" style:font-style-complex="normal"/>
    </style:style>
    <style:style style:name="T184" style:family="text">
      <style:text-properties fo:color="#000000" loext:opacity="100%" style:font-name="OpenSymbol3" fo:font-style="normal" style:font-name-asian="OpenSymbol" style:font-style-asian="normal" style:font-name-complex="OpenSymbol" style:font-style-complex="normal"/>
    </style:style>
    <style:style style:name="T185" style:family="text">
      <style:text-properties fo:color="#000000" loext:opacity="100%" fo:font-style="normal" style:font-style-asian="normal" style:font-style-complex="normal"/>
    </style:style>
    <style:style style:name="T186" style:family="text">
      <style:text-properties fo:color="#000000" loext:opacity="100%" style:font-name="OpenSymbol" fo:font-style="normal" style:font-name-asian="OpenSymbol" style:font-style-asian="normal" style:font-name-complex="OpenSymbol" style:font-style-complex="normal"/>
    </style:style>
    <style:style style:name="T187" style:family="text">
      <style:text-properties fo:color="#000000" loext:opacity="100%" officeooo:rsid="0093b08a"/>
    </style:style>
    <style:style style:name="T188" style:family="text">
      <style:text-properties fo:font-style="italic" officeooo:rsid="0022e704" fo:background-color="#ffff00" loext:char-shading-value="0" style:font-style-asian="italic" style:font-style-complex="italic"/>
    </style:style>
    <style:style style:name="T189" style:family="text">
      <style:text-properties fo:font-style="italic" officeooo:rsid="0022e704" style:font-style-asian="italic" style:font-style-complex="italic"/>
    </style:style>
    <style:style style:name="T190" style:family="text">
      <style:text-properties fo:font-style="italic" officeooo:rsid="0093b08a" style:font-style-asian="italic" style:font-style-complex="italic"/>
    </style:style>
    <style:style style:name="T191" style:family="text">
      <style:text-properties officeooo:rsid="0093b08a"/>
    </style:style>
    <style:style style:name="T192" style:family="text">
      <style:text-properties officeooo:rsid="0022d404"/>
    </style:style>
    <style:style style:name="T193" style:family="text">
      <style:text-properties officeooo:rsid="0022e704"/>
    </style:style>
    <style:style style:name="T194" style:family="text">
      <style:text-properties fo:font-style="normal" style:font-style-asian="normal" style:font-style-complex="normal"/>
    </style:style>
    <style:style style:name="T195" style:family="text"/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99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200" style:family="text">
      <style:text-properties fo:font-variant="normal" fo:text-transform="none" fo:color="#e8c32a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7696" svg:stroke-width="0.035cm" svg:stroke-color="#ff3333" draw:marker-start="" draw:marker-start-width="0.266cm" draw:marker-start-center="false" draw:marker-end="" draw:marker-end-width="0.266cm" draw:marker-end-center="false" svg:stroke-opacity="100%" draw:fill="none" draw:fill-color="#c0c0c0" draw:fill-image-width="0cm" draw:fill-image-height="0cm" draw:textarea-horizontal-align="center" draw:textarea-vertical-align="middle" draw:auto-grow-height="true" draw:auto-grow-width="true" fo:min-height="0cm" fo:min-width="0cm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08" style:family="graphic">
      <style:graphic-properties draw:stroke="solid" draw:stroke-dash="Dashed_20__28_var_29__20_7696" svg:stroke-width="0.035cm" svg:stroke-color="#ff3333" draw:marker-start="" draw:marker-start-width="0.266cm" draw:marker-start-center="false" draw:marker-end="" draw:marker-end-width="0.266cm" draw:marker-end-center="false" draw:fill="solid" draw:fill-color="#c0c0c0" draw:fill-image-width="0cm" draw:fill-image-height="0cm" draw:textarea-horizontal-align="center" draw:textarea-vertical-align="middle" draw:auto-grow-width="tru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dash" draw:stroke-dash="_33__20_Dashes_20_3_20_Dots_20__28_var_29_" svg:stroke-width="0.035cm" svg:stroke-color="#ff3333" draw:marker-start="" draw:marker-start-width="0.266cm" draw:marker-start-center="false" draw:marker-end="" draw:marker-end-width="0.266cm" draw:marker-end-center="false" svg:stroke-opacity="100%" draw:fill="none" draw:fill-color="#c0c0c0" draw:fill-image-width="0cm" draw:fill-image-height="0cm" draw:textarea-horizontal-align="justify" draw:textarea-vertical-align="middle" draw:auto-grow-height="false" draw:auto-grow-width="true" fo:min-height="1.769cm" fo:min-width="1.168cm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draw:stroke-dash="Dashed_20__28_var_29__20_7696" svg:stroke-width="0.035cm" svg:stroke-color="#ff3333" draw:marker-start="" draw:marker-start-width="0.266cm" draw:marker-start-center="false" draw:marker-end="" draw:marker-end-width="0.266cm" draw:marker-end-center="false" svg:stroke-opacity="100%" draw:fill="solid" draw:fill-color="#c0c0c0" draw:fill-image-width="0cm" draw:fill-image-height="0cm" draw:textarea-horizontal-align="center" draw:textarea-vertical-align="middle" draw:auto-grow-width="tru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6" style:family="graphic">
      <style:graphic-properties draw:stroke="dash" draw:stroke-dash="Fine_20_Dashed" svg:stroke-width="0.035cm" svg:stroke-color="#ff3333" draw:marker-start="" draw:marker-start-width="0.266cm" draw:marker-start-center="false" draw:marker-end="" draw:marker-end-width="0.266cm" draw:marker-end-center="false" svg:stroke-opacity="100%" draw:fill="solid" draw:fill-color="#c0c0c0" draw:fill-image-width="0cm" draw:fill-image-height="0cm" draw:textarea-horizontal-align="center" draw:textarea-vertical-align="middle" draw:auto-grow-width="tru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7696" svg:stroke-width="0.028cm" svg:stroke-color="#ff3333" draw:marker-start="" draw:marker-start-width="0.256cm" draw:marker-start-center="false" draw:marker-end="" draw:marker-end-width="0.256cm" draw:marker-end-center="false" svg:stroke-opacity="100%" draw:fill="solid" draw:fill-color="#c0c0c0" draw:fill-image-width="0cm" draw:fill-image-height="0cm" draw:textarea-horizontal-align="center" draw:textarea-vertical-align="middle" draw:auto-grow-width="true" fo:padding-top="0.012cm" fo:padding-bottom="0.012cm" fo:padding-left="0.012cm" fo:padding-right="0.012cm" draw:shadow="hidden" draw:shadow-offset-x="0.3cm" draw:shadow-offset-y="0.3cm" draw:shadow-color="#808080" style:run-through="foreground"/>
    </style:style>
    <style:style style:name="gr1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9" style:family="graphic">
      <style:graphic-properties draw:stroke="none" svg:stroke-width="0.03cm" svg:stroke-color="#ff0000" draw:marker-start-width="0.095cm" draw:marker-start-center="false" draw:marker-end-width="0.095cm" draw:marker-end-center="false" draw:fill="none" draw:fill-color="#ffffff" draw:textarea-horizontal-align="justify" draw:auto-grow-width="true" fo:min-height="0.552cm" fo:min-width="2.981cm" fo:padding-top="0.016cm" fo:padding-bottom="0.016cm" fo:padding-left="0.016cm" fo:padding-right="0.016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8114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8115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8116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8117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8118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8119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8120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8121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8122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8123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8124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8125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8126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8127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8128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8129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8130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8131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8132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8133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8134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8135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8136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8137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8138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8139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8140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8" style:family="graphic">
      <style:graphic-properties draw:stroke="solid" draw:stroke-dash="Dashed_20__28_var_29__20_8141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8142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8143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8144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ed_20__28_var_29__20_8145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8146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4" style:family="graphic">
      <style:graphic-properties draw:stroke="solid" draw:stroke-dash="Dashed_20__28_var_29__20_8147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5" style:family="graphic">
      <style:graphic-properties draw:stroke="solid" draw:stroke-dash="Dashed_20__28_var_29__20_8148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6" style:family="graphic">
      <style:graphic-properties draw:stroke="solid" draw:stroke-dash="Dashed_20__28_var_29__20_8149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7" style:family="graphic">
      <style:graphic-properties draw:stroke="solid" draw:stroke-dash="Dashed_20__28_var_29__20_8150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8" style:family="graphic">
      <style:graphic-properties draw:stroke="solid" draw:stroke-dash="Dashed_20__28_var_29__20_8151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9" style:family="graphic">
      <style:graphic-properties draw:stroke="solid" draw:stroke-dash="Dashed_20__28_var_29__20_8152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0" style:family="graphic">
      <style:graphic-properties draw:stroke="solid" draw:stroke-dash="Dashed_20__28_var_29__20_8153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1" style:family="graphic">
      <style:graphic-properties draw:stroke="solid" draw:stroke-dash="Dashed_20__28_var_29__20_8154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8155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3" style:family="graphic">
      <style:graphic-properties draw:stroke="solid" draw:stroke-dash="Dashed_20__28_var_29__20_8156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4" style:family="graphic">
      <style:graphic-properties draw:stroke="solid" draw:stroke-dash="Dashed_20__28_var_29__20_8157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5" style:family="graphic">
      <style:graphic-properties draw:stroke="solid" draw:stroke-dash="Dashed_20__28_var_29__20_8158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6" style:family="graphic">
      <style:graphic-properties draw:stroke="solid" draw:stroke-dash="Dashed_20__28_var_29__20_8159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7" style:family="graphic">
      <style:graphic-properties draw:stroke="solid" draw:stroke-dash="Dashed_20__28_var_29__20_8160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8" style:family="graphic">
      <style:graphic-properties draw:stroke="solid" draw:stroke-dash="Dashed_20__28_var_29__20_8161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9" style:family="graphic">
      <style:graphic-properties draw:stroke="solid" draw:stroke-dash="Dashed_20__28_var_29__20_8162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0" style:family="graphic">
      <style:graphic-properties draw:stroke="solid" draw:stroke-dash="Dashed_20__28_var_29__20_8163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1" style:family="graphic">
      <style:graphic-properties draw:stroke="solid" draw:stroke-dash="Dashed_20__28_var_29__20_8164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2" style:family="graphic">
      <style:graphic-properties draw:stroke="solid" draw:stroke-dash="Dashed_20__28_var_29__20_8165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3" style:family="graphic">
      <style:graphic-properties draw:stroke="solid" draw:stroke-dash="Dashed_20__28_var_29__20_8166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4" style:family="graphic">
      <style:graphic-properties draw:stroke="solid" draw:stroke-dash="Dashed_20__28_var_29__20_8167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5" style:family="graphic">
      <style:graphic-properties draw:stroke="solid" draw:stroke-dash="Dashed_20__28_var_29__20_8168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6" style:family="graphic">
      <style:graphic-properties draw:stroke="solid" draw:stroke-dash="Dashed_20__28_var_29__20_8169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7" style:family="graphic">
      <style:graphic-properties draw:stroke="solid" draw:stroke-dash="Dashed_20__28_var_29__20_8170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8" style:family="graphic">
      <style:graphic-properties draw:stroke="solid" draw:stroke-dash="Dashed_20__28_var_29__20_8171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9" style:family="graphic">
      <style:graphic-properties draw:stroke="solid" draw:stroke-dash="Dashed_20__28_var_29__20_8172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8173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1" style:family="graphic">
      <style:graphic-properties draw:stroke="solid" draw:stroke-dash="Dashed_20__28_var_29__20_8174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2" style:family="graphic">
      <style:graphic-properties draw:stroke="solid" draw:stroke-dash="Dashed_20__28_var_29__20_8175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3" style:family="graphic">
      <style:graphic-properties draw:stroke="solid" draw:stroke-dash="Dashed_20__28_var_29__20_8176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4" style:family="graphic">
      <style:graphic-properties draw:stroke="solid" draw:stroke-dash="Dashed_20__28_var_29__20_8177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5" style:family="graphic">
      <style:graphic-properties draw:stroke="solid" draw:stroke-dash="Dashed_20__28_var_29__20_8178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6" style:family="graphic">
      <style:graphic-properties draw:stroke="solid" draw:stroke-dash="Dashed_20__28_var_29__20_8179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7" style:family="graphic">
      <style:graphic-properties draw:stroke="solid" draw:stroke-dash="Dashed_20__28_var_29__20_8180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8" style:family="graphic">
      <style:graphic-properties draw:stroke="solid" draw:stroke-dash="Dashed_20__28_var_29__20_8181" svg:stroke-width="0.03cm" svg:stroke-color="#ff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9" style:family="graphic">
      <style:graphic-properties draw:stroke="solid" draw:stroke-dash="Dashed_20__28_var_29__20_8282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0" style:family="graphic">
      <style:graphic-properties draw:stroke="solid" draw:stroke-dash="Dashed_20__28_var_29__20_8283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1" style:family="graphic">
      <style:graphic-properties draw:stroke="solid" draw:stroke-dash="Dashed_20__28_var_29__20_8284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8285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3" style:family="graphic">
      <style:graphic-properties draw:stroke="solid" draw:stroke-dash="Dashed_20__28_var_29__20_8286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4" style:family="graphic">
      <style:graphic-properties draw:stroke="solid" draw:stroke-dash="Dashed_20__28_var_29__20_8287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5" style:family="graphic">
      <style:graphic-properties draw:stroke="solid" draw:stroke-dash="Dashed_20__28_var_29__20_8288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6" style:family="graphic">
      <style:graphic-properties draw:stroke="solid" draw:stroke-dash="Dashed_20__28_var_29__20_8289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7" style:family="graphic">
      <style:graphic-properties draw:stroke="solid" draw:stroke-dash="Dashed_20__28_var_29__20_8290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8" style:family="graphic">
      <style:graphic-properties draw:stroke="solid" draw:stroke-dash="Dashed_20__28_var_29__20_8291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9" style:family="graphic">
      <style:graphic-properties draw:stroke="solid" draw:stroke-dash="Dashed_20__28_var_29__20_8292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0" style:family="graphic">
      <style:graphic-properties draw:stroke="solid" draw:stroke-dash="Dashed_20__28_var_29__20_8293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1" style:family="graphic">
      <style:graphic-properties draw:stroke="solid" draw:stroke-dash="Dashed_20__28_var_29__20_8294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2" style:family="graphic">
      <style:graphic-properties draw:stroke="solid" draw:stroke-dash="Dashed_20__28_var_29__20_8295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3" style:family="graphic">
      <style:graphic-properties draw:stroke="solid" draw:stroke-dash="Dashed_20__28_var_29__20_8296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4" style:family="graphic">
      <style:graphic-properties draw:stroke="solid" draw:stroke-dash="Dashed_20__28_var_29__20_8297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5" style:family="graphic">
      <style:graphic-properties draw:stroke="solid" draw:stroke-dash="Dashed_20__28_var_29__20_8298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6" style:family="graphic">
      <style:graphic-properties draw:stroke="solid" draw:stroke-dash="Dashed_20__28_var_29__20_8299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7" style:family="graphic">
      <style:graphic-properties draw:stroke="solid" draw:stroke-dash="Dashed_20__28_var_29__20_8300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8" style:family="graphic">
      <style:graphic-properties draw:stroke="solid" draw:stroke-dash="Dashed_20__28_var_29__20_8301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9" style:family="graphic">
      <style:graphic-properties draw:stroke="solid" draw:stroke-dash="Dashed_20__28_var_29__20_8302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0" style:family="graphic">
      <style:graphic-properties draw:stroke="none" svg:stroke-width="0.03cm" svg:stroke-color="#ff0000" draw:marker-start-width="0.095cm" draw:marker-start-center="false" draw:marker-end-width="0.095cm" draw:marker-end-center="false" draw:fill="none" draw:fill-color="#ffffff" draw:textarea-horizontal-align="justify" draw:auto-grow-width="true" fo:min-height="0.552cm" fo:min-width="2.731cm" fo:padding-top="0.016cm" fo:padding-bottom="0.016cm" fo:padding-left="0.016cm" fo:padding-right="0.016cm" draw:shadow="hidden" draw:shadow-offset-x="0.3cm" draw:shadow-offset-y="0.3cm" draw:shadow-color="#808080" style:run-through="foreground"/>
      <style:paragraph-properties style:writing-mode="lr-tb"/>
    </style:style>
    <style:style style:name="gr21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12" style:family="graphic">
      <style:graphic-properties draw:stroke="solid" draw:stroke-dash="Dashed_20__28_var_29__20_8261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3" style:family="graphic">
      <style:graphic-properties draw:stroke="solid" draw:stroke-dash="Dashed_20__28_var_29__20_8262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4" style:family="graphic">
      <style:graphic-properties draw:stroke="solid" draw:stroke-dash="Dashed_20__28_var_29__20_8263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5" style:family="graphic">
      <style:graphic-properties draw:stroke="solid" draw:stroke-dash="Dashed_20__28_var_29__20_8264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6" style:family="graphic">
      <style:graphic-properties draw:stroke="solid" draw:stroke-dash="Dashed_20__28_var_29__20_8265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7" style:family="graphic">
      <style:graphic-properties draw:stroke="solid" draw:stroke-dash="Dashed_20__28_var_29__20_8266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8" style:family="graphic">
      <style:graphic-properties draw:stroke="solid" draw:stroke-dash="Dashed_20__28_var_29__20_8267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9" style:family="graphic">
      <style:graphic-properties draw:stroke="solid" draw:stroke-dash="Dashed_20__28_var_29__20_8268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0" style:family="graphic">
      <style:graphic-properties draw:stroke="solid" draw:stroke-dash="Dashed_20__28_var_29__20_8269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1" style:family="graphic">
      <style:graphic-properties draw:stroke="solid" draw:stroke-dash="Dashed_20__28_var_29__20_8270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2" style:family="graphic">
      <style:graphic-properties draw:stroke="solid" draw:stroke-dash="Dashed_20__28_var_29__20_8271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3" style:family="graphic">
      <style:graphic-properties draw:stroke="solid" draw:stroke-dash="Dashed_20__28_var_29__20_8272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4" style:family="graphic">
      <style:graphic-properties draw:stroke="solid" draw:stroke-dash="Dashed_20__28_var_29__20_8273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5" style:family="graphic">
      <style:graphic-properties draw:stroke="solid" draw:stroke-dash="Dashed_20__28_var_29__20_8274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6" style:family="graphic">
      <style:graphic-properties draw:stroke="solid" draw:stroke-dash="Dashed_20__28_var_29__20_8275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7" style:family="graphic">
      <style:graphic-properties draw:stroke="solid" draw:stroke-dash="Dashed_20__28_var_29__20_8276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8277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8278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8279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8280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2" style:family="graphic">
      <style:graphic-properties draw:stroke="solid" draw:stroke-dash="Dashed_20__28_var_29__20_8281" svg:stroke-width="0.03cm" svg:stroke-color="#000000" draw:marker-start-width="0.095cm" draw:marker-start-center="false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3" style:family="graphic">
      <style:graphic-properties draw:stroke="none" svg:stroke-width="0.03cm" svg:stroke-color="#ff0000" draw:marker-start-width="0.095cm" draw:marker-start-center="false" draw:marker-end-width="0.095cm" draw:marker-end-center="false" draw:fill="none" draw:fill-color="#ffffff" draw:textarea-horizontal-align="justify" draw:auto-grow-width="true" fo:min-height="0.561cm" fo:min-width="2.725cm" fo:padding-top="0.016cm" fo:padding-bottom="0.016cm" fo:padding-left="0.016cm" fo:padding-right="0.016cm" draw:shadow="hidden" draw:shadow-offset-x="0.3cm" draw:shadow-offset-y="0.3cm" draw:shadow-color="#808080" style:run-through="foreground"/>
      <style:paragraph-properties style:writing-mode="lr-tb"/>
    </style:style>
    <style:style style:name="gr23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556cm" fo:min-width="2.9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5" style:family="graphic">
      <style:graphic-properties draw:stroke="solid" draw:stroke-dash="Dashed_20__28_var_29__20_8303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6" style:family="graphic">
      <style:graphic-properties draw:stroke="solid" draw:stroke-dash="Dashed_20__28_var_29__20_8304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7" style:family="graphic">
      <style:graphic-properties draw:stroke="solid" draw:stroke-dash="Dashed_20__28_var_29__20_8305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8" style:family="graphic">
      <style:graphic-properties draw:stroke="solid" draw:stroke-dash="Dashed_20__28_var_29__20_8306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9" style:family="graphic">
      <style:graphic-properties draw:stroke="solid" draw:stroke-dash="Dashed_20__28_var_29__20_8307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0" style:family="graphic">
      <style:graphic-properties draw:stroke="solid" draw:stroke-dash="Dashed_20__28_var_29__20_8308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1" style:family="graphic">
      <style:graphic-properties draw:stroke="solid" draw:stroke-dash="Dashed_20__28_var_29__20_8309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2" style:family="graphic">
      <style:graphic-properties draw:stroke="solid" draw:stroke-dash="Dashed_20__28_var_29__20_8310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3" style:family="graphic">
      <style:graphic-properties draw:stroke="solid" draw:stroke-dash="Dashed_20__28_var_29__20_8311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4" style:family="graphic">
      <style:graphic-properties draw:stroke="solid" draw:stroke-dash="Dashed_20__28_var_29__20_8312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5" style:family="graphic">
      <style:graphic-properties draw:stroke="solid" draw:stroke-dash="Dashed_20__28_var_29__20_8313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6" style:family="graphic">
      <style:graphic-properties draw:stroke="solid" draw:stroke-dash="Dashed_20__28_var_29__20_8314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7" style:family="graphic">
      <style:graphic-properties draw:stroke="solid" draw:stroke-dash="Dashed_20__28_var_29__20_8315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8" style:family="graphic">
      <style:graphic-properties draw:stroke="solid" draw:stroke-dash="Dashed_20__28_var_29__20_8316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9" style:family="graphic">
      <style:graphic-properties draw:stroke="solid" draw:stroke-dash="Dashed_20__28_var_29__20_8317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0" style:family="graphic">
      <style:graphic-properties draw:stroke="solid" draw:stroke-dash="Dashed_20__28_var_29__20_8318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1" style:family="graphic">
      <style:graphic-properties draw:stroke="solid" draw:stroke-dash="Dashed_20__28_var_29__20_8319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2" style:family="graphic">
      <style:graphic-properties draw:stroke="solid" draw:stroke-dash="Dashed_20__28_var_29__20_8320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3" style:family="graphic">
      <style:graphic-properties draw:stroke="solid" draw:stroke-dash="Dashed_20__28_var_29__20_8321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4" style:family="graphic">
      <style:graphic-properties draw:stroke="solid" draw:stroke-dash="Dashed_20__28_var_29__20_8322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5" style:family="graphic">
      <style:graphic-properties draw:stroke="solid" draw:stroke-dash="Dashed_20__28_var_29__20_8323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6" style:family="graphic">
      <style:graphic-properties draw:stroke="solid" draw:stroke-dash="Dashed_20__28_var_29__20_8324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7" style:family="graphic">
      <style:graphic-properties draw:stroke="solid" draw:stroke-dash="Dashed_20__28_var_29__20_8325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8" style:family="graphic">
      <style:graphic-properties draw:stroke="solid" draw:stroke-dash="Dashed_20__28_var_29__20_8326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9" style:family="graphic">
      <style:graphic-properties draw:stroke="solid" draw:stroke-dash="Dashed_20__28_var_29__20_8327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0" style:family="graphic">
      <style:graphic-properties draw:stroke="solid" draw:stroke-dash="Dashed_20__28_var_29__20_8328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1" style:family="graphic">
      <style:graphic-properties draw:stroke="solid" draw:stroke-dash="Dashed_20__28_var_29__20_8329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2" style:family="graphic">
      <style:graphic-properties draw:stroke="solid" draw:stroke-dash="Dashed_20__28_var_29__20_8330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3" style:family="graphic">
      <style:graphic-properties draw:stroke="solid" draw:stroke-dash="Dashed_20__28_var_29__20_8331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4" style:family="graphic">
      <style:graphic-properties draw:stroke="solid" draw:stroke-dash="Dashed_20__28_var_29__20_8332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5" style:family="graphic">
      <style:graphic-properties draw:stroke="solid" draw:stroke-dash="Dashed_20__28_var_29__20_8333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6" style:family="graphic">
      <style:graphic-properties draw:stroke="solid" draw:stroke-dash="Dashed_20__28_var_29__20_8334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7" style:family="graphic">
      <style:graphic-properties draw:stroke="solid" draw:stroke-dash="Dashed_20__28_var_29__20_8335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8" style:family="graphic">
      <style:graphic-properties draw:stroke="solid" draw:stroke-dash="Dashed_20__28_var_29__20_8336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9" style:family="graphic">
      <style:graphic-properties draw:stroke="solid" draw:stroke-dash="Dashed_20__28_var_29__20_8337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0" style:family="graphic">
      <style:graphic-properties draw:stroke="solid" draw:stroke-dash="Dashed_20__28_var_29__20_8338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1" style:family="graphic">
      <style:graphic-properties draw:stroke="solid" draw:stroke-dash="Dashed_20__28_var_29__20_8339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2" style:family="graphic">
      <style:graphic-properties draw:stroke="solid" draw:stroke-dash="Dashed_20__28_var_29__20_8340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3" style:family="graphic">
      <style:graphic-properties draw:stroke="solid" draw:stroke-dash="Dashed_20__28_var_29__20_8341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4" style:family="graphic">
      <style:graphic-properties draw:stroke="solid" draw:stroke-dash="Dashed_20__28_var_29__20_8342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5" style:family="graphic">
      <style:graphic-properties draw:stroke="solid" draw:stroke-dash="Dashed_20__28_var_29__20_8343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6" style:family="graphic">
      <style:graphic-properties draw:stroke="solid" draw:stroke-dash="Dashed_20__28_var_29__20_8344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7" style:family="graphic">
      <style:graphic-properties draw:stroke="solid" draw:stroke-dash="Dashed_20__28_var_29__20_8345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8" style:family="graphic">
      <style:graphic-properties draw:stroke="solid" draw:stroke-dash="Dashed_20__28_var_29__20_8346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9" style:family="graphic">
      <style:graphic-properties draw:stroke="solid" draw:stroke-dash="Dashed_20__28_var_29__20_8347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0" style:family="graphic">
      <style:graphic-properties draw:stroke="solid" draw:stroke-dash="Dashed_20__28_var_29__20_8348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1" style:family="graphic">
      <style:graphic-properties draw:stroke="solid" draw:stroke-dash="Dashed_20__28_var_29__20_8349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2" style:family="graphic">
      <style:graphic-properties draw:stroke="solid" draw:stroke-dash="Dashed_20__28_var_29__20_8350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3" style:family="graphic">
      <style:graphic-properties draw:stroke="solid" draw:stroke-dash="Dashed_20__28_var_29__20_8351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4" style:family="graphic">
      <style:graphic-properties draw:stroke="solid" draw:stroke-dash="Dashed_20__28_var_29__20_8352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5" style:family="graphic">
      <style:graphic-properties draw:stroke="solid" draw:stroke-dash="Dashed_20__28_var_29__20_8353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6" style:family="graphic">
      <style:graphic-properties draw:stroke="solid" draw:stroke-dash="Dashed_20__28_var_29__20_8354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7" style:family="graphic">
      <style:graphic-properties draw:stroke="solid" draw:stroke-dash="Dashed_20__28_var_29__20_8355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8" style:family="graphic">
      <style:graphic-properties draw:stroke="solid" draw:stroke-dash="Dashed_20__28_var_29__20_8356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9" style:family="graphic">
      <style:graphic-properties draw:stroke="solid" draw:stroke-dash="Dashed_20__28_var_29__20_8357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0" style:family="graphic">
      <style:graphic-properties draw:stroke="solid" draw:stroke-dash="Dashed_20__28_var_29__20_8358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1" style:family="graphic">
      <style:graphic-properties draw:stroke="solid" draw:stroke-dash="Dashed_20__28_var_29__20_8359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2" style:family="graphic">
      <style:graphic-properties draw:stroke="solid" draw:stroke-dash="Dashed_20__28_var_29__20_8360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3" style:family="graphic">
      <style:graphic-properties draw:stroke="solid" draw:stroke-dash="Dashed_20__28_var_29__20_8361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4" style:family="graphic">
      <style:graphic-properties draw:stroke="solid" draw:stroke-dash="Dashed_20__28_var_29__20_8362" svg:stroke-width="0.03cm" svg:stroke-color="#ff0000" draw:marker-start-width="0.365cm" draw:marker-start-center="false" draw:marker-end-width="0.36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96" style:family="graphic">
      <style:graphic-properties draw:stroke="solid" draw:stroke-dash="Dashed_20__28_var_29__20_51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7" style:family="graphic">
      <style:graphic-properties draw:stroke="solid" draw:stroke-dash="Dashed_20__28_var_29__20_51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8" style:family="graphic">
      <style:graphic-properties draw:stroke="solid" draw:stroke-dash="Dashed_20__28_var_29__20_51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9" style:family="graphic">
      <style:graphic-properties draw:stroke="solid" draw:stroke-dash="Dashed_20__28_var_29__20_51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0" style:family="graphic">
      <style:graphic-properties draw:stroke="solid" draw:stroke-dash="Dashed_20__28_var_29__20_51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1" style:family="graphic">
      <style:graphic-properties draw:stroke="solid" draw:stroke-dash="Dashed_20__28_var_29__20_520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2" style:family="graphic">
      <style:graphic-properties draw:stroke="solid" draw:stroke-dash="Dashed_20__28_var_29__20_52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3" style:family="graphic">
      <style:graphic-properties draw:stroke="solid" draw:stroke-dash="Dashed_20__28_var_29__20_52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4" style:family="graphic">
      <style:graphic-properties draw:stroke="solid" draw:stroke-dash="Dashed_20__28_var_29__20_524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5" style:family="graphic">
      <style:graphic-properties draw:stroke="solid" draw:stroke-dash="Dashed_20__28_var_29__20_52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6" style:family="graphic">
      <style:graphic-properties draw:stroke="solid" draw:stroke-dash="Dashed_20__28_var_29__20_52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7" style:family="graphic">
      <style:graphic-properties draw:stroke="solid" draw:stroke-dash="Dashed_20__28_var_29__20_52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8" style:family="graphic">
      <style:graphic-properties draw:stroke="solid" draw:stroke-dash="Dashed_20__28_var_29__20_52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9" style:family="graphic">
      <style:graphic-properties draw:stroke="solid" draw:stroke-dash="Dashed_20__28_var_29__20_53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0" style:family="graphic">
      <style:graphic-properties draw:stroke="solid" draw:stroke-dash="Dashed_20__28_var_29__20_53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1" style:family="graphic">
      <style:graphic-properties draw:stroke="solid" draw:stroke-dash="Dashed_20__28_var_29__20_532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2" style:family="graphic">
      <style:graphic-properties draw:stroke="solid" draw:stroke-dash="Dashed_20__28_var_29__20_53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3" style:family="graphic">
      <style:graphic-properties draw:stroke="solid" draw:stroke-dash="Dashed_20__28_var_29__20_53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4" style:family="graphic">
      <style:graphic-properties draw:stroke="solid" draw:stroke-dash="Dashed_20__28_var_29__20_53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5" style:family="graphic">
      <style:graphic-properties draw:stroke="solid" draw:stroke-dash="Dashed_20__28_var_29__20_53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6" style:family="graphic">
      <style:graphic-properties draw:stroke="solid" draw:stroke-dash="Dashed_20__28_var_29__20_53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7" style:family="graphic">
      <style:graphic-properties draw:stroke="solid" draw:stroke-dash="Dashed_20__28_var_29__20_53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8" style:family="graphic">
      <style:graphic-properties draw:stroke="solid" draw:stroke-dash="Dashed_20__28_var_29__20_540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9" style:family="graphic">
      <style:graphic-properties draw:stroke="solid" draw:stroke-dash="Dashed_20__28_var_29__20_541" svg:stroke-width="0.041cm" svg:stroke-color="#0000ff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0" style:family="graphic">
      <style:graphic-properties draw:stroke="solid" draw:stroke-dash="Dashed_20__28_var_29__20_542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1" style:family="graphic">
      <style:graphic-properties draw:stroke="solid" draw:stroke-dash="Dashed_20__28_var_29__20_54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2" style:family="graphic">
      <style:graphic-properties draw:stroke="solid" draw:stroke-dash="Dashed_20__28_var_29__20_544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3" style:family="graphic">
      <style:graphic-properties draw:stroke="solid" draw:stroke-dash="Dashed_20__28_var_29__20_54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4" style:family="graphic">
      <style:graphic-properties draw:stroke="solid" draw:stroke-dash="Dashed_20__28_var_29__20_54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5" style:family="graphic">
      <style:graphic-properties draw:stroke="solid" draw:stroke-dash="Dashed_20__28_var_29__20_54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6" style:family="graphic">
      <style:graphic-properties draw:stroke="solid" draw:stroke-dash="Dashed_20__28_var_29__20_54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7" style:family="graphic">
      <style:graphic-properties draw:stroke="solid" draw:stroke-dash="Dashed_20__28_var_29__20_549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8" style:family="graphic">
      <style:graphic-properties draw:stroke="solid" draw:stroke-dash="Dashed_20__28_var_29__20_550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9" style:family="graphic">
      <style:graphic-properties draw:stroke="solid" draw:stroke-dash="Dashed_20__28_var_29__20_55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0" style:family="graphic">
      <style:graphic-properties draw:stroke="solid" draw:stroke-dash="Dashed_20__28_var_29__20_552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1" style:family="graphic">
      <style:graphic-properties draw:stroke="solid" draw:stroke-dash="Dashed_20__28_var_29__20_55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2" style:family="graphic">
      <style:graphic-properties draw:stroke="solid" draw:stroke-dash="Dashed_20__28_var_29__20_554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3" style:family="graphic">
      <style:graphic-properties draw:stroke="solid" draw:stroke-dash="Dashed_20__28_var_29__20_55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4" style:family="graphic">
      <style:graphic-properties draw:stroke="solid" draw:stroke-dash="Dashed_20__28_var_29__20_556" svg:stroke-width="0.041cm" svg:stroke-color="#00ae00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5" style:family="graphic">
      <style:graphic-properties draw:stroke="solid" draw:stroke-dash="Dashed_20__28_var_29__20_55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6" style:family="graphic">
      <style:graphic-properties draw:stroke="solid" draw:stroke-dash="Dashed_20__28_var_29__20_55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7" style:family="graphic">
      <style:graphic-properties draw:stroke="solid" draw:stroke-dash="Dashed_20__28_var_29__20_55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8" style:family="graphic">
      <style:graphic-properties draw:stroke="solid" draw:stroke-dash="Dashed_20__28_var_29__20_56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9" style:family="graphic">
      <style:graphic-properties draw:stroke="solid" draw:stroke-dash="Dashed_20__28_var_29__20_561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0" style:family="graphic">
      <style:graphic-properties draw:stroke="solid" draw:stroke-dash="Dashed_20__28_var_29__20_562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1" style:family="graphic">
      <style:graphic-properties draw:stroke="solid" draw:stroke-dash="Dashed_20__28_var_29__20_563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2" style:family="graphic">
      <style:graphic-properties draw:stroke="solid" draw:stroke-dash="Dashed_20__28_var_29__20_564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3" style:family="graphic">
      <style:graphic-properties draw:stroke="solid" draw:stroke-dash="Dashed_20__28_var_29__20_565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4" style:family="graphic">
      <style:graphic-properties draw:stroke="solid" draw:stroke-dash="Dashed_20__28_var_29__20_566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5" style:family="graphic">
      <style:graphic-properties draw:stroke="solid" draw:stroke-dash="Dashed_20__28_var_29__20_567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6" style:family="graphic">
      <style:graphic-properties draw:stroke="solid" draw:stroke-dash="Dashed_20__28_var_29__20_568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7" style:family="graphic">
      <style:graphic-properties draw:stroke="solid" draw:stroke-dash="Dashed_20__28_var_29__20_569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8" style:family="graphic">
      <style:graphic-properties draw:stroke="solid" draw:stroke-dash="Dashed_20__28_var_29__20_570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9" style:family="graphic">
      <style:graphic-properties draw:stroke="solid" draw:stroke-dash="Dashed_20__28_var_29__20_571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0" style:family="graphic">
      <style:graphic-properties draw:stroke="solid" draw:stroke-dash="Dashed_20__28_var_29__20_572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1" style:family="graphic">
      <style:graphic-properties draw:stroke="solid" draw:stroke-dash="Dashed_20__28_var_29__20_573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2" style:family="graphic">
      <style:graphic-properties draw:stroke="solid" draw:stroke-dash="Dashed_20__28_var_29__20_574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3" style:family="graphic">
      <style:graphic-properties draw:stroke="solid" draw:stroke-dash="Dashed_20__28_var_29__20_575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4" style:family="graphic">
      <style:graphic-properties draw:stroke="solid" draw:stroke-dash="Dashed_20__28_var_29__20_576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5" style:family="graphic">
      <style:graphic-properties draw:stroke="solid" draw:stroke-dash="Dashed_20__28_var_29__20_577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6" style:family="graphic">
      <style:graphic-properties draw:stroke="solid" draw:stroke-dash="Dashed_20__28_var_29__20_578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7" style:family="graphic">
      <style:graphic-properties draw:stroke="solid" draw:stroke-dash="Dashed_20__28_var_29__20_579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8" style:family="graphic">
      <style:graphic-properties draw:stroke="solid" draw:stroke-dash="Dashed_20__28_var_29__20_580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9" style:family="graphic">
      <style:graphic-properties draw:stroke="solid" draw:stroke-dash="Dashed_20__28_var_29__20_581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0" style:family="graphic">
      <style:graphic-properties draw:stroke="solid" draw:stroke-dash="Dashed_20__28_var_29__20_582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1" style:family="graphic">
      <style:graphic-properties draw:stroke="solid" draw:stroke-dash="Dashed_20__28_var_29__20_583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2" style:family="graphic">
      <style:graphic-properties draw:stroke="solid" draw:stroke-dash="Dashed_20__28_var_29__20_584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3" style:family="graphic">
      <style:graphic-properties draw:stroke="solid" draw:stroke-dash="Dashed_20__28_var_29__20_585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4" style:family="graphic">
      <style:graphic-properties draw:stroke="solid" draw:stroke-dash="Dashed_20__28_var_29__20_586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5" style:family="graphic">
      <style:graphic-properties draw:stroke="solid" draw:stroke-dash="Dashed_20__28_var_29__20_587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6" style:family="graphic">
      <style:graphic-properties draw:stroke="solid" draw:stroke-dash="Dashed_20__28_var_29__20_588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7" style:family="graphic">
      <style:graphic-properties draw:stroke="solid" draw:stroke-dash="Dashed_20__28_var_29__20_589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8" style:family="graphic">
      <style:graphic-properties draw:stroke="solid" draw:stroke-dash="Dashed_20__28_var_29__20_590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9" style:family="graphic">
      <style:graphic-properties draw:stroke="solid" draw:stroke-dash="Dashed_20__28_var_29__20_591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0" style:family="graphic">
      <style:graphic-properties draw:stroke="solid" draw:stroke-dash="Dashed_20__28_var_29__20_592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1" style:family="graphic">
      <style:graphic-properties draw:stroke="solid" draw:stroke-dash="Dashed_20__28_var_29__20_593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2" style:family="graphic">
      <style:graphic-properties draw:stroke="solid" draw:stroke-dash="Dashed_20__28_var_29__20_594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3" style:family="graphic">
      <style:graphic-properties draw:stroke="solid" draw:stroke-dash="Dashed_20__28_var_29__20_595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4" style:family="graphic">
      <style:graphic-properties draw:stroke="solid" draw:stroke-dash="Dashed_20__28_var_29__20_596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5" style:family="graphic">
      <style:graphic-properties draw:stroke="solid" draw:stroke-dash="Dashed_20__28_var_29__20_597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6" style:family="graphic">
      <style:graphic-properties draw:stroke="solid" draw:stroke-dash="Dashed_20__28_var_29__20_598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7" style:family="graphic">
      <style:graphic-properties draw:stroke="solid" draw:stroke-dash="Dashed_20__28_var_29__20_599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8" style:family="graphic">
      <style:graphic-properties draw:stroke="solid" draw:stroke-dash="Dashed_20__28_var_29__20_600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9" style:family="graphic">
      <style:graphic-properties draw:stroke="solid" draw:stroke-dash="Dashed_20__28_var_29__20_601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0" style:family="graphic">
      <style:graphic-properties draw:stroke="solid" draw:stroke-dash="Dashed_20__28_var_29__20_602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1" style:family="graphic">
      <style:graphic-properties draw:stroke="solid" draw:stroke-dash="Dashed_20__28_var_29__20_52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2" style:family="graphic">
      <style:graphic-properties draw:stroke="solid" draw:stroke-dash="Dashed_20__28_var_29__20_51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3" style:family="graphic">
      <style:graphic-properties draw:stroke="solid" draw:stroke-dash="Dashed_20__28_var_29__20_534" svg:stroke-width="0.041cm" svg:stroke-color="#000000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4" style:family="graphic">
      <style:graphic-properties draw:stroke="solid" draw:stroke-dash="Dashed_20__28_var_29__20_51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5" style:family="graphic">
      <style:graphic-properties draw:stroke="solid" draw:stroke-dash="Dashed_20__28_var_29__20_51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6" style:family="graphic">
      <style:graphic-properties draw:stroke="solid" draw:stroke-dash="Dashed_20__28_var_29__20_51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7" style:family="graphic">
      <style:graphic-properties draw:stroke="solid" draw:stroke-dash="Dashed_20__28_var_29__20_7847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8" style:family="graphic">
      <style:graphic-properties draw:stroke="solid" draw:stroke-dash="Dashed_20__28_var_29__20_7848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9" style:family="graphic">
      <style:graphic-properties draw:stroke="solid" draw:stroke-dash="Dashed_20__28_var_29__20_7849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0" style:family="graphic">
      <style:graphic-properties draw:stroke="solid" draw:stroke-dash="Dashed_20__28_var_29__20_7850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1" style:family="graphic">
      <style:graphic-properties draw:stroke="solid" draw:stroke-dash="Dashed_20__28_var_29__20_7851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2" style:family="graphic">
      <style:graphic-properties draw:stroke="solid" draw:stroke-dash="Dashed_20__28_var_29__20_7852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3" style:family="graphic">
      <style:graphic-properties draw:stroke="solid" draw:stroke-dash="Dashed_20__28_var_29__20_7853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4" style:family="graphic">
      <style:graphic-properties draw:stroke="solid" draw:stroke-dash="Dashed_20__28_var_29__20_7854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5" style:family="graphic">
      <style:graphic-properties draw:stroke="solid" draw:stroke-dash="Dashed_20__28_var_29__20_7855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6" style:family="graphic">
      <style:graphic-properties draw:stroke="solid" draw:stroke-dash="Dashed_20__28_var_29__20_7856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7" style:family="graphic">
      <style:graphic-properties draw:stroke="solid" draw:stroke-dash="Dashed_20__28_var_29__20_7857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8" style:family="graphic">
      <style:graphic-properties draw:stroke="solid" draw:stroke-dash="Dashed_20__28_var_29__20_7858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9" style:family="graphic">
      <style:graphic-properties draw:stroke="solid" draw:stroke-dash="Dashed_20__28_var_29__20_7859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0" style:family="graphic">
      <style:graphic-properties draw:stroke="solid" draw:stroke-dash="Dashed_20__28_var_29__20_7860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1" style:family="graphic">
      <style:graphic-properties draw:stroke="solid" draw:stroke-dash="Dashed_20__28_var_29__20_7861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2" style:family="graphic">
      <style:graphic-properties draw:stroke="solid" draw:stroke-dash="Dashed_20__28_var_29__20_7862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3" style:family="graphic">
      <style:graphic-properties draw:stroke="solid" draw:stroke-dash="Dashed_20__28_var_29__20_7863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4" style:family="graphic">
      <style:graphic-properties draw:stroke="solid" draw:stroke-dash="Dashed_20__28_var_29__20_7864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5" style:family="graphic">
      <style:graphic-properties draw:stroke="solid" draw:stroke-dash="Dashed_20__28_var_29__20_7865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6" style:family="graphic">
      <style:graphic-properties draw:stroke="solid" draw:stroke-dash="Dashed_20__28_var_29__20_7866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7" style:family="graphic">
      <style:graphic-properties draw:stroke="solid" draw:stroke-dash="Dashed_20__28_var_29__20_7867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8" style:family="graphic">
      <style:graphic-properties draw:stroke="solid" draw:stroke-dash="Dashed_20__28_var_29__20_7868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9" style:family="graphic">
      <style:graphic-properties draw:stroke="solid" draw:stroke-dash="Dashed_20__28_var_29__20_7869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0" style:family="graphic">
      <style:graphic-properties draw:stroke="solid" draw:stroke-dash="Dashed_20__28_var_29__20_7870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1" style:family="graphic">
      <style:graphic-properties draw:stroke="solid" draw:stroke-dash="Dashed_20__28_var_29__20_7871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2" style:family="graphic">
      <style:graphic-properties draw:stroke="solid" draw:stroke-dash="Dashed_20__28_var_29__20_7872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3" style:family="graphic">
      <style:graphic-properties draw:stroke="solid" draw:stroke-dash="Dashed_20__28_var_29__20_7873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4" style:family="graphic">
      <style:graphic-properties draw:stroke="solid" draw:stroke-dash="Dashed_20__28_var_29__20_7874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5" style:family="graphic">
      <style:graphic-properties draw:stroke="solid" draw:stroke-dash="Dashed_20__28_var_29__20_7875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6" style:family="graphic">
      <style:graphic-properties draw:stroke="solid" draw:stroke-dash="Dashed_20__28_var_29__20_7876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7" style:family="graphic">
      <style:graphic-properties draw:stroke="solid" draw:stroke-dash="Dashed_20__28_var_29__20_7877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8" style:family="graphic">
      <style:graphic-properties draw:stroke="solid" draw:stroke-dash="Dashed_20__28_var_29__20_7878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9" style:family="graphic">
      <style:graphic-properties draw:stroke="solid" draw:stroke-dash="Dashed_20__28_var_29__20_7879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0" style:family="graphic">
      <style:graphic-properties draw:stroke="solid" draw:stroke-dash="Dashed_20__28_var_29__20_7880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1" style:family="graphic">
      <style:graphic-properties draw:stroke="solid" draw:stroke-dash="Dashed_20__28_var_29__20_7881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2" style:family="graphic">
      <style:graphic-properties draw:stroke="solid" draw:stroke-dash="Dashed_20__28_var_29__20_7882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3" style:family="graphic">
      <style:graphic-properties draw:stroke="solid" draw:stroke-dash="Dashed_20__28_var_29__20_7883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4" style:family="graphic">
      <style:graphic-properties draw:stroke="solid" draw:stroke-dash="Dashed_20__28_var_29__20_7884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5" style:family="graphic">
      <style:graphic-properties draw:stroke="solid" draw:stroke-dash="Dashed_20__28_var_29__20_7885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6" style:family="graphic">
      <style:graphic-properties draw:stroke="solid" draw:stroke-dash="Dashed_20__28_var_29__20_7886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7" style:family="graphic">
      <style:graphic-properties draw:stroke="solid" draw:stroke-dash="Dashed_20__28_var_29__20_7887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8" style:family="graphic">
      <style:graphic-properties draw:stroke="solid" draw:stroke-dash="Dashed_20__28_var_29__20_7888" svg:stroke-width="0.041cm" svg:stroke-color="#0000ff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9" style:family="graphic">
      <style:graphic-properties draw:stroke="solid" draw:stroke-dash="Dashed_20__28_var_29__20_7889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0" style:family="graphic">
      <style:graphic-properties draw:stroke="solid" draw:stroke-dash="Dashed_20__28_var_29__20_7890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1" style:family="graphic">
      <style:graphic-properties draw:stroke="solid" draw:stroke-dash="Dashed_20__28_var_29__20_7891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2" style:family="graphic">
      <style:graphic-properties draw:stroke="solid" draw:stroke-dash="Dashed_20__28_var_29__20_7892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3" style:family="graphic">
      <style:graphic-properties draw:stroke="solid" draw:stroke-dash="Dashed_20__28_var_29__20_7893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4" style:family="graphic">
      <style:graphic-properties draw:stroke="solid" draw:stroke-dash="Dashed_20__28_var_29__20_7894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5" style:family="graphic">
      <style:graphic-properties draw:stroke="solid" draw:stroke-dash="Dashed_20__28_var_29__20_7895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6" style:family="graphic">
      <style:graphic-properties draw:stroke="solid" draw:stroke-dash="Dashed_20__28_var_29__20_7896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7" style:family="graphic">
      <style:graphic-properties draw:stroke="solid" draw:stroke-dash="Dashed_20__28_var_29__20_7897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8" style:family="graphic">
      <style:graphic-properties draw:stroke="solid" draw:stroke-dash="Dashed_20__28_var_29__20_7898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9" style:family="graphic">
      <style:graphic-properties draw:stroke="solid" draw:stroke-dash="Dashed_20__28_var_29__20_7899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0" style:family="graphic">
      <style:graphic-properties draw:stroke="solid" draw:stroke-dash="Dashed_20__28_var_29__20_7900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1" style:family="graphic">
      <style:graphic-properties draw:stroke="solid" draw:stroke-dash="Dashed_20__28_var_29__20_7901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2" style:family="graphic">
      <style:graphic-properties draw:stroke="solid" draw:stroke-dash="Dashed_20__28_var_29__20_7902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3" style:family="graphic">
      <style:graphic-properties draw:stroke="solid" draw:stroke-dash="Dashed_20__28_var_29__20_7903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4" style:family="graphic">
      <style:graphic-properties draw:stroke="solid" draw:stroke-dash="Dashed_20__28_var_29__20_7904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5" style:family="graphic">
      <style:graphic-properties draw:stroke="solid" draw:stroke-dash="Dashed_20__28_var_29__20_7905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6" style:family="graphic">
      <style:graphic-properties draw:stroke="solid" draw:stroke-dash="Dashed_20__28_var_29__20_7906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7" style:family="graphic">
      <style:graphic-properties draw:stroke="solid" draw:stroke-dash="Dashed_20__28_var_29__20_7907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8" style:family="graphic">
      <style:graphic-properties draw:stroke="solid" draw:stroke-dash="Dashed_20__28_var_29__20_7908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9" style:family="graphic">
      <style:graphic-properties draw:stroke="solid" draw:stroke-dash="Dashed_20__28_var_29__20_7909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0" style:family="graphic">
      <style:graphic-properties draw:stroke="solid" draw:stroke-dash="Dashed_20__28_var_29__20_7910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1" style:family="graphic">
      <style:graphic-properties draw:stroke="solid" draw:stroke-dash="Dashed_20__28_var_29__20_7911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2" style:family="graphic">
      <style:graphic-properties draw:stroke="solid" draw:stroke-dash="Dashed_20__28_var_29__20_7912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3" style:family="graphic">
      <style:graphic-properties draw:stroke="solid" draw:stroke-dash="Dashed_20__28_var_29__20_7913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4" style:family="graphic">
      <style:graphic-properties draw:stroke="solid" draw:stroke-dash="Dashed_20__28_var_29__20_7914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5" style:family="graphic">
      <style:graphic-properties draw:stroke="solid" draw:stroke-dash="Dashed_20__28_var_29__20_7915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6" style:family="graphic">
      <style:graphic-properties draw:stroke="solid" draw:stroke-dash="Dashed_20__28_var_29__20_7916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7" style:family="graphic">
      <style:graphic-properties draw:stroke="solid" draw:stroke-dash="Dashed_20__28_var_29__20_7917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8" style:family="graphic">
      <style:graphic-properties draw:stroke="solid" draw:stroke-dash="Dashed_20__28_var_29__20_7918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9" style:family="graphic">
      <style:graphic-properties draw:stroke="solid" draw:stroke-dash="Dashed_20__28_var_29__20_7919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0" style:family="graphic">
      <style:graphic-properties draw:stroke="solid" draw:stroke-dash="Dashed_20__28_var_29__20_7920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1" style:family="graphic">
      <style:graphic-properties draw:stroke="solid" draw:stroke-dash="Dashed_20__28_var_29__20_7921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2" style:family="graphic">
      <style:graphic-properties draw:stroke="solid" draw:stroke-dash="Dashed_20__28_var_29__20_7922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3" style:family="graphic">
      <style:graphic-properties draw:stroke="solid" draw:stroke-dash="Dashed_20__28_var_29__20_7923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4" style:family="graphic">
      <style:graphic-properties draw:stroke="solid" draw:stroke-dash="Dashed_20__28_var_29__20_7924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5" style:family="graphic">
      <style:graphic-properties draw:stroke="solid" draw:stroke-dash="Dashed_20__28_var_29__20_7925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6" style:family="graphic">
      <style:graphic-properties draw:stroke="solid" draw:stroke-dash="Dashed_20__28_var_29__20_7926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7" style:family="graphic">
      <style:graphic-properties draw:stroke="solid" draw:stroke-dash="Dashed_20__28_var_29__20_7927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8" style:family="graphic">
      <style:graphic-properties draw:stroke="solid" draw:stroke-dash="Dashed_20__28_var_29__20_7928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9" style:family="graphic">
      <style:graphic-properties draw:stroke="solid" draw:stroke-dash="Dashed_20__28_var_29__20_7929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0" style:family="graphic">
      <style:graphic-properties draw:stroke="solid" draw:stroke-dash="Dashed_20__28_var_29__20_7930" svg:stroke-width="0.041cm" svg:stroke-color="#00ae00" draw:marker-start-width="0.316cm" draw:marker-start-center="false" draw:marker-end-width="0.31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9cm" fo:padding-bottom="0.019cm" fo:padding-left="0.019cm" fo:padding-right="0.01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1" style:family="graphic">
      <style:graphic-properties draw:stroke="solid" draw:stroke-dash="Dashed_20__28_var_29__20_51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2" style:family="graphic">
      <style:graphic-properties draw:stroke="solid" draw:stroke-dash="Dashed_20__28_var_29__20_52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3" style:family="graphic">
      <style:graphic-properties draw:stroke="solid" draw:stroke-dash="Dashed_20__28_var_29__20_54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4" style:family="graphic">
      <style:graphic-properties draw:stroke="solid" draw:stroke-dash="Dashed_20__28_var_29__20_549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75" style:family="graphic">
      <style:graphic-properties draw:stroke="solid" draw:stroke-dash="Dashed_20__28_var_29__20_55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6" style:family="graphic">
      <style:graphic-properties draw:stroke="solid" draw:stroke-dash="Dashed_20__28_var_29__20_561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77" style:family="graphic">
      <style:graphic-properties draw:stroke="solid" draw:stroke-dash="Dashed_20__28_var_29__20_562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78" style:family="graphic">
      <style:graphic-properties draw:stroke="solid" draw:stroke-dash="Dashed_20__28_var_29__20_563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79" style:family="graphic">
      <style:graphic-properties draw:stroke="solid" draw:stroke-dash="Dashed_20__28_var_29__20_564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0" style:family="graphic">
      <style:graphic-properties draw:stroke="solid" draw:stroke-dash="Dashed_20__28_var_29__20_565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1" style:family="graphic">
      <style:graphic-properties draw:stroke="solid" draw:stroke-dash="Dashed_20__28_var_29__20_566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2" style:family="graphic">
      <style:graphic-properties draw:stroke="solid" draw:stroke-dash="Dashed_20__28_var_29__20_567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3" style:family="graphic">
      <style:graphic-properties draw:stroke="solid" draw:stroke-dash="Dashed_20__28_var_29__20_568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4" style:family="graphic">
      <style:graphic-properties draw:stroke="solid" draw:stroke-dash="Dashed_20__28_var_29__20_569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5" style:family="graphic">
      <style:graphic-properties draw:stroke="solid" draw:stroke-dash="Dashed_20__28_var_29__20_570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6" style:family="graphic">
      <style:graphic-properties draw:stroke="solid" draw:stroke-dash="Dashed_20__28_var_29__20_571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7" style:family="graphic">
      <style:graphic-properties draw:stroke="solid" draw:stroke-dash="Dashed_20__28_var_29__20_572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8" style:family="graphic">
      <style:graphic-properties draw:stroke="solid" draw:stroke-dash="Dashed_20__28_var_29__20_573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9" style:family="graphic">
      <style:graphic-properties draw:stroke="solid" draw:stroke-dash="Dashed_20__28_var_29__20_574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0" style:family="graphic">
      <style:graphic-properties draw:stroke="solid" draw:stroke-dash="Dashed_20__28_var_29__20_575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1" style:family="graphic">
      <style:graphic-properties draw:stroke="solid" draw:stroke-dash="Dashed_20__28_var_29__20_576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2" style:family="graphic">
      <style:graphic-properties draw:stroke="solid" draw:stroke-dash="Dashed_20__28_var_29__20_577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3" style:family="graphic">
      <style:graphic-properties draw:stroke="solid" draw:stroke-dash="Dashed_20__28_var_29__20_578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4" style:family="graphic">
      <style:graphic-properties draw:stroke="solid" draw:stroke-dash="Dashed_20__28_var_29__20_579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5" style:family="graphic">
      <style:graphic-properties draw:stroke="solid" draw:stroke-dash="Dashed_20__28_var_29__20_580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6" style:family="graphic">
      <style:graphic-properties draw:stroke="solid" draw:stroke-dash="Dashed_20__28_var_29__20_581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7" style:family="graphic">
      <style:graphic-properties draw:stroke="solid" draw:stroke-dash="Dashed_20__28_var_29__20_582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8" style:family="graphic">
      <style:graphic-properties draw:stroke="solid" draw:stroke-dash="Dashed_20__28_var_29__20_583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9" style:family="graphic">
      <style:graphic-properties draw:stroke="solid" draw:stroke-dash="Dashed_20__28_var_29__20_584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0" style:family="graphic">
      <style:graphic-properties draw:stroke="solid" draw:stroke-dash="Dashed_20__28_var_29__20_585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1" style:family="graphic">
      <style:graphic-properties draw:stroke="solid" draw:stroke-dash="Dashed_20__28_var_29__20_586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2" style:family="graphic">
      <style:graphic-properties draw:stroke="solid" draw:stroke-dash="Dashed_20__28_var_29__20_587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3" style:family="graphic">
      <style:graphic-properties draw:stroke="solid" draw:stroke-dash="Dashed_20__28_var_29__20_588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4" style:family="graphic">
      <style:graphic-properties draw:stroke="solid" draw:stroke-dash="Dashed_20__28_var_29__20_589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5" style:family="graphic">
      <style:graphic-properties draw:stroke="solid" draw:stroke-dash="Dashed_20__28_var_29__20_590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6" style:family="graphic">
      <style:graphic-properties draw:stroke="solid" draw:stroke-dash="Dashed_20__28_var_29__20_591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7" style:family="graphic">
      <style:graphic-properties draw:stroke="solid" draw:stroke-dash="Dashed_20__28_var_29__20_592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8" style:family="graphic">
      <style:graphic-properties draw:stroke="solid" draw:stroke-dash="Dashed_20__28_var_29__20_593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9" style:family="graphic">
      <style:graphic-properties draw:stroke="solid" draw:stroke-dash="Dashed_20__28_var_29__20_594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0" style:family="graphic">
      <style:graphic-properties draw:stroke="solid" draw:stroke-dash="Dashed_20__28_var_29__20_595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1" style:family="graphic">
      <style:graphic-properties draw:stroke="solid" draw:stroke-dash="Dashed_20__28_var_29__20_596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2" style:family="graphic">
      <style:graphic-properties draw:stroke="solid" draw:stroke-dash="Dashed_20__28_var_29__20_597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3" style:family="graphic">
      <style:graphic-properties draw:stroke="solid" draw:stroke-dash="Dashed_20__28_var_29__20_598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4" style:family="graphic">
      <style:graphic-properties draw:stroke="solid" draw:stroke-dash="Dashed_20__28_var_29__20_599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5" style:family="graphic">
      <style:graphic-properties draw:stroke="solid" draw:stroke-dash="Dashed_20__28_var_29__20_600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6" style:family="graphic">
      <style:graphic-properties draw:stroke="solid" draw:stroke-dash="Dashed_20__28_var_29__20_601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7" style:family="graphic">
      <style:graphic-properties draw:stroke="solid" draw:stroke-dash="Dashed_20__28_var_29__20_602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8" style:family="graphic">
      <style:graphic-properties draw:stroke="solid" draw:stroke-dash="Dashed_20__28_var_29__20_534" svg:stroke-width="0.041cm" svg:stroke-color="#ff660d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2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2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2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3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34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6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7" style:family="graphic">
      <style:graphic-properties draw:stroke="solid" draw:stroke-dash="Dashed_20__28_var_29__20_73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8" style:family="graphic">
      <style:graphic-properties draw:stroke="solid" draw:stroke-dash="Dashed_20__28_var_29__20_73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9" style:family="graphic">
      <style:graphic-properties draw:stroke="solid" draw:stroke-dash="Dashed_20__28_var_29__20_73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0" style:family="graphic">
      <style:graphic-properties draw:stroke="solid" draw:stroke-dash="Dashed_20__28_var_29__20_73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1" style:family="graphic">
      <style:graphic-properties draw:stroke="solid" draw:stroke-dash="Dashed_20__28_var_29__20_73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2" style:family="graphic">
      <style:graphic-properties draw:stroke="solid" draw:stroke-dash="Dashed_20__28_var_29__20_73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3" style:family="graphic">
      <style:graphic-properties draw:stroke="solid" draw:stroke-dash="Dashed_20__28_var_29__20_73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4" style:family="graphic">
      <style:graphic-properties draw:stroke="solid" draw:stroke-dash="Dashed_20__28_var_29__20_73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5" style:family="graphic">
      <style:graphic-properties draw:stroke="solid" draw:stroke-dash="Dashed_20__28_var_29__20_73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6" style:family="graphic">
      <style:graphic-properties draw:stroke="solid" draw:stroke-dash="Dashed_20__28_var_29__20_73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7" style:family="graphic">
      <style:graphic-properties draw:stroke="solid" draw:stroke-dash="Dashed_20__28_var_29__20_73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8" style:family="graphic">
      <style:graphic-properties draw:stroke="solid" draw:stroke-dash="Dashed_20__28_var_29__20_73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9" style:family="graphic">
      <style:graphic-properties draw:stroke="solid" draw:stroke-dash="Dashed_20__28_var_29__20_73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0" style:family="graphic">
      <style:graphic-properties draw:stroke="solid" draw:stroke-dash="Dashed_20__28_var_29__20_73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1" style:family="graphic">
      <style:graphic-properties draw:stroke="solid" draw:stroke-dash="Dashed_20__28_var_29__20_73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2" style:family="graphic">
      <style:graphic-properties draw:stroke="solid" draw:stroke-dash="Dashed_20__28_var_29__20_73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3" style:family="graphic">
      <style:graphic-properties draw:stroke="solid" draw:stroke-dash="Dashed_20__28_var_29__20_73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4" style:family="graphic">
      <style:graphic-properties draw:stroke="solid" draw:stroke-dash="Dashed_20__28_var_29__20_73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5" style:family="graphic">
      <style:graphic-properties draw:stroke="solid" draw:stroke-dash="Dashed_20__28_var_29__20_73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6" style:family="graphic">
      <style:graphic-properties draw:stroke="solid" draw:stroke-dash="Dashed_20__28_var_29__20_73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7" style:family="graphic">
      <style:graphic-properties draw:stroke="solid" draw:stroke-dash="Dashed_20__28_var_29__20_73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8" style:family="graphic">
      <style:graphic-properties draw:stroke="solid" draw:stroke-dash="Dashed_20__28_var_29__20_73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9" style:family="graphic">
      <style:graphic-properties draw:stroke="solid" draw:stroke-dash="Dashed_20__28_var_29__20_73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0" style:family="graphic">
      <style:graphic-properties draw:stroke="solid" draw:stroke-dash="Dashed_20__28_var_29__20_73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1" style:family="graphic">
      <style:graphic-properties draw:stroke="solid" draw:stroke-dash="Dashed_20__28_var_29__20_73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2" style:family="graphic">
      <style:graphic-properties draw:stroke="solid" draw:stroke-dash="Dashed_20__28_var_29__20_73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3" style:family="graphic">
      <style:graphic-properties draw:stroke="solid" draw:stroke-dash="Dashed_20__28_var_29__20_73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4" style:family="graphic">
      <style:graphic-properties draw:stroke="solid" draw:stroke-dash="Dashed_20__28_var_29__20_73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5" style:family="graphic">
      <style:graphic-properties draw:stroke="solid" draw:stroke-dash="Dashed_20__28_var_29__20_73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6" style:family="graphic">
      <style:graphic-properties draw:stroke="solid" draw:stroke-dash="Dashed_20__28_var_29__20_73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7" style:family="graphic">
      <style:graphic-properties draw:stroke="solid" draw:stroke-dash="Dashed_20__28_var_29__20_73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8" style:family="graphic">
      <style:graphic-properties draw:stroke="solid" draw:stroke-dash="Dashed_20__28_var_29__20_73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9" style:family="graphic">
      <style:graphic-properties draw:stroke="solid" draw:stroke-dash="Dashed_20__28_var_29__20_73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0" style:family="graphic">
      <style:graphic-properties draw:stroke="solid" draw:stroke-dash="Dashed_20__28_var_29__20_73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1" style:family="graphic">
      <style:graphic-properties draw:stroke="solid" draw:stroke-dash="Dashed_20__28_var_29__20_73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2" style:family="graphic">
      <style:graphic-properties draw:stroke="solid" draw:stroke-dash="Dashed_20__28_var_29__20_73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3" style:family="graphic">
      <style:graphic-properties draw:stroke="solid" draw:stroke-dash="Dashed_20__28_var_29__20_73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4" style:family="graphic">
      <style:graphic-properties draw:stroke="solid" draw:stroke-dash="Dashed_20__28_var_29__20_73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5" style:family="graphic">
      <style:graphic-properties draw:stroke="solid" draw:stroke-dash="Dashed_20__28_var_29__20_73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6" style:family="graphic">
      <style:graphic-properties draw:stroke="solid" draw:stroke-dash="Dashed_20__28_var_29__20_73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7" style:family="graphic">
      <style:graphic-properties draw:stroke="solid" draw:stroke-dash="Dashed_20__28_var_29__20_73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8" style:family="graphic">
      <style:graphic-properties draw:stroke="solid" draw:stroke-dash="Dashed_20__28_var_29__20_73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9" style:family="graphic">
      <style:graphic-properties draw:stroke="solid" draw:stroke-dash="Dashed_20__28_var_29__20_73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0" style:family="graphic">
      <style:graphic-properties draw:stroke="solid" draw:stroke-dash="Dashed_20__28_var_29__20_73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1" style:family="graphic">
      <style:graphic-properties draw:stroke="solid" draw:stroke-dash="Dashed_20__28_var_29__20_73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2" style:family="graphic">
      <style:graphic-properties draw:stroke="solid" draw:stroke-dash="Dashed_20__28_var_29__20_73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3" style:family="graphic">
      <style:graphic-properties draw:stroke="solid" draw:stroke-dash="Dashed_20__28_var_29__20_73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4" style:family="graphic">
      <style:graphic-properties draw:stroke="solid" draw:stroke-dash="Dashed_20__28_var_29__20_73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5" style:family="graphic">
      <style:graphic-properties draw:stroke="solid" draw:stroke-dash="Dashed_20__28_var_29__20_73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6" style:family="graphic">
      <style:graphic-properties draw:stroke="solid" draw:stroke-dash="Dashed_20__28_var_29__20_73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7" style:family="graphic">
      <style:graphic-properties draw:stroke="solid" draw:stroke-dash="Dashed_20__28_var_29__20_73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8" style:family="graphic">
      <style:graphic-properties draw:stroke="solid" draw:stroke-dash="Dashed_20__28_var_29__20_73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9" style:family="graphic">
      <style:graphic-properties draw:stroke="solid" draw:stroke-dash="Dashed_20__28_var_29__20_73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0" style:family="graphic">
      <style:graphic-properties draw:stroke="solid" draw:stroke-dash="Dashed_20__28_var_29__20_73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1" style:family="graphic">
      <style:graphic-properties draw:stroke="solid" draw:stroke-dash="Dashed_20__28_var_29__20_73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2" style:family="graphic">
      <style:graphic-properties draw:stroke="solid" draw:stroke-dash="Dashed_20__28_var_29__20_73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3" style:family="graphic">
      <style:graphic-properties draw:stroke="solid" draw:stroke-dash="Dashed_20__28_var_29__20_73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4" style:family="graphic">
      <style:graphic-properties draw:stroke="solid" draw:stroke-dash="Dashed_20__28_var_29__20_73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5" style:family="graphic">
      <style:graphic-properties draw:stroke="solid" draw:stroke-dash="Dashed_20__28_var_29__20_73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6" style:family="graphic">
      <style:graphic-properties draw:stroke="solid" draw:stroke-dash="Dashed_20__28_var_29__20_73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7" style:family="graphic">
      <style:graphic-properties draw:stroke="solid" draw:stroke-dash="Dashed_20__28_var_29__20_74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8" style:family="graphic">
      <style:graphic-properties draw:stroke="solid" draw:stroke-dash="Dashed_20__28_var_29__20_74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9" style:family="graphic">
      <style:graphic-properties draw:stroke="solid" draw:stroke-dash="Dashed_20__28_var_29__20_74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0" style:family="graphic">
      <style:graphic-properties draw:stroke="solid" draw:stroke-dash="Dashed_20__28_var_29__20_74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1" style:family="graphic">
      <style:graphic-properties draw:stroke="solid" draw:stroke-dash="Dashed_20__28_var_29__20_74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2" style:family="graphic">
      <style:graphic-properties draw:stroke="solid" draw:stroke-dash="Dashed_20__28_var_29__20_74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3" style:family="graphic">
      <style:graphic-properties draw:stroke="solid" draw:stroke-dash="Dashed_20__28_var_29__20_74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4" style:family="graphic">
      <style:graphic-properties draw:stroke="solid" draw:stroke-dash="Dashed_20__28_var_29__20_74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5" style:family="graphic">
      <style:graphic-properties draw:stroke="solid" draw:stroke-dash="Dashed_20__28_var_29__20_74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6" style:family="graphic">
      <style:graphic-properties draw:stroke="solid" draw:stroke-dash="Dashed_20__28_var_29__20_74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7" style:family="graphic">
      <style:graphic-properties draw:stroke="solid" draw:stroke-dash="Dashed_20__28_var_29__20_74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8" style:family="graphic">
      <style:graphic-properties draw:stroke="solid" draw:stroke-dash="Dashed_20__28_var_29__20_74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9" style:family="graphic">
      <style:graphic-properties draw:stroke="solid" draw:stroke-dash="Dashed_20__28_var_29__20_74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0" style:family="graphic">
      <style:graphic-properties draw:stroke="solid" draw:stroke-dash="Dashed_20__28_var_29__20_74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1" style:family="graphic">
      <style:graphic-properties draw:stroke="solid" draw:stroke-dash="Dashed_20__28_var_29__20_74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2" style:family="graphic">
      <style:graphic-properties draw:stroke="solid" draw:stroke-dash="Dashed_20__28_var_29__20_74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3" style:family="graphic">
      <style:graphic-properties draw:stroke="solid" draw:stroke-dash="Dashed_20__28_var_29__20_74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4" style:family="graphic">
      <style:graphic-properties draw:stroke="solid" draw:stroke-dash="Dashed_20__28_var_29__20_74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5" style:family="graphic">
      <style:graphic-properties draw:stroke="solid" draw:stroke-dash="Dashed_20__28_var_29__20_74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6" style:family="graphic">
      <style:graphic-properties draw:stroke="solid" draw:stroke-dash="Dashed_20__28_var_29__20_74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7" style:family="graphic">
      <style:graphic-properties draw:stroke="solid" draw:stroke-dash="Dashed_20__28_var_29__20_74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8" style:family="graphic">
      <style:graphic-properties draw:stroke="solid" draw:stroke-dash="Dashed_20__28_var_29__20_74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9" style:family="graphic">
      <style:graphic-properties draw:stroke="solid" draw:stroke-dash="Dashed_20__28_var_29__20_74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0" style:family="graphic">
      <style:graphic-properties draw:stroke="solid" draw:stroke-dash="Dashed_20__28_var_29__20_74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1" style:family="graphic">
      <style:graphic-properties draw:stroke="solid" draw:stroke-dash="Dashed_20__28_var_29__20_74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2" style:family="graphic">
      <style:graphic-properties draw:stroke="solid" draw:stroke-dash="Dashed_20__28_var_29__20_74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3" style:family="graphic">
      <style:graphic-properties draw:stroke="solid" draw:stroke-dash="Dashed_20__28_var_29__20_74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4" style:family="graphic">
      <style:graphic-properties draw:stroke="solid" draw:stroke-dash="Dashed_20__28_var_29__20_74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5" style:family="graphic">
      <style:graphic-properties draw:stroke="solid" draw:stroke-dash="Dashed_20__28_var_29__20_74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6" style:family="graphic">
      <style:graphic-properties draw:stroke="solid" draw:stroke-dash="Dashed_20__28_var_29__20_74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7" style:family="graphic">
      <style:graphic-properties draw:stroke="solid" draw:stroke-dash="Dashed_20__28_var_29__20_74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8" style:family="graphic">
      <style:graphic-properties draw:stroke="solid" draw:stroke-dash="Dashed_20__28_var_29__20_74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9" style:family="graphic">
      <style:graphic-properties draw:stroke="solid" draw:stroke-dash="Dashed_20__28_var_29__20_74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0" style:family="graphic">
      <style:graphic-properties draw:stroke="solid" draw:stroke-dash="Dashed_20__28_var_29__20_74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1" style:family="graphic">
      <style:graphic-properties draw:stroke="solid" draw:stroke-dash="Dashed_20__28_var_29__20_74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2" style:family="graphic">
      <style:graphic-properties draw:stroke="solid" draw:stroke-dash="Dashed_20__28_var_29__20_74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3" style:family="graphic">
      <style:graphic-properties draw:stroke="solid" draw:stroke-dash="Dashed_20__28_var_29__20_74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4" style:family="graphic">
      <style:graphic-properties draw:stroke="solid" draw:stroke-dash="Dashed_20__28_var_29__20_74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5" style:family="graphic">
      <style:graphic-properties draw:stroke="solid" draw:stroke-dash="Dashed_20__28_var_29__20_74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6" style:family="graphic">
      <style:graphic-properties draw:stroke="solid" draw:stroke-dash="Dashed_20__28_var_29__20_74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7" style:family="graphic">
      <style:graphic-properties draw:stroke="solid" draw:stroke-dash="Dashed_20__28_var_29__20_74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8" style:family="graphic">
      <style:graphic-properties draw:stroke="solid" draw:stroke-dash="Dashed_20__28_var_29__20_74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9" style:family="graphic">
      <style:graphic-properties draw:stroke="solid" draw:stroke-dash="Dashed_20__28_var_29__20_74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0" style:family="graphic">
      <style:graphic-properties draw:stroke="solid" draw:stroke-dash="Dashed_20__28_var_29__20_74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1" style:family="graphic">
      <style:graphic-properties draw:stroke="solid" draw:stroke-dash="Dashed_20__28_var_29__20_74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2" style:family="graphic">
      <style:graphic-properties draw:stroke="solid" draw:stroke-dash="Dashed_20__28_var_29__20_74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3" style:family="graphic">
      <style:graphic-properties draw:stroke="solid" draw:stroke-dash="Dashed_20__28_var_29__20_74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4" style:family="graphic">
      <style:graphic-properties draw:stroke="solid" draw:stroke-dash="Dashed_20__28_var_29__20_74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5" style:family="graphic">
      <style:graphic-properties draw:stroke="solid" draw:stroke-dash="Dashed_20__28_var_29__20_74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6" style:family="graphic">
      <style:graphic-properties draw:stroke="solid" draw:stroke-dash="Dashed_20__28_var_29__20_74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7" style:family="graphic">
      <style:graphic-properties draw:stroke="solid" draw:stroke-dash="Dashed_20__28_var_29__20_74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8" style:family="graphic">
      <style:graphic-properties draw:stroke="solid" draw:stroke-dash="Dashed_20__28_var_29__20_74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9" style:family="graphic">
      <style:graphic-properties draw:stroke="solid" draw:stroke-dash="Dashed_20__28_var_29__20_74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0" style:family="graphic">
      <style:graphic-properties draw:stroke="solid" draw:stroke-dash="Dashed_20__28_var_29__20_74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1" style:family="graphic">
      <style:graphic-properties draw:stroke="solid" draw:stroke-dash="Dashed_20__28_var_29__20_74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2" style:family="graphic">
      <style:graphic-properties draw:stroke="solid" draw:stroke-dash="Dashed_20__28_var_29__20_74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3" style:family="graphic">
      <style:graphic-properties draw:stroke="solid" draw:stroke-dash="Dashed_20__28_var_29__20_74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4" style:family="graphic">
      <style:graphic-properties draw:stroke="solid" draw:stroke-dash="Dashed_20__28_var_29__20_74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5" style:family="graphic">
      <style:graphic-properties draw:stroke="solid" draw:stroke-dash="Dashed_20__28_var_29__20_74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6" style:family="graphic">
      <style:graphic-properties draw:stroke="solid" draw:stroke-dash="Dashed_20__28_var_29__20_74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7" style:family="graphic">
      <style:graphic-properties draw:stroke="solid" draw:stroke-dash="Dashed_20__28_var_29__20_74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8" style:family="graphic">
      <style:graphic-properties draw:stroke="solid" draw:stroke-dash="Dashed_20__28_var_29__20_74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9" style:family="graphic">
      <style:graphic-properties draw:stroke="solid" draw:stroke-dash="Dashed_20__28_var_29__20_74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0" style:family="graphic">
      <style:graphic-properties draw:stroke="solid" draw:stroke-dash="Dashed_20__28_var_29__20_74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1" style:family="graphic">
      <style:graphic-properties draw:stroke="solid" draw:stroke-dash="Dashed_20__28_var_29__20_74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2.33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3.1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65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6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1" draw:style-name="gr536" draw:text-style-name="P136" svg:width="3.918cm" svg:height="1.031cm" draw:transform="rotate (0.0876155284501153) translate (0.137583333333333cm 0.342194444444444cm)">
        <draw:text-box>
          <text:p text:style-name="P124"><text:span text:style-name="T199">Fiche supplémentaire</text:span></text:p>
        </draw:text-box>
      </draw:frame>
      <draw:frame text:anchor-type="page" text:anchor-page-number="1" draw:z-index="2" draw:name="Shape8_0" draw:style-name="gr664" draw:text-style-name="P131" svg:width="2.703cm" svg:height="0.715cm" draw:transform="rotate (0.0872664625997165) translate (1.32644444444444cm 1.21884722222222cm)">
        <draw:text-box>
          <text:p text:style-name="P124"><text:span text:style-name="T198">Série 2</text:span></text:p>
        </draw:text-box>
      </draw:frame>
      <draw:path text:anchor-type="page" text:anchor-page-number="1" draw:z-index="1" draw:name="Shape7_1" draw:style-name="gr665" draw:text-style-name="P133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666" draw:text-style-name="P124" svg:x1="11.113cm" svg:y1="1.36cm" svg:x2="21.996cm" svg:y2="1.36cm">
        <text:p/>
      </draw:line>
      <text:list xml:id="list2327853063" text:style-name="_5f_Numérotation_20_des_20_exercices">
        <text:list-item text:start-value="1">
          <text:h text:style-name="P111" text:outline-level="1" text:restart-numbering="true" text:start-value="1"><text:span text:style-name="_5f_Caractères">Reproduis le dessin de la face avant sur les deux autres faces visibles du cube.</text:span></text:h>
        </text:list-item>
      </text:list>
      <text:p text:style-name="P102"><draw:g text:anchor-type="as-char" draw:z-index="342" draw:name="Forme9" draw:style-name="gr295"><draw:line draw:style-name="gr296" draw:text-style-name="P120" svg:x1="0.008cm" svg:y1="1.944cm" svg:x2="0.008cm" svg:y2="7.488cm"><text:p/></draw:line><draw:line draw:style-name="gr297" draw:text-style-name="P122" svg:x1="0.699cm" svg:y1="1.955cm" svg:x2="2.656cm" svg:y2="0.002cm"><text:p/></draw:line><draw:line draw:style-name="gr298" draw:text-style-name="P122" svg:x1="1.394cm" svg:y1="1.955cm" svg:x2="3.349cm" svg:y2="0.002cm"><text:p/></draw:line><draw:line draw:style-name="gr299" draw:text-style-name="P122" svg:x1="2.087cm" svg:y1="1.955cm" svg:x2="4.044cm" svg:y2="0.002cm"><text:p/></draw:line><draw:line draw:style-name="gr300" draw:text-style-name="P122" svg:x1="3.472cm" svg:y1="1.955cm" svg:x2="5.429cm" svg:y2="0.002cm"><text:p/></draw:line><draw:line draw:style-name="gr301" draw:text-style-name="P122" svg:x1="4.167cm" svg:y1="1.955cm" svg:x2="6.122cm" svg:y2="0.002cm"><text:p/></draw:line><draw:line draw:style-name="gr302" draw:text-style-name="P122" svg:x1="4.86cm" svg:y1="1.955cm" svg:x2="6.817cm" svg:y2="0.002cm"><text:p/></draw:line><draw:line draw:style-name="gr303" draw:text-style-name="P122" svg:x1="5.555cm" svg:y1="2.647cm" svg:x2="7.508cm" svg:y2="0.69cm"><text:p/></draw:line><draw:line draw:style-name="gr304" draw:text-style-name="P122" svg:x1="5.555cm" svg:y1="3.34cm" svg:x2="7.508cm" svg:y2="1.385cm"><text:p/></draw:line><draw:line draw:style-name="gr305" draw:text-style-name="P122" svg:x1="5.555cm" svg:y1="4.037cm" svg:x2="7.508cm" svg:y2="2.08cm"><text:p/></draw:line><draw:line draw:style-name="gr306" draw:text-style-name="P122" svg:x1="5.555cm" svg:y1="5.423cm" svg:x2="7.508cm" svg:y2="3.466cm"><text:p/></draw:line><draw:line draw:style-name="gr307" draw:text-style-name="P122" svg:x1="5.555cm" svg:y1="6.116cm" svg:x2="7.508cm" svg:y2="4.161cm"><text:p/></draw:line><draw:line draw:style-name="gr308" draw:text-style-name="P122" svg:x1="5.555cm" svg:y1="6.808cm" svg:x2="7.508cm" svg:y2="4.851cm"><text:p/></draw:line><draw:line draw:style-name="gr309" draw:text-style-name="P120" svg:x1="5.555cm" svg:y1="7.499cm" svg:x2="7.508cm" svg:y2="5.546cm"><text:p/></draw:line><draw:line draw:style-name="gr310" draw:text-style-name="P122" svg:x1="0.008cm" svg:y1="2.632cm" svg:x2="5.555cm" svg:y2="2.632cm"><text:p/></draw:line><draw:line draw:style-name="gr311" draw:text-style-name="P122" svg:x1="0.008cm" svg:y1="3.327cm" svg:x2="5.555cm" svg:y2="3.327cm"><text:p/></draw:line><draw:line draw:style-name="gr312" draw:text-style-name="P122" svg:x1="0.008cm" svg:y1="4.022cm" svg:x2="5.555cm" svg:y2="4.022cm"><text:p/></draw:line><draw:line draw:style-name="gr313" draw:text-style-name="P122" svg:x1="0.008cm" svg:y1="5.405cm" svg:x2="5.555cm" svg:y2="5.405cm"><text:p/></draw:line><draw:line draw:style-name="gr314" draw:text-style-name="P122" svg:x1="0.008cm" svg:y1="6.1cm" svg:x2="5.555cm" svg:y2="6.1cm"><text:p/></draw:line><draw:line draw:style-name="gr315" draw:text-style-name="P122" svg:x1="0.008cm" svg:y1="6.798cm" svg:x2="5.555cm" svg:y2="6.798cm"><text:p/></draw:line><draw:line draw:style-name="gr316" draw:text-style-name="P122" svg:x1="0.242cm" svg:y1="1.706cm" svg:x2="5.789cm" svg:y2="1.706cm"><text:p/></draw:line><draw:line draw:style-name="gr317" draw:text-style-name="P122" svg:x1="0.493cm" svg:y1="1.457cm" svg:x2="6.038cm" svg:y2="1.457cm"><text:p/></draw:line><draw:line draw:style-name="gr318" draw:text-style-name="P122" svg:x1="0.729cm" svg:y1="1.221cm" svg:x2="6.276cm" svg:y2="1.221cm"><text:p/></draw:line><draw:line draw:style-name="gr319" draw:text-style-name="P122" svg:x1="0.978cm" svg:y1="0.972cm" svg:x2="6.525cm" svg:y2="0.972cm"><text:p/></draw:line><draw:line draw:style-name="gr320" draw:text-style-name="P122" svg:x1="1.214cm" svg:y1="0.736cm" svg:x2="6.761cm" svg:y2="0.736cm"><text:p/></draw:line><draw:line draw:style-name="gr321" draw:text-style-name="P122" svg:x1="1.463cm" svg:y1="0.487cm" svg:x2="7.008cm" svg:y2="0.487cm"><text:p/></draw:line><draw:line draw:style-name="gr322" draw:text-style-name="P122" svg:x1="1.699cm" svg:y1="0.249cm" svg:x2="7.243cm" svg:y2="0.249cm"><text:p/></draw:line><draw:line draw:style-name="gr323" draw:text-style-name="P120" svg:x1="1.95cm" svg:y1="0.002cm" svg:x2="7.494cm" svg:y2="0.002cm"><text:p/></draw:line><draw:line draw:style-name="gr324" draw:text-style-name="P122" svg:x1="0.699cm" svg:y1="1.944cm" svg:x2="0.699cm" svg:y2="7.488cm"><text:p/></draw:line><draw:line draw:style-name="gr325" draw:text-style-name="P122" svg:x1="1.394cm" svg:y1="1.944cm" svg:x2="1.394cm" svg:y2="7.488cm"><text:p/></draw:line><draw:line draw:style-name="gr326" draw:text-style-name="P122" svg:x1="2.087cm" svg:y1="1.944cm" svg:x2="2.087cm" svg:y2="7.488cm"><text:p/></draw:line><draw:line draw:style-name="gr327" draw:text-style-name="P120" svg:x1="2.781cm" svg:y1="1.944cm" svg:x2="2.781cm" svg:y2="7.488cm"><text:p/></draw:line><draw:line draw:style-name="gr328" draw:text-style-name="P122" svg:x1="3.472cm" svg:y1="1.944cm" svg:x2="3.472cm" svg:y2="7.488cm"><text:p/></draw:line><draw:line draw:style-name="gr329" draw:text-style-name="P122" svg:x1="4.167cm" svg:y1="1.944cm" svg:x2="4.167cm" svg:y2="7.488cm"><text:p/></draw:line><draw:line draw:style-name="gr330" draw:text-style-name="P122" svg:x1="4.86cm" svg:y1="1.944cm" svg:x2="4.86cm" svg:y2="7.488cm"><text:p/></draw:line><draw:line draw:style-name="gr331" draw:text-style-name="P122" svg:x1="5.803cm" svg:y1="1.714cm" svg:x2="5.803cm" svg:y2="7.261cm"><text:p/></draw:line><draw:line draw:style-name="gr332" draw:text-style-name="P122" svg:x1="6.038cm" svg:y1="1.464cm" svg:x2="6.038cm" svg:y2="7.011cm"><text:p/></draw:line><draw:line draw:style-name="gr333" draw:text-style-name="P122" svg:x1="6.281cm" svg:y1="1.221cm" svg:x2="6.281cm" svg:y2="6.766cm"><text:p/></draw:line><draw:line draw:style-name="gr334" draw:text-style-name="P122" svg:x1="6.525cm" svg:y1="0.974cm" svg:x2="6.525cm" svg:y2="6.519cm"><text:p/></draw:line><draw:line draw:style-name="gr335" draw:text-style-name="P122" svg:x1="6.774cm" svg:y1="0.727cm" svg:x2="6.774cm" svg:y2="6.271cm"><text:p/></draw:line><draw:line draw:style-name="gr336" draw:text-style-name="P122" svg:x1="7.017cm" svg:y1="0.487cm" svg:x2="7.017cm" svg:y2="6.032cm"><text:p/></draw:line><draw:line draw:style-name="gr337" draw:text-style-name="P122" svg:x1="7.252cm" svg:y1="0.249cm" svg:x2="7.252cm" svg:y2="5.794cm"><text:p/></draw:line><draw:line draw:style-name="gr338" draw:text-style-name="P120" svg:x1="7.501cm" svg:y1="0.009cm" svg:x2="7.501cm" svg:y2="5.556cm"><text:p/></draw:line><draw:line draw:style-name="gr339" draw:text-style-name="P120" svg:x1="0.008cm" svg:y1="7.488cm" svg:x2="5.555cm" svg:y2="1.944cm"><text:p/></draw:line><draw:line draw:style-name="gr340" draw:text-style-name="P120" svg:x1="0.008cm" svg:y1="1.944cm" svg:x2="5.555cm" svg:y2="7.488cm"><text:p/></draw:line><draw:line draw:style-name="gr341" draw:text-style-name="P120" svg:x1="2.781cm" svg:y1="4.02cm" svg:x2="3.472cm" svg:y2="3.327cm"><text:p/></draw:line><draw:line draw:style-name="gr342" draw:text-style-name="P120" svg:x1="3.472cm" svg:y1="4.717cm" svg:x2="4.167cm" svg:y2="4.022cm"><text:p/></draw:line><draw:line draw:style-name="gr343" draw:text-style-name="P120" svg:x1="2.781cm" svg:y1="3.327cm" svg:x2="3.472cm" svg:y2="2.632cm"><text:p/></draw:line><draw:line draw:style-name="gr344" draw:text-style-name="P120" svg:x1="4.167cm" svg:y1="4.717cm" svg:x2="4.86cm" svg:y2="4.022cm"><text:p/></draw:line><draw:line draw:style-name="gr345" draw:text-style-name="P120" svg:x1="1.394cm" svg:y1="5.408cm" svg:x2="2.087cm" svg:y2="4.717cm"><text:p/></draw:line><draw:line draw:style-name="gr346" draw:text-style-name="P120" svg:x1="0.699cm" svg:y1="5.408cm" svg:x2="1.394cm" svg:y2="4.717cm"><text:p/></draw:line><draw:line draw:style-name="gr347" draw:text-style-name="P120" svg:x1="2.087cm" svg:y1="6.098cm" svg:x2="2.782cm" svg:y2="5.405cm"><text:p/></draw:line><draw:line draw:style-name="gr348" draw:text-style-name="P120" svg:x1="2.781cm" svg:y1="7.489cm" svg:x2="3.472cm" svg:y2="6.798cm"><text:p/></draw:line><draw:line draw:style-name="gr349" draw:text-style-name="P120" svg:x1="2.087cm" svg:y1="6.795cm" svg:x2="2.782cm" svg:y2="6.1cm"><text:p/></draw:line><draw:line draw:style-name="gr350" draw:text-style-name="P120" svg:x1="4.86cm" svg:y1="3.327cm" svg:x2="5.555cm" svg:y2="2.632cm"><text:p/></draw:line><draw:line draw:style-name="gr351" draw:text-style-name="P120" svg:x1="0.699cm" svg:y1="7.489cm" svg:x2="1.394cm" svg:y2="6.798cm"><text:p/></draw:line><draw:line draw:style-name="gr352" draw:text-style-name="P120" svg:x1="0.008cm" svg:y1="6.795cm" svg:x2="0.699cm" svg:y2="6.1cm"><text:p/></draw:line><draw:line draw:style-name="gr353" draw:text-style-name="P120" svg:x1="4.167cm" svg:y1="2.635cm" svg:x2="4.86cm" svg:y2="1.944cm"><text:p/></draw:line><draw:line draw:style-name="gr354" draw:text-style-name="P120" svg:x1="4.167cm" svg:y1="3.33cm" svg:x2="4.167cm" svg:y2="1.944cm"><text:p/></draw:line><draw:line draw:style-name="gr355" draw:text-style-name="P120" svg:x1="4.167cm" svg:y1="7.486cm" svg:x2="4.167cm" svg:y2="6.1cm"><text:p/></draw:line><draw:line draw:style-name="gr356" draw:text-style-name="P120" svg:x1="1.394cm" svg:y1="3.33cm" svg:x2="1.394cm" svg:y2="1.944cm"><text:p/></draw:line><draw:line draw:style-name="gr357" draw:text-style-name="P120" svg:x1="1.394cm" svg:y1="7.486cm" svg:x2="1.394cm" svg:y2="6.1cm"><text:p/></draw:line><draw:line draw:style-name="gr358" draw:text-style-name="P120" svg:x1="4.167cm" svg:y1="3.327cm" svg:x2="5.555cm" svg:y2="3.327cm"><text:p/></draw:line><draw:line draw:style-name="gr359" draw:text-style-name="P120" svg:x1="4.167cm" svg:y1="6.1cm" svg:x2="5.555cm" svg:y2="6.1cm"><text:p/></draw:line><draw:line draw:style-name="gr360" draw:text-style-name="P120" svg:x1="0.008cm" svg:y1="3.327cm" svg:x2="1.394cm" svg:y2="3.327cm"><text:p/></draw:line><draw:line draw:style-name="gr361" draw:text-style-name="P120" svg:x1="0.008cm" svg:y1="6.1cm" svg:x2="1.394cm" svg:y2="6.1cm"><text:p/></draw:line><draw:line draw:style-name="gr362" draw:text-style-name="P120" svg:x1="4.167cm" svg:y1="4.717cm" svg:x2="4.86cm" svg:y2="5.408cm"><text:p/></draw:line><draw:line draw:style-name="gr363" draw:text-style-name="P120" svg:x1="3.472cm" svg:y1="4.717cm" svg:x2="4.167cm" svg:y2="5.408cm"><text:p/></draw:line><draw:line draw:style-name="gr364" draw:text-style-name="P120" svg:x1="1.394cm" svg:y1="4.022cm" svg:x2="2.087cm" svg:y2="4.717cm"><text:p/></draw:line><draw:line draw:style-name="gr365" draw:text-style-name="P120" svg:x1="0.699cm" svg:y1="4.022cm" svg:x2="1.394cm" svg:y2="4.717cm"><text:p/></draw:line><draw:line draw:style-name="gr366" draw:text-style-name="P120" svg:x1="2.781cm" svg:y1="5.405cm" svg:x2="3.472cm" svg:y2="6.098cm"><text:p/></draw:line><draw:line draw:style-name="gr367" draw:text-style-name="P120" svg:x1="2.781cm" svg:y1="6.1cm" svg:x2="3.472cm" svg:y2="6.795cm"><text:p/></draw:line><draw:line draw:style-name="gr368" draw:text-style-name="P120" svg:x1="2.087cm" svg:y1="6.798cm" svg:x2="2.782cm" svg:y2="7.489cm"><text:p/></draw:line><draw:line draw:style-name="gr369" draw:text-style-name="P120" svg:x1="2.087cm" svg:y1="2.632cm" svg:x2="2.782cm" svg:y2="3.327cm"><text:p/></draw:line><draw:line draw:style-name="gr370" draw:text-style-name="P120" svg:x1="2.781cm" svg:y1="1.944cm" svg:x2="3.472cm" svg:y2="2.635cm"><text:p/></draw:line><draw:line draw:style-name="gr371" draw:text-style-name="P120" svg:x1="4.86cm" svg:y1="4.022cm" svg:x2="5.555cm" svg:y2="4.717cm"><text:p/></draw:line><draw:line draw:style-name="gr372" draw:text-style-name="P120" svg:x1="0.008cm" svg:y1="4.717cm" svg:x2="0.699cm" svg:y2="5.408cm"><text:p/></draw:line><draw:line draw:style-name="gr373" draw:text-style-name="P120" svg:x1="4.86cm" svg:y1="6.1cm" svg:x2="5.555cm" svg:y2="6.795cm"><text:p/></draw:line><draw:line draw:style-name="gr374" draw:text-style-name="P120" svg:x1="4.167cm" svg:y1="6.798cm" svg:x2="4.86cm" svg:y2="7.489cm"><text:p/></draw:line><draw:line draw:style-name="gr375" draw:text-style-name="P120" svg:x1="0.699cm" svg:y1="1.944cm" svg:x2="1.394cm" svg:y2="2.635cm"><text:p/></draw:line><draw:line draw:style-name="gr376" draw:text-style-name="P120" svg:x1="0.008cm" svg:y1="2.632cm" svg:x2="0.699cm" svg:y2="3.327cm"><text:p/></draw:line><draw:line draw:style-name="gr377" draw:text-style-name="P120" svg:x1="4.86cm" svg:y1="5.408cm" svg:x2="5.555cm" svg:y2="4.717cm"><text:p/></draw:line><draw:line draw:style-name="gr378" draw:text-style-name="P120" svg:x1="2.087cm" svg:y1="2.635cm" svg:x2="2.782cm" svg:y2="1.944cm"><text:p/></draw:line><draw:line draw:style-name="gr379" draw:text-style-name="P120" svg:x1="0.008cm" svg:y1="4.717cm" svg:x2="0.699cm" svg:y2="4.022cm"><text:p/></draw:line><draw:line draw:style-name="gr380" draw:text-style-name="P120" svg:x1="2.087cm" svg:y1="3.327cm" svg:x2="2.782cm" svg:y2="4.02cm"><text:p/></draw:line><draw:line draw:style-name="gr381" draw:text-style-name="P120" svg:x1="5.555cm" svg:y1="1.955cm" svg:x2="7.508cm" svg:y2="0.002cm"><text:p/></draw:line><draw:line draw:style-name="gr382" draw:text-style-name="P120" svg:x1="0.008cm" svg:y1="1.955cm" svg:x2="1.961cm" svg:y2="0.002cm"><text:p/></draw:line><draw:line draw:style-name="gr383" draw:text-style-name="P120" svg:x1="0.008cm" svg:y1="4.717cm" svg:x2="5.555cm" svg:y2="4.717cm"><text:p/></draw:line><draw:line draw:style-name="gr384" draw:text-style-name="P120" svg:x1="5.555cm" svg:y1="1.944cm" svg:x2="5.555cm" svg:y2="7.488cm"><text:p/></draw:line><draw:line draw:style-name="gr385" draw:text-style-name="P120" svg:x1="0.008cm" svg:y1="7.486cm" svg:x2="5.555cm" svg:y2="7.486cm"><text:p/></draw:line><draw:line draw:style-name="gr319" draw:text-style-name="P122" svg:x1="2.781cm" svg:y1="1.955cm" svg:x2="4.734cm" svg:y2="0.002cm"><text:p/></draw:line><draw:line draw:style-name="gr386" draw:text-style-name="P120" svg:x1="0.008cm" svg:y1="1.944cm" svg:x2="5.555cm" svg:y2="1.944cm"><text:p/></draw:line><draw:line draw:style-name="gr334" draw:text-style-name="P122" svg:x1="5.555cm" svg:y1="4.728cm" svg:x2="7.508cm" svg:y2="2.775cm"><text:p/></draw:line><draw:g draw:style-name="gr2"><draw:line draw:style-name="gr387" draw:text-style-name="P123" svg:x1="3.787cm" svg:y1="0.253cm" svg:x2="4.747cm" svg:y2="0.007cm"><text:p/></draw:line><draw:line draw:style-name="gr388" draw:text-style-name="P123" svg:x1="4.252cm" svg:y1="0.489cm" svg:x2="5.165cm" svg:y2="0.252cm"><text:p/></draw:line><draw:line draw:style-name="gr389" draw:text-style-name="P123" svg:x1="2.35cm" svg:y1="1.712cm" svg:x2="3.297cm" svg:y2="1.458cm"><text:p/></draw:line><draw:line draw:style-name="gr390" draw:text-style-name="P123" svg:x1="2.813cm" svg:y1="1.945cm" svg:x2="3.736cm" svg:y2="1.709cm"><text:p/></draw:line><draw:line draw:style-name="gr391" draw:text-style-name="P123" svg:x1="1.022cm" svg:y1="0.971cm" svg:x2="1.937cm" svg:y2="0.743cm"><text:p/></draw:line><draw:line draw:style-name="gr392" draw:text-style-name="P123" svg:x1="1.446cm" svg:y1="1.223cm" svg:x2="2.361cm" svg:y2="0.974cm"><text:p/></draw:line><draw:line draw:style-name="gr393" draw:text-style-name="P123" svg:x1="0.008cm" svg:y1="1.946cm" svg:x2="7.508cm" svg:y2="0.007cm"><text:p/></draw:line><draw:line draw:style-name="gr394" draw:text-style-name="P123" svg:x1="0.699cm" svg:y1="1.945cm" svg:x2="1.667cm" svg:y2="1.699cm"><text:p/></draw:line><draw:line draw:style-name="gr395" draw:text-style-name="P123" svg:x1="0.292cm" svg:y1="1.708cm" svg:x2="1.207cm" svg:y2="1.459cm"><text:p/></draw:line><draw:line draw:style-name="gr396" draw:text-style-name="P123" svg:x1="5.901cm" svg:y1="0.256cm" svg:x2="6.816cm" svg:y2="0.007cm"><text:p/></draw:line><draw:line draw:style-name="gr397" draw:text-style-name="P123" svg:x1="6.32cm" svg:y1="0.488cm" svg:x2="7.243cm" svg:y2="0.252cm"><text:p/></draw:line><draw:line draw:style-name="gr398" draw:text-style-name="P123" svg:x1="5.6cm" svg:y1="1.223cm" svg:x2="6.515cm" svg:y2="0.974cm"><text:p/></draw:line><draw:line draw:style-name="gr399" draw:text-style-name="P123" svg:x1="5.16cm" svg:y1="0.972cm" svg:x2="6.107cm" svg:y2="0.741cm"><text:p/></draw:line><draw:line draw:style-name="gr400" draw:text-style-name="P123" svg:x1="1.964cm" svg:y1="0.007cm" svg:x2="5.569cm" svg:y2="1.931cm"><text:p/></draw:line><draw:line draw:style-name="gr401" draw:text-style-name="P123" svg:x1="1.731cm" svg:y1="0.252cm" svg:x2="2.202cm" svg:y2="0.478cm"><text:p/></draw:line><draw:line draw:style-name="gr402" draw:text-style-name="P123" svg:x1="2.627cm" svg:y1="0.025cm" svg:x2="3.098cm" svg:y2="0.251cm"><text:p/></draw:line><draw:line draw:style-name="gr403" draw:text-style-name="P123" svg:x1="1.001cm" svg:y1="0.99cm" svg:x2="1.446cm" svg:y2="1.223cm"><text:p/></draw:line><draw:line draw:style-name="gr404" draw:text-style-name="P123" svg:x1="1.927cm" svg:y1="0.75cm" svg:x2="2.398cm" svg:y2="0.976cm"><text:p/></draw:line><draw:line draw:style-name="gr405" draw:text-style-name="P123" svg:x1="2.342cm" svg:y1="1.709cm" svg:x2="2.813cm" svg:y2="1.935cm"><text:p/></draw:line><draw:line draw:style-name="gr406" draw:text-style-name="P123" svg:x1="3.297cm" svg:y1="1.458cm" svg:x2="3.736cm" svg:y2="1.71cm"><text:p/></draw:line><draw:line draw:style-name="gr407" draw:text-style-name="P123" svg:x1="4.442cm" svg:y1="1.704cm" svg:x2="4.913cm" svg:y2="1.93cm"><text:p/></draw:line><draw:line draw:style-name="gr408" draw:text-style-name="P123" svg:x1="5.368cm" svg:y1="1.468cm" svg:x2="5.839cm" svg:y2="1.694cm"><text:p/></draw:line><draw:line draw:style-name="gr409" draw:text-style-name="P123" svg:x1="3.787cm" svg:y1="0.252cm" svg:x2="4.303cm" svg:y2="0.468cm"><text:p/></draw:line><draw:line draw:style-name="gr410" draw:text-style-name="P123" svg:x1="4.748cm" svg:y1="0.016cm" svg:x2="5.165cm" svg:y2="0.252cm"><text:p/></draw:line><draw:line draw:style-name="gr411" draw:text-style-name="P123" svg:x1="3.536cm" svg:y1="0.487cm" svg:x2="4.007cm" svg:y2="0.737cm"><text:p/></draw:line><draw:line draw:style-name="gr412" draw:text-style-name="P123" svg:x1="3.546cm" svg:y1="1.226cm" svg:x2="3.987cm" svg:y2="1.458cm"><text:p/></draw:line><draw:line draw:style-name="gr413" draw:text-style-name="P123" svg:x1="4.458cm" svg:y1="0.973cm" svg:x2="4.894cm" svg:y2="1.225cm"><text:p/></draw:line><draw:line draw:style-name="gr414" draw:text-style-name="P123" svg:x1="2.593cm" svg:y1="0.736cm" svg:x2="3.064cm" svg:y2="0.962cm"><text:p/></draw:line><draw:line draw:style-name="gr415" draw:text-style-name="P123" svg:x1="1.477cm" svg:y1="0.489cm" svg:x2="2.853cm" svg:y2="0.489cm"><text:p/></draw:line><draw:line draw:style-name="gr416" draw:text-style-name="P123" svg:x1="0.53cm" svg:y1="1.459cm" svg:x2="1.906cm" svg:y2="1.459cm"><text:p/></draw:line><draw:line draw:style-name="gr417" draw:text-style-name="P123" svg:x1="5.637cm" svg:y1="0.489cm" svg:x2="7.013cm" svg:y2="0.489cm"><text:p/></draw:line><draw:line draw:style-name="gr418" draw:text-style-name="P123" svg:x1="4.696cm" svg:y1="1.459cm" svg:x2="6.072cm" svg:y2="1.459cm"><text:p/></draw:line><draw:line draw:style-name="gr419" draw:text-style-name="P123" svg:x1="2.584cm" svg:y1="1.458cm" svg:x2="3.504cm" svg:y2="1.224cm"><text:p/></draw:line><draw:line draw:style-name="gr420" draw:text-style-name="P123" svg:x1="2.149cm" svg:y1="1.223cm" svg:x2="3.064cm" svg:y2="0.974cm"><text:p/></draw:line><draw:line draw:style-name="gr421" draw:text-style-name="P123" svg:x1="4.007cm" svg:y1="0.737cm" svg:x2="4.943cm" svg:y2="0.489cm"><text:p/></draw:line><draw:line draw:style-name="gr422" draw:text-style-name="P123" svg:x1="4.458cm" svg:y1="0.971cm" svg:x2="5.378cm" svg:y2="0.736cm"><text:p/></draw:line><draw:line draw:style-name="gr423" draw:text-style-name="P123" svg:x1="1.394cm" svg:y1="1.945cm" svg:x2="1.906cm" svg:y2="1.459cm"><text:p/></draw:line><draw:line draw:style-name="gr424" draw:text-style-name="P123" svg:x1="2.869cm" svg:y1="0.491cm" svg:x2="3.366cm" svg:y2="0.002cm"><text:p/></draw:line><draw:line draw:style-name="gr425" draw:text-style-name="P123" svg:x1="4.167cm" svg:y1="1.93cm" svg:x2="4.678cm" svg:y2="1.458cm"><text:p/></draw:line><draw:line draw:style-name="gr426" draw:text-style-name="P123" svg:x1="5.644cm" svg:y1="0.496cm" svg:x2="6.122cm" svg:y2="0.007cm"><text:p/></draw:line><draw:line draw:style-name="gr427" draw:text-style-name="P123" svg:x1="5.16cm" svg:y1="0.972cm" svg:x2="5.6cm" svg:y2="1.225cm"><text:p/></draw:line><draw:line draw:style-name="gr428" draw:text-style-name="P123" svg:x1="6.107cm" svg:y1="0.736cm" svg:x2="6.525cm" svg:y2="0.975cm"><text:p/></draw:line></draw:g><draw:g draw:style-name="gr2"><draw:line draw:style-name="gr429" draw:text-style-name="P123" svg:x1="5.815cm" svg:y1="3.781cm" svg:x2="5.569cm" svg:y2="4.741cm"><text:p/></draw:line><draw:line draw:style-name="gr430" draw:text-style-name="P123" svg:x1="6.052cm" svg:y1="4.246cm" svg:x2="5.815cm" svg:y2="5.159cm"><text:p/></draw:line><draw:line draw:style-name="gr431" draw:text-style-name="P123" svg:x1="7.275cm" svg:y1="2.344cm" svg:x2="7.021cm" svg:y2="3.291cm"><text:p/></draw:line><draw:line draw:style-name="gr432" draw:text-style-name="P123" svg:x1="7.508cm" svg:y1="2.805cm" svg:x2="7.272cm" svg:y2="3.728cm"><text:p/></draw:line><draw:line draw:style-name="gr433" draw:text-style-name="P123" svg:x1="6.536cm" svg:y1="1.016cm" svg:x2="6.308cm" svg:y2="1.931cm"><text:p/></draw:line><draw:line draw:style-name="gr434" draw:text-style-name="P123" svg:x1="6.788cm" svg:y1="1.438cm" svg:x2="6.539cm" svg:y2="2.353cm"><text:p/></draw:line><draw:line draw:style-name="gr435" draw:text-style-name="P123" svg:x1="7.508cm" svg:y1="0.002cm" svg:x2="5.569cm" svg:y2="7.502cm"><text:p/></draw:line><draw:line draw:style-name="gr436" draw:text-style-name="P123" svg:x1="7.508cm" svg:y1="0.693cm" svg:x2="7.262cm" svg:y2="1.661cm"><text:p/></draw:line><draw:line draw:style-name="gr437" draw:text-style-name="P123" svg:x1="7.271cm" svg:y1="0.286cm" svg:x2="7.022cm" svg:y2="1.201cm"><text:p/></draw:line><draw:line draw:style-name="gr438" draw:text-style-name="P123" svg:x1="5.818cm" svg:y1="5.895cm" svg:x2="5.569cm" svg:y2="6.81cm"><text:p/></draw:line><draw:line draw:style-name="gr439" draw:text-style-name="P123" svg:x1="6.051cm" svg:y1="6.314cm" svg:x2="5.815cm" svg:y2="7.237cm"><text:p/></draw:line><draw:line draw:style-name="gr440" draw:text-style-name="P123" svg:x1="6.788cm" svg:y1="5.592cm" svg:x2="6.539cm" svg:y2="6.507cm"><text:p/></draw:line><draw:line draw:style-name="gr441" draw:text-style-name="P123" svg:x1="6.535cm" svg:y1="5.154cm" svg:x2="6.304cm" svg:y2="6.101cm"><text:p/></draw:line><draw:line draw:style-name="gr442" draw:text-style-name="P123" svg:x1="5.569cm" svg:y1="1.958cm" svg:x2="7.493cm" svg:y2="5.563cm"><text:p/></draw:line><draw:line draw:style-name="gr443" draw:text-style-name="P123" svg:x1="5.815cm" svg:y1="1.725cm" svg:x2="6.041cm" svg:y2="2.196cm"><text:p/></draw:line><draw:line draw:style-name="gr444" draw:text-style-name="P123" svg:x1="5.59cm" svg:y1="2.621cm" svg:x2="5.816cm" svg:y2="3.092cm"><text:p/></draw:line><draw:line draw:style-name="gr445" draw:text-style-name="P123" svg:x1="6.555cm" svg:y1="0.995cm" svg:x2="6.788cm" svg:y2="1.44cm"><text:p/></draw:line><draw:line draw:style-name="gr446" draw:text-style-name="P123" svg:x1="6.313cm" svg:y1="1.921cm" svg:x2="6.539cm" svg:y2="2.392cm"><text:p/></draw:line><draw:line draw:style-name="gr447" draw:text-style-name="P123" svg:x1="7.272cm" svg:y1="2.334cm" svg:x2="7.498cm" svg:y2="2.805cm"><text:p/></draw:line><draw:line draw:style-name="gr448" draw:text-style-name="P123" svg:x1="7.021cm" svg:y1="3.29cm" svg:x2="7.273cm" svg:y2="3.729cm"><text:p/></draw:line><draw:line draw:style-name="gr449" draw:text-style-name="P123" svg:x1="7.267cm" svg:y1="4.436cm" svg:x2="7.493cm" svg:y2="4.907cm"><text:p/></draw:line><draw:line draw:style-name="gr450" draw:text-style-name="P123" svg:x1="7.033cm" svg:y1="5.362cm" svg:x2="7.259cm" svg:y2="5.833cm"><text:p/></draw:line><draw:line draw:style-name="gr451" draw:text-style-name="P123" svg:x1="5.815cm" svg:y1="3.781cm" svg:x2="6.031cm" svg:y2="4.297cm"><text:p/></draw:line><draw:line draw:style-name="gr452" draw:text-style-name="P123" svg:x1="5.579cm" svg:y1="4.74cm" svg:x2="5.815cm" svg:y2="5.157cm"><text:p/></draw:line><draw:line draw:style-name="gr453" draw:text-style-name="P123" svg:x1="6.05cm" svg:y1="3.53cm" svg:x2="6.3cm" svg:y2="4.001cm"><text:p/></draw:line><draw:line draw:style-name="gr454" draw:text-style-name="P123" svg:x1="6.789cm" svg:y1="3.54cm" svg:x2="7.021cm" svg:y2="3.981cm"><text:p/></draw:line><draw:line draw:style-name="gr455" draw:text-style-name="P123" svg:x1="6.536cm" svg:y1="4.452cm" svg:x2="6.788cm" svg:y2="4.888cm"><text:p/></draw:line><draw:line draw:style-name="gr456" draw:text-style-name="P123" svg:x1="6.301cm" svg:y1="2.587cm" svg:x2="6.527cm" svg:y2="3.058cm"><text:p/></draw:line><draw:line draw:style-name="gr457" draw:text-style-name="P123" svg:x1="6.054cm" svg:y1="1.471cm" svg:x2="6.054cm" svg:y2="2.847cm"><text:p/></draw:line><draw:line draw:style-name="gr458" draw:text-style-name="P123" svg:x1="7.022cm" svg:y1="0.524cm" svg:x2="7.022cm" svg:y2="1.9cm"><text:p/></draw:line><draw:line draw:style-name="gr459" draw:text-style-name="P123" svg:x1="6.054cm" svg:y1="5.629cm" svg:x2="6.054cm" svg:y2="7.005cm"><text:p/></draw:line><draw:line draw:style-name="gr460" draw:text-style-name="P123" svg:x1="7.022cm" svg:y1="4.69cm" svg:x2="7.022cm" svg:y2="6.066cm"><text:p/></draw:line><draw:line draw:style-name="gr461" draw:text-style-name="P123" svg:x1="7.021cm" svg:y1="2.578cm" svg:x2="6.787cm" svg:y2="3.498cm"><text:p/></draw:line><draw:line draw:style-name="gr462" draw:text-style-name="P123" svg:x1="6.788cm" svg:y1="2.143cm" svg:x2="6.539cm" svg:y2="3.058cm"><text:p/></draw:line><draw:line draw:style-name="gr463" draw:text-style-name="P123" svg:x1="6.3cm" svg:y1="4.001cm" svg:x2="6.052cm" svg:y2="4.937cm"><text:p/></draw:line><draw:line draw:style-name="gr464" draw:text-style-name="P123" svg:x1="6.536cm" svg:y1="4.452cm" svg:x2="6.301cm" svg:y2="5.372cm"><text:p/></draw:line><draw:line draw:style-name="gr465" draw:text-style-name="P123" svg:x1="7.508cm" svg:y1="1.388cm" svg:x2="7.022cm" svg:y2="1.9cm"><text:p/></draw:line><draw:line draw:style-name="gr466" draw:text-style-name="P123" svg:x1="6.054cm" svg:y1="2.863cm" svg:x2="5.565cm" svg:y2="3.36cm"><text:p/></draw:line><draw:line draw:style-name="gr467" draw:text-style-name="P123" svg:x1="7.493cm" svg:y1="4.161cm" svg:x2="7.021cm" svg:y2="4.672cm"><text:p/></draw:line><draw:line draw:style-name="gr468" draw:text-style-name="P123" svg:x1="6.058cm" svg:y1="5.636cm" svg:x2="5.569cm" svg:y2="6.114cm"><text:p/></draw:line><draw:line draw:style-name="gr469" draw:text-style-name="P123" svg:x1="6.535cm" svg:y1="5.154cm" svg:x2="6.788cm" svg:y2="5.594cm"><text:p/></draw:line><draw:line draw:style-name="gr470" draw:text-style-name="P123" svg:x1="6.3cm" svg:y1="6.1cm" svg:x2="6.539cm" svg:y2="6.518cm"><text:p/></draw:line></draw:g><draw:g draw:style-name="gr2"><draw:line draw:style-name="gr296" draw:text-style-name="P120" svg:x1="0cm" svg:y1="1.942cm" svg:x2="0cm" svg:y2="7.486cm"><text:p/></draw:line><draw:line draw:style-name="gr297" draw:text-style-name="P122" svg:x1="0.691cm" svg:y1="1.953cm" svg:x2="2.648cm" svg:y2="0cm"><text:p/></draw:line><draw:line draw:style-name="gr298" draw:text-style-name="P122" svg:x1="1.386cm" svg:y1="1.953cm" svg:x2="3.341cm" svg:y2="0cm"><text:p/></draw:line><draw:line draw:style-name="gr299" draw:text-style-name="P122" svg:x1="2.079cm" svg:y1="1.953cm" svg:x2="4.036cm" svg:y2="0cm"><text:p/></draw:line><draw:line draw:style-name="gr471" draw:text-style-name="P122" svg:x1="2.773cm" svg:y1="1.953cm" svg:x2="4.726cm" svg:y2="0cm"><text:p/></draw:line><draw:line draw:style-name="gr300" draw:text-style-name="P122" svg:x1="3.464cm" svg:y1="1.953cm" svg:x2="5.421cm" svg:y2="0cm"><text:p/></draw:line><draw:line draw:style-name="gr301" draw:text-style-name="P122" svg:x1="4.159cm" svg:y1="1.953cm" svg:x2="6.114cm" svg:y2="0cm"><text:p/></draw:line><draw:line draw:style-name="gr302" draw:text-style-name="P122" svg:x1="4.852cm" svg:y1="1.953cm" svg:x2="6.809cm" svg:y2="0cm"><text:p/></draw:line><draw:line draw:style-name="gr303" draw:text-style-name="P122" svg:x1="5.547cm" svg:y1="2.647cm" svg:x2="7.5cm" svg:y2="0.69cm"><text:p/></draw:line><draw:line draw:style-name="gr304" draw:text-style-name="P122" svg:x1="5.547cm" svg:y1="3.34cm" svg:x2="7.5cm" svg:y2="1.385cm"><text:p/></draw:line><draw:line draw:style-name="gr305" draw:text-style-name="P122" svg:x1="5.547cm" svg:y1="4.036cm" svg:x2="7.5cm" svg:y2="2.079cm"><text:p/></draw:line><draw:line draw:style-name="gr472" draw:text-style-name="P122" svg:x1="5.547cm" svg:y1="4.727cm" svg:x2="7.5cm" svg:y2="2.774cm"><text:p/></draw:line><draw:line draw:style-name="gr306" draw:text-style-name="P122" svg:x1="5.547cm" svg:y1="5.421cm" svg:x2="7.5cm" svg:y2="3.464cm"><text:p/></draw:line><draw:line draw:style-name="gr307" draw:text-style-name="P122" svg:x1="5.547cm" svg:y1="6.114cm" svg:x2="7.5cm" svg:y2="4.159cm"><text:p/></draw:line><draw:line draw:style-name="gr308" draw:text-style-name="P122" svg:x1="5.547cm" svg:y1="6.808cm" svg:x2="7.5cm" svg:y2="4.851cm"><text:p/></draw:line><draw:line draw:style-name="gr309" draw:text-style-name="P120" svg:x1="5.547cm" svg:y1="7.499cm" svg:x2="7.5cm" svg:y2="5.546cm"><text:p/></draw:line><draw:line draw:style-name="gr310" draw:text-style-name="P122" svg:x1="0cm" svg:y1="2.632cm" svg:x2="5.547cm" svg:y2="2.632cm"><text:p/></draw:line><draw:line draw:style-name="gr311" draw:text-style-name="P122" svg:x1="0cm" svg:y1="3.327cm" svg:x2="5.547cm" svg:y2="3.327cm"><text:p/></draw:line><draw:line draw:style-name="gr312" draw:text-style-name="P122" svg:x1="0cm" svg:y1="4.021cm" svg:x2="5.547cm" svg:y2="4.021cm"><text:p/></draw:line><draw:line draw:style-name="gr313" draw:text-style-name="P122" svg:x1="0cm" svg:y1="5.405cm" svg:x2="5.547cm" svg:y2="5.405cm"><text:p/></draw:line><draw:line draw:style-name="gr314" draw:text-style-name="P122" svg:x1="0cm" svg:y1="6.099cm" svg:x2="5.547cm" svg:y2="6.099cm"><text:p/></draw:line><draw:line draw:style-name="gr315" draw:text-style-name="P122" svg:x1="0cm" svg:y1="6.794cm" svg:x2="5.547cm" svg:y2="6.794cm"><text:p/></draw:line><draw:line draw:style-name="gr316" draw:text-style-name="P122" svg:x1="0.234cm" svg:y1="1.706cm" svg:x2="5.781cm" svg:y2="1.706cm"><text:p/></draw:line><draw:line draw:style-name="gr317" draw:text-style-name="P122" svg:x1="0.485cm" svg:y1="1.455cm" svg:x2="6.03cm" svg:y2="1.455cm"><text:p/></draw:line><draw:line draw:style-name="gr318" draw:text-style-name="P122" svg:x1="0.721cm" svg:y1="1.221cm" svg:x2="6.268cm" svg:y2="1.221cm"><text:p/></draw:line><draw:line draw:style-name="gr473" draw:text-style-name="P122" svg:x1="0.97cm" svg:y1="0.97cm" svg:x2="6.517cm" svg:y2="0.97cm"><text:p/></draw:line><draw:line draw:style-name="gr320" draw:text-style-name="P122" svg:x1="1.206cm" svg:y1="0.735cm" svg:x2="6.753cm" svg:y2="0.735cm"><text:p/></draw:line><draw:line draw:style-name="gr321" draw:text-style-name="P122" svg:x1="1.455cm" svg:y1="0.485cm" svg:x2="7cm" svg:y2="0.485cm"><text:p/></draw:line><draw:line draw:style-name="gr322" draw:text-style-name="P122" svg:x1="1.691cm" svg:y1="0.249cm" svg:x2="7.235cm" svg:y2="0.249cm"><text:p/></draw:line><draw:line draw:style-name="gr323" draw:text-style-name="P120" svg:x1="1.942cm" svg:y1="0cm" svg:x2="7.486cm" svg:y2="0cm"><text:p/></draw:line><draw:line draw:style-name="gr324" draw:text-style-name="P122" svg:x1="0.691cm" svg:y1="1.942cm" svg:x2="0.691cm" svg:y2="7.486cm"><text:p/></draw:line><draw:line draw:style-name="gr325" draw:text-style-name="P122" svg:x1="1.386cm" svg:y1="1.942cm" svg:x2="1.386cm" svg:y2="7.486cm"><text:p/></draw:line><draw:line draw:style-name="gr326" draw:text-style-name="P122" svg:x1="2.079cm" svg:y1="1.942cm" svg:x2="2.079cm" svg:y2="7.486cm"><text:p/></draw:line><draw:line draw:style-name="gr474" draw:text-style-name="P120" svg:x1="2.773cm" svg:y1="1.942cm" svg:x2="2.773cm" svg:y2="7.486cm"><text:p/></draw:line><draw:line draw:style-name="gr328" draw:text-style-name="P122" svg:x1="3.464cm" svg:y1="1.942cm" svg:x2="3.464cm" svg:y2="7.486cm"><text:p/></draw:line><draw:line draw:style-name="gr329" draw:text-style-name="P122" svg:x1="4.159cm" svg:y1="1.942cm" svg:x2="4.159cm" svg:y2="7.486cm"><text:p/></draw:line><draw:line draw:style-name="gr330" draw:text-style-name="P122" svg:x1="4.852cm" svg:y1="1.942cm" svg:x2="4.852cm" svg:y2="7.486cm"><text:p/></draw:line><draw:line draw:style-name="gr331" draw:text-style-name="P122" svg:x1="5.795cm" svg:y1="1.712cm" svg:x2="5.795cm" svg:y2="7.259cm"><text:p/></draw:line><draw:line draw:style-name="gr332" draw:text-style-name="P122" svg:x1="6.03cm" svg:y1="1.461cm" svg:x2="6.03cm" svg:y2="7.008cm"><text:p/></draw:line><draw:line draw:style-name="gr333" draw:text-style-name="P122" svg:x1="6.273cm" svg:y1="1.221cm" svg:x2="6.273cm" svg:y2="6.766cm"><text:p/></draw:line><draw:line draw:style-name="gr475" draw:text-style-name="P122" svg:x1="6.517cm" svg:y1="0.974cm" svg:x2="6.517cm" svg:y2="6.519cm"><text:p/></draw:line><draw:line draw:style-name="gr335" draw:text-style-name="P122" svg:x1="6.766cm" svg:y1="0.727cm" svg:x2="6.766cm" svg:y2="6.271cm"><text:p/></draw:line><draw:line draw:style-name="gr336" draw:text-style-name="P122" svg:x1="7.009cm" svg:y1="0.485cm" svg:x2="7.009cm" svg:y2="6.03cm"><text:p/></draw:line><draw:line draw:style-name="gr337" draw:text-style-name="P122" svg:x1="7.244cm" svg:y1="0.249cm" svg:x2="7.244cm" svg:y2="5.794cm"><text:p/></draw:line><draw:line draw:style-name="gr338" draw:text-style-name="P120" svg:x1="7.493cm" svg:y1="0.007cm" svg:x2="7.493cm" svg:y2="5.554cm"><text:p/></draw:line><draw:line draw:style-name="gr476" draw:text-style-name="P120" svg:x1="0cm" svg:y1="7.486cm" svg:x2="5.547cm" svg:y2="1.942cm"><text:p/></draw:line><draw:line draw:style-name="gr477" draw:text-style-name="P120" svg:x1="0cm" svg:y1="1.942cm" svg:x2="5.547cm" svg:y2="7.486cm"><text:p/></draw:line><draw:line draw:style-name="gr478" draw:text-style-name="P120" svg:x1="2.773cm" svg:y1="4.02cm" svg:x2="3.464cm" svg:y2="3.327cm"><text:p/></draw:line><draw:line draw:style-name="gr479" draw:text-style-name="P120" svg:x1="3.464cm" svg:y1="4.716cm" svg:x2="4.159cm" svg:y2="4.021cm"><text:p/></draw:line><draw:line draw:style-name="gr480" draw:text-style-name="P120" svg:x1="2.773cm" svg:y1="3.327cm" svg:x2="3.464cm" svg:y2="2.632cm"><text:p/></draw:line><draw:line draw:style-name="gr481" draw:text-style-name="P120" svg:x1="4.159cm" svg:y1="4.716cm" svg:x2="4.852cm" svg:y2="4.021cm"><text:p/></draw:line><draw:line draw:style-name="gr482" draw:text-style-name="P120" svg:x1="1.386cm" svg:y1="5.407cm" svg:x2="2.079cm" svg:y2="4.716cm"><text:p/></draw:line><draw:line draw:style-name="gr483" draw:text-style-name="P120" svg:x1="0.691cm" svg:y1="5.407cm" svg:x2="1.386cm" svg:y2="4.716cm"><text:p/></draw:line><draw:line draw:style-name="gr484" draw:text-style-name="P120" svg:x1="2.079cm" svg:y1="6.098cm" svg:x2="2.774cm" svg:y2="5.405cm"><text:p/></draw:line><draw:line draw:style-name="gr485" draw:text-style-name="P120" svg:x1="2.773cm" svg:y1="7.485cm" svg:x2="3.464cm" svg:y2="6.794cm"><text:p/></draw:line><draw:line draw:style-name="gr486" draw:text-style-name="P120" svg:x1="2.079cm" svg:y1="6.794cm" svg:x2="2.774cm" svg:y2="6.099cm"><text:p/></draw:line><draw:line draw:style-name="gr487" draw:text-style-name="P120" svg:x1="4.852cm" svg:y1="3.327cm" svg:x2="5.547cm" svg:y2="2.632cm"><text:p/></draw:line><draw:line draw:style-name="gr488" draw:text-style-name="P120" svg:x1="0.691cm" svg:y1="7.485cm" svg:x2="1.386cm" svg:y2="6.794cm"><text:p/></draw:line><draw:line draw:style-name="gr489" draw:text-style-name="P120" svg:x1="0cm" svg:y1="6.794cm" svg:x2="0.691cm" svg:y2="6.099cm"><text:p/></draw:line><draw:line draw:style-name="gr490" draw:text-style-name="P120" svg:x1="4.159cm" svg:y1="2.633cm" svg:x2="4.852cm" svg:y2="1.942cm"><text:p/></draw:line><draw:line draw:style-name="gr491" draw:text-style-name="P120" svg:x1="4.159cm" svg:y1="3.328cm" svg:x2="4.159cm" svg:y2="1.942cm"><text:p/></draw:line><draw:line draw:style-name="gr492" draw:text-style-name="P120" svg:x1="4.159cm" svg:y1="7.485cm" svg:x2="4.159cm" svg:y2="6.099cm"><text:p/></draw:line><draw:line draw:style-name="gr493" draw:text-style-name="P120" svg:x1="1.386cm" svg:y1="3.328cm" svg:x2="1.386cm" svg:y2="1.942cm"><text:p/></draw:line><draw:line draw:style-name="gr494" draw:text-style-name="P120" svg:x1="1.386cm" svg:y1="7.485cm" svg:x2="1.386cm" svg:y2="6.099cm"><text:p/></draw:line><draw:line draw:style-name="gr495" draw:text-style-name="P120" svg:x1="4.159cm" svg:y1="3.327cm" svg:x2="5.547cm" svg:y2="3.327cm"><text:p/></draw:line><draw:line draw:style-name="gr496" draw:text-style-name="P120" svg:x1="4.159cm" svg:y1="6.099cm" svg:x2="5.547cm" svg:y2="6.099cm"><text:p/></draw:line><draw:line draw:style-name="gr497" draw:text-style-name="P120" svg:x1="0cm" svg:y1="3.327cm" svg:x2="1.386cm" svg:y2="3.327cm"><text:p/></draw:line><draw:line draw:style-name="gr498" draw:text-style-name="P120" svg:x1="0cm" svg:y1="6.099cm" svg:x2="1.386cm" svg:y2="6.099cm"><text:p/></draw:line><draw:line draw:style-name="gr499" draw:text-style-name="P120" svg:x1="4.159cm" svg:y1="4.716cm" svg:x2="4.852cm" svg:y2="5.407cm"><text:p/></draw:line><draw:line draw:style-name="gr500" draw:text-style-name="P120" svg:x1="3.464cm" svg:y1="4.716cm" svg:x2="4.159cm" svg:y2="5.407cm"><text:p/></draw:line><draw:line draw:style-name="gr501" draw:text-style-name="P120" svg:x1="1.386cm" svg:y1="4.021cm" svg:x2="2.079cm" svg:y2="4.716cm"><text:p/></draw:line><draw:line draw:style-name="gr502" draw:text-style-name="P120" svg:x1="0.691cm" svg:y1="4.021cm" svg:x2="1.386cm" svg:y2="4.716cm"><text:p/></draw:line><draw:line draw:style-name="gr503" draw:text-style-name="P120" svg:x1="2.773cm" svg:y1="5.405cm" svg:x2="3.464cm" svg:y2="6.098cm"><text:p/></draw:line><draw:line draw:style-name="gr504" draw:text-style-name="P120" svg:x1="2.773cm" svg:y1="6.099cm" svg:x2="3.464cm" svg:y2="6.794cm"><text:p/></draw:line><draw:line draw:style-name="gr505" draw:text-style-name="P120" svg:x1="2.079cm" svg:y1="6.794cm" svg:x2="2.774cm" svg:y2="7.485cm"><text:p/></draw:line><draw:line draw:style-name="gr506" draw:text-style-name="P120" svg:x1="2.079cm" svg:y1="2.632cm" svg:x2="2.774cm" svg:y2="3.327cm"><text:p/></draw:line><draw:line draw:style-name="gr507" draw:text-style-name="P120" svg:x1="2.773cm" svg:y1="1.942cm" svg:x2="3.464cm" svg:y2="2.633cm"><text:p/></draw:line><draw:line draw:style-name="gr508" draw:text-style-name="P120" svg:x1="4.852cm" svg:y1="4.021cm" svg:x2="5.547cm" svg:y2="4.716cm"><text:p/></draw:line><draw:line draw:style-name="gr509" draw:text-style-name="P120" svg:x1="0cm" svg:y1="4.716cm" svg:x2="0.691cm" svg:y2="5.407cm"><text:p/></draw:line><draw:line draw:style-name="gr510" draw:text-style-name="P120" svg:x1="4.852cm" svg:y1="6.099cm" svg:x2="5.547cm" svg:y2="6.794cm"><text:p/></draw:line><draw:line draw:style-name="gr511" draw:text-style-name="P120" svg:x1="4.159cm" svg:y1="6.794cm" svg:x2="4.852cm" svg:y2="7.485cm"><text:p/></draw:line><draw:line draw:style-name="gr512" draw:text-style-name="P120" svg:x1="0.691cm" svg:y1="1.942cm" svg:x2="1.386cm" svg:y2="2.633cm"><text:p/></draw:line><draw:line draw:style-name="gr513" draw:text-style-name="P120" svg:x1="0cm" svg:y1="2.632cm" svg:x2="0.691cm" svg:y2="3.327cm"><text:p/></draw:line><draw:line draw:style-name="gr514" draw:text-style-name="P120" svg:x1="4.852cm" svg:y1="5.407cm" svg:x2="5.547cm" svg:y2="4.716cm"><text:p/></draw:line><draw:line draw:style-name="gr515" draw:text-style-name="P120" svg:x1="2.079cm" svg:y1="2.633cm" svg:x2="2.774cm" svg:y2="1.942cm"><text:p/></draw:line><draw:line draw:style-name="gr516" draw:text-style-name="P120" svg:x1="0cm" svg:y1="4.716cm" svg:x2="0.691cm" svg:y2="4.021cm"><text:p/></draw:line><draw:line draw:style-name="gr517" draw:text-style-name="P120" svg:x1="2.079cm" svg:y1="3.327cm" svg:x2="2.774cm" svg:y2="4.02cm"><text:p/></draw:line><draw:line draw:style-name="gr381" draw:text-style-name="P120" svg:x1="5.547cm" svg:y1="1.953cm" svg:x2="7.5cm" svg:y2="0cm"><text:p/></draw:line><draw:line draw:style-name="gr382" draw:text-style-name="P120" svg:x1="0cm" svg:y1="1.953cm" svg:x2="1.953cm" svg:y2="0cm"><text:p/></draw:line><draw:line draw:style-name="gr518" draw:text-style-name="P120" svg:x1="0cm" svg:y1="4.716cm" svg:x2="5.547cm" svg:y2="4.716cm"><text:p/></draw:line><draw:line draw:style-name="gr384" draw:text-style-name="P120" svg:x1="5.547cm" svg:y1="1.942cm" svg:x2="5.547cm" svg:y2="7.486cm"><text:p/></draw:line><draw:line draw:style-name="gr386" draw:text-style-name="P120" svg:x1="0cm" svg:y1="1.942cm" svg:x2="5.547cm" svg:y2="1.942cm"><text:p/></draw:line><draw:line draw:style-name="gr385" draw:text-style-name="P120" svg:x1="0cm" svg:y1="7.484cm" svg:x2="5.547cm" svg:y2="7.484cm"><text:p/></draw:line></draw:g></draw:g></text:p>
      <text:list xml:id="list172112969416322" text:continue-numbering="true" text:style-name="_5f_Numérotation_20_des_20_exercices">
        <text:list-item>
          <text:h text:style-name="_5f_Titre_5f_Exercices_5f_sans_5f_Titre" text:outline-level="1"><text:span text:style-name="_5f_Caractères">En collant des petits cubes identiques de couleur blanche, on forme un objet dont voici une vue de face et une vue de derrière.</text:span></text:h>
        </text:list-item>
      </text:list>
      <text:h text:style-name="_5f_Paragraphe" text:outline-level="1"><draw:g text:anchor-type="paragraph" draw:z-index="3" draw:name="Shape18" draw:style-name="gr118"><draw:line draw:style-name="gr537" draw:text-style-name="P120" svg:x1="0.307cm" svg:y1="0.597cm" svg:x2="1.102cm" svg:y2="0.597cm"><text:p/></draw:line><draw:line draw:style-name="gr538" draw:text-style-name="P120" svg:x1="0.307cm" svg:y1="0.598cm" svg:x2="0.584cm" svg:y2="0.322cm"><text:p/></draw:line><draw:line draw:style-name="gr539" draw:text-style-name="P120" svg:x1="1.105cm" svg:y1="0.6cm" svg:x2="1.384cm" svg:y2="0.323cm"><text:p/></draw:line><draw:line draw:style-name="gr540" draw:text-style-name="P120" svg:x1="0.581cm" svg:y1="0.322cm" svg:x2="1.376cm" svg:y2="0.322cm"><text:p/></draw:line><draw:line draw:style-name="gr541" draw:text-style-name="P120" svg:x1="1.102cm" svg:y1="0.597cm" svg:x2="1.897cm" svg:y2="0.597cm"><text:p/></draw:line><draw:line draw:style-name="gr542" draw:text-style-name="P120" svg:x1="1.897cm" svg:y1="0.597cm" svg:x2="1.897cm" svg:y2="1.387cm"><text:p/></draw:line><draw:line draw:style-name="gr543" draw:text-style-name="P120" svg:x1="1.894cm" svg:y1="0.6cm" svg:x2="2.171cm" svg:y2="0.323cm"><text:p/></draw:line><draw:line draw:style-name="gr544" draw:text-style-name="P120" svg:x1="1.374cm" svg:y1="0.322cm" svg:x2="2.169cm" svg:y2="0.322cm"><text:p/></draw:line><draw:line draw:style-name="gr545" draw:text-style-name="P120" svg:x1="1.897cm" svg:y1="0.597cm" svg:x2="2.692cm" svg:y2="0.597cm"><text:p/></draw:line><draw:line draw:style-name="gr546" draw:text-style-name="P120" svg:x1="1.897cm" svg:y1="1.388cm" svg:x2="2.692cm" svg:y2="1.388cm"><text:p/></draw:line><draw:line draw:style-name="gr547" draw:text-style-name="P120" svg:x1="1.897cm" svg:y1="0.597cm" svg:x2="1.897cm" svg:y2="1.387cm"><text:p/></draw:line><draw:line draw:style-name="gr548" draw:text-style-name="P120" svg:x1="2.69cm" svg:y1="0.597cm" svg:x2="2.69cm" svg:y2="1.387cm"><text:p/></draw:line><draw:line draw:style-name="gr549" draw:text-style-name="P120" svg:x1="2.69cm" svg:y1="0.6cm" svg:x2="2.967cm" svg:y2="0.323cm"><text:p/></draw:line><draw:line draw:style-name="gr550" draw:text-style-name="P120" svg:x1="2.69cm" svg:y1="1.388cm" svg:x2="2.967cm" svg:y2="1.111cm"><text:p/></draw:line><draw:line draw:style-name="gr551" draw:text-style-name="P120" svg:x1="2.172cm" svg:y1="0.322cm" svg:x2="2.967cm" svg:y2="0.322cm"><text:p/></draw:line><draw:line draw:style-name="gr552" draw:text-style-name="P120" svg:x1="2.965cm" svg:y1="0.322cm" svg:x2="2.965cm" svg:y2="1.111cm"><text:p/></draw:line><draw:line draw:style-name="gr553" draw:text-style-name="P120" svg:x1="1.897cm" svg:y1="1.388cm" svg:x2="1.897cm" svg:y2="2.178cm"><text:p/></draw:line><draw:line draw:style-name="gr554" draw:text-style-name="P120" svg:x1="1.897cm" svg:y1="1.388cm" svg:x2="2.692cm" svg:y2="1.388cm"><text:p/></draw:line><draw:line draw:style-name="gr555" draw:text-style-name="P120" svg:x1="1.897cm" svg:y1="2.176cm" svg:x2="2.692cm" svg:y2="2.176cm"><text:p/></draw:line><draw:line draw:style-name="gr556" draw:text-style-name="P120" svg:x1="2.69cm" svg:y1="1.388cm" svg:x2="2.69cm" svg:y2="2.178cm"><text:p/></draw:line><draw:line draw:style-name="gr557" draw:text-style-name="P120" svg:x1="2.69cm" svg:y1="2.176cm" svg:x2="2.967cm" svg:y2="1.899cm"><text:p/></draw:line><draw:line draw:style-name="gr558" draw:text-style-name="P120" svg:x1="2.965cm" svg:y1="1.111cm" svg:x2="2.965cm" svg:y2="1.901cm"><text:p/></draw:line><draw:line draw:style-name="gr559" draw:text-style-name="P120" svg:x1="0.307cm" svg:y1="2.968cm" svg:x2="1.102cm" svg:y2="2.968cm"><text:p/></draw:line><draw:line draw:style-name="gr560" draw:text-style-name="P120" svg:x1="1.102cm" svg:y1="2.968cm" svg:x2="1.897cm" svg:y2="2.968cm"><text:p/></draw:line><draw:line draw:style-name="gr561" draw:text-style-name="P120" svg:x1="1.897cm" svg:y1="2.176cm" svg:x2="1.897cm" svg:y2="2.966cm"><text:p/></draw:line><draw:line draw:style-name="gr562" draw:text-style-name="P120" svg:x1="1.897cm" svg:y1="2.176cm" svg:x2="2.692cm" svg:y2="2.176cm"><text:p/></draw:line><draw:line draw:style-name="gr563" draw:text-style-name="P120" svg:x1="1.897cm" svg:y1="2.968cm" svg:x2="2.692cm" svg:y2="2.968cm"><text:p/></draw:line><draw:line draw:style-name="gr564" draw:text-style-name="P120" svg:x1="1.897cm" svg:y1="2.176cm" svg:x2="1.897cm" svg:y2="2.966cm"><text:p/></draw:line><draw:line draw:style-name="gr565" draw:text-style-name="P120" svg:x1="2.69cm" svg:y1="2.176cm" svg:x2="2.69cm" svg:y2="2.966cm"><text:p/></draw:line><draw:line draw:style-name="gr566" draw:text-style-name="P120" svg:x1="2.69cm" svg:y1="2.966cm" svg:x2="2.967cm" svg:y2="2.689cm"><text:p/></draw:line><draw:line draw:style-name="gr567" draw:text-style-name="P120" svg:x1="2.965cm" svg:y1="1.899cm" svg:x2="2.965cm" svg:y2="2.689cm"><text:p/></draw:line><draw:line draw:style-name="gr568" draw:text-style-name="P120" svg:x1="0.027cm" svg:y1="0.87cm" svg:x2="0.82cm" svg:y2="0.87cm"><text:p/></draw:line><draw:line draw:style-name="gr569" draw:text-style-name="P120" svg:x1="0.027cm" svg:y1="1.661cm" svg:x2="0.82cm" svg:y2="1.661cm"><text:p/></draw:line><draw:line draw:style-name="gr570" draw:text-style-name="P120" svg:x1="0.027cm" svg:y1="0.87cm" svg:x2="0.027cm" svg:y2="1.66cm"><text:p/></draw:line><draw:line draw:style-name="gr571" draw:text-style-name="P120" svg:x1="0.82cm" svg:y1="0.87cm" svg:x2="0.82cm" svg:y2="1.66cm"><text:p/></draw:line><draw:line draw:style-name="gr572" draw:text-style-name="P120" svg:x1="0.027cm" svg:y1="0.872cm" svg:x2="0.304cm" svg:y2="0.596cm"><text:p/></draw:line><draw:line draw:style-name="gr573" draw:text-style-name="P120" svg:x1="0.822cm" svg:y1="0.874cm" svg:x2="1.101cm" svg:y2="0.597cm"><text:p/></draw:line><draw:line draw:style-name="gr574" draw:text-style-name="P120" svg:x1="0.82cm" svg:y1="0.87cm" svg:x2="1.615cm" svg:y2="0.87cm"><text:p/></draw:line><draw:line draw:style-name="gr575" draw:text-style-name="P120" svg:x1="0.82cm" svg:y1="1.661cm" svg:x2="1.615cm" svg:y2="1.661cm"><text:p/></draw:line><draw:line draw:style-name="gr576" draw:text-style-name="P120" svg:x1="0.82cm" svg:y1="0.87cm" svg:x2="0.82cm" svg:y2="1.66cm"><text:p/></draw:line><draw:line draw:style-name="gr577" draw:text-style-name="P120" svg:x1="1.614cm" svg:y1="0.87cm" svg:x2="1.614cm" svg:y2="1.66cm"><text:p/></draw:line><draw:line draw:style-name="gr578" draw:text-style-name="P120" svg:x1="1.619cm" svg:y1="0.874cm" svg:x2="1.898cm" svg:y2="0.597cm"><text:p/></draw:line><draw:line draw:style-name="gr579" draw:text-style-name="P120" svg:x1="1.614cm" svg:y1="1.661cm" svg:x2="1.893cm" svg:y2="1.385cm"><text:p/></draw:line><draw:line draw:style-name="gr580" draw:text-style-name="P120" svg:x1="1.614cm" svg:y1="1.659cm" svg:x2="1.614cm" svg:y2="2.449cm"><text:p/></draw:line><draw:line draw:style-name="gr581" draw:text-style-name="P120" svg:x1="1.614cm" svg:y1="2.449cm" svg:x2="1.893cm" svg:y2="2.173cm"><text:p/></draw:line><draw:line draw:style-name="gr582" draw:text-style-name="P120" svg:x1="0.019cm" svg:y1="2.449cm" svg:x2="0.552cm" svg:y2="2.449cm"><text:p/></draw:line><draw:line draw:style-name="gr583" draw:text-style-name="P120" svg:x1="0.023cm" svg:y1="1.659cm" svg:x2="0.023cm" svg:y2="2.449cm"><text:p/></draw:line><draw:line draw:style-name="gr584" draw:text-style-name="P120" svg:x1="0.307cm" svg:y1="2.972cm" svg:x2="0.307cm" svg:y2="2.45cm"><text:p/></draw:line><draw:line draw:style-name="gr585" draw:text-style-name="P120" svg:x1="1.102cm" svg:y1="2.972cm" svg:x2="1.102cm" svg:y2="2.731cm"><text:p/></draw:line><draw:line draw:style-name="gr586" draw:text-style-name="P120" svg:x1="0.545cm" svg:y1="1.941cm" svg:x2="0.545cm" svg:y2="2.731cm"><text:p/></draw:line><draw:line draw:style-name="gr587" draw:text-style-name="P120" svg:x1="0.55cm" svg:y1="1.945cm" svg:x2="0.817cm" svg:y2="1.661cm"><text:p/></draw:line><draw:line draw:style-name="gr588" draw:text-style-name="P120" svg:x1="0.545cm" svg:y1="1.941cm" svg:x2="1.34cm" svg:y2="1.941cm"><text:p/></draw:line><draw:line draw:style-name="gr589" draw:text-style-name="P120" svg:x1="0.545cm" svg:y1="2.731cm" svg:x2="1.34cm" svg:y2="2.731cm"><text:p/></draw:line><draw:line draw:style-name="gr590" draw:text-style-name="P120" svg:x1="1.337cm" svg:y1="1.941cm" svg:x2="1.337cm" svg:y2="2.731cm"><text:p/></draw:line><draw:line draw:style-name="gr591" draw:text-style-name="P120" svg:x1="1.337cm" svg:y1="1.942cm" svg:x2="1.614cm" svg:y2="1.665cm"><text:p/></draw:line><draw:line draw:style-name="gr592" draw:text-style-name="P120" svg:x1="1.337cm" svg:y1="2.726cm" svg:x2="1.614cm" svg:y2="2.449cm"><text:p/></draw:line><draw:line draw:style-name="gr593" draw:text-style-name="P120" svg:x1="6.027cm" svg:y1="0.282cm" svg:x2="6.822cm" svg:y2="0.282cm"><text:p/></draw:line><draw:line draw:style-name="gr594" draw:text-style-name="P120" svg:x1="6.821cm" svg:y1="0.282cm" svg:x2="6.821cm" svg:y2="1.072cm"><text:p/></draw:line><draw:line draw:style-name="gr595" draw:text-style-name="P120" svg:x1="5.745cm" svg:y1="0.555cm" svg:x2="6.54cm" svg:y2="0.555cm"><text:p/></draw:line><draw:line draw:style-name="gr596" draw:text-style-name="P120" svg:x1="6.537cm" svg:y1="0.555cm" svg:x2="6.537cm" svg:y2="1.345cm"><text:p/></draw:line><draw:line draw:style-name="gr597" draw:text-style-name="P120" svg:x1="6.544cm" svg:y1="0.558cm" svg:x2="6.823cm" svg:y2="0.282cm"><text:p/></draw:line><draw:line draw:style-name="gr598" draw:text-style-name="P120" svg:x1="6.537cm" svg:y1="1.344cm" svg:x2="6.816cm" svg:y2="1.068cm"><text:p/></draw:line><draw:line draw:style-name="gr599" draw:text-style-name="P120" svg:x1="5.233cm" svg:y1="0.282cm" svg:x2="6.028cm" svg:y2="0.282cm"><text:p/></draw:line><draw:line draw:style-name="gr600" draw:text-style-name="P120" svg:x1="4.951cm" svg:y1="0.555cm" svg:x2="4.951cm" svg:y2="1.345cm"><text:p/></draw:line><draw:line draw:style-name="gr601" draw:text-style-name="P120" svg:x1="4.952cm" svg:y1="0.546cm" svg:x2="5.512cm" svg:y2="0.009cm"><text:p/></draw:line><draw:line draw:style-name="gr602" draw:text-style-name="P120" svg:x1="4.951cm" svg:y1="0.555cm" svg:x2="5.746cm" svg:y2="0.555cm"><text:p/></draw:line><draw:line draw:style-name="gr603" draw:text-style-name="P120" svg:x1="4.438cm" svg:y1="0.282cm" svg:x2="5.233cm" svg:y2="0.282cm"><text:p/></draw:line><draw:line draw:style-name="gr604" draw:text-style-name="P120" svg:x1="4.154cm" svg:y1="0.555cm" svg:x2="4.154cm" svg:y2="1.345cm"><text:p/></draw:line><draw:line draw:style-name="gr605" draw:text-style-name="P120" svg:x1="4.16cm" svg:y1="0.558cm" svg:x2="4.439cm" svg:y2="0.282cm"><text:p/></draw:line><draw:line draw:style-name="gr606" draw:text-style-name="P120" svg:x1="4.154cm" svg:y1="0.555cm" svg:x2="4.949cm" svg:y2="0.555cm"><text:p/></draw:line><draw:line draw:style-name="gr607" draw:text-style-name="P120" svg:x1="4.154cm" svg:y1="1.345cm" svg:x2="4.949cm" svg:y2="1.345cm"><text:p/></draw:line><draw:line draw:style-name="gr608" draw:text-style-name="P120" svg:x1="4.951cm" svg:y1="0.555cm" svg:x2="4.951cm" svg:y2="1.345cm"><text:p/></draw:line><draw:line draw:style-name="gr609" draw:text-style-name="P120" svg:x1="6.821cm" svg:y1="1.071cm" svg:x2="6.821cm" svg:y2="1.861cm"><text:p/></draw:line><draw:line draw:style-name="gr610" draw:text-style-name="P120" svg:x1="6.537cm" svg:y1="1.345cm" svg:x2="6.537cm" svg:y2="2.135cm"><text:p/></draw:line><draw:line draw:style-name="gr611" draw:text-style-name="P120" svg:x1="6.537cm" svg:y1="2.135cm" svg:x2="6.816cm" svg:y2="1.859cm"><text:p/></draw:line><draw:line draw:style-name="gr612" draw:text-style-name="P120" svg:x1="4.154cm" svg:y1="1.345cm" svg:x2="4.154cm" svg:y2="2.135cm"><text:p/></draw:line><draw:line draw:style-name="gr613" draw:text-style-name="P120" svg:x1="4.154cm" svg:y1="1.345cm" svg:x2="4.949cm" svg:y2="1.345cm"><text:p/></draw:line><draw:line draw:style-name="gr614" draw:text-style-name="P120" svg:x1="6.821cm" svg:y1="1.861cm" svg:x2="6.821cm" svg:y2="2.651cm"><text:p/></draw:line><draw:line draw:style-name="gr615" draw:text-style-name="P120" svg:x1="6.537cm" svg:y1="2.135cm" svg:x2="6.537cm" svg:y2="2.925cm"><text:p/></draw:line><draw:line draw:style-name="gr616" draw:text-style-name="P120" svg:x1="6.544cm" svg:y1="2.916cm" svg:x2="6.823cm" svg:y2="2.64cm"><text:p/></draw:line><draw:line draw:style-name="gr617" draw:text-style-name="P120" svg:x1="4.951cm" svg:y1="2.129cm" svg:x2="4.951cm" svg:y2="2.919cm"><text:p/></draw:line><draw:line draw:style-name="gr618" draw:text-style-name="P120" svg:x1="4.935cm" svg:y1="2.924cm" svg:x2="5.19cm" svg:y2="2.924cm"><text:p/></draw:line><draw:line draw:style-name="gr619" draw:text-style-name="P120" svg:x1="4.154cm" svg:y1="2.135cm" svg:x2="4.154cm" svg:y2="2.925cm"><text:p/></draw:line><draw:line draw:style-name="gr620" draw:text-style-name="P120" svg:x1="4.154cm" svg:y1="2.135cm" svg:x2="4.949cm" svg:y2="2.135cm"><text:p/></draw:line><draw:line draw:style-name="gr621" draw:text-style-name="P120" svg:x1="4.154cm" svg:y1="2.924cm" svg:x2="4.949cm" svg:y2="2.924cm"><text:p/></draw:line><draw:line draw:style-name="gr622" draw:text-style-name="P120" svg:x1="5.461cm" svg:y1="1.615cm" svg:x2="5.461cm" svg:y2="2.405cm"><text:p/></draw:line><draw:line draw:style-name="gr623" draw:text-style-name="P120" svg:x1="5.461cm" svg:y1="1.615cm" svg:x2="6.256cm" svg:y2="1.615cm"><text:p/></draw:line><draw:line draw:style-name="gr624" draw:text-style-name="P120" svg:x1="5.461cm" svg:y1="2.405cm" svg:x2="6.256cm" svg:y2="2.405cm"><text:p/></draw:line><draw:line draw:style-name="gr625" draw:text-style-name="P120" svg:x1="6.253cm" svg:y1="1.615cm" svg:x2="6.253cm" svg:y2="2.405cm"><text:p/></draw:line><draw:line draw:style-name="gr626" draw:text-style-name="P120" svg:x1="6.26cm" svg:y1="1.621cm" svg:x2="6.539cm" svg:y2="1.345cm"><text:p/></draw:line><draw:line draw:style-name="gr627" draw:text-style-name="P120" svg:x1="6.253cm" svg:y1="2.405cm" svg:x2="6.532cm" svg:y2="2.129cm"><text:p/></draw:line><draw:line draw:style-name="gr628" draw:text-style-name="P120" svg:x1="4.951cm" svg:y1="1.344cm" svg:x2="5.467cm" svg:y2="1.344cm"><text:p/></draw:line><draw:line draw:style-name="gr629" draw:text-style-name="P120" svg:x1="5.461cm" svg:y1="0.825cm" svg:x2="5.461cm" svg:y2="1.615cm"><text:p/></draw:line><draw:line draw:style-name="gr630" draw:text-style-name="P120" svg:x1="5.461cm" svg:y1="0.825cm" svg:x2="6.256cm" svg:y2="0.825cm"><text:p/></draw:line><draw:line draw:style-name="gr631" draw:text-style-name="P120" svg:x1="5.461cm" svg:y1="1.615cm" svg:x2="6.256cm" svg:y2="1.615cm"><text:p/></draw:line><draw:line draw:style-name="gr632" draw:text-style-name="P120" svg:x1="6.259cm" svg:y1="0.825cm" svg:x2="6.259cm" svg:y2="1.615cm"><text:p/></draw:line><draw:line draw:style-name="gr633" draw:text-style-name="P120" svg:x1="6.26cm" svg:y1="0.831cm" svg:x2="6.537cm" svg:y2="0.555cm"><text:p/></draw:line><draw:line draw:style-name="gr634" draw:text-style-name="P120" svg:x1="5.461cm" svg:y1="2.405cm" svg:x2="6.256cm" svg:y2="2.405cm"><text:p/></draw:line><draw:line draw:style-name="gr635" draw:text-style-name="P120" svg:x1="6.259cm" svg:y1="2.405cm" svg:x2="6.259cm" svg:y2="3.195cm"><text:p/></draw:line><draw:line draw:style-name="gr636" draw:text-style-name="P120" svg:x1="6.259cm" svg:y1="3.195cm" svg:x2="6.536cm" svg:y2="2.919cm"><text:p/></draw:line><draw:line draw:style-name="gr637" draw:text-style-name="P120" svg:x1="5.184cm" svg:y1="2.681cm" svg:x2="5.184cm" svg:y2="3.471cm"><text:p/></draw:line><draw:line draw:style-name="gr638" draw:text-style-name="P120" svg:x1="5.184cm" svg:y1="2.681cm" svg:x2="5.461cm" svg:y2="2.404cm"><text:p/></draw:line><draw:line draw:style-name="gr639" draw:text-style-name="P120" svg:x1="5.184cm" svg:y1="2.681cm" svg:x2="5.979cm" svg:y2="2.681cm"><text:p/></draw:line><draw:line draw:style-name="gr640" draw:text-style-name="P120" svg:x1="5.184cm" svg:y1="3.473cm" svg:x2="5.979cm" svg:y2="3.473cm"><text:p/></draw:line><draw:line draw:style-name="gr641" draw:text-style-name="P120" svg:x1="5.981cm" svg:y1="2.681cm" svg:x2="5.981cm" svg:y2="3.471cm"><text:p/></draw:line><draw:line draw:style-name="gr642" draw:text-style-name="P120" svg:x1="5.976cm" svg:y1="2.681cm" svg:x2="6.253cm" svg:y2="2.404cm"><text:p/></draw:line><draw:line draw:style-name="gr643" draw:text-style-name="P120" svg:x1="5.981cm" svg:y1="3.47cm" svg:x2="6.26cm" svg:y2="3.193cm"><text:p/></draw:line><draw:line draw:style-name="gr644" draw:text-style-name="P120" svg:x1="6.309cm" svg:y1="0.008cm" svg:x2="7.104cm" svg:y2="0.008cm"><text:p/></draw:line><draw:line draw:style-name="gr645" draw:text-style-name="P120" svg:x1="7.104cm" svg:y1="0.008cm" svg:x2="7.104cm" svg:y2="0.798cm"><text:p/></draw:line><draw:line draw:style-name="gr646" draw:text-style-name="P120" svg:x1="5.457cm" svg:y1="0.824cm" svg:x2="6.311cm" svg:y2="0.01cm"><text:p/></draw:line><draw:line draw:style-name="gr647" draw:text-style-name="P120" svg:x1="6.029cm" svg:y1="0.282cm" svg:x2="6.824cm" svg:y2="0.282cm"><text:p/></draw:line><draw:line draw:style-name="gr648" draw:text-style-name="P120" svg:x1="6.824cm" svg:y1="0.282cm" svg:x2="6.824cm" svg:y2="1.072cm"><text:p/></draw:line><draw:line draw:style-name="gr649" draw:text-style-name="P120" svg:x1="6.826cm" svg:y1="0.286cm" svg:x2="7.105cm" svg:y2="0.01cm"><text:p/></draw:line><draw:line draw:style-name="gr650" draw:text-style-name="P120" svg:x1="6.824cm" svg:y1="1.073cm" svg:x2="7.101cm" svg:y2="0.797cm"><text:p/></draw:line><draw:line draw:style-name="gr651" draw:text-style-name="P120" svg:x1="5.514cm" svg:y1="0.008cm" svg:x2="6.309cm" svg:y2="0.008cm"><text:p/></draw:line><draw:line draw:style-name="gr652" draw:text-style-name="P120" svg:x1="5.234cm" svg:y1="0.282cm" svg:x2="6.029cm" svg:y2="0.282cm"><text:p/></draw:line><draw:line draw:style-name="gr653" draw:text-style-name="P120" svg:x1="7.104cm" svg:y1="0.798cm" svg:x2="7.104cm" svg:y2="1.588cm"><text:p/></draw:line><draw:line draw:style-name="gr654" draw:text-style-name="P120" svg:x1="6.824cm" svg:y1="1.071cm" svg:x2="6.824cm" svg:y2="1.861cm"><text:p/></draw:line><draw:line draw:style-name="gr655" draw:text-style-name="P120" svg:x1="6.824cm" svg:y1="1.863cm" svg:x2="7.101cm" svg:y2="1.587cm"><text:p/></draw:line><draw:line draw:style-name="gr656" draw:text-style-name="P120" svg:x1="4.946cm" svg:y1="1.345cm" svg:x2="4.946cm" svg:y2="2.135cm"><text:p/></draw:line><draw:line draw:style-name="gr657" draw:text-style-name="P120" svg:x1="4.946cm" svg:y1="2.135cm" svg:x2="5.463cm" svg:y2="2.135cm"><text:p/></draw:line><draw:line draw:style-name="gr658" draw:text-style-name="P120" svg:x1="0.859cm" svg:y1="0.044cm" svg:x2="1.654cm" svg:y2="0.044cm"><text:p/></draw:line><draw:line draw:style-name="gr659" draw:text-style-name="P120" svg:x1="1.658cm" svg:y1="0.038cm" svg:x2="1.651cm" svg:y2="0.319cm"><text:p/></draw:line><draw:line draw:style-name="gr660" draw:text-style-name="P120" svg:x1="0.582cm" svg:y1="0.322cm" svg:x2="0.861cm" svg:y2="0.046cm"><text:p/></draw:line><draw:line draw:style-name="gr661" draw:text-style-name="P120" svg:x1="1.379cm" svg:y1="0.322cm" svg:x2="1.658cm" svg:y2="0.046cm"><text:p/></draw:line><draw:frame draw:style-name="gr662" draw:text-style-name="P138" svg:width="2.333cm" svg:height="0.414cm" svg:x="0.337cm" svg:y="3.588cm"><draw:text-box><text:p text:style-name="P137"><text:span text:style-name="T200">Vue de face</text:span></text:p></draw:text-box></draw:frame><draw:frame draw:style-name="gr663" draw:text-style-name="P138" svg:width="3.107cm" svg:height="0.414cm" svg:x="4.081cm" svg:y="3.588cm"><draw:text-box><text:p text:style-name="P137"><text:span text:style-name="T200">Vue de derrière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list xml:id="list17211331363945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de cubes composent cet objet ?</text:span></text:p>
            </text:list-item>
          </text:list>
        </text:list-item>
      </text:list>
      <text:p text:style-name="P109"><text:span text:style-name="_5f_Caractères_5f_correction">18 cubes composent cet objet..</text:span></text:p>
      <text:list xml:id="list172113187371079" text:continue-numbering="true" text:style-name="_5f_Numérotation_20_des_20_exercices">
        <text:list-item>
          <text:list>
            <text:list-item>
              <text:p text:style-name="P110"><text:span text:style-name="_5f_Caractères">On peint entièrement l'objet en jaune puis on décolle tous les cubes. Quel est le nombre total de faces jaunes ? <text:s/></text:span><text:span text:style-name="_5f_Caractères_5f_correction"><text:span text:style-name="T189">Si on compte d'avant en arrière :</text:span></text:span></text:p>
              <text:p text:style-name="P110"><text:span text:style-name="_5f_Caractères_5f_correction"><text:span text:style-name="T192">5 + 11 + 2</text:span></text:span><text:span text:style-name="_5f_Caractères_5f_correction"><text:span text:style-name="T193">3</text:span></text:span><text:span text:style-name="_5f_Caractères_5f_correction"><text:span text:style-name="T192"> + 10 + 5 =</text:span></text:span><text:span text:style-name="_5f_Caractères_5f_correction"> 54 faces jaunes.</text:span></text:p>
            </text:list-item>
            <text:list-item>
              <text:p text:style-name="_5f_Paragraphe_5f_avec_5f_Num_5f_Question"><text:span text:style-name="_5f_Caractères">Quel est le nombre total de faces qui sont restées blanches ?</text:span></text:p>
            </text:list-item>
          </text:list>
        </text:list-item>
      </text:list>
      <text:p text:style-name="P101"><text:span text:style-name="_5f_Caractères_5f_correction">(18</text:span><text:span text:style-name="_5f_Caractères_5f_correction"><text:span text:style-name="T194"> × </text:span></text:span><text:span text:style-name="_5f_Caractères_5f_correction">6)</text:span><text:span text:style-name="_5f_Caractères_5f_correction"><text:span text:style-name="T194"> – </text:span></text:span><text:span text:style-name="_5f_Caractères_5f_correction">54 = 54 f</text:span><text:span text:style-name="_5f_Caractères_5f_correction"><text:span text:style-name="T193">aces blanches.</text:span></text:span></text:p>
      <text:list xml:id="list17211350062480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Dessine ci-contre la vue de gauche en perspective de cet objet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02"><draw:g text:anchor-type="as-char" svg:y="-3.251cm" draw:z-index="343" draw:name="Forme11" draw:style-name="gr211"><draw:g draw:style-name="gr2"><draw:line draw:style-name="gr120" draw:text-style-name="P113" svg:x1="0.005cm" svg:y1="0.063cm" svg:x2="0.005cm" svg:y2="4.626cm"><text:p/></draw:line><draw:line draw:style-name="gr120" draw:text-style-name="P113" svg:x1="0.38cm" svg:y1="0.063cm" svg:x2="0.38cm" svg:y2="4.626cm"><text:p/></draw:line><draw:line draw:style-name="gr120" draw:text-style-name="P113" svg:x1="0.755cm" svg:y1="0.063cm" svg:x2="0.755cm" svg:y2="4.626cm"><text:p/></draw:line><draw:line draw:style-name="gr120" draw:text-style-name="P113" svg:x1="1.129cm" svg:y1="0.063cm" svg:x2="1.129cm" svg:y2="4.626cm"><text:p/></draw:line><draw:line draw:style-name="gr120" draw:text-style-name="P113" svg:x1="1.504cm" svg:y1="0.063cm" svg:x2="1.504cm" svg:y2="4.626cm"><text:p/></draw:line><draw:line draw:style-name="gr120" draw:text-style-name="P113" svg:x1="1.879cm" svg:y1="0.063cm" svg:x2="1.879cm" svg:y2="4.626cm"><text:p/></draw:line><draw:line draw:style-name="gr120" draw:text-style-name="P113" svg:x1="2.253cm" svg:y1="0.063cm" svg:x2="2.253cm" svg:y2="4.626cm"><text:p/></draw:line><draw:line draw:style-name="gr120" draw:text-style-name="P113" svg:x1="2.628cm" svg:y1="0.063cm" svg:x2="2.628cm" svg:y2="4.626cm"><text:p/></draw:line><draw:line draw:style-name="gr120" draw:text-style-name="P113" svg:x1="3.003cm" svg:y1="0.063cm" svg:x2="3.003cm" svg:y2="4.626cm"><text:p/></draw:line><draw:line draw:style-name="gr120" draw:text-style-name="P113" svg:x1="3.377cm" svg:y1="0.063cm" svg:x2="3.377cm" svg:y2="4.626cm"><text:p/></draw:line><draw:line draw:style-name="gr120" draw:text-style-name="P113" svg:x1="3.752cm" svg:y1="0.063cm" svg:x2="3.752cm" svg:y2="4.626cm"><text:p/></draw:line><draw:line draw:style-name="gr120" draw:text-style-name="P113" svg:x1="4.127cm" svg:y1="0.063cm" svg:x2="4.127cm" svg:y2="4.626cm"><text:p/></draw:line><draw:line draw:style-name="gr120" draw:text-style-name="P113" svg:x1="4.501cm" svg:y1="0.063cm" svg:x2="4.501cm" svg:y2="4.626cm"><text:p/></draw:line><draw:line draw:style-name="gr120" draw:text-style-name="P113" svg:x1="4.876cm" svg:y1="0.063cm" svg:x2="4.876cm" svg:y2="4.626cm"><text:p/></draw:line><draw:line draw:style-name="gr120" draw:text-style-name="P113" svg:x1="5.251cm" svg:y1="0.063cm" svg:x2="5.251cm" svg:y2="4.626cm"><text:p/></draw:line><draw:line draw:style-name="gr120" draw:text-style-name="P113" svg:x1="5.626cm" svg:y1="0.063cm" svg:x2="5.626cm" svg:y2="4.626cm"><text:p/></draw:line><draw:line draw:style-name="gr120" draw:text-style-name="P113" svg:x1="6cm" svg:y1="0.063cm" svg:x2="6cm" svg:y2="4.626cm"><text:p/></draw:line><draw:line draw:style-name="gr120" draw:text-style-name="P113" svg:x1="6.375cm" svg:y1="0.063cm" svg:x2="6.375cm" svg:y2="4.626cm"><text:p/></draw:line><draw:line draw:style-name="gr120" draw:text-style-name="P113" svg:x1="6.75cm" svg:y1="0.063cm" svg:x2="6.75cm" svg:y2="4.626cm"><text:p/></draw:line><draw:line draw:style-name="gr120" draw:text-style-name="P113" svg:x1="0.005cm" svg:y1="0.063cm" svg:x2="6.748cm" svg:y2="0.063cm"><text:p/></draw:line><draw:line draw:style-name="gr120" draw:text-style-name="P113" svg:x1="0.005cm" svg:y1="0.444cm" svg:x2="6.748cm" svg:y2="0.444cm"><text:p/></draw:line><draw:line draw:style-name="gr120" draw:text-style-name="P113" svg:x1="0.005cm" svg:y1="0.822cm" svg:x2="6.748cm" svg:y2="0.822cm"><text:p/></draw:line><draw:line draw:style-name="gr120" draw:text-style-name="P113" svg:x1="0.005cm" svg:y1="1.205cm" svg:x2="6.748cm" svg:y2="1.205cm"><text:p/></draw:line><draw:line draw:style-name="gr120" draw:text-style-name="P113" svg:x1="0.005cm" svg:y1="1.583cm" svg:x2="6.748cm" svg:y2="1.583cm"><text:p/></draw:line><draw:line draw:style-name="gr120" draw:text-style-name="P113" svg:x1="0.005cm" svg:y1="1.966cm" svg:x2="6.748cm" svg:y2="1.966cm"><text:p/></draw:line><draw:line draw:style-name="gr120" draw:text-style-name="P113" svg:x1="0.005cm" svg:y1="2.346cm" svg:x2="6.748cm" svg:y2="2.346cm"><text:p/></draw:line><draw:line draw:style-name="gr120" draw:text-style-name="P113" svg:x1="0.005cm" svg:y1="2.725cm" svg:x2="6.748cm" svg:y2="2.725cm"><text:p/></draw:line><draw:line draw:style-name="gr120" draw:text-style-name="P113" svg:x1="0.005cm" svg:y1="3.108cm" svg:x2="6.748cm" svg:y2="3.108cm"><text:p/></draw:line><draw:line draw:style-name="gr120" draw:text-style-name="P113" svg:x1="0.005cm" svg:y1="3.488cm" svg:x2="6.748cm" svg:y2="3.488cm"><text:p/></draw:line><draw:line draw:style-name="gr120" draw:text-style-name="P113" svg:x1="0.005cm" svg:y1="3.866cm" svg:x2="6.748cm" svg:y2="3.866cm"><text:p/></draw:line><draw:line draw:style-name="gr120" draw:text-style-name="P113" svg:x1="0.005cm" svg:y1="4.25cm" svg:x2="6.748cm" svg:y2="4.25cm"><text:p/></draw:line><draw:line draw:style-name="gr120" draw:text-style-name="P113" svg:x1="0.005cm" svg:y1="4.628cm" svg:x2="6.748cm" svg:y2="4.628cm"><text:p/></draw:line></draw:g><draw:g draw:style-name="gr2"><draw:line draw:style-name="gr120" draw:text-style-name="P113" svg:x1="2.251cm" svg:y1="1.197cm" svg:x2="2.251cm" svg:y2="5.76cm"><text:p/></draw:line><draw:line draw:style-name="gr120" draw:text-style-name="P113" svg:x1="2.625cm" svg:y1="1.197cm" svg:x2="2.625cm" svg:y2="5.76cm"><text:p/></draw:line><draw:line draw:style-name="gr120" draw:text-style-name="P113" svg:x1="3.001cm" svg:y1="1.197cm" svg:x2="3.001cm" svg:y2="5.76cm"><text:p/></draw:line><draw:line draw:style-name="gr120" draw:text-style-name="P113" svg:x1="3.375cm" svg:y1="1.197cm" svg:x2="3.375cm" svg:y2="5.76cm"><text:p/></draw:line><draw:line draw:style-name="gr120" draw:text-style-name="P113" svg:x1="3.75cm" svg:y1="1.197cm" svg:x2="3.75cm" svg:y2="5.76cm"><text:p/></draw:line><draw:line draw:style-name="gr120" draw:text-style-name="P113" svg:x1="4.125cm" svg:y1="1.197cm" svg:x2="4.125cm" svg:y2="5.76cm"><text:p/></draw:line><draw:line draw:style-name="gr120" draw:text-style-name="P113" svg:x1="4.499cm" svg:y1="1.197cm" svg:x2="4.499cm" svg:y2="5.76cm"><text:p/></draw:line><draw:line draw:style-name="gr120" draw:text-style-name="P113" svg:x1="4.874cm" svg:y1="1.197cm" svg:x2="4.874cm" svg:y2="5.76cm"><text:p/></draw:line><draw:line draw:style-name="gr120" draw:text-style-name="P113" svg:x1="5.249cm" svg:y1="1.197cm" svg:x2="5.249cm" svg:y2="5.76cm"><text:p/></draw:line><draw:line draw:style-name="gr120" draw:text-style-name="P113" svg:x1="5.623cm" svg:y1="1.197cm" svg:x2="5.623cm" svg:y2="5.76cm"><text:p/></draw:line><draw:line draw:style-name="gr120" draw:text-style-name="P113" svg:x1="5.998cm" svg:y1="1.197cm" svg:x2="5.998cm" svg:y2="5.76cm"><text:p/></draw:line><draw:line draw:style-name="gr120" draw:text-style-name="P113" svg:x1="6.373cm" svg:y1="1.197cm" svg:x2="6.373cm" svg:y2="5.76cm"><text:p/></draw:line><draw:line draw:style-name="gr120" draw:text-style-name="P113" svg:x1="6.747cm" svg:y1="1.197cm" svg:x2="6.747cm" svg:y2="5.76cm"><text:p/></draw:line><draw:line draw:style-name="gr120" draw:text-style-name="P113" svg:x1="7.122cm" svg:y1="1.197cm" svg:x2="7.122cm" svg:y2="5.76cm"><text:p/></draw:line><draw:line draw:style-name="gr120" draw:text-style-name="P113" svg:x1="7.497cm" svg:y1="1.197cm" svg:x2="7.497cm" svg:y2="5.76cm"><text:p/></draw:line><draw:line draw:style-name="gr120" draw:text-style-name="P113" svg:x1="7.871cm" svg:y1="1.197cm" svg:x2="7.871cm" svg:y2="5.76cm"><text:p/></draw:line><draw:line draw:style-name="gr120" draw:text-style-name="P113" svg:x1="8.246cm" svg:y1="1.197cm" svg:x2="8.246cm" svg:y2="5.76cm"><text:p/></draw:line><draw:line draw:style-name="gr120" draw:text-style-name="P113" svg:x1="8.621cm" svg:y1="1.197cm" svg:x2="8.621cm" svg:y2="5.76cm"><text:p/></draw:line><draw:line draw:style-name="gr120" draw:text-style-name="P113" svg:x1="8.995cm" svg:y1="1.197cm" svg:x2="8.995cm" svg:y2="5.76cm"><text:p/></draw:line><draw:line draw:style-name="gr120" draw:text-style-name="P113" svg:x1="2.251cm" svg:y1="1.197cm" svg:x2="8.994cm" svg:y2="1.197cm"><text:p/></draw:line><draw:line draw:style-name="gr120" draw:text-style-name="P113" svg:x1="2.251cm" svg:y1="1.577cm" svg:x2="8.994cm" svg:y2="1.577cm"><text:p/></draw:line><draw:line draw:style-name="gr120" draw:text-style-name="P113" svg:x1="2.251cm" svg:y1="1.957cm" svg:x2="8.994cm" svg:y2="1.957cm"><text:p/></draw:line><draw:line draw:style-name="gr120" draw:text-style-name="P113" svg:x1="2.251cm" svg:y1="2.337cm" svg:x2="8.994cm" svg:y2="2.337cm"><text:p/></draw:line><draw:line draw:style-name="gr120" draw:text-style-name="P113" svg:x1="2.251cm" svg:y1="2.715cm" svg:x2="8.994cm" svg:y2="2.715cm"><text:p/></draw:line><draw:line draw:style-name="gr120" draw:text-style-name="P113" svg:x1="2.251cm" svg:y1="3.099cm" svg:x2="8.994cm" svg:y2="3.099cm"><text:p/></draw:line><draw:line draw:style-name="gr120" draw:text-style-name="P113" svg:x1="2.251cm" svg:y1="3.477cm" svg:x2="8.994cm" svg:y2="3.477cm"><text:p/></draw:line><draw:line draw:style-name="gr120" draw:text-style-name="P113" svg:x1="2.251cm" svg:y1="3.858cm" svg:x2="8.994cm" svg:y2="3.858cm"><text:p/></draw:line><draw:line draw:style-name="gr120" draw:text-style-name="P113" svg:x1="2.251cm" svg:y1="4.239cm" svg:x2="8.994cm" svg:y2="4.239cm"><text:p/></draw:line><draw:line draw:style-name="gr120" draw:text-style-name="P113" svg:x1="2.251cm" svg:y1="4.618cm" svg:x2="8.994cm" svg:y2="4.618cm"><text:p/></draw:line><draw:line draw:style-name="gr120" draw:text-style-name="P113" svg:x1="2.251cm" svg:y1="5.001cm" svg:x2="8.994cm" svg:y2="5.001cm"><text:p/></draw:line><draw:line draw:style-name="gr120" draw:text-style-name="P113" svg:x1="2.251cm" svg:y1="5.382cm" svg:x2="8.994cm" svg:y2="5.382cm"><text:p/></draw:line><draw:line draw:style-name="gr120" draw:text-style-name="P113" svg:x1="2.251cm" svg:y1="5.761cm" svg:x2="8.994cm" svg:y2="5.761cm"><text:p/></draw:line></draw:g><draw:g draw:style-name="gr2"><draw:line draw:style-name="gr120" draw:text-style-name="P113" svg:x1="2.256cm" svg:y1="0.058cm" svg:x2="2.256cm" svg:y2="4.621cm"><text:p/></draw:line><draw:line draw:style-name="gr120" draw:text-style-name="P113" svg:x1="2.63cm" svg:y1="0.058cm" svg:x2="2.63cm" svg:y2="4.621cm"><text:p/></draw:line><draw:line draw:style-name="gr120" draw:text-style-name="P113" svg:x1="3.005cm" svg:y1="0.058cm" svg:x2="3.005cm" svg:y2="4.621cm"><text:p/></draw:line><draw:line draw:style-name="gr120" draw:text-style-name="P113" svg:x1="3.38cm" svg:y1="0.058cm" svg:x2="3.38cm" svg:y2="4.621cm"><text:p/></draw:line><draw:line draw:style-name="gr120" draw:text-style-name="P113" svg:x1="3.754cm" svg:y1="0.058cm" svg:x2="3.754cm" svg:y2="4.621cm"><text:p/></draw:line><draw:line draw:style-name="gr120" draw:text-style-name="P113" svg:x1="4.129cm" svg:y1="0.058cm" svg:x2="4.129cm" svg:y2="4.621cm"><text:p/></draw:line><draw:line draw:style-name="gr120" draw:text-style-name="P113" svg:x1="4.504cm" svg:y1="0.058cm" svg:x2="4.504cm" svg:y2="4.621cm"><text:p/></draw:line><draw:line draw:style-name="gr120" draw:text-style-name="P113" svg:x1="4.878cm" svg:y1="0.058cm" svg:x2="4.878cm" svg:y2="4.621cm"><text:p/></draw:line><draw:line draw:style-name="gr120" draw:text-style-name="P113" svg:x1="5.253cm" svg:y1="0.058cm" svg:x2="5.253cm" svg:y2="4.621cm"><text:p/></draw:line><draw:line draw:style-name="gr120" draw:text-style-name="P113" svg:x1="5.628cm" svg:y1="0.058cm" svg:x2="5.628cm" svg:y2="4.621cm"><text:p/></draw:line><draw:line draw:style-name="gr120" draw:text-style-name="P113" svg:x1="6.002cm" svg:y1="0.058cm" svg:x2="6.002cm" svg:y2="4.621cm"><text:p/></draw:line><draw:line draw:style-name="gr120" draw:text-style-name="P113" svg:x1="6.378cm" svg:y1="0.058cm" svg:x2="6.378cm" svg:y2="4.621cm"><text:p/></draw:line><draw:line draw:style-name="gr120" draw:text-style-name="P113" svg:x1="6.752cm" svg:y1="0.058cm" svg:x2="6.752cm" svg:y2="4.621cm"><text:p/></draw:line><draw:line draw:style-name="gr120" draw:text-style-name="P113" svg:x1="7.126cm" svg:y1="0.058cm" svg:x2="7.126cm" svg:y2="4.621cm"><text:p/></draw:line><draw:line draw:style-name="gr120" draw:text-style-name="P113" svg:x1="7.502cm" svg:y1="0.058cm" svg:x2="7.502cm" svg:y2="4.621cm"><text:p/></draw:line><draw:line draw:style-name="gr120" draw:text-style-name="P113" svg:x1="7.876cm" svg:y1="0.058cm" svg:x2="7.876cm" svg:y2="4.621cm"><text:p/></draw:line><draw:line draw:style-name="gr120" draw:text-style-name="P113" svg:x1="8.25cm" svg:y1="0.058cm" svg:x2="8.25cm" svg:y2="4.621cm"><text:p/></draw:line><draw:line draw:style-name="gr120" draw:text-style-name="P113" svg:x1="8.626cm" svg:y1="0.058cm" svg:x2="8.626cm" svg:y2="4.621cm"><text:p/></draw:line><draw:line draw:style-name="gr120" draw:text-style-name="P113" svg:x1="9cm" svg:y1="0.058cm" svg:x2="9cm" svg:y2="4.621cm"><text:p/></draw:line><draw:line draw:style-name="gr120" draw:text-style-name="P113" svg:x1="2.256cm" svg:y1="0.058cm" svg:x2="8.999cm" svg:y2="0.058cm"><text:p/></draw:line><draw:line draw:style-name="gr120" draw:text-style-name="P113" svg:x1="2.256cm" svg:y1="0.439cm" svg:x2="8.999cm" svg:y2="0.439cm"><text:p/></draw:line><draw:line draw:style-name="gr120" draw:text-style-name="P113" svg:x1="2.256cm" svg:y1="0.818cm" svg:x2="8.999cm" svg:y2="0.818cm"><text:p/></draw:line><draw:line draw:style-name="gr120" draw:text-style-name="P113" svg:x1="2.256cm" svg:y1="1.198cm" svg:x2="8.999cm" svg:y2="1.198cm"><text:p/></draw:line><draw:line draw:style-name="gr120" draw:text-style-name="P113" svg:x1="2.256cm" svg:y1="1.579cm" svg:x2="8.999cm" svg:y2="1.579cm"><text:p/></draw:line><draw:line draw:style-name="gr120" draw:text-style-name="P113" svg:x1="2.256cm" svg:y1="1.958cm" svg:x2="8.999cm" svg:y2="1.958cm"><text:p/></draw:line><draw:line draw:style-name="gr120" draw:text-style-name="P113" svg:x1="2.256cm" svg:y1="2.341cm" svg:x2="8.999cm" svg:y2="2.341cm"><text:p/></draw:line><draw:line draw:style-name="gr120" draw:text-style-name="P113" svg:x1="2.256cm" svg:y1="2.721cm" svg:x2="8.999cm" svg:y2="2.721cm"><text:p/></draw:line><draw:line draw:style-name="gr120" draw:text-style-name="P113" svg:x1="2.256cm" svg:y1="3.1cm" svg:x2="8.999cm" svg:y2="3.1cm"><text:p/></draw:line><draw:line draw:style-name="gr120" draw:text-style-name="P113" svg:x1="2.256cm" svg:y1="3.482cm" svg:x2="8.999cm" svg:y2="3.482cm"><text:p/></draw:line><draw:line draw:style-name="gr120" draw:text-style-name="P113" svg:x1="2.256cm" svg:y1="3.863cm" svg:x2="8.999cm" svg:y2="3.863cm"><text:p/></draw:line><draw:line draw:style-name="gr120" draw:text-style-name="P113" svg:x1="2.256cm" svg:y1="4.244cm" svg:x2="8.999cm" svg:y2="4.244cm"><text:p/></draw:line><draw:line draw:style-name="gr120" draw:text-style-name="P113" svg:x1="2.256cm" svg:y1="4.625cm" svg:x2="8.999cm" svg:y2="4.625cm"><text:p/></draw:line></draw:g><draw:g draw:style-name="gr2"><draw:line draw:style-name="gr120" draw:text-style-name="P113" svg:x1="0.001cm" svg:y1="1.202cm" svg:x2="0.001cm" svg:y2="5.765cm"><text:p/></draw:line><draw:line draw:style-name="gr120" draw:text-style-name="P113" svg:x1="0.375cm" svg:y1="1.202cm" svg:x2="0.375cm" svg:y2="5.765cm"><text:p/></draw:line><draw:line draw:style-name="gr120" draw:text-style-name="P113" svg:x1="0.751cm" svg:y1="1.202cm" svg:x2="0.751cm" svg:y2="5.765cm"><text:p/></draw:line><draw:line draw:style-name="gr120" draw:text-style-name="P113" svg:x1="1.125cm" svg:y1="1.202cm" svg:x2="1.125cm" svg:y2="5.765cm"><text:p/></draw:line><draw:line draw:style-name="gr120" draw:text-style-name="P113" svg:x1="1.499cm" svg:y1="1.202cm" svg:x2="1.499cm" svg:y2="5.765cm"><text:p/></draw:line><draw:line draw:style-name="gr120" draw:text-style-name="P113" svg:x1="1.875cm" svg:y1="1.202cm" svg:x2="1.875cm" svg:y2="5.765cm"><text:p/></draw:line><draw:line draw:style-name="gr120" draw:text-style-name="P113" svg:x1="2.249cm" svg:y1="1.202cm" svg:x2="2.249cm" svg:y2="5.765cm"><text:p/></draw:line><draw:line draw:style-name="gr120" draw:text-style-name="P113" svg:x1="2.623cm" svg:y1="1.202cm" svg:x2="2.623cm" svg:y2="5.765cm"><text:p/></draw:line><draw:line draw:style-name="gr120" draw:text-style-name="P113" svg:x1="2.999cm" svg:y1="1.202cm" svg:x2="2.999cm" svg:y2="5.765cm"><text:p/></draw:line><draw:line draw:style-name="gr120" draw:text-style-name="P113" svg:x1="3.373cm" svg:y1="1.202cm" svg:x2="3.373cm" svg:y2="5.765cm"><text:p/></draw:line><draw:line draw:style-name="gr120" draw:text-style-name="P113" svg:x1="3.747cm" svg:y1="1.202cm" svg:x2="3.747cm" svg:y2="5.765cm"><text:p/></draw:line><draw:line draw:style-name="gr120" draw:text-style-name="P113" svg:x1="4.123cm" svg:y1="1.202cm" svg:x2="4.123cm" svg:y2="5.765cm"><text:p/></draw:line><draw:line draw:style-name="gr120" draw:text-style-name="P113" svg:x1="4.497cm" svg:y1="1.202cm" svg:x2="4.497cm" svg:y2="5.765cm"><text:p/></draw:line><draw:line draw:style-name="gr120" draw:text-style-name="P113" svg:x1="4.871cm" svg:y1="1.202cm" svg:x2="4.871cm" svg:y2="5.765cm"><text:p/></draw:line><draw:line draw:style-name="gr120" draw:text-style-name="P113" svg:x1="5.247cm" svg:y1="1.202cm" svg:x2="5.247cm" svg:y2="5.765cm"><text:p/></draw:line><draw:line draw:style-name="gr120" draw:text-style-name="P113" svg:x1="5.621cm" svg:y1="1.202cm" svg:x2="5.621cm" svg:y2="5.765cm"><text:p/></draw:line><draw:line draw:style-name="gr120" draw:text-style-name="P113" svg:x1="5.995cm" svg:y1="1.202cm" svg:x2="5.995cm" svg:y2="5.765cm"><text:p/></draw:line><draw:line draw:style-name="gr120" draw:text-style-name="P113" svg:x1="6.371cm" svg:y1="1.202cm" svg:x2="6.371cm" svg:y2="5.765cm"><text:p/></draw:line><draw:line draw:style-name="gr120" draw:text-style-name="P113" svg:x1="6.745cm" svg:y1="1.202cm" svg:x2="6.745cm" svg:y2="5.765cm"><text:p/></draw:line><draw:line draw:style-name="gr120" draw:text-style-name="P113" svg:x1="0.001cm" svg:y1="1.202cm" svg:x2="6.744cm" svg:y2="1.202cm"><text:p/></draw:line><draw:line draw:style-name="gr120" draw:text-style-name="P113" svg:x1="0.001cm" svg:y1="1.58cm" svg:x2="6.744cm" svg:y2="1.58cm"><text:p/></draw:line><draw:line draw:style-name="gr120" draw:text-style-name="P113" svg:x1="0.001cm" svg:y1="1.963cm" svg:x2="6.744cm" svg:y2="1.963cm"><text:p/></draw:line><draw:line draw:style-name="gr120" draw:text-style-name="P113" svg:x1="0.001cm" svg:y1="2.341cm" svg:x2="6.744cm" svg:y2="2.341cm"><text:p/></draw:line><draw:line draw:style-name="gr120" draw:text-style-name="P113" svg:x1="0.001cm" svg:y1="2.722cm" svg:x2="6.744cm" svg:y2="2.722cm"><text:p/></draw:line><draw:line draw:style-name="gr120" draw:text-style-name="P113" svg:x1="0.001cm" svg:y1="3.102cm" svg:x2="6.744cm" svg:y2="3.102cm"><text:p/></draw:line><draw:line draw:style-name="gr120" draw:text-style-name="P113" svg:x1="0.001cm" svg:y1="3.485cm" svg:x2="6.744cm" svg:y2="3.485cm"><text:p/></draw:line><draw:line draw:style-name="gr120" draw:text-style-name="P113" svg:x1="0.001cm" svg:y1="3.865cm" svg:x2="6.744cm" svg:y2="3.865cm"><text:p/></draw:line><draw:line draw:style-name="gr120" draw:text-style-name="P113" svg:x1="0.001cm" svg:y1="4.244cm" svg:x2="6.744cm" svg:y2="4.244cm"><text:p/></draw:line><draw:line draw:style-name="gr120" draw:text-style-name="P113" svg:x1="0.001cm" svg:y1="4.626cm" svg:x2="6.744cm" svg:y2="4.626cm"><text:p/></draw:line><draw:line draw:style-name="gr120" draw:text-style-name="P113" svg:x1="0.001cm" svg:y1="5.007cm" svg:x2="6.744cm" svg:y2="5.007cm"><text:p/></draw:line><draw:line draw:style-name="gr120" draw:text-style-name="P113" svg:x1="0.001cm" svg:y1="5.386cm" svg:x2="6.744cm" svg:y2="5.386cm"><text:p/></draw:line><draw:line draw:style-name="gr120" draw:text-style-name="P113" svg:x1="0.001cm" svg:y1="5.769cm" svg:x2="6.744cm" svg:y2="5.769cm"><text:p/></draw:line></draw:g><draw:g draw:style-name="gr2"><draw:line draw:style-name="gr212" draw:text-style-name="P120" svg:x1="0.004cm" svg:y1="0.839cm" svg:x2="0.004cm" svg:y2="1.969cm"><text:p/></draw:line><draw:line draw:style-name="gr213" draw:text-style-name="P120" svg:x1="0.001cm" svg:y1="0.844cm" svg:x2="0.39cm" svg:y2="0.448cm"><text:p/></draw:line><draw:line draw:style-name="gr214" draw:text-style-name="P120" svg:x1="0.004cm" svg:y1="0.839cm" svg:x2="1.119cm" svg:y2="0.839cm"><text:p/></draw:line><draw:line draw:style-name="gr215" draw:text-style-name="P120" svg:x1="0.004cm" svg:y1="1.97cm" svg:x2="1.119cm" svg:y2="1.97cm"><text:p/></draw:line><draw:line draw:style-name="gr216" draw:text-style-name="P120" svg:x1="0.004cm" svg:y1="0.839cm" svg:x2="0.004cm" svg:y2="1.969cm"><text:p/></draw:line><draw:line draw:style-name="gr217" draw:text-style-name="P120" svg:x1="1.122cm" svg:y1="0.844cm" svg:x2="1.511cm" svg:y2="0.448cm"><text:p/></draw:line><draw:line draw:style-name="gr218" draw:text-style-name="P120" svg:x1="1.12cm" svg:y1="1.968cm" svg:x2="1.509cm" svg:y2="1.572cm"><text:p/></draw:line><draw:line draw:style-name="gr219" draw:text-style-name="P120" svg:x1="0.391cm" svg:y1="0.444cm" svg:x2="1.506cm" svg:y2="0.444cm"><text:p/></draw:line><draw:line draw:style-name="gr220" draw:text-style-name="P120" svg:x1="1.514cm" svg:y1="0.444cm" svg:x2="1.514cm" svg:y2="1.572cm"><text:p/></draw:line><draw:line draw:style-name="gr221" draw:text-style-name="P120" svg:x1="0.004cm" svg:y1="1.97cm" svg:x2="1.119cm" svg:y2="1.97cm"><text:p/></draw:line><draw:line draw:style-name="gr222" draw:text-style-name="P120" svg:x1="0.004cm" svg:y1="0.839cm" svg:x2="0.004cm" svg:y2="1.969cm"><text:p/></draw:line><draw:line draw:style-name="gr223" draw:text-style-name="P120" svg:x1="0.001cm" svg:y1="0.844cm" svg:x2="0.39cm" svg:y2="0.448cm"><text:p/></draw:line><draw:line draw:style-name="gr224" draw:text-style-name="P120" svg:x1="0.004cm" svg:y1="0.839cm" svg:x2="1.119cm" svg:y2="0.839cm"><text:p/></draw:line><draw:line draw:style-name="gr225" draw:text-style-name="P120" svg:x1="0.004cm" svg:y1="1.97cm" svg:x2="1.119cm" svg:y2="1.97cm"><text:p/></draw:line><draw:line draw:style-name="gr226" draw:text-style-name="P120" svg:x1="0.004cm" svg:y1="0.839cm" svg:x2="0.004cm" svg:y2="1.969cm"><text:p/></draw:line><draw:line draw:style-name="gr227" draw:text-style-name="P120" svg:x1="1.122cm" svg:y1="0.844cm" svg:x2="1.511cm" svg:y2="0.448cm"><text:p/></draw:line><draw:line draw:style-name="gr228" draw:text-style-name="P120" svg:x1="1.12cm" svg:y1="1.968cm" svg:x2="1.509cm" svg:y2="1.572cm"><text:p/></draw:line><draw:line draw:style-name="gr229" draw:text-style-name="P120" svg:x1="0.391cm" svg:y1="0.444cm" svg:x2="1.506cm" svg:y2="0.444cm"><text:p/></draw:line><draw:line draw:style-name="gr230" draw:text-style-name="P120" svg:x1="1.514cm" svg:y1="0.444cm" svg:x2="1.514cm" svg:y2="1.572cm"><text:p/></draw:line><draw:line draw:style-name="gr231" draw:text-style-name="P120" svg:x1="0.004cm" svg:y1="1.97cm" svg:x2="1.119cm" svg:y2="1.97cm"><text:p/></draw:line><draw:line draw:style-name="gr232" draw:text-style-name="P120" svg:x1="1.133cm" svg:y1="0.83cm" svg:x2="1.133cm" svg:y2="1.958cm"><text:p/></draw:line><draw:frame draw:style-name="gr233" draw:text-style-name="P121" svg:width="2.758cm" svg:height="0.593cm" svg:x="0.011cm" svg:y="0cm"><draw:text-box><text:p text:style-name="P117"><text:span text:style-name="T197">Cube modèle</text:span></text:p></draw:text-box></draw:frame></draw:g><draw:g draw:style-name="gr2"><draw:frame draw:style-name="gr234" draw:text-style-name="P121" svg:width="2.95cm" svg:height="0.556cm" svg:x="5.398cm" svg:y="4.623cm"><draw:text-box><text:p text:style-name="P117"><text:span text:style-name="T197">Vue de gauche</text:span></text:p></draw:text-box></draw:frame><draw:g draw:style-name="gr2"><draw:line draw:style-name="gr235" draw:text-style-name="P120" svg:x1="6.748cm" svg:y1="2.356cm" svg:x2="7.136cm" svg:y2="1.959cm"><text:p/></draw:line><draw:line draw:style-name="gr236" draw:text-style-name="P120" svg:x1="4.923cm" svg:y1="0.831cm" svg:x2="6.029cm" svg:y2="0.831cm"><text:p/></draw:line><draw:line draw:style-name="gr237" draw:text-style-name="P120" svg:x1="6.028cm" svg:y1="0.831cm" svg:x2="6.028cm" svg:y2="1.962cm"><text:p/></draw:line><draw:line draw:style-name="gr238" draw:text-style-name="P120" svg:x1="4.531cm" svg:y1="1.221cm" svg:x2="5.637cm" svg:y2="1.221cm"><text:p/></draw:line><draw:line draw:style-name="gr239" draw:text-style-name="P120" svg:x1="5.644cm" svg:y1="1.221cm" svg:x2="5.644cm" svg:y2="2.352cm"><text:p/></draw:line><draw:line draw:style-name="gr240" draw:text-style-name="P120" svg:x1="5.644cm" svg:y1="1.226cm" svg:x2="6.032cm" svg:y2="0.831cm"><text:p/></draw:line><draw:line draw:style-name="gr241" draw:text-style-name="P120" svg:x1="3.807cm" svg:y1="0.831cm" svg:x2="4.913cm" svg:y2="0.831cm"><text:p/></draw:line><draw:line draw:style-name="gr242" draw:text-style-name="P120" svg:x1="3.022cm" svg:y1="1.609cm" svg:x2="3.022cm" svg:y2="2.74cm"><text:p/></draw:line><draw:line draw:style-name="gr243" draw:text-style-name="P120" svg:x1="3.419cm" svg:y1="1.213cm" svg:x2="4.199cm" svg:y2="0.443cm"><text:p/></draw:line><draw:line draw:style-name="gr244" draw:text-style-name="P120" svg:x1="3.417cm" svg:y1="1.221cm" svg:x2="4.523cm" svg:y2="1.221cm"><text:p/></draw:line><draw:line draw:style-name="gr245" draw:text-style-name="P120" svg:x1="2.311cm" svg:y1="1.221cm" svg:x2="3.417cm" svg:y2="1.221cm"><text:p/></draw:line><draw:line draw:style-name="gr246" draw:text-style-name="P120" svg:x1="1.897cm" svg:y1="1.642cm" svg:x2="1.897cm" svg:y2="2.773cm"><text:p/></draw:line><draw:line draw:style-name="gr247" draw:text-style-name="P120" svg:x1="1.923cm" svg:y1="1.616cm" svg:x2="2.311cm" svg:y2="1.221cm"><text:p/></draw:line><draw:line draw:style-name="gr248" draw:text-style-name="P120" svg:x1="1.918cm" svg:y1="1.609cm" svg:x2="3.024cm" svg:y2="1.609cm"><text:p/></draw:line><draw:line draw:style-name="gr249" draw:text-style-name="P120" svg:x1="1.918cm" svg:y1="2.743cm" svg:x2="3.024cm" svg:y2="2.743cm"><text:p/></draw:line><draw:line draw:style-name="gr250" draw:text-style-name="P120" svg:x1="1.918cm" svg:y1="2.743cm" svg:x2="1.918cm" svg:y2="3.874cm"><text:p/></draw:line><draw:line draw:style-name="gr251" draw:text-style-name="P120" svg:x1="4.522cm" svg:y1="3.875cm" svg:x2="4.522cm" svg:y2="4.611cm"><text:p/></draw:line><draw:line draw:style-name="gr252" draw:text-style-name="P120" svg:x1="4.128cm" svg:y1="3.874cm" svg:x2="4.128cm" svg:y2="5.005cm"><text:p/></draw:line><draw:line draw:style-name="gr253" draw:text-style-name="P120" svg:x1="4.134cm" svg:y1="4.989cm" svg:x2="4.522cm" svg:y2="4.594cm"><text:p/></draw:line><draw:line draw:style-name="gr254" draw:text-style-name="P120" svg:x1="3.022cm" svg:y1="3.865cm" svg:x2="3.022cm" svg:y2="4.996cm"><text:p/></draw:line><draw:line draw:style-name="gr255" draw:text-style-name="P120" svg:x1="1.918cm" svg:y1="3.874cm" svg:x2="1.918cm" svg:y2="5.005cm"><text:p/></draw:line><draw:line draw:style-name="gr256" draw:text-style-name="P120" svg:x1="1.918cm" svg:y1="3.874cm" svg:x2="3.024cm" svg:y2="3.874cm"><text:p/></draw:line><draw:line draw:style-name="gr257" draw:text-style-name="P120" svg:x1="1.918cm" svg:y1="5.007cm" svg:x2="3.024cm" svg:y2="5.007cm"><text:p/></draw:line><draw:line draw:style-name="gr258" draw:text-style-name="P120" svg:x1="5.256cm" svg:y1="2.745cm" svg:x2="5.644cm" svg:y2="2.35cm"><text:p/></draw:line><draw:line draw:style-name="gr259" draw:text-style-name="P120" svg:x1="1.162cm" svg:y1="3.488cm" svg:x2="1.93cm" svg:y2="3.477cm"><text:p/></draw:line><draw:line draw:style-name="gr260" draw:text-style-name="P120" svg:x1="5.318cm" svg:y1="0.44cm" svg:x2="5.318cm" svg:y2="0.829cm"><text:p/></draw:line><draw:line draw:style-name="gr261" draw:text-style-name="P120" svg:x1="4.137cm" svg:y1="1.609cm" svg:x2="5.243cm" svg:y2="1.609cm"><text:p/></draw:line><draw:line draw:style-name="gr262" draw:text-style-name="P120" svg:x1="4.144cm" svg:y1="2.741cm" svg:x2="5.25cm" svg:y2="2.741cm"><text:p/></draw:line><draw:line draw:style-name="gr263" draw:text-style-name="P120" svg:x1="5.251cm" svg:y1="1.609cm" svg:x2="5.251cm" svg:y2="2.74cm"><text:p/></draw:line><draw:line draw:style-name="gr264" draw:text-style-name="P120" svg:x1="5.251cm" svg:y1="1.616cm" svg:x2="5.637cm" svg:y2="1.221cm"><text:p/></draw:line><draw:g draw:style-name="gr2"><draw:line draw:style-name="gr265" draw:text-style-name="P120" svg:x1="0.762cm" svg:y1="3.889cm" svg:x2="0.762cm" svg:y2="5.027cm"><text:p/></draw:line><draw:line draw:style-name="gr266" draw:text-style-name="P120" svg:x1="0.763cm" svg:y1="3.89cm" svg:x2="1.167cm" svg:y2="3.49cm"><text:p/></draw:line><draw:line draw:style-name="gr267" draw:text-style-name="P120" svg:x1="0.762cm" svg:y1="3.889cm" svg:x2="1.919cm" svg:y2="3.889cm"><text:p/></draw:line><draw:line draw:style-name="gr268" draw:text-style-name="P120" svg:x1="0.762cm" svg:y1="5.028cm" svg:x2="1.919cm" svg:y2="5.028cm"><text:p/></draw:line><draw:line draw:style-name="gr269" draw:text-style-name="P120" svg:x1="1.918cm" svg:y1="3.889cm" svg:x2="1.918cm" svg:y2="5.027cm"><text:p/></draw:line></draw:g><draw:line draw:style-name="gr270" draw:text-style-name="P120" svg:x1="6.032cm" svg:y1="1.959cm" svg:x2="7.138cm" svg:y2="1.959cm"><text:p/></draw:line><draw:line draw:style-name="gr271" draw:text-style-name="P120" svg:x1="4.128cm" svg:y1="1.609cm" svg:x2="5.316cm" svg:y2="0.443cm"><text:p/></draw:line><draw:line draw:style-name="gr272" draw:text-style-name="P120" svg:x1="5.64cm" svg:y1="2.354cm" svg:x2="6.028cm" svg:y2="1.959cm"><text:p/></draw:line><draw:line draw:style-name="gr273" draw:text-style-name="P120" svg:x1="4.2cm" svg:y1="0.44cm" svg:x2="5.306cm" svg:y2="0.44cm"><text:p/></draw:line><draw:line draw:style-name="gr274" draw:text-style-name="P120" svg:x1="3.022cm" svg:y1="2.743cm" svg:x2="3.022cm" svg:y2="3.874cm"><text:p/></draw:line><draw:line draw:style-name="gr275" draw:text-style-name="P120" svg:x1="4.128cm" svg:y1="1.609cm" svg:x2="4.128cm" svg:y2="2.74cm"><text:p/></draw:line><draw:line draw:style-name="gr276" draw:text-style-name="P120" svg:x1="3.417cm" svg:y1="1.221cm" svg:x2="4.523cm" svg:y2="1.221cm"><text:p/></draw:line><draw:line draw:style-name="gr277" draw:text-style-name="P120" svg:x1="3.029cm" svg:y1="1.616cm" svg:x2="3.417cm" svg:y2="1.221cm"><text:p/></draw:line><draw:line draw:style-name="gr278" draw:text-style-name="P120" svg:x1="3.022cm" svg:y1="1.609cm" svg:x2="4.128cm" svg:y2="1.609cm"><text:p/></draw:line><draw:line draw:style-name="gr279" draw:text-style-name="P120" svg:x1="3.022cm" svg:y1="2.743cm" svg:x2="4.128cm" svg:y2="2.743cm"><text:p/></draw:line><draw:line draw:style-name="gr280" draw:text-style-name="P120" svg:x1="4.128cm" svg:y1="1.609cm" svg:x2="4.128cm" svg:y2="2.74cm"><text:p/></draw:line><draw:line draw:style-name="gr281" draw:text-style-name="P120" svg:x1="3.022cm" svg:y1="2.743cm" svg:x2="3.022cm" svg:y2="3.874cm"><text:p/></draw:line><draw:line draw:style-name="gr282" draw:text-style-name="P120" svg:x1="3.022cm" svg:y1="3.874cm" svg:x2="3.022cm" svg:y2="5.005cm"><text:p/></draw:line><draw:line draw:style-name="gr283" draw:text-style-name="P120" svg:x1="3.022cm" svg:y1="3.874cm" svg:x2="4.128cm" svg:y2="3.874cm"><text:p/></draw:line><draw:line draw:style-name="gr284" draw:text-style-name="P120" svg:x1="3.022cm" svg:y1="5.007cm" svg:x2="4.128cm" svg:y2="5.007cm"><text:p/></draw:line><draw:line draw:style-name="gr285" draw:text-style-name="P120" svg:x1="4.128cm" svg:y1="2.743cm" svg:x2="4.128cm" svg:y2="3.874cm"><text:p/></draw:line><draw:line draw:style-name="gr286" draw:text-style-name="P120" svg:x1="5.644cm" svg:y1="2.357cm" svg:x2="5.644cm" svg:y2="3.488cm"><text:p/></draw:line><draw:line draw:style-name="gr287" draw:text-style-name="P120" svg:x1="5.256cm" svg:y1="3.883cm" svg:x2="5.644cm" svg:y2="3.488cm"><text:p/></draw:line><draw:line draw:style-name="gr288" draw:text-style-name="P120" svg:x1="4.144cm" svg:y1="3.875cm" svg:x2="5.25cm" svg:y2="3.875cm"><text:p/></draw:line><draw:line draw:style-name="gr289" draw:text-style-name="P120" svg:x1="5.251cm" svg:y1="2.745cm" svg:x2="5.251cm" svg:y2="3.876cm"><text:p/></draw:line><draw:line draw:style-name="gr290" draw:text-style-name="P120" svg:x1="5.645cm" svg:y1="2.346cm" svg:x2="6.751cm" svg:y2="2.346cm"><text:p/></draw:line><draw:line draw:style-name="gr291" draw:text-style-name="P120" svg:x1="7.143cm" svg:y1="1.959cm" svg:x2="7.143cm" svg:y2="3.09cm"><text:p/></draw:line><draw:line draw:style-name="gr292" draw:text-style-name="P120" svg:x1="6.755cm" svg:y1="3.487cm" svg:x2="7.143cm" svg:y2="3.092cm"><text:p/></draw:line><draw:line draw:style-name="gr293" draw:text-style-name="P120" svg:x1="5.645cm" svg:y1="3.481cm" svg:x2="6.751cm" svg:y2="3.481cm"><text:p/></draw:line><draw:line draw:style-name="gr294" draw:text-style-name="P120" svg:x1="6.748cm" svg:y1="2.349cm" svg:x2="6.748cm" svg:y2="3.48cm"><text:p/></draw:line></draw:g></draw:g></draw:g></text:p>
      <text:list xml:id="list17211446842913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text:s/>Dessine ci-dessous la vue de droite en perspective de cet objet.</text:span></text:p>
            </text:list-item>
          </text:list>
        </text:list-item>
      </text:list>
      <text:h text:style-name="_5f_Paragraphe" text:outline-level="1"><draw:g text:anchor-type="paragraph" draw:z-index="344" draw:name="Forme12" draw:style-name="gr118"><draw:g draw:style-name="gr2"><draw:frame draw:style-name="gr119" draw:text-style-name="P119" svg:width="3.013cm" svg:height="0.585cm" svg:x="5.995cm" svg:y="4.766cm"><draw:text-box><text:p text:style-name="P117"><text:span text:style-name="T197">Vue de droite</text:span></text:p></draw:text-box></draw:frame><draw:g draw:style-name="gr2"><draw:line draw:style-name="gr120" draw:text-style-name="P113" svg:x1="0.349cm" svg:y1="-0.001cm" svg:x2="0.349cm" svg:y2="4.494cm"><text:p/></draw:line><draw:line draw:style-name="gr120" draw:text-style-name="P113" svg:x1="0.727cm" svg:y1="-0.001cm" svg:x2="0.727cm" svg:y2="4.494cm"><text:p/></draw:line><draw:line draw:style-name="gr120" draw:text-style-name="P113" svg:x1="1.099cm" svg:y1="-0.001cm" svg:x2="1.099cm" svg:y2="4.494cm"><text:p/></draw:line><draw:line draw:style-name="gr120" draw:text-style-name="P113" svg:x1="1.473cm" svg:y1="-0.001cm" svg:x2="1.473cm" svg:y2="4.494cm"><text:p/></draw:line><draw:line draw:style-name="gr120" draw:text-style-name="P113" svg:x1="1.848cm" svg:y1="-0.001cm" svg:x2="1.848cm" svg:y2="4.494cm"><text:p/></draw:line><draw:line draw:style-name="gr120" draw:text-style-name="P113" svg:x1="2.224cm" svg:y1="-0.001cm" svg:x2="2.224cm" svg:y2="4.494cm"><text:p/></draw:line><draw:line draw:style-name="gr120" draw:text-style-name="P113" svg:x1="2.601cm" svg:y1="-0.001cm" svg:x2="2.601cm" svg:y2="4.494cm"><text:p/></draw:line><draw:line draw:style-name="gr120" draw:text-style-name="P113" svg:x1="2.973cm" svg:y1="-0.001cm" svg:x2="2.973cm" svg:y2="4.494cm"><text:p/></draw:line><draw:line draw:style-name="gr120" draw:text-style-name="P113" svg:x1="3.348cm" svg:y1="-0.001cm" svg:x2="3.348cm" svg:y2="4.494cm"><text:p/></draw:line><draw:line draw:style-name="gr120" draw:text-style-name="P113" svg:x1="3.725cm" svg:y1="-0.001cm" svg:x2="3.725cm" svg:y2="4.494cm"><text:p/></draw:line><draw:line draw:style-name="gr120" draw:text-style-name="P113" svg:x1="4.096cm" svg:y1="-0.001cm" svg:x2="4.096cm" svg:y2="4.494cm"><text:p/></draw:line><draw:line draw:style-name="gr120" draw:text-style-name="P113" svg:x1="4.473cm" svg:y1="-0.001cm" svg:x2="4.473cm" svg:y2="4.494cm"><text:p/></draw:line><draw:line draw:style-name="gr120" draw:text-style-name="P113" svg:x1="4.847cm" svg:y1="-0.001cm" svg:x2="4.847cm" svg:y2="4.494cm"><text:p/></draw:line><draw:line draw:style-name="gr120" draw:text-style-name="P113" svg:x1="5.222cm" svg:y1="-0.001cm" svg:x2="5.222cm" svg:y2="4.494cm"><text:p/></draw:line><draw:line draw:style-name="gr120" draw:text-style-name="P113" svg:x1="5.598cm" svg:y1="-0.001cm" svg:x2="5.598cm" svg:y2="4.494cm"><text:p/></draw:line><draw:line draw:style-name="gr120" draw:text-style-name="P113" svg:x1="5.971cm" svg:y1="-0.001cm" svg:x2="5.971cm" svg:y2="4.494cm"><text:p/></draw:line><draw:line draw:style-name="gr120" draw:text-style-name="P113" svg:x1="6.347cm" svg:y1="-0.001cm" svg:x2="6.347cm" svg:y2="4.494cm"><text:p/></draw:line><draw:line draw:style-name="gr120" draw:text-style-name="P113" svg:x1="6.724cm" svg:y1="-0.001cm" svg:x2="6.724cm" svg:y2="4.494cm"><text:p/></draw:line><draw:line draw:style-name="gr120" draw:text-style-name="P113" svg:x1="7.097cm" svg:y1="-0.001cm" svg:x2="7.097cm" svg:y2="4.494cm"><text:p/></draw:line><draw:line draw:style-name="gr120" draw:text-style-name="P113" svg:x1="0.349cm" svg:y1="-0.001cm" svg:x2="7.094cm" svg:y2="-0.001cm"><text:p/></draw:line><draw:line draw:style-name="gr120" draw:text-style-name="P113" svg:x1="0.349cm" svg:y1="0.372cm" svg:x2="7.094cm" svg:y2="0.372cm"><text:p/></draw:line><draw:line draw:style-name="gr120" draw:text-style-name="P113" svg:x1="0.349cm" svg:y1="0.747cm" svg:x2="7.094cm" svg:y2="0.747cm"><text:p/></draw:line><draw:line draw:style-name="gr120" draw:text-style-name="P113" svg:x1="0.349cm" svg:y1="1.12cm" svg:x2="7.094cm" svg:y2="1.12cm"><text:p/></draw:line><draw:line draw:style-name="gr120" draw:text-style-name="P113" svg:x1="0.349cm" svg:y1="1.495cm" svg:x2="7.094cm" svg:y2="1.495cm"><text:p/></draw:line><draw:line draw:style-name="gr120" draw:text-style-name="P113" svg:x1="0.349cm" svg:y1="1.871cm" svg:x2="7.094cm" svg:y2="1.871cm"><text:p/></draw:line><draw:line draw:style-name="gr120" draw:text-style-name="P113" svg:x1="0.349cm" svg:y1="2.244cm" svg:x2="7.094cm" svg:y2="2.244cm"><text:p/></draw:line><draw:line draw:style-name="gr120" draw:text-style-name="P113" svg:x1="0.349cm" svg:y1="2.619cm" svg:x2="7.094cm" svg:y2="2.619cm"><text:p/></draw:line><draw:line draw:style-name="gr120" draw:text-style-name="P113" svg:x1="0.349cm" svg:y1="2.995cm" svg:x2="7.094cm" svg:y2="2.995cm"><text:p/></draw:line><draw:line draw:style-name="gr120" draw:text-style-name="P113" svg:x1="0.349cm" svg:y1="3.37cm" svg:x2="7.094cm" svg:y2="3.37cm"><text:p/></draw:line><draw:line draw:style-name="gr120" draw:text-style-name="P113" svg:x1="0.349cm" svg:y1="3.745cm" svg:x2="7.094cm" svg:y2="3.745cm"><text:p/></draw:line><draw:line draw:style-name="gr120" draw:text-style-name="P113" svg:x1="0.349cm" svg:y1="4.119cm" svg:x2="7.094cm" svg:y2="4.119cm"><text:p/></draw:line><draw:line draw:style-name="gr120" draw:text-style-name="P113" svg:x1="0.349cm" svg:y1="4.495cm" svg:x2="7.094cm" svg:y2="4.495cm"><text:p/></draw:line></draw:g><draw:g draw:style-name="gr2"><draw:line draw:style-name="gr120" draw:text-style-name="P113" svg:x1="2.597cm" svg:y1="1.112cm" svg:x2="2.597cm" svg:y2="5.607cm"><text:p/></draw:line><draw:line draw:style-name="gr120" draw:text-style-name="P113" svg:x1="2.97cm" svg:y1="1.112cm" svg:x2="2.97cm" svg:y2="5.607cm"><text:p/></draw:line><draw:line draw:style-name="gr120" draw:text-style-name="P113" svg:x1="3.348cm" svg:y1="1.112cm" svg:x2="3.348cm" svg:y2="5.607cm"><text:p/></draw:line><draw:line draw:style-name="gr120" draw:text-style-name="P113" svg:x1="3.72cm" svg:y1="1.112cm" svg:x2="3.72cm" svg:y2="5.607cm"><text:p/></draw:line><draw:line draw:style-name="gr120" draw:text-style-name="P113" svg:x1="4.096cm" svg:y1="1.112cm" svg:x2="4.096cm" svg:y2="5.607cm"><text:p/></draw:line><draw:line draw:style-name="gr120" draw:text-style-name="P113" svg:x1="4.473cm" svg:y1="1.112cm" svg:x2="4.473cm" svg:y2="5.607cm"><text:p/></draw:line><draw:line draw:style-name="gr120" draw:text-style-name="P113" svg:x1="4.845cm" svg:y1="1.112cm" svg:x2="4.845cm" svg:y2="5.607cm"><text:p/></draw:line><draw:line draw:style-name="gr120" draw:text-style-name="P113" svg:x1="5.221cm" svg:y1="1.112cm" svg:x2="5.221cm" svg:y2="5.607cm"><text:p/></draw:line><draw:line draw:style-name="gr120" draw:text-style-name="P113" svg:x1="5.595cm" svg:y1="1.112cm" svg:x2="5.595cm" svg:y2="5.607cm"><text:p/></draw:line><draw:line draw:style-name="gr120" draw:text-style-name="P113" svg:x1="5.97cm" svg:y1="1.112cm" svg:x2="5.97cm" svg:y2="5.607cm"><text:p/></draw:line><draw:line draw:style-name="gr120" draw:text-style-name="P113" svg:x1="6.344cm" svg:y1="1.112cm" svg:x2="6.344cm" svg:y2="5.607cm"><text:p/></draw:line><draw:line draw:style-name="gr120" draw:text-style-name="P113" svg:x1="6.72cm" svg:y1="1.112cm" svg:x2="6.72cm" svg:y2="5.607cm"><text:p/></draw:line><draw:line draw:style-name="gr120" draw:text-style-name="P113" svg:x1="7.096cm" svg:y1="1.112cm" svg:x2="7.096cm" svg:y2="5.607cm"><text:p/></draw:line><draw:line draw:style-name="gr120" draw:text-style-name="P113" svg:x1="7.468cm" svg:y1="1.112cm" svg:x2="7.468cm" svg:y2="5.607cm"><text:p/></draw:line><draw:line draw:style-name="gr120" draw:text-style-name="P113" svg:x1="7.844cm" svg:y1="1.112cm" svg:x2="7.844cm" svg:y2="5.607cm"><text:p/></draw:line><draw:line draw:style-name="gr120" draw:text-style-name="P113" svg:x1="8.219cm" svg:y1="1.112cm" svg:x2="8.219cm" svg:y2="5.607cm"><text:p/></draw:line><draw:line draw:style-name="gr120" draw:text-style-name="P113" svg:x1="8.593cm" svg:y1="1.112cm" svg:x2="8.593cm" svg:y2="5.607cm"><text:p/></draw:line><draw:line draw:style-name="gr120" draw:text-style-name="P113" svg:x1="8.967cm" svg:y1="1.112cm" svg:x2="8.967cm" svg:y2="5.607cm"><text:p/></draw:line><draw:line draw:style-name="gr120" draw:text-style-name="P113" svg:x1="9.343cm" svg:y1="1.112cm" svg:x2="9.343cm" svg:y2="5.607cm"><text:p/></draw:line><draw:line draw:style-name="gr120" draw:text-style-name="P113" svg:x1="2.597cm" svg:y1="1.112cm" svg:x2="9.342cm" svg:y2="1.112cm"><text:p/></draw:line><draw:line draw:style-name="gr120" draw:text-style-name="P113" svg:x1="2.597cm" svg:y1="1.487cm" svg:x2="9.342cm" svg:y2="1.487cm"><text:p/></draw:line><draw:line draw:style-name="gr120" draw:text-style-name="P113" svg:x1="2.597cm" svg:y1="1.864cm" svg:x2="9.342cm" svg:y2="1.864cm"><text:p/></draw:line><draw:line draw:style-name="gr120" draw:text-style-name="P113" svg:x1="2.597cm" svg:y1="2.235cm" svg:x2="9.342cm" svg:y2="2.235cm"><text:p/></draw:line><draw:line draw:style-name="gr120" draw:text-style-name="P113" svg:x1="2.597cm" svg:y1="2.612cm" svg:x2="9.342cm" svg:y2="2.612cm"><text:p/></draw:line><draw:line draw:style-name="gr120" draw:text-style-name="P113" svg:x1="2.597cm" svg:y1="2.986cm" svg:x2="9.342cm" svg:y2="2.986cm"><text:p/></draw:line><draw:line draw:style-name="gr120" draw:text-style-name="P113" svg:x1="2.597cm" svg:y1="3.361cm" svg:x2="9.342cm" svg:y2="3.361cm"><text:p/></draw:line><draw:line draw:style-name="gr120" draw:text-style-name="P113" svg:x1="2.597cm" svg:y1="3.735cm" svg:x2="9.342cm" svg:y2="3.735cm"><text:p/></draw:line><draw:line draw:style-name="gr120" draw:text-style-name="P113" svg:x1="2.597cm" svg:y1="4.11cm" svg:x2="9.342cm" svg:y2="4.11cm"><text:p/></draw:line><draw:line draw:style-name="gr120" draw:text-style-name="P113" svg:x1="2.597cm" svg:y1="4.486cm" svg:x2="9.342cm" svg:y2="4.486cm"><text:p/></draw:line><draw:line draw:style-name="gr120" draw:text-style-name="P113" svg:x1="2.597cm" svg:y1="4.858cm" svg:x2="9.342cm" svg:y2="4.858cm"><text:p/></draw:line><draw:line draw:style-name="gr120" draw:text-style-name="P113" svg:x1="2.597cm" svg:y1="5.235cm" svg:x2="9.342cm" svg:y2="5.235cm"><text:p/></draw:line><draw:line draw:style-name="gr120" draw:text-style-name="P113" svg:x1="2.597cm" svg:y1="5.61cm" svg:x2="9.342cm" svg:y2="5.61cm"><text:p/></draw:line></draw:g><draw:g draw:style-name="gr2"><draw:line draw:style-name="gr120" draw:text-style-name="P113" svg:x1="2.601cm" svg:y1="-0.009cm" svg:x2="2.601cm" svg:y2="4.486cm"><text:p/></draw:line><draw:line draw:style-name="gr120" draw:text-style-name="P113" svg:x1="2.975cm" svg:y1="-0.009cm" svg:x2="2.975cm" svg:y2="4.486cm"><text:p/></draw:line><draw:line draw:style-name="gr120" draw:text-style-name="P113" svg:x1="3.351cm" svg:y1="-0.009cm" svg:x2="3.351cm" svg:y2="4.486cm"><text:p/></draw:line><draw:line draw:style-name="gr120" draw:text-style-name="P113" svg:x1="3.725cm" svg:y1="-0.009cm" svg:x2="3.725cm" svg:y2="4.486cm"><text:p/></draw:line><draw:line draw:style-name="gr120" draw:text-style-name="P113" svg:x1="4.1cm" svg:y1="-0.009cm" svg:x2="4.1cm" svg:y2="4.486cm"><text:p/></draw:line><draw:line draw:style-name="gr120" draw:text-style-name="P113" svg:x1="4.476cm" svg:y1="-0.009cm" svg:x2="4.476cm" svg:y2="4.486cm"><text:p/></draw:line><draw:line draw:style-name="gr120" draw:text-style-name="P113" svg:x1="4.852cm" svg:y1="-0.009cm" svg:x2="4.852cm" svg:y2="4.486cm"><text:p/></draw:line><draw:line draw:style-name="gr120" draw:text-style-name="P113" svg:x1="5.224cm" svg:y1="-0.009cm" svg:x2="5.224cm" svg:y2="4.486cm"><text:p/></draw:line><draw:line draw:style-name="gr120" draw:text-style-name="P113" svg:x1="5.598cm" svg:y1="-0.009cm" svg:x2="5.598cm" svg:y2="4.486cm"><text:p/></draw:line><draw:line draw:style-name="gr120" draw:text-style-name="P113" svg:x1="5.974cm" svg:y1="-0.009cm" svg:x2="5.974cm" svg:y2="4.486cm"><text:p/></draw:line><draw:line draw:style-name="gr120" draw:text-style-name="P113" svg:x1="6.348cm" svg:y1="-0.009cm" svg:x2="6.348cm" svg:y2="4.486cm"><text:p/></draw:line><draw:line draw:style-name="gr120" draw:text-style-name="P113" svg:x1="6.724cm" svg:y1="-0.009cm" svg:x2="6.724cm" svg:y2="4.486cm"><text:p/></draw:line><draw:line draw:style-name="gr120" draw:text-style-name="P113" svg:x1="7.099cm" svg:y1="-0.009cm" svg:x2="7.099cm" svg:y2="4.486cm"><text:p/></draw:line><draw:line draw:style-name="gr120" draw:text-style-name="P113" svg:x1="7.472cm" svg:y1="-0.009cm" svg:x2="7.472cm" svg:y2="4.486cm"><text:p/></draw:line><draw:line draw:style-name="gr120" draw:text-style-name="P113" svg:x1="7.851cm" svg:y1="-0.009cm" svg:x2="7.851cm" svg:y2="4.486cm"><text:p/></draw:line><draw:line draw:style-name="gr120" draw:text-style-name="P113" svg:x1="8.223cm" svg:y1="-0.009cm" svg:x2="8.223cm" svg:y2="4.486cm"><text:p/></draw:line><draw:line draw:style-name="gr120" draw:text-style-name="P113" svg:x1="8.599cm" svg:y1="-0.009cm" svg:x2="8.599cm" svg:y2="4.486cm"><text:p/></draw:line><draw:line draw:style-name="gr120" draw:text-style-name="P113" svg:x1="8.972cm" svg:y1="-0.009cm" svg:x2="8.972cm" svg:y2="4.486cm"><text:p/></draw:line><draw:line draw:style-name="gr120" draw:text-style-name="P113" svg:x1="9.347cm" svg:y1="-0.009cm" svg:x2="9.347cm" svg:y2="4.486cm"><text:p/></draw:line><draw:line draw:style-name="gr120" draw:text-style-name="P113" svg:x1="2.601cm" svg:y1="-0.009cm" svg:x2="9.346cm" svg:y2="-0.009cm"><text:p/></draw:line><draw:line draw:style-name="gr120" draw:text-style-name="P113" svg:x1="2.601cm" svg:y1="0.369cm" svg:x2="9.346cm" svg:y2="0.369cm"><text:p/></draw:line><draw:line draw:style-name="gr120" draw:text-style-name="P113" svg:x1="2.601cm" svg:y1="0.74cm" svg:x2="9.346cm" svg:y2="0.74cm"><text:p/></draw:line><draw:line draw:style-name="gr120" draw:text-style-name="P113" svg:x1="2.601cm" svg:y1="1.116cm" svg:x2="9.346cm" svg:y2="1.116cm"><text:p/></draw:line><draw:line draw:style-name="gr120" draw:text-style-name="P113" svg:x1="2.601cm" svg:y1="1.49cm" svg:x2="9.346cm" svg:y2="1.49cm"><text:p/></draw:line><draw:line draw:style-name="gr120" draw:text-style-name="P113" svg:x1="2.601cm" svg:y1="1.865cm" svg:x2="9.346cm" svg:y2="1.865cm"><text:p/></draw:line><draw:line draw:style-name="gr120" draw:text-style-name="P113" svg:x1="2.601cm" svg:y1="2.239cm" svg:x2="9.346cm" svg:y2="2.239cm"><text:p/></draw:line><draw:line draw:style-name="gr120" draw:text-style-name="P113" svg:x1="2.601cm" svg:y1="2.614cm" svg:x2="9.346cm" svg:y2="2.614cm"><text:p/></draw:line><draw:line draw:style-name="gr120" draw:text-style-name="P113" svg:x1="2.601cm" svg:y1="2.99cm" svg:x2="9.346cm" svg:y2="2.99cm"><text:p/></draw:line><draw:line draw:style-name="gr120" draw:text-style-name="P113" svg:x1="2.601cm" svg:y1="3.364cm" svg:x2="9.346cm" svg:y2="3.364cm"><text:p/></draw:line><draw:line draw:style-name="gr120" draw:text-style-name="P113" svg:x1="2.601cm" svg:y1="3.738cm" svg:x2="9.346cm" svg:y2="3.738cm"><text:p/></draw:line><draw:line draw:style-name="gr120" draw:text-style-name="P113" svg:x1="2.601cm" svg:y1="4.114cm" svg:x2="9.346cm" svg:y2="4.114cm"><text:p/></draw:line><draw:line draw:style-name="gr120" draw:text-style-name="P113" svg:x1="2.601cm" svg:y1="4.489cm" svg:x2="9.346cm" svg:y2="4.489cm"><text:p/></draw:line></draw:g><draw:g draw:style-name="gr2"><draw:line draw:style-name="gr120" draw:text-style-name="P113" svg:x1="0.345cm" svg:y1="1.118cm" svg:x2="0.345cm" svg:y2="5.613cm"><text:p/></draw:line><draw:line draw:style-name="gr120" draw:text-style-name="P113" svg:x1="0.72cm" svg:y1="1.118cm" svg:x2="0.72cm" svg:y2="5.613cm"><text:p/></draw:line><draw:line draw:style-name="gr120" draw:text-style-name="P113" svg:x1="1.097cm" svg:y1="1.118cm" svg:x2="1.097cm" svg:y2="5.613cm"><text:p/></draw:line><draw:line draw:style-name="gr120" draw:text-style-name="P113" svg:x1="1.47cm" svg:y1="1.118cm" svg:x2="1.47cm" svg:y2="5.613cm"><text:p/></draw:line><draw:line draw:style-name="gr120" draw:text-style-name="P113" svg:x1="1.846cm" svg:y1="1.118cm" svg:x2="1.846cm" svg:y2="5.613cm"><text:p/></draw:line><draw:line draw:style-name="gr120" draw:text-style-name="P113" svg:x1="2.221cm" svg:y1="1.118cm" svg:x2="2.221cm" svg:y2="5.613cm"><text:p/></draw:line><draw:line draw:style-name="gr120" draw:text-style-name="P113" svg:x1="2.594cm" svg:y1="1.118cm" svg:x2="2.594cm" svg:y2="5.613cm"><text:p/></draw:line><draw:line draw:style-name="gr120" draw:text-style-name="P113" svg:x1="2.968cm" svg:y1="1.118cm" svg:x2="2.968cm" svg:y2="5.613cm"><text:p/></draw:line><draw:line draw:style-name="gr120" draw:text-style-name="P113" svg:x1="3.344cm" svg:y1="1.118cm" svg:x2="3.344cm" svg:y2="5.613cm"><text:p/></draw:line><draw:line draw:style-name="gr120" draw:text-style-name="P113" svg:x1="3.718cm" svg:y1="1.118cm" svg:x2="3.718cm" svg:y2="5.613cm"><text:p/></draw:line><draw:line draw:style-name="gr120" draw:text-style-name="P113" svg:x1="4.093cm" svg:y1="1.118cm" svg:x2="4.093cm" svg:y2="5.613cm"><text:p/></draw:line><draw:line draw:style-name="gr120" draw:text-style-name="P113" svg:x1="4.469cm" svg:y1="1.118cm" svg:x2="4.469cm" svg:y2="5.613cm"><text:p/></draw:line><draw:line draw:style-name="gr120" draw:text-style-name="P113" svg:x1="4.844cm" svg:y1="1.118cm" svg:x2="4.844cm" svg:y2="5.613cm"><text:p/></draw:line><draw:line draw:style-name="gr120" draw:text-style-name="P113" svg:x1="5.217cm" svg:y1="1.118cm" svg:x2="5.217cm" svg:y2="5.613cm"><text:p/></draw:line><draw:line draw:style-name="gr120" draw:text-style-name="P113" svg:x1="5.593cm" svg:y1="1.118cm" svg:x2="5.593cm" svg:y2="5.613cm"><text:p/></draw:line><draw:line draw:style-name="gr120" draw:text-style-name="P113" svg:x1="5.969cm" svg:y1="1.118cm" svg:x2="5.969cm" svg:y2="5.613cm"><text:p/></draw:line><draw:line draw:style-name="gr120" draw:text-style-name="P113" svg:x1="6.341cm" svg:y1="1.118cm" svg:x2="6.341cm" svg:y2="5.613cm"><text:p/></draw:line><draw:line draw:style-name="gr120" draw:text-style-name="P113" svg:x1="6.717cm" svg:y1="1.118cm" svg:x2="6.717cm" svg:y2="5.613cm"><text:p/></draw:line><draw:line draw:style-name="gr120" draw:text-style-name="P113" svg:x1="7.091cm" svg:y1="1.118cm" svg:x2="7.091cm" svg:y2="5.613cm"><text:p/></draw:line><draw:line draw:style-name="gr120" draw:text-style-name="P113" svg:x1="0.345cm" svg:y1="1.118cm" svg:x2="7.09cm" svg:y2="1.118cm"><text:p/></draw:line><draw:line draw:style-name="gr120" draw:text-style-name="P113" svg:x1="0.345cm" svg:y1="1.495cm" svg:x2="7.09cm" svg:y2="1.495cm"><text:p/></draw:line><draw:line draw:style-name="gr120" draw:text-style-name="P113" svg:x1="0.345cm" svg:y1="1.867cm" svg:x2="7.09cm" svg:y2="1.867cm"><text:p/></draw:line><draw:line draw:style-name="gr120" draw:text-style-name="P113" svg:x1="0.345cm" svg:y1="2.242cm" svg:x2="7.09cm" svg:y2="2.242cm"><text:p/></draw:line><draw:line draw:style-name="gr120" draw:text-style-name="P113" svg:x1="0.345cm" svg:y1="2.616cm" svg:x2="7.09cm" svg:y2="2.616cm"><text:p/></draw:line><draw:line draw:style-name="gr120" draw:text-style-name="P113" svg:x1="0.345cm" svg:y1="2.991cm" svg:x2="7.09cm" svg:y2="2.991cm"><text:p/></draw:line><draw:line draw:style-name="gr120" draw:text-style-name="P113" svg:x1="0.345cm" svg:y1="3.367cm" svg:x2="7.09cm" svg:y2="3.367cm"><text:p/></draw:line><draw:line draw:style-name="gr120" draw:text-style-name="P113" svg:x1="0.345cm" svg:y1="3.74cm" svg:x2="7.09cm" svg:y2="3.74cm"><text:p/></draw:line><draw:line draw:style-name="gr120" draw:text-style-name="P113" svg:x1="0.345cm" svg:y1="4.115cm" svg:x2="7.09cm" svg:y2="4.115cm"><text:p/></draw:line><draw:line draw:style-name="gr120" draw:text-style-name="P113" svg:x1="0.345cm" svg:y1="4.49cm" svg:x2="7.09cm" svg:y2="4.49cm"><text:p/></draw:line><draw:line draw:style-name="gr120" draw:text-style-name="P113" svg:x1="0.345cm" svg:y1="4.864cm" svg:x2="7.09cm" svg:y2="4.864cm"><text:p/></draw:line><draw:line draw:style-name="gr120" draw:text-style-name="P113" svg:x1="0.345cm" svg:y1="5.242cm" svg:x2="7.09cm" svg:y2="5.242cm"><text:p/></draw:line><draw:line draw:style-name="gr120" draw:text-style-name="P113" svg:x1="0.345cm" svg:y1="5.618cm" svg:x2="7.09cm" svg:y2="5.618cm"><text:p/></draw:line></draw:g><draw:line draw:style-name="gr121" draw:text-style-name="P120" svg:x1="2.602cm" svg:y1="1.109cm" svg:x2="3.718cm" svg:y2="1.109cm"><text:p/></draw:line><draw:line draw:style-name="gr122" draw:text-style-name="P120" svg:x1="3.325cm" svg:y1="1.5cm" svg:x2="3.325cm" svg:y2="2.613cm"><text:p/></draw:line><draw:line draw:style-name="gr123" draw:text-style-name="P120" svg:x1="3.323cm" svg:y1="1.506cm" svg:x2="3.712cm" svg:y2="1.116cm"><text:p/></draw:line><draw:line draw:style-name="gr124" draw:text-style-name="P120" svg:x1="2.987cm" svg:y1="0.721cm" svg:x2="4.103cm" svg:y2="0.721cm"><text:p/></draw:line><draw:line draw:style-name="gr125" draw:text-style-name="P120" svg:x1="3.325cm" svg:y1="1.5cm" svg:x2="4.441cm" svg:y2="1.5cm"><text:p/></draw:line><draw:line draw:style-name="gr126" draw:text-style-name="P120" svg:x1="3.325cm" svg:y1="2.613cm" svg:x2="4.441cm" svg:y2="2.613cm"><text:p/></draw:line><draw:line draw:style-name="gr127" draw:text-style-name="P120" svg:x1="3.325cm" svg:y1="1.5cm" svg:x2="3.325cm" svg:y2="2.613cm"><text:p/></draw:line><draw:line draw:style-name="gr128" draw:text-style-name="P120" svg:x1="4.442cm" svg:y1="1.5cm" svg:x2="4.444cm" svg:y2="4.829cm"><text:p/></draw:line><draw:line draw:style-name="gr129" draw:text-style-name="P120" svg:x1="4.443cm" svg:y1="1.506cm" svg:x2="4.832cm" svg:y2="1.116cm"><text:p/></draw:line><draw:line draw:style-name="gr130" draw:text-style-name="P120" svg:x1="4.442cm" svg:y1="2.611cm" svg:x2="4.831cm" svg:y2="2.221cm"><text:p/></draw:line><draw:line draw:style-name="gr131" draw:text-style-name="P120" svg:x1="3.711cm" svg:y1="1.11cm" svg:x2="4.827cm" svg:y2="1.11cm"><text:p/></draw:line><draw:line draw:style-name="gr132" draw:text-style-name="P120" svg:x1="4.835cm" svg:y1="1.11cm" svg:x2="4.835cm" svg:y2="2.221cm"><text:p/></draw:line><draw:line draw:style-name="gr133" draw:text-style-name="P120" svg:x1="3.325cm" svg:y1="2.613cm" svg:x2="3.325cm" svg:y2="3.726cm"><text:p/></draw:line><draw:line draw:style-name="gr134" draw:text-style-name="P120" svg:x1="3.325cm" svg:y1="2.613cm" svg:x2="4.441cm" svg:y2="2.613cm"><text:p/></draw:line><draw:line draw:style-name="gr135" draw:text-style-name="P120" svg:x1="3.325cm" svg:y1="3.723cm" svg:x2="4.441cm" svg:y2="3.723cm"><text:p/></draw:line><draw:line draw:style-name="gr136" draw:text-style-name="P120" svg:x1="4.442cm" svg:y1="3.724cm" svg:x2="4.831cm" svg:y2="3.334cm"><text:p/></draw:line><draw:line draw:style-name="gr137" draw:text-style-name="P120" svg:x1="4.827cm" svg:y1="2.221cm" svg:x2="4.827cm" svg:y2="3.334cm"><text:p/></draw:line><draw:line draw:style-name="gr138" draw:text-style-name="P120" svg:x1="3.325cm" svg:y1="3.723cm" svg:x2="3.325cm" svg:y2="4.836cm"><text:p/></draw:line><draw:line draw:style-name="gr139" draw:text-style-name="P120" svg:x1="3.325cm" svg:y1="3.723cm" svg:x2="4.441cm" svg:y2="3.723cm"><text:p/></draw:line><draw:line draw:style-name="gr140" draw:text-style-name="P120" svg:x1="3.325cm" svg:y1="4.84cm" svg:x2="4.441cm" svg:y2="4.84cm"><text:p/></draw:line><draw:line draw:style-name="gr141" draw:text-style-name="P120" svg:x1="4.442cm" svg:y1="4.837cm" svg:x2="4.831cm" svg:y2="4.447cm"><text:p/></draw:line><draw:line draw:style-name="gr142" draw:text-style-name="P120" svg:x1="4.827cm" svg:y1="3.334cm" svg:x2="4.827cm" svg:y2="4.447cm"><text:p/></draw:line><draw:line draw:style-name="gr143" draw:text-style-name="P120" svg:x1="2.602cm" svg:y1="2.221cm" svg:x2="2.602cm" svg:y2="3.334cm"><text:p/></draw:line><draw:line draw:style-name="gr144" draw:text-style-name="P120" svg:x1="2.602cm" svg:y1="2.221cm" svg:x2="3.325cm" svg:y2="2.221cm"><text:p/></draw:line><draw:line draw:style-name="gr145" draw:text-style-name="P120" svg:x1="2.602cm" svg:y1="1.109cm" svg:x2="2.605cm" svg:y2="3.316cm"><text:p/></draw:line><draw:line draw:style-name="gr146" draw:text-style-name="P120" svg:x1="2.602cm" svg:y1="1.111cm" svg:x2="3.362cm" svg:y2="0.353cm"><text:p/></draw:line><draw:line draw:style-name="gr147" draw:text-style-name="P120" svg:x1="4.829cm" svg:y1="1.117cm" svg:x2="5.221cm" svg:y2="0.729cm"><text:p/></draw:line><draw:line draw:style-name="gr148" draw:text-style-name="P120" svg:x1="1.878cm" svg:y1="1.868cm" svg:x2="2.614cm" svg:y2="1.858cm"><text:p/></draw:line><draw:line draw:style-name="gr149" draw:text-style-name="P120" svg:x1="1.496cm" svg:y1="2.212cm" svg:x2="1.496cm" svg:y2="3.325cm"><text:p/></draw:line><draw:line draw:style-name="gr150" draw:text-style-name="P120" svg:x1="1.495cm" svg:y1="2.213cm" svg:x2="2.611cm" svg:y2="2.213cm"><text:p/></draw:line><draw:line draw:style-name="gr151" draw:text-style-name="P120" svg:x1="6.716cm" svg:y1="2.599cm" svg:x2="7.832cm" svg:y2="2.599cm"><text:p/></draw:line><draw:line draw:style-name="gr152" draw:text-style-name="P120" svg:x1="7.83cm" svg:y1="2.578cm" svg:x2="7.83cm" svg:y2="3.691cm"><text:p/></draw:line><draw:line draw:style-name="gr153" draw:text-style-name="P120" svg:x1="6.326cm" svg:y1="2.964cm" svg:x2="7.442cm" svg:y2="2.964cm"><text:p/></draw:line><draw:line draw:style-name="gr154" draw:text-style-name="P120" svg:x1="6.326cm" svg:y1="4.077cm" svg:x2="7.442cm" svg:y2="4.077cm"><text:p/></draw:line><draw:line draw:style-name="gr155" draw:text-style-name="P120" svg:x1="7.441cm" svg:y1="2.964cm" svg:x2="7.441cm" svg:y2="4.077cm"><text:p/></draw:line><draw:line draw:style-name="gr156" draw:text-style-name="P120" svg:x1="7.441cm" svg:y1="4.075cm" svg:x2="7.833cm" svg:y2="3.685cm"><text:p/></draw:line><draw:line draw:style-name="gr157" draw:text-style-name="P120" svg:x1="1.508cm" svg:y1="2.2cm" svg:x2="1.872cm" svg:y2="1.86cm"><text:p/></draw:line><draw:line draw:style-name="gr158" draw:text-style-name="P120" svg:x1="3.703cm" svg:y1="1.12cm" svg:x2="4.092cm" svg:y2="0.73cm"><text:p/></draw:line><draw:line draw:style-name="gr159" draw:text-style-name="P120" svg:x1="4.823cm" svg:y1="2.23cm" svg:x2="5.212cm" svg:y2="1.84cm"><text:p/></draw:line><draw:line draw:style-name="gr160" draw:text-style-name="P120" svg:x1="4.096cm" svg:y1="0.729cm" svg:x2="5.212cm" svg:y2="0.729cm"><text:p/></draw:line><draw:line draw:style-name="gr161" draw:text-style-name="P120" svg:x1="5.209cm" svg:y1="0.729cm" svg:x2="5.209cm" svg:y2="1.84cm"><text:p/></draw:line><draw:line draw:style-name="gr162" draw:text-style-name="P120" svg:x1="4.823cm" svg:y1="3.341cm" svg:x2="5.212cm" svg:y2="2.951cm"><text:p/></draw:line><draw:line draw:style-name="gr163" draw:text-style-name="P120" svg:x1="5.209cm" svg:y1="1.84cm" svg:x2="5.209cm" svg:y2="2.953cm"><text:p/></draw:line><draw:line draw:style-name="gr164" draw:text-style-name="P120" svg:x1="4.823cm" svg:y1="4.455cm" svg:x2="5.212cm" svg:y2="4.065cm"><text:p/></draw:line><draw:line draw:style-name="gr165" draw:text-style-name="P120" svg:x1="5.209cm" svg:y1="2.951cm" svg:x2="5.209cm" svg:y2="4.064cm"><text:p/></draw:line><draw:line draw:style-name="gr166" draw:text-style-name="P120" svg:x1="4.088cm" svg:y1="0.74cm" svg:x2="4.477cm" svg:y2="0.35cm"><text:p/></draw:line><draw:line draw:style-name="gr167" draw:text-style-name="P120" svg:x1="5.208cm" svg:y1="0.74cm" svg:x2="5.597cm" svg:y2="0.35cm"><text:p/></draw:line><draw:line draw:style-name="gr168" draw:text-style-name="P120" svg:x1="5.213cm" svg:y1="0.739cm" svg:x2="5.213cm" svg:y2="1.852cm"><text:p/></draw:line><draw:line draw:style-name="gr169" draw:text-style-name="P120" svg:x1="5.206cm" svg:y1="0.743cm" svg:x2="5.595cm" svg:y2="0.353cm"><text:p/></draw:line><draw:line draw:style-name="gr170" draw:text-style-name="P120" svg:x1="5.213cm" svg:y1="0.739cm" svg:x2="6.329cm" svg:y2="0.739cm"><text:p/></draw:line><draw:line draw:style-name="gr171" draw:text-style-name="P120" svg:x1="5.213cm" svg:y1="1.849cm" svg:x2="6.329cm" svg:y2="1.849cm"><text:p/></draw:line><draw:line draw:style-name="gr172" draw:text-style-name="P120" svg:x1="6.326cm" svg:y1="0.739cm" svg:x2="6.326cm" svg:y2="1.852cm"><text:p/></draw:line><draw:line draw:style-name="gr173" draw:text-style-name="P120" svg:x1="6.329cm" svg:y1="0.743cm" svg:x2="6.718cm" svg:y2="0.353cm"><text:p/></draw:line><draw:line draw:style-name="gr174" draw:text-style-name="P120" svg:x1="6.326cm" svg:y1="1.85cm" svg:x2="6.715cm" svg:y2="1.46cm"><text:p/></draw:line><draw:line draw:style-name="gr175" draw:text-style-name="P120" svg:x1="3.364cm" svg:y1="0.35cm" svg:x2="6.715cm" svg:y2="0.35cm"><text:p/></draw:line><draw:line draw:style-name="gr176" draw:text-style-name="P120" svg:x1="6.711cm" svg:y1="0.35cm" svg:x2="6.711cm" svg:y2="1.461cm"><text:p/></draw:line><draw:line draw:style-name="gr177" draw:text-style-name="P120" svg:x1="5.213cm" svg:y1="1.849cm" svg:x2="6.329cm" svg:y2="1.849cm"><text:p/></draw:line><draw:line draw:style-name="gr178" draw:text-style-name="P120" svg:x1="5.213cm" svg:y1="2.961cm" svg:x2="6.329cm" svg:y2="2.961cm"><text:p/></draw:line><draw:line draw:style-name="gr179" draw:text-style-name="P120" svg:x1="6.326cm" svg:y1="1.849cm" svg:x2="6.326cm" svg:y2="2.962cm"><text:p/></draw:line><draw:line draw:style-name="gr180" draw:text-style-name="P120" svg:x1="6.326cm" svg:y1="2.961cm" svg:x2="6.715cm" svg:y2="2.571cm"><text:p/></draw:line><draw:line draw:style-name="gr181" draw:text-style-name="P120" svg:x1="6.711cm" svg:y1="1.46cm" svg:x2="6.711cm" svg:y2="2.573cm"><text:p/></draw:line><draw:line draw:style-name="gr182" draw:text-style-name="P120" svg:x1="5.213cm" svg:y1="2.961cm" svg:x2="5.213cm" svg:y2="4.074cm"><text:p/></draw:line><draw:line draw:style-name="gr183" draw:text-style-name="P120" svg:x1="5.213cm" svg:y1="2.961cm" svg:x2="6.329cm" svg:y2="2.961cm"><text:p/></draw:line><draw:line draw:style-name="gr184" draw:text-style-name="P120" svg:x1="5.213cm" svg:y1="4.077cm" svg:x2="6.329cm" svg:y2="4.077cm"><text:p/></draw:line><draw:line draw:style-name="gr185" draw:text-style-name="P120" svg:x1="6.326cm" svg:y1="2.961cm" svg:x2="6.326cm" svg:y2="4.074cm"><text:p/></draw:line><draw:line draw:style-name="gr186" draw:text-style-name="P120" svg:x1="7.441cm" svg:y1="2.962cm" svg:x2="7.83cm" svg:y2="2.572cm"><text:p/></draw:line><draw:line draw:style-name="gr187" draw:text-style-name="P120" svg:x1="2.602cm" svg:y1="3.334cm" svg:x2="3.325cm" svg:y2="3.334cm"><text:p/></draw:line><draw:line draw:style-name="gr188" draw:text-style-name="P120" svg:x1="1.513cm" svg:y1="3.345cm" svg:x2="3.351cm" svg:y2="3.328cm"><text:p/></draw:line></draw:g><draw:g draw:style-name="gr2"><draw:line draw:style-name="gr189" draw:text-style-name="P120" svg:x1="0.338cm" svg:y1="0.739cm" svg:x2="0.338cm" svg:y2="1.852cm"><text:p/></draw:line><draw:line draw:style-name="gr190" draw:text-style-name="P120" svg:x1="0.335cm" svg:y1="0.743cm" svg:x2="0.724cm" svg:y2="0.353cm"><text:p/></draw:line><draw:line draw:style-name="gr191" draw:text-style-name="P120" svg:x1="0.338cm" svg:y1="0.739cm" svg:x2="1.454cm" svg:y2="0.739cm"><text:p/></draw:line><draw:line draw:style-name="gr192" draw:text-style-name="P120" svg:x1="0.338cm" svg:y1="1.85cm" svg:x2="1.454cm" svg:y2="1.85cm"><text:p/></draw:line><draw:line draw:style-name="gr193" draw:text-style-name="P120" svg:x1="0.338cm" svg:y1="0.739cm" svg:x2="0.338cm" svg:y2="1.852cm"><text:p/></draw:line><draw:line draw:style-name="gr194" draw:text-style-name="P120" svg:x1="1.458cm" svg:y1="0.743cm" svg:x2="1.847cm" svg:y2="0.353cm"><text:p/></draw:line><draw:line draw:style-name="gr195" draw:text-style-name="P120" svg:x1="1.455cm" svg:y1="1.85cm" svg:x2="1.844cm" svg:y2="1.46cm"><text:p/></draw:line><draw:line draw:style-name="gr196" draw:text-style-name="P120" svg:x1="0.727cm" svg:y1="0.348cm" svg:x2="1.843cm" svg:y2="0.348cm"><text:p/></draw:line><draw:line draw:style-name="gr197" draw:text-style-name="P120" svg:x1="1.848cm" svg:y1="0.348cm" svg:x2="1.848cm" svg:y2="1.459cm"><text:p/></draw:line><draw:line draw:style-name="gr198" draw:text-style-name="P120" svg:x1="0.338cm" svg:y1="1.85cm" svg:x2="1.454cm" svg:y2="1.85cm"><text:p/></draw:line><draw:line draw:style-name="gr199" draw:text-style-name="P120" svg:x1="0.338cm" svg:y1="0.739cm" svg:x2="0.338cm" svg:y2="1.852cm"><text:p/></draw:line><draw:line draw:style-name="gr200" draw:text-style-name="P120" svg:x1="0.335cm" svg:y1="0.743cm" svg:x2="0.724cm" svg:y2="0.353cm"><text:p/></draw:line><draw:line draw:style-name="gr201" draw:text-style-name="P120" svg:x1="0.338cm" svg:y1="0.739cm" svg:x2="1.454cm" svg:y2="0.739cm"><text:p/></draw:line><draw:line draw:style-name="gr202" draw:text-style-name="P120" svg:x1="0.338cm" svg:y1="1.85cm" svg:x2="1.454cm" svg:y2="1.85cm"><text:p/></draw:line><draw:line draw:style-name="gr203" draw:text-style-name="P120" svg:x1="0.338cm" svg:y1="0.739cm" svg:x2="0.338cm" svg:y2="1.852cm"><text:p/></draw:line><draw:line draw:style-name="gr204" draw:text-style-name="P120" svg:x1="1.458cm" svg:y1="0.743cm" svg:x2="1.847cm" svg:y2="0.353cm"><text:p/></draw:line><draw:line draw:style-name="gr205" draw:text-style-name="P120" svg:x1="1.455cm" svg:y1="1.85cm" svg:x2="1.844cm" svg:y2="1.46cm"><text:p/></draw:line><draw:line draw:style-name="gr206" draw:text-style-name="P120" svg:x1="0.727cm" svg:y1="0.348cm" svg:x2="1.843cm" svg:y2="0.348cm"><text:p/></draw:line><draw:line draw:style-name="gr207" draw:text-style-name="P120" svg:x1="1.848cm" svg:y1="0.348cm" svg:x2="1.848cm" svg:y2="1.459cm"><text:p/></draw:line><draw:line draw:style-name="gr208" draw:text-style-name="P120" svg:x1="0.338cm" svg:y1="1.85cm" svg:x2="1.454cm" svg:y2="1.85cm"><text:p/></draw:line><draw:line draw:style-name="gr209" draw:text-style-name="P120" svg:x1="1.466cm" svg:y1="0.729cm" svg:x2="1.466cm" svg:y2="1.84cm"><text:p/></draw:line><draw:frame draw:style-name="gr210" draw:text-style-name="P119" svg:width="2.763cm" svg:height="0.585cm" svg:x="0.344cm" svg:y="-0.09cm"><draw:text-box><text:p text:style-name="P117"><text:span text:style-name="T197">Cube modèle</text:span></text:p></draw:text-box></draw:fram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72113209078842" text:continue-numbering="true" text:style-name="_5f_Numérotation_20_des_20_exercices">
        <text:list-item>
          <text:h text:style-name="_5f_Titre_5f_Exercices_5f_sans_5f_Titre" text:outline-level="1"><text:span text:style-name="_5f_Caractères">Représente, en perspective cavalière, un morceau de sucre en forme de parallélépipède rectangle de longueur 1,8 cm, de largeur 1,2 cm et de hauteur 2,8 cm.</text:span></text:h>
          <text:h text:style-name="P112" text:outline-level="1"><text:span text:style-name="_5f_Caractères_5f_correction"><text:span text:style-name="T190">Il y a plusieurs représentations possibles. La face avant est toujours en dimension réelle. La ligne de profondeur plus courte que la réalité.</text:span></text:span></text:h>
        </text:list-item>
      </text:list>
      <text:h text:style-name="_5f_Paragraphe" text:outline-level="1"><draw:g text:anchor-type="paragraph" draw:z-index="345" draw:name="Forme1" draw:style-name="gr1"><draw:g draw:style-name="gr2"><draw:line draw:style-name="gr3" draw:text-style-name="P113" svg:x1="-0.03cm" svg:y1="0.218cm" svg:x2="-0.03cm" svg:y2="6.198cm"><text:p/></draw:line><draw:line draw:style-name="gr4" draw:text-style-name="P113" svg:x1="0.467cm" svg:y1="0.218cm" svg:x2="0.467cm" svg:y2="6.198cm"><text:p/></draw:line><draw:line draw:style-name="gr5" draw:text-style-name="P113" svg:x1="0.967cm" svg:y1="0.218cm" svg:x2="0.967cm" svg:y2="6.198cm"><text:p/></draw:line><draw:line draw:style-name="gr6" draw:text-style-name="P113" svg:x1="1.466cm" svg:y1="0.218cm" svg:x2="1.466cm" svg:y2="6.198cm"><text:p/></draw:line><draw:line draw:style-name="gr7" draw:text-style-name="P113" svg:x1="1.966cm" svg:y1="0.218cm" svg:x2="1.966cm" svg:y2="6.198cm"><text:p/></draw:line><draw:line draw:style-name="gr8" draw:text-style-name="P113" svg:x1="2.466cm" svg:y1="0.218cm" svg:x2="2.466cm" svg:y2="6.198cm"><text:p/></draw:line><draw:line draw:style-name="gr9" draw:text-style-name="P113" svg:x1="2.966cm" svg:y1="0.218cm" svg:x2="2.966cm" svg:y2="6.198cm"><text:p/></draw:line><draw:line draw:style-name="gr10" draw:text-style-name="P113" svg:x1="3.465cm" svg:y1="0.218cm" svg:x2="3.465cm" svg:y2="6.198cm"><text:p/></draw:line><draw:line draw:style-name="gr11" draw:text-style-name="P113" svg:x1="3.965cm" svg:y1="0.218cm" svg:x2="3.965cm" svg:y2="6.198cm"><text:p/></draw:line><draw:line draw:style-name="gr12" draw:text-style-name="P113" svg:x1="4.463cm" svg:y1="0.218cm" svg:x2="4.463cm" svg:y2="6.198cm"><text:p/></draw:line><draw:line draw:style-name="gr13" draw:text-style-name="P113" svg:x1="4.963cm" svg:y1="0.218cm" svg:x2="4.963cm" svg:y2="6.198cm"><text:p/></draw:line><draw:line draw:style-name="gr14" draw:text-style-name="P113" svg:x1="5.463cm" svg:y1="0.218cm" svg:x2="5.463cm" svg:y2="6.198cm"><text:p/></draw:line><draw:line draw:style-name="gr15" draw:text-style-name="P113" svg:x1="5.966cm" svg:y1="0.218cm" svg:x2="5.966cm" svg:y2="6.198cm"><text:p/></draw:line><draw:line draw:style-name="gr16" draw:text-style-name="P113" svg:x1="6.463cm" svg:y1="0.218cm" svg:x2="6.463cm" svg:y2="6.198cm"><text:p/></draw:line><draw:line draw:style-name="gr17" draw:text-style-name="P113" svg:x1="6.962cm" svg:y1="0.218cm" svg:x2="6.962cm" svg:y2="6.198cm"><text:p/></draw:line><draw:line draw:style-name="gr18" draw:text-style-name="P113" svg:x1="7.462cm" svg:y1="0.218cm" svg:x2="7.462cm" svg:y2="6.198cm"><text:p/></draw:line><draw:line draw:style-name="gr19" draw:text-style-name="P113" svg:x1="7.961cm" svg:y1="0.218cm" svg:x2="7.961cm" svg:y2="6.198cm"><text:p/></draw:line><draw:line draw:style-name="gr20" draw:text-style-name="P113" svg:x1="8.461cm" svg:y1="0.218cm" svg:x2="8.461cm" svg:y2="6.198cm"><text:p/></draw:line><draw:line draw:style-name="gr21" draw:text-style-name="P113" svg:x1="8.963cm" svg:y1="0.218cm" svg:x2="8.963cm" svg:y2="6.198cm"><text:p/></draw:line><draw:line draw:style-name="gr22" draw:text-style-name="P113" svg:x1="-0.03cm" svg:y1="0.218cm" svg:x2="8.961cm" svg:y2="0.218cm"><text:p/></draw:line><draw:line draw:style-name="gr23" draw:text-style-name="P113" svg:x1="-0.03cm" svg:y1="0.715cm" svg:x2="8.961cm" svg:y2="0.715cm"><text:p/></draw:line><draw:line draw:style-name="gr24" draw:text-style-name="P113" svg:x1="-0.03cm" svg:y1="1.215cm" svg:x2="8.961cm" svg:y2="1.215cm"><text:p/></draw:line><draw:line draw:style-name="gr25" draw:text-style-name="P113" svg:x1="-0.03cm" svg:y1="1.711cm" svg:x2="8.961cm" svg:y2="1.711cm"><text:p/></draw:line><draw:line draw:style-name="gr26" draw:text-style-name="P113" svg:x1="-0.03cm" svg:y1="2.209cm" svg:x2="8.961cm" svg:y2="2.209cm"><text:p/></draw:line><draw:line draw:style-name="gr27" draw:text-style-name="P113" svg:x1="-0.03cm" svg:y1="2.714cm" svg:x2="8.961cm" svg:y2="2.714cm"><text:p/></draw:line><draw:line draw:style-name="gr28" draw:text-style-name="P113" svg:x1="-0.03cm" svg:y1="3.212cm" svg:x2="8.961cm" svg:y2="3.212cm"><text:p/></draw:line><draw:line draw:style-name="gr29" draw:text-style-name="P113" svg:x1="-0.03cm" svg:y1="3.711cm" svg:x2="8.961cm" svg:y2="3.711cm"><text:p/></draw:line><draw:line draw:style-name="gr30" draw:text-style-name="P113" svg:x1="-0.03cm" svg:y1="4.208cm" svg:x2="8.961cm" svg:y2="4.208cm"><text:p/></draw:line><draw:line draw:style-name="gr31" draw:text-style-name="P113" svg:x1="-0.03cm" svg:y1="4.704cm" svg:x2="8.961cm" svg:y2="4.704cm"><text:p/></draw:line><draw:line draw:style-name="gr32" draw:text-style-name="P113" svg:x1="-0.03cm" svg:y1="5.204cm" svg:x2="8.961cm" svg:y2="5.204cm"><text:p/></draw:line><draw:line draw:style-name="gr33" draw:text-style-name="P113" svg:x1="-0.03cm" svg:y1="5.701cm" svg:x2="8.961cm" svg:y2="5.701cm"><text:p/></draw:line><draw:line draw:style-name="gr34" draw:text-style-name="P113" svg:x1="-0.03cm" svg:y1="6.203cm" svg:x2="8.961cm" svg:y2="6.203cm"><text:p/></draw:line></draw:g><draw:line draw:style-name="gr35" draw:text-style-name="P113" svg:x1="2.962cm" svg:y1="1.701cm" svg:x2="2.962cm" svg:y2="7.681cm"><text:p/></draw:line><draw:line draw:style-name="gr36" draw:text-style-name="P113" svg:x1="3.461cm" svg:y1="1.701cm" svg:x2="3.461cm" svg:y2="7.681cm"><text:p/></draw:line><draw:line draw:style-name="gr37" draw:text-style-name="P113" svg:x1="3.964cm" svg:y1="1.701cm" svg:x2="3.964cm" svg:y2="7.681cm"><text:p/></draw:line><draw:line draw:style-name="gr38" draw:text-style-name="P113" svg:x1="4.462cm" svg:y1="1.701cm" svg:x2="4.462cm" svg:y2="7.681cm"><text:p/></draw:line><draw:line draw:style-name="gr39" draw:text-style-name="P113" svg:x1="4.961cm" svg:y1="1.701cm" svg:x2="4.961cm" svg:y2="7.681cm"><text:p/></draw:line><draw:line draw:style-name="gr40" draw:text-style-name="P113" svg:x1="5.461cm" svg:y1="1.701cm" svg:x2="5.461cm" svg:y2="7.681cm"><text:p/></draw:line><draw:line draw:style-name="gr41" draw:text-style-name="P113" svg:x1="5.959cm" svg:y1="1.701cm" svg:x2="5.959cm" svg:y2="7.681cm"><text:p/></draw:line><draw:line draw:style-name="gr42" draw:text-style-name="P113" svg:x1="6.459cm" svg:y1="1.701cm" svg:x2="6.459cm" svg:y2="7.681cm"><text:p/></draw:line><draw:line draw:style-name="gr43" draw:text-style-name="P113" svg:x1="6.962cm" svg:y1="1.701cm" svg:x2="6.962cm" svg:y2="7.681cm"><text:p/></draw:line><draw:line draw:style-name="gr44" draw:text-style-name="P113" svg:x1="7.461cm" svg:y1="1.701cm" svg:x2="7.461cm" svg:y2="7.681cm"><text:p/></draw:line><draw:line draw:style-name="gr45" draw:text-style-name="P113" svg:x1="7.958cm" svg:y1="1.701cm" svg:x2="7.958cm" svg:y2="7.681cm"><text:p/></draw:line><draw:line draw:style-name="gr46" draw:text-style-name="P113" svg:x1="8.458cm" svg:y1="1.701cm" svg:x2="8.458cm" svg:y2="7.681cm"><text:p/></draw:line><draw:line draw:style-name="gr47" draw:text-style-name="P113" svg:x1="2.962cm" svg:y1="6.687cm" svg:x2="8.958cm" svg:y2="6.687cm"><text:p/></draw:line><draw:line draw:style-name="gr48" draw:text-style-name="P113" svg:x1="2.962cm" svg:y1="7.188cm" svg:x2="8.958cm" svg:y2="7.188cm"><text:p/></draw:line><draw:line draw:style-name="gr49" draw:text-style-name="P113" svg:x1="2.962cm" svg:y1="7.69cm" svg:x2="8.958cm" svg:y2="7.69cm"><text:p/></draw:line><draw:line draw:style-name="gr50" draw:text-style-name="P113" svg:x1="2.969cm" svg:y1="0.209cm" svg:x2="2.969cm" svg:y2="6.189cm"><text:p/></draw:line><draw:line draw:style-name="gr51" draw:text-style-name="P113" svg:x1="3.467cm" svg:y1="0.209cm" svg:x2="3.467cm" svg:y2="6.189cm"><text:p/></draw:line><draw:line draw:style-name="gr52" draw:text-style-name="P113" svg:x1="3.967cm" svg:y1="0.209cm" svg:x2="3.967cm" svg:y2="6.189cm"><text:p/></draw:line><draw:line draw:style-name="gr53" draw:text-style-name="P113" svg:x1="4.467cm" svg:y1="0.209cm" svg:x2="4.467cm" svg:y2="6.189cm"><text:p/></draw:line><draw:line draw:style-name="gr54" draw:text-style-name="P113" svg:x1="4.966cm" svg:y1="0.209cm" svg:x2="4.966cm" svg:y2="6.189cm"><text:p/></draw:line><draw:line draw:style-name="gr55" draw:text-style-name="P113" svg:x1="5.469cm" svg:y1="0.209cm" svg:x2="5.469cm" svg:y2="6.189cm"><text:p/></draw:line><draw:line draw:style-name="gr56" draw:text-style-name="P113" svg:x1="5.966cm" svg:y1="0.209cm" svg:x2="5.966cm" svg:y2="6.189cm"><text:p/></draw:line><draw:line draw:style-name="gr57" draw:text-style-name="P113" svg:x1="6.465cm" svg:y1="0.209cm" svg:x2="6.465cm" svg:y2="6.189cm"><text:p/></draw:line><draw:line draw:style-name="gr58" draw:text-style-name="P113" svg:x1="6.965cm" svg:y1="0.209cm" svg:x2="6.965cm" svg:y2="6.189cm"><text:p/></draw:line><draw:line draw:style-name="gr59" draw:text-style-name="P113" svg:x1="7.465cm" svg:y1="0.209cm" svg:x2="7.465cm" svg:y2="6.189cm"><text:p/></draw:line><draw:line draw:style-name="gr60" draw:text-style-name="P113" svg:x1="7.963cm" svg:y1="0.209cm" svg:x2="7.963cm" svg:y2="6.189cm"><text:p/></draw:line><draw:line draw:style-name="gr61" draw:text-style-name="P113" svg:x1="8.465cm" svg:y1="0.209cm" svg:x2="8.465cm" svg:y2="6.189cm"><text:p/></draw:line><draw:line draw:style-name="gr62" draw:text-style-name="P113" svg:x1="2.969cm" svg:y1="0.209cm" svg:x2="8.973cm" svg:y2="0.209cm"><text:p/></draw:line><draw:line draw:style-name="gr63" draw:text-style-name="P113" svg:x1="2.966cm" svg:y1="0.711cm" svg:x2="8.962cm" svg:y2="0.711cm"><text:p/></draw:line><draw:line draw:style-name="gr64" draw:text-style-name="P113" svg:x1="2.966cm" svg:y1="1.207cm" svg:x2="8.962cm" svg:y2="1.207cm"><text:p/></draw:line><draw:line draw:style-name="gr65" draw:text-style-name="P113" svg:x1="2.966cm" svg:y1="1.709cm" svg:x2="8.962cm" svg:y2="1.709cm"><text:p/></draw:line><draw:line draw:style-name="gr66" draw:text-style-name="P113" svg:x1="2.966cm" svg:y1="2.207cm" svg:x2="8.962cm" svg:y2="2.207cm"><text:p/></draw:line><draw:line draw:style-name="gr67" draw:text-style-name="P113" svg:x1="2.966cm" svg:y1="2.705cm" svg:x2="8.962cm" svg:y2="2.705cm"><text:p/></draw:line><draw:line draw:style-name="gr68" draw:text-style-name="P113" svg:x1="2.966cm" svg:y1="3.203cm" svg:x2="8.962cm" svg:y2="3.203cm"><text:p/></draw:line><draw:line draw:style-name="gr69" draw:text-style-name="P113" svg:x1="2.966cm" svg:y1="3.701cm" svg:x2="8.962cm" svg:y2="3.701cm"><text:p/></draw:line><draw:line draw:style-name="gr70" draw:text-style-name="P113" svg:x1="2.966cm" svg:y1="4.2cm" svg:x2="8.962cm" svg:y2="4.2cm"><text:p/></draw:line><draw:line draw:style-name="gr71" draw:text-style-name="P113" svg:x1="2.966cm" svg:y1="4.697cm" svg:x2="8.962cm" svg:y2="4.697cm"><text:p/></draw:line><draw:line draw:style-name="gr72" draw:text-style-name="P113" svg:x1="2.966cm" svg:y1="5.195cm" svg:x2="8.962cm" svg:y2="5.195cm"><text:p/></draw:line><draw:line draw:style-name="gr73" draw:text-style-name="P113" svg:x1="2.966cm" svg:y1="5.7cm" svg:x2="8.962cm" svg:y2="5.7cm"><text:p/></draw:line><draw:line draw:style-name="gr74" draw:text-style-name="P113" svg:x1="2.966cm" svg:y1="6.198cm" svg:x2="8.962cm" svg:y2="6.198cm"><text:p/></draw:line><draw:g draw:style-name="gr2"><draw:line draw:style-name="gr75" draw:text-style-name="P113" svg:x1="-0.038cm" svg:y1="1.711cm" svg:x2="-0.038cm" svg:y2="7.691cm"><text:p/></draw:line><draw:line draw:style-name="gr76" draw:text-style-name="P113" svg:x1="0.461cm" svg:y1="1.711cm" svg:x2="0.461cm" svg:y2="7.691cm"><text:p/></draw:line><draw:line draw:style-name="gr77" draw:text-style-name="P113" svg:x1="0.965cm" svg:y1="1.711cm" svg:x2="0.965cm" svg:y2="7.691cm"><text:p/></draw:line><draw:line draw:style-name="gr78" draw:text-style-name="P113" svg:x1="1.463cm" svg:y1="1.711cm" svg:x2="1.463cm" svg:y2="7.691cm"><text:p/></draw:line><draw:line draw:style-name="gr79" draw:text-style-name="P113" svg:x1="1.962cm" svg:y1="1.711cm" svg:x2="1.962cm" svg:y2="7.691cm"><text:p/></draw:line><draw:line draw:style-name="gr80" draw:text-style-name="P113" svg:x1="2.461cm" svg:y1="1.711cm" svg:x2="2.461cm" svg:y2="7.691cm"><text:p/></draw:line><draw:line draw:style-name="gr81" draw:text-style-name="P113" svg:x1="2.959cm" svg:y1="1.711cm" svg:x2="2.959cm" svg:y2="7.691cm"><text:p/></draw:line><draw:line draw:style-name="gr82" draw:text-style-name="P113" svg:x1="3.458cm" svg:y1="1.711cm" svg:x2="3.458cm" svg:y2="7.691cm"><text:p/></draw:line><draw:line draw:style-name="gr83" draw:text-style-name="P113" svg:x1="3.959cm" svg:y1="1.711cm" svg:x2="3.959cm" svg:y2="7.691cm"><text:p/></draw:line><draw:line draw:style-name="gr84" draw:text-style-name="P113" svg:x1="4.458cm" svg:y1="1.711cm" svg:x2="4.458cm" svg:y2="7.691cm"><text:p/></draw:line><draw:line draw:style-name="gr85" draw:text-style-name="P113" svg:x1="4.957cm" svg:y1="1.711cm" svg:x2="4.957cm" svg:y2="7.691cm"><text:p/></draw:line><draw:line draw:style-name="gr86" draw:text-style-name="P113" svg:x1="5.458cm" svg:y1="1.711cm" svg:x2="5.458cm" svg:y2="7.691cm"><text:p/></draw:line><draw:line draw:style-name="gr87" draw:text-style-name="P113" svg:x1="5.957cm" svg:y1="1.711cm" svg:x2="5.957cm" svg:y2="7.691cm"><text:p/></draw:line><draw:line draw:style-name="gr88" draw:text-style-name="P113" svg:x1="6.455cm" svg:y1="1.711cm" svg:x2="6.455cm" svg:y2="7.691cm"><text:p/></draw:line><draw:line draw:style-name="gr89" draw:text-style-name="P113" svg:x1="6.957cm" svg:y1="1.711cm" svg:x2="6.957cm" svg:y2="7.691cm"><text:p/></draw:line><draw:line draw:style-name="gr90" draw:text-style-name="P113" svg:x1="7.455cm" svg:y1="1.711cm" svg:x2="7.455cm" svg:y2="7.691cm"><text:p/></draw:line><draw:line draw:style-name="gr91" draw:text-style-name="P113" svg:x1="7.957cm" svg:y1="1.711cm" svg:x2="7.957cm" svg:y2="7.691cm"><text:p/></draw:line><draw:line draw:style-name="gr92" draw:text-style-name="P113" svg:x1="8.455cm" svg:y1="1.711cm" svg:x2="8.455cm" svg:y2="7.691cm"><text:p/></draw:line><draw:line draw:style-name="gr93" draw:text-style-name="P113" svg:x1="8.954cm" svg:y1="1.711cm" svg:x2="8.954cm" svg:y2="7.691cm"><text:p/></draw:line><draw:line draw:style-name="gr94" draw:text-style-name="P113" svg:x1="-0.038cm" svg:y1="1.711cm" svg:x2="8.953cm" svg:y2="1.711cm"><text:p/></draw:line><draw:line draw:style-name="gr95" draw:text-style-name="P113" svg:x1="-0.038cm" svg:y1="2.208cm" svg:x2="8.953cm" svg:y2="2.208cm"><text:p/></draw:line><draw:line draw:style-name="gr96" draw:text-style-name="P113" svg:x1="-0.038cm" svg:y1="2.705cm" svg:x2="8.953cm" svg:y2="2.705cm"><text:p/></draw:line><draw:line draw:style-name="gr97" draw:text-style-name="P113" svg:x1="-0.038cm" svg:y1="3.204cm" svg:x2="8.953cm" svg:y2="3.204cm"><text:p/></draw:line><draw:line draw:style-name="gr98" draw:text-style-name="P113" svg:x1="-0.038cm" svg:y1="3.701cm" svg:x2="8.953cm" svg:y2="3.701cm"><text:p/></draw:line><draw:line draw:style-name="gr99" draw:text-style-name="P113" svg:x1="-0.038cm" svg:y1="4.202cm" svg:x2="8.953cm" svg:y2="4.202cm"><text:p/></draw:line><draw:line draw:style-name="gr100" draw:text-style-name="P113" svg:x1="-0.038cm" svg:y1="4.704cm" svg:x2="8.953cm" svg:y2="4.704cm"><text:p/></draw:line><draw:line draw:style-name="gr101" draw:text-style-name="P113" svg:x1="-0.038cm" svg:y1="5.202cm" svg:x2="8.953cm" svg:y2="5.202cm"><text:p/></draw:line><draw:line draw:style-name="gr102" draw:text-style-name="P113" svg:x1="-0.038cm" svg:y1="5.7cm" svg:x2="8.953cm" svg:y2="5.7cm"><text:p/></draw:line><draw:line draw:style-name="gr103" draw:text-style-name="P113" svg:x1="-0.038cm" svg:y1="6.198cm" svg:x2="8.953cm" svg:y2="6.198cm"><text:p/></draw:line><draw:line draw:style-name="gr104" draw:text-style-name="P113" svg:x1="-0.038cm" svg:y1="6.693cm" svg:x2="8.953cm" svg:y2="6.693cm"><text:p/></draw:line><draw:line draw:style-name="gr105" draw:text-style-name="P113" svg:x1="-0.038cm" svg:y1="7.196cm" svg:x2="8.953cm" svg:y2="7.196cm"><text:p/></draw:line><draw:line draw:style-name="gr106" draw:text-style-name="P113" svg:x1="-0.038cm" svg:y1="7.699cm" svg:x2="8.953cm" svg:y2="7.699cm"><text:p/></draw:line></draw:g><draw:custom-shape draw:style-name="gr107" draw:text-style-name="P114" svg:width="1.2cm" svg:height="1.802cm" svg:x="2.977cm" svg:y="4.879cm"><text:p/><draw:enhanced-geometry svg:viewBox="0 0 21600 21600" draw:type="rectangle" draw:enhanced-path="M 0 0 L 21600 0 21600 21600 0 21600 0 0 Z N"/></draw:custom-shape><draw:line draw:style-name="gr108" draw:text-style-name="P115" svg:x1="2.968cm" svg:y1="4.868cm" svg:x2="4.721cm" svg:y2="3.669cm"><text:p/></draw:line><draw:line draw:style-name="gr109" draw:text-style-name="P116" svg:x1="6.467cm" svg:y1="7.215cm" svg:x2="7.562cm" svg:y2="7.197cm"><text:p/></draw:line><draw:frame draw:style-name="gr110" draw:text-style-name="P118" svg:width="1.504cm" svg:height="0.692cm" svg:x="6.375cm" svg:y="6.53cm"><draw:text-box><text:p text:style-name="P117"><text:span text:style-name="T196">1 cm</text:span></text:p></draw:text-box></draw:frame><draw:custom-shape draw:style-name="gr111" draw:text-style-name="P114" svg:width="1.2cm" svg:height="1.802cm" svg:x="4.704cm" svg:y="3.69cm"><text:p/><draw:enhanced-geometry svg:viewBox="0 0 21600 21600" draw:type="rectangle" draw:enhanced-path="M 0 0 L 21600 0 21600 21600 0 21600 0 0 Z N"/></draw:custom-shape><draw:frame draw:style-name="gr112" draw:text-style-name="P118" svg:width="2.237cm" svg:height="1.117cm" svg:x="2.736cm" svg:y="6.585cm"><draw:text-box><text:p text:style-name="P117"><text:span text:style-name="T196">1,2 cm</text:span></text:p></draw:text-box></draw:frame><draw:frame draw:style-name="gr113" draw:text-style-name="P118" svg:width="2.237cm" svg:height="1.116cm" draw:transform="rotate (1.58423536203525) translate (2.42181944444444cm 6.65868055555556cm)"><draw:text-box><text:p text:style-name="P117"><text:span text:style-name="T196">1,8 cm</text:span></text:p></draw:text-box></draw:frame><draw:frame draw:style-name="gr114" draw:text-style-name="P118" svg:width="2.237cm" svg:height="1.116cm" draw:transform="rotate (0.631983722147147) translate (2.61408333333333cm 4.37797222222222cm)"><draw:text-box><text:p text:style-name="P117"><text:span text:style-name="T196">2,8 cm</text:span></text:p></draw:text-box></draw:frame><draw:line draw:style-name="gr115" draw:text-style-name="P115" svg:x1="4.175cm" svg:y1="4.869cm" svg:x2="5.928cm" svg:y2="3.67cm"><text:p/></draw:line><draw:line draw:style-name="gr116" draw:text-style-name="P115" svg:x1="3.022cm" svg:y1="6.648cm" svg:x2="4.775cm" svg:y2="5.449cm"><text:p/></draw:line><draw:line draw:style-name="gr117" draw:text-style-name="P115" svg:x1="4.175cm" svg:y1="6.661cm" svg:x2="5.928cm" svg:y2="5.462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OpenSymbol3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1cm" draw:dots2="1" draw:dots2-length="0.001cm" draw:distance="0.001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29cm" draw:dots2="1" draw:dots2-length="0.029cm" draw:distance="0.029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29cm" draw:dots2="1" draw:dots2-length="0.029cm" draw:distance="0.029cm"/>
    <draw:stroke-dash draw:name="Dashed_20__28_var_29__20_517" draw:display-name="Dashed (var) 517" draw:style="rect" draw:dots1="1" draw:dots1-length="0.029cm" draw:dots2="1" draw:dots2-length="0.029cm" draw:distance="0.029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ect" draw:dots1="1" draw:dots1-length="0.029cm" draw:dots2="1" draw:dots2-length="0.029cm" draw:distance="0.029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ect" draw:dots1="1" draw:dots1-length="0.029cm" draw:dots2="1" draw:dots2-length="0.029cm" draw:distance="0.029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29cm" draw:dots2="1" draw:dots2-length="0.029cm" draw:distance="0.029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ect" draw:dots1="1" draw:dots1-length="0.029cm" draw:dots2="1" draw:dots2-length="0.029cm" draw:distance="0.029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ect" draw:dots1="1" draw:dots1-length="0.029cm" draw:dots2="1" draw:dots2-length="0.029cm" draw:distance="0.029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29cm" draw:dots2="1" draw:dots2-length="0.029cm" draw:distance="0.029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29cm" draw:dots2="1" draw:dots2-length="0.029cm" draw:distance="0.029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29cm" draw:dots2="1" draw:dots2-length="0.029cm" draw:distance="0.029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29cm" draw:dots2="1" draw:dots2-length="0.029cm" draw:distance="0.029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29cm" draw:dots2="1" draw:dots2-length="0.029cm" draw:distance="0.029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ect" draw:dots1="1" draw:dots1-length="0.029cm" draw:dots2="1" draw:dots2-length="0.029cm" draw:distance="0.029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29cm" draw:dots2="1" draw:dots2-length="0.029cm" draw:distance="0.029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29cm" draw:dots2="1" draw:dots2-length="0.029cm" draw:distance="0.029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29cm" draw:dots2="1" draw:dots2-length="0.029cm" draw:distance="0.029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29cm" draw:dots2="1" draw:dots2-length="0.029cm" draw:distance="0.029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29cm" draw:dots2="1" draw:dots2-length="0.029cm" draw:distance="0.029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29cm" draw:dots2="1" draw:dots2-length="0.029cm" draw:distance="0.029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29cm" draw:dots2="1" draw:dots2-length="0.029cm" draw:distance="0.029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29cm" draw:dots2="1" draw:dots2-length="0.029cm" draw:distance="0.029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29cm" draw:dots2="1" draw:dots2-length="0.029cm" draw:distance="0.029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1cm" draw:dots2="1" draw:dots2-length="0.001cm" draw:distance="0.001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47" draw:display-name="Dashed (var) 7847" draw:style="rect" draw:dots1="1" draw:dots1-length="0.006cm" draw:dots2="1" draw:dots2-length="0.006cm" draw:distance="0.006cm"/>
    <draw:stroke-dash draw:name="Dashed_20__28_var_29__20_7848" draw:display-name="Dashed (var) 7848" draw:style="rect" draw:dots1="1" draw:dots1-length="0.006cm" draw:dots2="1" draw:dots2-length="0.006cm" draw:distance="0.006cm"/>
    <draw:stroke-dash draw:name="Dashed_20__28_var_29__20_7849" draw:display-name="Dashed (var) 7849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50" draw:display-name="Dashed (var) 7850" draw:style="rect" draw:dots1="1" draw:dots1-length="0.006cm" draw:dots2="1" draw:dots2-length="0.006cm" draw:distance="0.006cm"/>
    <draw:stroke-dash draw:name="Dashed_20__28_var_29__20_7851" draw:display-name="Dashed (var) 7851" draw:style="rect" draw:dots1="1" draw:dots1-length="0.006cm" draw:dots2="1" draw:dots2-length="0.006cm" draw:distance="0.006cm"/>
    <draw:stroke-dash draw:name="Dashed_20__28_var_29__20_7852" draw:display-name="Dashed (var) 7852" draw:style="rect" draw:dots1="1" draw:dots1-length="0.006cm" draw:dots2="1" draw:dots2-length="0.006cm" draw:distance="0.006cm"/>
    <draw:stroke-dash draw:name="Dashed_20__28_var_29__20_7853" draw:display-name="Dashed (var) 7853" draw:style="rect" draw:dots1="1" draw:dots1-length="0.006cm" draw:dots2="1" draw:dots2-length="0.006cm" draw:distance="0.006cm"/>
    <draw:stroke-dash draw:name="Dashed_20__28_var_29__20_7854" draw:display-name="Dashed (var) 7854" draw:style="rect" draw:dots1="1" draw:dots1-length="0.006cm" draw:dots2="1" draw:dots2-length="0.006cm" draw:distance="0.006cm"/>
    <draw:stroke-dash draw:name="Dashed_20__28_var_29__20_7855" draw:display-name="Dashed (var) 7855" draw:style="rect" draw:dots1="1" draw:dots1-length="0.006cm" draw:dots2="1" draw:dots2-length="0.006cm" draw:distance="0.006cm"/>
    <draw:stroke-dash draw:name="Dashed_20__28_var_29__20_7856" draw:display-name="Dashed (var) 7856" draw:style="rect" draw:dots1="1" draw:dots1-length="0.006cm" draw:dots2="1" draw:dots2-length="0.006cm" draw:distance="0.006cm"/>
    <draw:stroke-dash draw:name="Dashed_20__28_var_29__20_7857" draw:display-name="Dashed (var) 7857" draw:style="rect" draw:dots1="1" draw:dots1-length="0.006cm" draw:dots2="1" draw:dots2-length="0.006cm" draw:distance="0.006cm"/>
    <draw:stroke-dash draw:name="Dashed_20__28_var_29__20_7858" draw:display-name="Dashed (var) 7858" draw:style="rect" draw:dots1="1" draw:dots1-length="0.006cm" draw:dots2="1" draw:dots2-length="0.006cm" draw:distance="0.006cm"/>
    <draw:stroke-dash draw:name="Dashed_20__28_var_29__20_7859" draw:display-name="Dashed (var) 7859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60" draw:display-name="Dashed (var) 7860" draw:style="rect" draw:dots1="1" draw:dots1-length="0.006cm" draw:dots2="1" draw:dots2-length="0.006cm" draw:distance="0.006cm"/>
    <draw:stroke-dash draw:name="Dashed_20__28_var_29__20_7861" draw:display-name="Dashed (var) 7861" draw:style="rect" draw:dots1="1" draw:dots1-length="0.006cm" draw:dots2="1" draw:dots2-length="0.006cm" draw:distance="0.006cm"/>
    <draw:stroke-dash draw:name="Dashed_20__28_var_29__20_7862" draw:display-name="Dashed (var) 7862" draw:style="rect" draw:dots1="1" draw:dots1-length="0.006cm" draw:dots2="1" draw:dots2-length="0.006cm" draw:distance="0.006cm"/>
    <draw:stroke-dash draw:name="Dashed_20__28_var_29__20_7863" draw:display-name="Dashed (var) 7863" draw:style="rect" draw:dots1="1" draw:dots1-length="0.006cm" draw:dots2="1" draw:dots2-length="0.006cm" draw:distance="0.006cm"/>
    <draw:stroke-dash draw:name="Dashed_20__28_var_29__20_7864" draw:display-name="Dashed (var) 7864" draw:style="rect" draw:dots1="1" draw:dots1-length="0.006cm" draw:dots2="1" draw:dots2-length="0.006cm" draw:distance="0.006cm"/>
    <draw:stroke-dash draw:name="Dashed_20__28_var_29__20_7865" draw:display-name="Dashed (var) 7865" draw:style="rect" draw:dots1="1" draw:dots1-length="0.006cm" draw:dots2="1" draw:dots2-length="0.006cm" draw:distance="0.006cm"/>
    <draw:stroke-dash draw:name="Dashed_20__28_var_29__20_7866" draw:display-name="Dashed (var) 7866" draw:style="rect" draw:dots1="1" draw:dots1-length="0.006cm" draw:dots2="1" draw:dots2-length="0.006cm" draw:distance="0.006cm"/>
    <draw:stroke-dash draw:name="Dashed_20__28_var_29__20_7867" draw:display-name="Dashed (var) 7867" draw:style="rect" draw:dots1="1" draw:dots1-length="0.006cm" draw:dots2="1" draw:dots2-length="0.006cm" draw:distance="0.006cm"/>
    <draw:stroke-dash draw:name="Dashed_20__28_var_29__20_7868" draw:display-name="Dashed (var) 7868" draw:style="rect" draw:dots1="1" draw:dots1-length="0.006cm" draw:dots2="1" draw:dots2-length="0.006cm" draw:distance="0.006cm"/>
    <draw:stroke-dash draw:name="Dashed_20__28_var_29__20_7869" draw:display-name="Dashed (var) 7869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70" draw:display-name="Dashed (var) 7870" draw:style="rect" draw:dots1="1" draw:dots1-length="0.006cm" draw:dots2="1" draw:dots2-length="0.006cm" draw:distance="0.006cm"/>
    <draw:stroke-dash draw:name="Dashed_20__28_var_29__20_7871" draw:display-name="Dashed (var) 7871" draw:style="rect" draw:dots1="1" draw:dots1-length="0.006cm" draw:dots2="1" draw:dots2-length="0.006cm" draw:distance="0.006cm"/>
    <draw:stroke-dash draw:name="Dashed_20__28_var_29__20_7872" draw:display-name="Dashed (var) 7872" draw:style="rect" draw:dots1="1" draw:dots1-length="0.006cm" draw:dots2="1" draw:dots2-length="0.006cm" draw:distance="0.006cm"/>
    <draw:stroke-dash draw:name="Dashed_20__28_var_29__20_7873" draw:display-name="Dashed (var) 7873" draw:style="rect" draw:dots1="1" draw:dots1-length="0.006cm" draw:dots2="1" draw:dots2-length="0.006cm" draw:distance="0.006cm"/>
    <draw:stroke-dash draw:name="Dashed_20__28_var_29__20_7874" draw:display-name="Dashed (var) 7874" draw:style="rect" draw:dots1="1" draw:dots1-length="0.006cm" draw:dots2="1" draw:dots2-length="0.006cm" draw:distance="0.006cm"/>
    <draw:stroke-dash draw:name="Dashed_20__28_var_29__20_7875" draw:display-name="Dashed (var) 7875" draw:style="rect" draw:dots1="1" draw:dots1-length="0.006cm" draw:dots2="1" draw:dots2-length="0.006cm" draw:distance="0.006cm"/>
    <draw:stroke-dash draw:name="Dashed_20__28_var_29__20_7876" draw:display-name="Dashed (var) 7876" draw:style="rect" draw:dots1="1" draw:dots1-length="0.006cm" draw:dots2="1" draw:dots2-length="0.006cm" draw:distance="0.006cm"/>
    <draw:stroke-dash draw:name="Dashed_20__28_var_29__20_7877" draw:display-name="Dashed (var) 7877" draw:style="rect" draw:dots1="1" draw:dots1-length="0.006cm" draw:dots2="1" draw:dots2-length="0.006cm" draw:distance="0.006cm"/>
    <draw:stroke-dash draw:name="Dashed_20__28_var_29__20_7878" draw:display-name="Dashed (var) 7878" draw:style="rect" draw:dots1="1" draw:dots1-length="0.006cm" draw:dots2="1" draw:dots2-length="0.006cm" draw:distance="0.006cm"/>
    <draw:stroke-dash draw:name="Dashed_20__28_var_29__20_7879" draw:display-name="Dashed (var) 7879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80" draw:display-name="Dashed (var) 7880" draw:style="rect" draw:dots1="1" draw:dots1-length="0.006cm" draw:dots2="1" draw:dots2-length="0.006cm" draw:distance="0.006cm"/>
    <draw:stroke-dash draw:name="Dashed_20__28_var_29__20_7881" draw:display-name="Dashed (var) 7881" draw:style="rect" draw:dots1="1" draw:dots1-length="0.006cm" draw:dots2="1" draw:dots2-length="0.006cm" draw:distance="0.006cm"/>
    <draw:stroke-dash draw:name="Dashed_20__28_var_29__20_7882" draw:display-name="Dashed (var) 7882" draw:style="rect" draw:dots1="1" draw:dots1-length="0.006cm" draw:dots2="1" draw:dots2-length="0.006cm" draw:distance="0.006cm"/>
    <draw:stroke-dash draw:name="Dashed_20__28_var_29__20_7883" draw:display-name="Dashed (var) 7883" draw:style="rect" draw:dots1="1" draw:dots1-length="0.006cm" draw:dots2="1" draw:dots2-length="0.006cm" draw:distance="0.006cm"/>
    <draw:stroke-dash draw:name="Dashed_20__28_var_29__20_7884" draw:display-name="Dashed (var) 7884" draw:style="rect" draw:dots1="1" draw:dots1-length="0.006cm" draw:dots2="1" draw:dots2-length="0.006cm" draw:distance="0.006cm"/>
    <draw:stroke-dash draw:name="Dashed_20__28_var_29__20_7885" draw:display-name="Dashed (var) 7885" draw:style="rect" draw:dots1="1" draw:dots1-length="0.006cm" draw:dots2="1" draw:dots2-length="0.006cm" draw:distance="0.006cm"/>
    <draw:stroke-dash draw:name="Dashed_20__28_var_29__20_7886" draw:display-name="Dashed (var) 7886" draw:style="rect" draw:dots1="1" draw:dots1-length="0.006cm" draw:dots2="1" draw:dots2-length="0.006cm" draw:distance="0.006cm"/>
    <draw:stroke-dash draw:name="Dashed_20__28_var_29__20_7887" draw:display-name="Dashed (var) 7887" draw:style="rect" draw:dots1="1" draw:dots1-length="0.006cm" draw:dots2="1" draw:dots2-length="0.006cm" draw:distance="0.006cm"/>
    <draw:stroke-dash draw:name="Dashed_20__28_var_29__20_7888" draw:display-name="Dashed (var) 7888" draw:style="rect" draw:dots1="1" draw:dots1-length="0.006cm" draw:dots2="1" draw:dots2-length="0.006cm" draw:distance="0.006cm"/>
    <draw:stroke-dash draw:name="Dashed_20__28_var_29__20_7889" draw:display-name="Dashed (var) 7889" draw:style="rect" draw:dots1="1" draw:dots1-length="0.006cm" draw:dots2="1" draw:dots2-length="0.006cm" draw:distance="0.006cm"/>
    <draw:stroke-dash draw:name="Dashed_20__28_var_29__20_789" draw:display-name="Dashed (var) 789" draw:style="round" draw:dots2="2" draw:distance="0.023cm"/>
    <draw:stroke-dash draw:name="Dashed_20__28_var_29__20_7890" draw:display-name="Dashed (var) 7890" draw:style="rect" draw:dots1="1" draw:dots1-length="0.006cm" draw:dots2="1" draw:dots2-length="0.006cm" draw:distance="0.006cm"/>
    <draw:stroke-dash draw:name="Dashed_20__28_var_29__20_7891" draw:display-name="Dashed (var) 7891" draw:style="rect" draw:dots1="1" draw:dots1-length="0.006cm" draw:dots2="1" draw:dots2-length="0.006cm" draw:distance="0.006cm"/>
    <draw:stroke-dash draw:name="Dashed_20__28_var_29__20_7892" draw:display-name="Dashed (var) 7892" draw:style="rect" draw:dots1="1" draw:dots1-length="0.006cm" draw:dots2="1" draw:dots2-length="0.006cm" draw:distance="0.006cm"/>
    <draw:stroke-dash draw:name="Dashed_20__28_var_29__20_7893" draw:display-name="Dashed (var) 7893" draw:style="rect" draw:dots1="1" draw:dots1-length="0.006cm" draw:dots2="1" draw:dots2-length="0.006cm" draw:distance="0.006cm"/>
    <draw:stroke-dash draw:name="Dashed_20__28_var_29__20_7894" draw:display-name="Dashed (var) 7894" draw:style="rect" draw:dots1="1" draw:dots1-length="0.006cm" draw:dots2="1" draw:dots2-length="0.006cm" draw:distance="0.006cm"/>
    <draw:stroke-dash draw:name="Dashed_20__28_var_29__20_7895" draw:display-name="Dashed (var) 7895" draw:style="rect" draw:dots1="1" draw:dots1-length="0.006cm" draw:dots2="1" draw:dots2-length="0.006cm" draw:distance="0.006cm"/>
    <draw:stroke-dash draw:name="Dashed_20__28_var_29__20_7896" draw:display-name="Dashed (var) 7896" draw:style="rect" draw:dots1="1" draw:dots1-length="0.006cm" draw:dots2="1" draw:dots2-length="0.006cm" draw:distance="0.006cm"/>
    <draw:stroke-dash draw:name="Dashed_20__28_var_29__20_7897" draw:display-name="Dashed (var) 7897" draw:style="rect" draw:dots1="1" draw:dots1-length="0.006cm" draw:dots2="1" draw:dots2-length="0.006cm" draw:distance="0.006cm"/>
    <draw:stroke-dash draw:name="Dashed_20__28_var_29__20_7898" draw:display-name="Dashed (var) 7898" draw:style="rect" draw:dots1="1" draw:dots1-length="0.006cm" draw:dots2="1" draw:dots2-length="0.006cm" draw:distance="0.006cm"/>
    <draw:stroke-dash draw:name="Dashed_20__28_var_29__20_7899" draw:display-name="Dashed (var) 7899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00" draw:display-name="Dashed (var) 7900" draw:style="rect" draw:dots1="1" draw:dots1-length="0.006cm" draw:dots2="1" draw:dots2-length="0.006cm" draw:distance="0.006cm"/>
    <draw:stroke-dash draw:name="Dashed_20__28_var_29__20_7901" draw:display-name="Dashed (var) 7901" draw:style="rect" draw:dots1="1" draw:dots1-length="0.006cm" draw:dots2="1" draw:dots2-length="0.006cm" draw:distance="0.006cm"/>
    <draw:stroke-dash draw:name="Dashed_20__28_var_29__20_7902" draw:display-name="Dashed (var) 7902" draw:style="rect" draw:dots1="1" draw:dots1-length="0.006cm" draw:dots2="1" draw:dots2-length="0.006cm" draw:distance="0.006cm"/>
    <draw:stroke-dash draw:name="Dashed_20__28_var_29__20_7903" draw:display-name="Dashed (var) 7903" draw:style="rect" draw:dots1="1" draw:dots1-length="0.006cm" draw:dots2="1" draw:dots2-length="0.006cm" draw:distance="0.006cm"/>
    <draw:stroke-dash draw:name="Dashed_20__28_var_29__20_7904" draw:display-name="Dashed (var) 7904" draw:style="rect" draw:dots1="1" draw:dots1-length="0.006cm" draw:dots2="1" draw:dots2-length="0.006cm" draw:distance="0.006cm"/>
    <draw:stroke-dash draw:name="Dashed_20__28_var_29__20_7905" draw:display-name="Dashed (var) 7905" draw:style="rect" draw:dots1="1" draw:dots1-length="0.006cm" draw:dots2="1" draw:dots2-length="0.006cm" draw:distance="0.006cm"/>
    <draw:stroke-dash draw:name="Dashed_20__28_var_29__20_7906" draw:display-name="Dashed (var) 7906" draw:style="rect" draw:dots1="1" draw:dots1-length="0.006cm" draw:dots2="1" draw:dots2-length="0.006cm" draw:distance="0.006cm"/>
    <draw:stroke-dash draw:name="Dashed_20__28_var_29__20_7907" draw:display-name="Dashed (var) 7907" draw:style="rect" draw:dots1="1" draw:dots1-length="0.006cm" draw:dots2="1" draw:dots2-length="0.006cm" draw:distance="0.006cm"/>
    <draw:stroke-dash draw:name="Dashed_20__28_var_29__20_7908" draw:display-name="Dashed (var) 7908" draw:style="rect" draw:dots1="1" draw:dots1-length="0.006cm" draw:dots2="1" draw:dots2-length="0.006cm" draw:distance="0.006cm"/>
    <draw:stroke-dash draw:name="Dashed_20__28_var_29__20_7909" draw:display-name="Dashed (var) 7909" draw:style="rect" draw:dots1="1" draw:dots1-length="0.006cm" draw:dots2="1" draw:dots2-length="0.006cm" draw:distance="0.006cm"/>
    <draw:stroke-dash draw:name="Dashed_20__28_var_29__20_791" draw:display-name="Dashed (var) 791" draw:style="round" draw:dots2="2" draw:distance="0.023cm"/>
    <draw:stroke-dash draw:name="Dashed_20__28_var_29__20_7910" draw:display-name="Dashed (var) 7910" draw:style="rect" draw:dots1="1" draw:dots1-length="0.006cm" draw:dots2="1" draw:dots2-length="0.006cm" draw:distance="0.006cm"/>
    <draw:stroke-dash draw:name="Dashed_20__28_var_29__20_7911" draw:display-name="Dashed (var) 7911" draw:style="rect" draw:dots1="1" draw:dots1-length="0.006cm" draw:dots2="1" draw:dots2-length="0.006cm" draw:distance="0.006cm"/>
    <draw:stroke-dash draw:name="Dashed_20__28_var_29__20_7912" draw:display-name="Dashed (var) 7912" draw:style="rect" draw:dots1="1" draw:dots1-length="0.006cm" draw:dots2="1" draw:dots2-length="0.006cm" draw:distance="0.006cm"/>
    <draw:stroke-dash draw:name="Dashed_20__28_var_29__20_7913" draw:display-name="Dashed (var) 7913" draw:style="rect" draw:dots1="1" draw:dots1-length="0.006cm" draw:dots2="1" draw:dots2-length="0.006cm" draw:distance="0.006cm"/>
    <draw:stroke-dash draw:name="Dashed_20__28_var_29__20_7914" draw:display-name="Dashed (var) 7914" draw:style="rect" draw:dots1="1" draw:dots1-length="0.006cm" draw:dots2="1" draw:dots2-length="0.006cm" draw:distance="0.006cm"/>
    <draw:stroke-dash draw:name="Dashed_20__28_var_29__20_7915" draw:display-name="Dashed (var) 7915" draw:style="rect" draw:dots1="1" draw:dots1-length="0.006cm" draw:dots2="1" draw:dots2-length="0.006cm" draw:distance="0.006cm"/>
    <draw:stroke-dash draw:name="Dashed_20__28_var_29__20_7916" draw:display-name="Dashed (var) 7916" draw:style="rect" draw:dots1="1" draw:dots1-length="0.006cm" draw:dots2="1" draw:dots2-length="0.006cm" draw:distance="0.006cm"/>
    <draw:stroke-dash draw:name="Dashed_20__28_var_29__20_7917" draw:display-name="Dashed (var) 7917" draw:style="rect" draw:dots1="1" draw:dots1-length="0.006cm" draw:dots2="1" draw:dots2-length="0.006cm" draw:distance="0.006cm"/>
    <draw:stroke-dash draw:name="Dashed_20__28_var_29__20_7918" draw:display-name="Dashed (var) 7918" draw:style="rect" draw:dots1="1" draw:dots1-length="0.006cm" draw:dots2="1" draw:dots2-length="0.006cm" draw:distance="0.006cm"/>
    <draw:stroke-dash draw:name="Dashed_20__28_var_29__20_7919" draw:display-name="Dashed (var) 7919" draw:style="rect" draw:dots1="1" draw:dots1-length="0.006cm" draw:dots2="1" draw:dots2-length="0.006cm" draw:distance="0.006cm"/>
    <draw:stroke-dash draw:name="Dashed_20__28_var_29__20_792" draw:display-name="Dashed (var) 792" draw:style="round" draw:dots2="2" draw:distance="0.023cm"/>
    <draw:stroke-dash draw:name="Dashed_20__28_var_29__20_7920" draw:display-name="Dashed (var) 7920" draw:style="rect" draw:dots1="1" draw:dots1-length="0.006cm" draw:dots2="1" draw:dots2-length="0.006cm" draw:distance="0.006cm"/>
    <draw:stroke-dash draw:name="Dashed_20__28_var_29__20_7921" draw:display-name="Dashed (var) 7921" draw:style="rect" draw:dots1="1" draw:dots1-length="0.006cm" draw:dots2="1" draw:dots2-length="0.006cm" draw:distance="0.006cm"/>
    <draw:stroke-dash draw:name="Dashed_20__28_var_29__20_7922" draw:display-name="Dashed (var) 7922" draw:style="rect" draw:dots1="1" draw:dots1-length="0.006cm" draw:dots2="1" draw:dots2-length="0.006cm" draw:distance="0.006cm"/>
    <draw:stroke-dash draw:name="Dashed_20__28_var_29__20_7923" draw:display-name="Dashed (var) 7923" draw:style="rect" draw:dots1="1" draw:dots1-length="0.006cm" draw:dots2="1" draw:dots2-length="0.006cm" draw:distance="0.006cm"/>
    <draw:stroke-dash draw:name="Dashed_20__28_var_29__20_7924" draw:display-name="Dashed (var) 7924" draw:style="rect" draw:dots1="1" draw:dots1-length="0.006cm" draw:dots2="1" draw:dots2-length="0.006cm" draw:distance="0.006cm"/>
    <draw:stroke-dash draw:name="Dashed_20__28_var_29__20_7925" draw:display-name="Dashed (var) 7925" draw:style="rect" draw:dots1="1" draw:dots1-length="0.006cm" draw:dots2="1" draw:dots2-length="0.006cm" draw:distance="0.006cm"/>
    <draw:stroke-dash draw:name="Dashed_20__28_var_29__20_7926" draw:display-name="Dashed (var) 7926" draw:style="rect" draw:dots1="1" draw:dots1-length="0.006cm" draw:dots2="1" draw:dots2-length="0.006cm" draw:distance="0.006cm"/>
    <draw:stroke-dash draw:name="Dashed_20__28_var_29__20_7927" draw:display-name="Dashed (var) 7927" draw:style="rect" draw:dots1="1" draw:dots1-length="0.006cm" draw:dots2="1" draw:dots2-length="0.006cm" draw:distance="0.006cm"/>
    <draw:stroke-dash draw:name="Dashed_20__28_var_29__20_7928" draw:display-name="Dashed (var) 7928" draw:style="rect" draw:dots1="1" draw:dots1-length="0.006cm" draw:dots2="1" draw:dots2-length="0.006cm" draw:distance="0.006cm"/>
    <draw:stroke-dash draw:name="Dashed_20__28_var_29__20_7929" draw:display-name="Dashed (var) 7929" draw:style="rect" draw:dots1="1" draw:dots1-length="0.006cm" draw:dots2="1" draw:dots2-length="0.006cm" draw:distance="0.006cm"/>
    <draw:stroke-dash draw:name="Dashed_20__28_var_29__20_793" draw:display-name="Dashed (var) 793" draw:style="round" draw:dots2="2" draw:distance="0.023cm"/>
    <draw:stroke-dash draw:name="Dashed_20__28_var_29__20_7930" draw:display-name="Dashed (var) 7930" draw:style="rect" draw:dots1="1" draw:dots1-length="0.006cm" draw:dots2="1" draw:dots2-length="0.006cm" draw:distance="0.006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14" draw:display-name="Dashed (var) 8114" draw:style="rect" draw:dots1="1" draw:dots1-length="0.001cm" draw:dots2="1" draw:dots2-length="0.001cm" draw:distance="0.001cm"/>
    <draw:stroke-dash draw:name="Dashed_20__28_var_29__20_8115" draw:display-name="Dashed (var) 8115" draw:style="rect" draw:dots1="1" draw:dots1-length="0.001cm" draw:dots2="1" draw:dots2-length="0.001cm" draw:distance="0.001cm"/>
    <draw:stroke-dash draw:name="Dashed_20__28_var_29__20_8116" draw:display-name="Dashed (var) 8116" draw:style="rect" draw:dots1="1" draw:dots1-length="0.001cm" draw:dots2="1" draw:dots2-length="0.001cm" draw:distance="0.001cm"/>
    <draw:stroke-dash draw:name="Dashed_20__28_var_29__20_8117" draw:display-name="Dashed (var) 8117" draw:style="rect" draw:dots1="1" draw:dots1-length="0.001cm" draw:dots2="1" draw:dots2-length="0.001cm" draw:distance="0.001cm"/>
    <draw:stroke-dash draw:name="Dashed_20__28_var_29__20_8118" draw:display-name="Dashed (var) 8118" draw:style="rect" draw:dots1="1" draw:dots1-length="0.001cm" draw:dots2="1" draw:dots2-length="0.001cm" draw:distance="0.001cm"/>
    <draw:stroke-dash draw:name="Dashed_20__28_var_29__20_8119" draw:display-name="Dashed (var) 8119" draw:style="rect" draw:dots1="1" draw:dots1-length="0.001cm" draw:dots2="1" draw:dots2-length="0.001cm" draw:distance="0.001cm"/>
    <draw:stroke-dash draw:name="Dashed_20__28_var_29__20_812" draw:display-name="Dashed (var) 812" draw:style="round" draw:dots2="2" draw:distance="0.023cm"/>
    <draw:stroke-dash draw:name="Dashed_20__28_var_29__20_8120" draw:display-name="Dashed (var) 8120" draw:style="rect" draw:dots1="1" draw:dots1-length="0.001cm" draw:dots2="1" draw:dots2-length="0.001cm" draw:distance="0.001cm"/>
    <draw:stroke-dash draw:name="Dashed_20__28_var_29__20_8121" draw:display-name="Dashed (var) 8121" draw:style="rect" draw:dots1="1" draw:dots1-length="0.001cm" draw:dots2="1" draw:dots2-length="0.001cm" draw:distance="0.001cm"/>
    <draw:stroke-dash draw:name="Dashed_20__28_var_29__20_8122" draw:display-name="Dashed (var) 8122" draw:style="rect" draw:dots1="1" draw:dots1-length="0.001cm" draw:dots2="1" draw:dots2-length="0.001cm" draw:distance="0.001cm"/>
    <draw:stroke-dash draw:name="Dashed_20__28_var_29__20_8123" draw:display-name="Dashed (var) 8123" draw:style="rect" draw:dots1="1" draw:dots1-length="0.001cm" draw:dots2="1" draw:dots2-length="0.001cm" draw:distance="0.001cm"/>
    <draw:stroke-dash draw:name="Dashed_20__28_var_29__20_8124" draw:display-name="Dashed (var) 8124" draw:style="rect" draw:dots1="1" draw:dots1-length="0.001cm" draw:dots2="1" draw:dots2-length="0.001cm" draw:distance="0.001cm"/>
    <draw:stroke-dash draw:name="Dashed_20__28_var_29__20_8125" draw:display-name="Dashed (var) 8125" draw:style="rect" draw:dots1="1" draw:dots1-length="0.001cm" draw:dots2="1" draw:dots2-length="0.001cm" draw:distance="0.001cm"/>
    <draw:stroke-dash draw:name="Dashed_20__28_var_29__20_8126" draw:display-name="Dashed (var) 8126" draw:style="rect" draw:dots1="1" draw:dots1-length="0.001cm" draw:dots2="1" draw:dots2-length="0.001cm" draw:distance="0.001cm"/>
    <draw:stroke-dash draw:name="Dashed_20__28_var_29__20_8127" draw:display-name="Dashed (var) 8127" draw:style="rect" draw:dots1="1" draw:dots1-length="0.001cm" draw:dots2="1" draw:dots2-length="0.001cm" draw:distance="0.001cm"/>
    <draw:stroke-dash draw:name="Dashed_20__28_var_29__20_8128" draw:display-name="Dashed (var) 8128" draw:style="rect" draw:dots1="1" draw:dots1-length="0.001cm" draw:dots2="1" draw:dots2-length="0.001cm" draw:distance="0.001cm"/>
    <draw:stroke-dash draw:name="Dashed_20__28_var_29__20_8129" draw:display-name="Dashed (var) 8129" draw:style="rect" draw:dots1="1" draw:dots1-length="0.001cm" draw:dots2="1" draw:dots2-length="0.001cm" draw:distance="0.001cm"/>
    <draw:stroke-dash draw:name="Dashed_20__28_var_29__20_8130" draw:display-name="Dashed (var) 8130" draw:style="rect" draw:dots1="1" draw:dots1-length="0.001cm" draw:dots2="1" draw:dots2-length="0.001cm" draw:distance="0.001cm"/>
    <draw:stroke-dash draw:name="Dashed_20__28_var_29__20_8131" draw:display-name="Dashed (var) 8131" draw:style="rect" draw:dots1="1" draw:dots1-length="0.001cm" draw:dots2="1" draw:dots2-length="0.001cm" draw:distance="0.001cm"/>
    <draw:stroke-dash draw:name="Dashed_20__28_var_29__20_8132" draw:display-name="Dashed (var) 8132" draw:style="rect" draw:dots1="1" draw:dots1-length="0.001cm" draw:dots2="1" draw:dots2-length="0.001cm" draw:distance="0.001cm"/>
    <draw:stroke-dash draw:name="Dashed_20__28_var_29__20_8133" draw:display-name="Dashed (var) 8133" draw:style="rect" draw:dots1="1" draw:dots1-length="0.001cm" draw:dots2="1" draw:dots2-length="0.001cm" draw:distance="0.001cm"/>
    <draw:stroke-dash draw:name="Dashed_20__28_var_29__20_8134" draw:display-name="Dashed (var) 8134" draw:style="rect" draw:dots1="1" draw:dots1-length="0.001cm" draw:dots2="1" draw:dots2-length="0.001cm" draw:distance="0.001cm"/>
    <draw:stroke-dash draw:name="Dashed_20__28_var_29__20_8135" draw:display-name="Dashed (var) 8135" draw:style="rect" draw:dots1="1" draw:dots1-length="0.001cm" draw:dots2="1" draw:dots2-length="0.001cm" draw:distance="0.001cm"/>
    <draw:stroke-dash draw:name="Dashed_20__28_var_29__20_8136" draw:display-name="Dashed (var) 8136" draw:style="rect" draw:dots1="1" draw:dots1-length="0.001cm" draw:dots2="1" draw:dots2-length="0.001cm" draw:distance="0.001cm"/>
    <draw:stroke-dash draw:name="Dashed_20__28_var_29__20_8137" draw:display-name="Dashed (var) 8137" draw:style="rect" draw:dots1="1" draw:dots1-length="0.001cm" draw:dots2="1" draw:dots2-length="0.001cm" draw:distance="0.001cm"/>
    <draw:stroke-dash draw:name="Dashed_20__28_var_29__20_8138" draw:display-name="Dashed (var) 8138" draw:style="rect" draw:dots1="1" draw:dots1-length="0.001cm" draw:dots2="1" draw:dots2-length="0.001cm" draw:distance="0.001cm"/>
    <draw:stroke-dash draw:name="Dashed_20__28_var_29__20_8139" draw:display-name="Dashed (var) 8139" draw:style="rect" draw:dots1="1" draw:dots1-length="0.001cm" draw:dots2="1" draw:dots2-length="0.001cm" draw:distance="0.001cm"/>
    <draw:stroke-dash draw:name="Dashed_20__28_var_29__20_8140" draw:display-name="Dashed (var) 8140" draw:style="rect" draw:dots1="1" draw:dots1-length="0.001cm" draw:dots2="1" draw:dots2-length="0.001cm" draw:distance="0.001cm"/>
    <draw:stroke-dash draw:name="Dashed_20__28_var_29__20_8141" draw:display-name="Dashed (var) 8141" draw:style="rect" draw:dots1="1" draw:dots1-length="0.001cm" draw:dots2="1" draw:dots2-length="0.001cm" draw:distance="0.001cm"/>
    <draw:stroke-dash draw:name="Dashed_20__28_var_29__20_8142" draw:display-name="Dashed (var) 8142" draw:style="rect" draw:dots1="1" draw:dots1-length="0.001cm" draw:dots2="1" draw:dots2-length="0.001cm" draw:distance="0.001cm"/>
    <draw:stroke-dash draw:name="Dashed_20__28_var_29__20_8143" draw:display-name="Dashed (var) 8143" draw:style="rect" draw:dots1="1" draw:dots1-length="0.001cm" draw:dots2="1" draw:dots2-length="0.001cm" draw:distance="0.001cm"/>
    <draw:stroke-dash draw:name="Dashed_20__28_var_29__20_8144" draw:display-name="Dashed (var) 8144" draw:style="rect" draw:dots1="1" draw:dots1-length="0.001cm" draw:dots2="1" draw:dots2-length="0.001cm" draw:distance="0.001cm"/>
    <draw:stroke-dash draw:name="Dashed_20__28_var_29__20_8145" draw:display-name="Dashed (var) 8145" draw:style="rect" draw:dots1="1" draw:dots1-length="0.001cm" draw:dots2="1" draw:dots2-length="0.001cm" draw:distance="0.001cm"/>
    <draw:stroke-dash draw:name="Dashed_20__28_var_29__20_8146" draw:display-name="Dashed (var) 8146" draw:style="rect" draw:dots1="1" draw:dots1-length="0.001cm" draw:dots2="1" draw:dots2-length="0.001cm" draw:distance="0.001cm"/>
    <draw:stroke-dash draw:name="Dashed_20__28_var_29__20_8147" draw:display-name="Dashed (var) 8147" draw:style="rect" draw:dots1="1" draw:dots1-length="0.001cm" draw:dots2="1" draw:dots2-length="0.001cm" draw:distance="0.001cm"/>
    <draw:stroke-dash draw:name="Dashed_20__28_var_29__20_8148" draw:display-name="Dashed (var) 8148" draw:style="rect" draw:dots1="1" draw:dots1-length="0.001cm" draw:dots2="1" draw:dots2-length="0.001cm" draw:distance="0.001cm"/>
    <draw:stroke-dash draw:name="Dashed_20__28_var_29__20_8149" draw:display-name="Dashed (var) 8149" draw:style="rect" draw:dots1="1" draw:dots1-length="0.001cm" draw:dots2="1" draw:dots2-length="0.001cm" draw:distance="0.001cm"/>
    <draw:stroke-dash draw:name="Dashed_20__28_var_29__20_8150" draw:display-name="Dashed (var) 8150" draw:style="rect" draw:dots1="1" draw:dots1-length="0.001cm" draw:dots2="1" draw:dots2-length="0.001cm" draw:distance="0.001cm"/>
    <draw:stroke-dash draw:name="Dashed_20__28_var_29__20_8151" draw:display-name="Dashed (var) 8151" draw:style="rect" draw:dots1="1" draw:dots1-length="0.001cm" draw:dots2="1" draw:dots2-length="0.001cm" draw:distance="0.001cm"/>
    <draw:stroke-dash draw:name="Dashed_20__28_var_29__20_8152" draw:display-name="Dashed (var) 8152" draw:style="rect" draw:dots1="1" draw:dots1-length="0.001cm" draw:dots2="1" draw:dots2-length="0.001cm" draw:distance="0.001cm"/>
    <draw:stroke-dash draw:name="Dashed_20__28_var_29__20_8153" draw:display-name="Dashed (var) 8153" draw:style="rect" draw:dots1="1" draw:dots1-length="0.001cm" draw:dots2="1" draw:dots2-length="0.001cm" draw:distance="0.001cm"/>
    <draw:stroke-dash draw:name="Dashed_20__28_var_29__20_8154" draw:display-name="Dashed (var) 8154" draw:style="rect" draw:dots1="1" draw:dots1-length="0.001cm" draw:dots2="1" draw:dots2-length="0.001cm" draw:distance="0.001cm"/>
    <draw:stroke-dash draw:name="Dashed_20__28_var_29__20_8155" draw:display-name="Dashed (var) 8155" draw:style="rect" draw:dots1="1" draw:dots1-length="0.001cm" draw:dots2="1" draw:dots2-length="0.001cm" draw:distance="0.001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Dashed_20__28_var_29__20_8158" draw:display-name="Dashed (var) 8158" draw:style="rect" draw:dots1="1" draw:dots1-length="0.001cm" draw:dots2="1" draw:dots2-length="0.001cm" draw:distance="0.001cm"/>
    <draw:stroke-dash draw:name="Dashed_20__28_var_29__20_8159" draw:display-name="Dashed (var) 8159" draw:style="rect" draw:dots1="1" draw:dots1-length="0.001cm" draw:dots2="1" draw:dots2-length="0.001cm" draw:distance="0.001cm"/>
    <draw:stroke-dash draw:name="Dashed_20__28_var_29__20_8160" draw:display-name="Dashed (var) 8160" draw:style="rect" draw:dots1="1" draw:dots1-length="0.001cm" draw:dots2="1" draw:dots2-length="0.001cm" draw:distance="0.001cm"/>
    <draw:stroke-dash draw:name="Dashed_20__28_var_29__20_8161" draw:display-name="Dashed (var) 8161" draw:style="rect" draw:dots1="1" draw:dots1-length="0.001cm" draw:dots2="1" draw:dots2-length="0.001cm" draw:distance="0.001cm"/>
    <draw:stroke-dash draw:name="Dashed_20__28_var_29__20_8162" draw:display-name="Dashed (var) 8162" draw:style="rect" draw:dots1="1" draw:dots1-length="0.001cm" draw:dots2="1" draw:dots2-length="0.001cm" draw:distance="0.001cm"/>
    <draw:stroke-dash draw:name="Dashed_20__28_var_29__20_8163" draw:display-name="Dashed (var) 8163" draw:style="rect" draw:dots1="1" draw:dots1-length="0.001cm" draw:dots2="1" draw:dots2-length="0.001cm" draw:distance="0.001cm"/>
    <draw:stroke-dash draw:name="Dashed_20__28_var_29__20_8164" draw:display-name="Dashed (var) 8164" draw:style="rect" draw:dots1="1" draw:dots1-length="0.001cm" draw:dots2="1" draw:dots2-length="0.001cm" draw:distance="0.001cm"/>
    <draw:stroke-dash draw:name="Dashed_20__28_var_29__20_8165" draw:display-name="Dashed (var) 8165" draw:style="rect" draw:dots1="1" draw:dots1-length="0.001cm" draw:dots2="1" draw:dots2-length="0.001cm" draw:distance="0.001cm"/>
    <draw:stroke-dash draw:name="Dashed_20__28_var_29__20_8166" draw:display-name="Dashed (var) 8166" draw:style="rect" draw:dots1="1" draw:dots1-length="0.001cm" draw:dots2="1" draw:dots2-length="0.001cm" draw:distance="0.001cm"/>
    <draw:stroke-dash draw:name="Dashed_20__28_var_29__20_8167" draw:display-name="Dashed (var) 8167" draw:style="rect" draw:dots1="1" draw:dots1-length="0.001cm" draw:dots2="1" draw:dots2-length="0.001cm" draw:distance="0.001cm"/>
    <draw:stroke-dash draw:name="Dashed_20__28_var_29__20_8168" draw:display-name="Dashed (var) 8168" draw:style="rect" draw:dots1="1" draw:dots1-length="0.001cm" draw:dots2="1" draw:dots2-length="0.001cm" draw:distance="0.001cm"/>
    <draw:stroke-dash draw:name="Dashed_20__28_var_29__20_8169" draw:display-name="Dashed (var) 8169" draw:style="rect" draw:dots1="1" draw:dots1-length="0.001cm" draw:dots2="1" draw:dots2-length="0.001cm" draw:distance="0.001cm"/>
    <draw:stroke-dash draw:name="Dashed_20__28_var_29__20_8170" draw:display-name="Dashed (var) 8170" draw:style="rect" draw:dots1="1" draw:dots1-length="0.001cm" draw:dots2="1" draw:dots2-length="0.001cm" draw:distance="0.001cm"/>
    <draw:stroke-dash draw:name="Dashed_20__28_var_29__20_8171" draw:display-name="Dashed (var) 8171" draw:style="rect" draw:dots1="1" draw:dots1-length="0.001cm" draw:dots2="1" draw:dots2-length="0.001cm" draw:distance="0.001cm"/>
    <draw:stroke-dash draw:name="Dashed_20__28_var_29__20_8172" draw:display-name="Dashed (var) 8172" draw:style="rect" draw:dots1="1" draw:dots1-length="0.001cm" draw:dots2="1" draw:dots2-length="0.001cm" draw:distance="0.001cm"/>
    <draw:stroke-dash draw:name="Dashed_20__28_var_29__20_8173" draw:display-name="Dashed (var) 8173" draw:style="rect" draw:dots1="1" draw:dots1-length="0.001cm" draw:dots2="1" draw:dots2-length="0.001cm" draw:distance="0.001cm"/>
    <draw:stroke-dash draw:name="Dashed_20__28_var_29__20_8174" draw:display-name="Dashed (var) 8174" draw:style="rect" draw:dots1="1" draw:dots1-length="0.001cm" draw:dots2="1" draw:dots2-length="0.001cm" draw:distance="0.001cm"/>
    <draw:stroke-dash draw:name="Dashed_20__28_var_29__20_8175" draw:display-name="Dashed (var) 8175" draw:style="rect" draw:dots1="1" draw:dots1-length="0.001cm" draw:dots2="1" draw:dots2-length="0.001cm" draw:distance="0.001cm"/>
    <draw:stroke-dash draw:name="Dashed_20__28_var_29__20_8176" draw:display-name="Dashed (var) 8176" draw:style="rect" draw:dots1="1" draw:dots1-length="0.001cm" draw:dots2="1" draw:dots2-length="0.001cm" draw:distance="0.001cm"/>
    <draw:stroke-dash draw:name="Dashed_20__28_var_29__20_8177" draw:display-name="Dashed (var) 8177" draw:style="rect" draw:dots1="1" draw:dots1-length="0.001cm" draw:dots2="1" draw:dots2-length="0.001cm" draw:distance="0.001cm"/>
    <draw:stroke-dash draw:name="Dashed_20__28_var_29__20_8178" draw:display-name="Dashed (var) 8178" draw:style="rect" draw:dots1="1" draw:dots1-length="0.001cm" draw:dots2="1" draw:dots2-length="0.001cm" draw:distance="0.001cm"/>
    <draw:stroke-dash draw:name="Dashed_20__28_var_29__20_8179" draw:display-name="Dashed (var) 8179" draw:style="rect" draw:dots1="1" draw:dots1-length="0.001cm" draw:dots2="1" draw:dots2-length="0.001cm" draw:distance="0.001cm"/>
    <draw:stroke-dash draw:name="Dashed_20__28_var_29__20_8180" draw:display-name="Dashed (var) 8180" draw:style="rect" draw:dots1="1" draw:dots1-length="0.001cm" draw:dots2="1" draw:dots2-length="0.001cm" draw:distance="0.001cm"/>
    <draw:stroke-dash draw:name="Dashed_20__28_var_29__20_8181" draw:display-name="Dashed (var) 81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61" draw:display-name="Dashed (var) 8261" draw:style="rect" draw:dots1="1" draw:dots1-length="0.001cm" draw:dots2="1" draw:dots2-length="0.001cm" draw:distance="0.001cm"/>
    <draw:stroke-dash draw:name="Dashed_20__28_var_29__20_8262" draw:display-name="Dashed (var) 8262" draw:style="rect" draw:dots1="1" draw:dots1-length="0.001cm" draw:dots2="1" draw:dots2-length="0.001cm" draw:distance="0.001cm"/>
    <draw:stroke-dash draw:name="Dashed_20__28_var_29__20_8263" draw:display-name="Dashed (var) 8263" draw:style="rect" draw:dots1="1" draw:dots1-length="0.001cm" draw:dots2="1" draw:dots2-length="0.001cm" draw:distance="0.001cm"/>
    <draw:stroke-dash draw:name="Dashed_20__28_var_29__20_8264" draw:display-name="Dashed (var) 8264" draw:style="rect" draw:dots1="1" draw:dots1-length="0.001cm" draw:dots2="1" draw:dots2-length="0.001cm" draw:distance="0.001cm"/>
    <draw:stroke-dash draw:name="Dashed_20__28_var_29__20_8265" draw:display-name="Dashed (var) 8265" draw:style="rect" draw:dots1="1" draw:dots1-length="0.001cm" draw:dots2="1" draw:dots2-length="0.001cm" draw:distance="0.001cm"/>
    <draw:stroke-dash draw:name="Dashed_20__28_var_29__20_8266" draw:display-name="Dashed (var) 8266" draw:style="rect" draw:dots1="1" draw:dots1-length="0.001cm" draw:dots2="1" draw:dots2-length="0.001cm" draw:distance="0.001cm"/>
    <draw:stroke-dash draw:name="Dashed_20__28_var_29__20_8267" draw:display-name="Dashed (var) 8267" draw:style="rect" draw:dots1="1" draw:dots1-length="0.001cm" draw:dots2="1" draw:dots2-length="0.001cm" draw:distance="0.001cm"/>
    <draw:stroke-dash draw:name="Dashed_20__28_var_29__20_8268" draw:display-name="Dashed (var) 8268" draw:style="rect" draw:dots1="1" draw:dots1-length="0.001cm" draw:dots2="1" draw:dots2-length="0.001cm" draw:distance="0.001cm"/>
    <draw:stroke-dash draw:name="Dashed_20__28_var_29__20_8269" draw:display-name="Dashed (var) 8269" draw:style="rect" draw:dots1="1" draw:dots1-length="0.001cm" draw:dots2="1" draw:dots2-length="0.001cm" draw:distance="0.001cm"/>
    <draw:stroke-dash draw:name="Dashed_20__28_var_29__20_8270" draw:display-name="Dashed (var) 8270" draw:style="rect" draw:dots1="1" draw:dots1-length="0.001cm" draw:dots2="1" draw:dots2-length="0.001cm" draw:distance="0.001cm"/>
    <draw:stroke-dash draw:name="Dashed_20__28_var_29__20_8271" draw:display-name="Dashed (var) 8271" draw:style="rect" draw:dots1="1" draw:dots1-length="0.001cm" draw:dots2="1" draw:dots2-length="0.001cm" draw:distance="0.001cm"/>
    <draw:stroke-dash draw:name="Dashed_20__28_var_29__20_8272" draw:display-name="Dashed (var) 8272" draw:style="rect" draw:dots1="1" draw:dots1-length="0.001cm" draw:dots2="1" draw:dots2-length="0.001cm" draw:distance="0.001cm"/>
    <draw:stroke-dash draw:name="Dashed_20__28_var_29__20_8273" draw:display-name="Dashed (var) 8273" draw:style="rect" draw:dots1="1" draw:dots1-length="0.001cm" draw:dots2="1" draw:dots2-length="0.001cm" draw:distance="0.001cm"/>
    <draw:stroke-dash draw:name="Dashed_20__28_var_29__20_8274" draw:display-name="Dashed (var) 8274" draw:style="rect" draw:dots1="1" draw:dots1-length="0.001cm" draw:dots2="1" draw:dots2-length="0.001cm" draw:distance="0.001cm"/>
    <draw:stroke-dash draw:name="Dashed_20__28_var_29__20_8275" draw:display-name="Dashed (var) 8275" draw:style="rect" draw:dots1="1" draw:dots1-length="0.001cm" draw:dots2="1" draw:dots2-length="0.001cm" draw:distance="0.001cm"/>
    <draw:stroke-dash draw:name="Dashed_20__28_var_29__20_8276" draw:display-name="Dashed (var) 8276" draw:style="rect" draw:dots1="1" draw:dots1-length="0.001cm" draw:dots2="1" draw:dots2-length="0.001cm" draw:distance="0.001cm"/>
    <draw:stroke-dash draw:name="Dashed_20__28_var_29__20_8277" draw:display-name="Dashed (var) 8277" draw:style="rect" draw:dots1="1" draw:dots1-length="0.001cm" draw:dots2="1" draw:dots2-length="0.001cm" draw:distance="0.001cm"/>
    <draw:stroke-dash draw:name="Dashed_20__28_var_29__20_8278" draw:display-name="Dashed (var) 8278" draw:style="rect" draw:dots1="1" draw:dots1-length="0.001cm" draw:dots2="1" draw:dots2-length="0.001cm" draw:distance="0.001cm"/>
    <draw:stroke-dash draw:name="Dashed_20__28_var_29__20_8279" draw:display-name="Dashed (var) 8279" draw:style="rect" draw:dots1="1" draw:dots1-length="0.001cm" draw:dots2="1" draw:dots2-length="0.001cm" draw:distance="0.001cm"/>
    <draw:stroke-dash draw:name="Dashed_20__28_var_29__20_8280" draw:display-name="Dashed (var) 8280" draw:style="rect" draw:dots1="1" draw:dots1-length="0.001cm" draw:dots2="1" draw:dots2-length="0.001cm" draw:distance="0.001cm"/>
    <draw:stroke-dash draw:name="Dashed_20__28_var_29__20_8281" draw:display-name="Dashed (var) 8281" draw:style="rect" draw:dots1="1" draw:dots1-length="0.001cm" draw:dots2="1" draw:dots2-length="0.001cm" draw:distance="0.001cm"/>
    <draw:stroke-dash draw:name="Dashed_20__28_var_29__20_8282" draw:display-name="Dashed (var) 8282" draw:style="rect" draw:dots1="1" draw:dots1-length="0.001cm" draw:dots2="1" draw:dots2-length="0.001cm" draw:distance="0.001cm"/>
    <draw:stroke-dash draw:name="Dashed_20__28_var_29__20_8283" draw:display-name="Dashed (var) 8283" draw:style="rect" draw:dots1="1" draw:dots1-length="0.001cm" draw:dots2="1" draw:dots2-length="0.001cm" draw:distance="0.001cm"/>
    <draw:stroke-dash draw:name="Dashed_20__28_var_29__20_8284" draw:display-name="Dashed (var) 8284" draw:style="rect" draw:dots1="1" draw:dots1-length="0.001cm" draw:dots2="1" draw:dots2-length="0.001cm" draw:distance="0.001cm"/>
    <draw:stroke-dash draw:name="Dashed_20__28_var_29__20_8285" draw:display-name="Dashed (var) 8285" draw:style="rect" draw:dots1="1" draw:dots1-length="0.001cm" draw:dots2="1" draw:dots2-length="0.001cm" draw:distance="0.001cm"/>
    <draw:stroke-dash draw:name="Dashed_20__28_var_29__20_8286" draw:display-name="Dashed (var) 8286" draw:style="rect" draw:dots1="1" draw:dots1-length="0.001cm" draw:dots2="1" draw:dots2-length="0.001cm" draw:distance="0.001cm"/>
    <draw:stroke-dash draw:name="Dashed_20__28_var_29__20_8287" draw:display-name="Dashed (var) 8287" draw:style="rect" draw:dots1="1" draw:dots1-length="0.001cm" draw:dots2="1" draw:dots2-length="0.001cm" draw:distance="0.001cm"/>
    <draw:stroke-dash draw:name="Dashed_20__28_var_29__20_8288" draw:display-name="Dashed (var) 8288" draw:style="rect" draw:dots1="1" draw:dots1-length="0.001cm" draw:dots2="1" draw:dots2-length="0.001cm" draw:distance="0.001cm"/>
    <draw:stroke-dash draw:name="Dashed_20__28_var_29__20_8289" draw:display-name="Dashed (var) 8289" draw:style="rect" draw:dots1="1" draw:dots1-length="0.001cm" draw:dots2="1" draw:dots2-length="0.001cm" draw:distance="0.001cm"/>
    <draw:stroke-dash draw:name="Dashed_20__28_var_29__20_8290" draw:display-name="Dashed (var) 8290" draw:style="rect" draw:dots1="1" draw:dots1-length="0.001cm" draw:dots2="1" draw:dots2-length="0.001cm" draw:distance="0.001cm"/>
    <draw:stroke-dash draw:name="Dashed_20__28_var_29__20_8291" draw:display-name="Dashed (var) 8291" draw:style="rect" draw:dots1="1" draw:dots1-length="0.001cm" draw:dots2="1" draw:dots2-length="0.001cm" draw:distance="0.001cm"/>
    <draw:stroke-dash draw:name="Dashed_20__28_var_29__20_8292" draw:display-name="Dashed (var) 8292" draw:style="rect" draw:dots1="1" draw:dots1-length="0.001cm" draw:dots2="1" draw:dots2-length="0.001cm" draw:distance="0.001cm"/>
    <draw:stroke-dash draw:name="Dashed_20__28_var_29__20_8293" draw:display-name="Dashed (var) 8293" draw:style="rect" draw:dots1="1" draw:dots1-length="0.001cm" draw:dots2="1" draw:dots2-length="0.001cm" draw:distance="0.001cm"/>
    <draw:stroke-dash draw:name="Dashed_20__28_var_29__20_8294" draw:display-name="Dashed (var) 8294" draw:style="rect" draw:dots1="1" draw:dots1-length="0.001cm" draw:dots2="1" draw:dots2-length="0.001cm" draw:distance="0.001cm"/>
    <draw:stroke-dash draw:name="Dashed_20__28_var_29__20_8295" draw:display-name="Dashed (var) 8295" draw:style="rect" draw:dots1="1" draw:dots1-length="0.001cm" draw:dots2="1" draw:dots2-length="0.001cm" draw:distance="0.001cm"/>
    <draw:stroke-dash draw:name="Dashed_20__28_var_29__20_8296" draw:display-name="Dashed (var) 8296" draw:style="rect" draw:dots1="1" draw:dots1-length="0.001cm" draw:dots2="1" draw:dots2-length="0.001cm" draw:distance="0.001cm"/>
    <draw:stroke-dash draw:name="Dashed_20__28_var_29__20_8297" draw:display-name="Dashed (var) 8297" draw:style="rect" draw:dots1="1" draw:dots1-length="0.001cm" draw:dots2="1" draw:dots2-length="0.001cm" draw:distance="0.001cm"/>
    <draw:stroke-dash draw:name="Dashed_20__28_var_29__20_8298" draw:display-name="Dashed (var) 8298" draw:style="rect" draw:dots1="1" draw:dots1-length="0.001cm" draw:dots2="1" draw:dots2-length="0.001cm" draw:distance="0.001cm"/>
    <draw:stroke-dash draw:name="Dashed_20__28_var_29__20_8299" draw:display-name="Dashed (var) 8299" draw:style="rect" draw:dots1="1" draw:dots1-length="0.001cm" draw:dots2="1" draw:dots2-length="0.001cm" draw:distance="0.00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00" draw:display-name="Dashed (var) 8300" draw:style="rect" draw:dots1="1" draw:dots1-length="0.001cm" draw:dots2="1" draw:dots2-length="0.001cm" draw:distance="0.001cm"/>
    <draw:stroke-dash draw:name="Dashed_20__28_var_29__20_8301" draw:display-name="Dashed (var) 8301" draw:style="rect" draw:dots1="1" draw:dots1-length="0.001cm" draw:dots2="1" draw:dots2-length="0.001cm" draw:distance="0.001cm"/>
    <draw:stroke-dash draw:name="Dashed_20__28_var_29__20_8302" draw:display-name="Dashed (var) 8302" draw:style="rect" draw:dots1="1" draw:dots1-length="0.001cm" draw:dots2="1" draw:dots2-length="0.001cm" draw:distance="0.001cm"/>
    <draw:stroke-dash draw:name="Dashed_20__28_var_29__20_8303" draw:display-name="Dashed (var) 8303" draw:style="rect" draw:dots1="1" draw:dots1-length="0.002cm" draw:dots2="1" draw:dots2-length="0.002cm" draw:distance="0.002cm"/>
    <draw:stroke-dash draw:name="Dashed_20__28_var_29__20_8304" draw:display-name="Dashed (var) 8304" draw:style="rect" draw:dots1="1" draw:dots1-length="0.002cm" draw:dots2="1" draw:dots2-length="0.002cm" draw:distance="0.002cm"/>
    <draw:stroke-dash draw:name="Dashed_20__28_var_29__20_8305" draw:display-name="Dashed (var) 8305" draw:style="rect" draw:dots1="1" draw:dots1-length="0.002cm" draw:dots2="1" draw:dots2-length="0.002cm" draw:distance="0.002cm"/>
    <draw:stroke-dash draw:name="Dashed_20__28_var_29__20_8306" draw:display-name="Dashed (var) 8306" draw:style="rect" draw:dots1="1" draw:dots1-length="0.002cm" draw:dots2="1" draw:dots2-length="0.002cm" draw:distance="0.002cm"/>
    <draw:stroke-dash draw:name="Dashed_20__28_var_29__20_8307" draw:display-name="Dashed (var) 8307" draw:style="rect" draw:dots1="1" draw:dots1-length="0.002cm" draw:dots2="1" draw:dots2-length="0.002cm" draw:distance="0.002cm"/>
    <draw:stroke-dash draw:name="Dashed_20__28_var_29__20_8308" draw:display-name="Dashed (var) 8308" draw:style="rect" draw:dots1="1" draw:dots1-length="0.002cm" draw:dots2="1" draw:dots2-length="0.002cm" draw:distance="0.002cm"/>
    <draw:stroke-dash draw:name="Dashed_20__28_var_29__20_8309" draw:display-name="Dashed (var) 8309" draw:style="rect" draw:dots1="1" draw:dots1-length="0.002cm" draw:dots2="1" draw:dots2-length="0.002cm" draw:distance="0.002cm"/>
    <draw:stroke-dash draw:name="Dashed_20__28_var_29__20_8310" draw:display-name="Dashed (var) 8310" draw:style="rect" draw:dots1="1" draw:dots1-length="0.002cm" draw:dots2="1" draw:dots2-length="0.002cm" draw:distance="0.002cm"/>
    <draw:stroke-dash draw:name="Dashed_20__28_var_29__20_8311" draw:display-name="Dashed (var) 8311" draw:style="rect" draw:dots1="1" draw:dots1-length="0.002cm" draw:dots2="1" draw:dots2-length="0.002cm" draw:distance="0.002cm"/>
    <draw:stroke-dash draw:name="Dashed_20__28_var_29__20_8312" draw:display-name="Dashed (var) 8312" draw:style="rect" draw:dots1="1" draw:dots1-length="0.002cm" draw:dots2="1" draw:dots2-length="0.002cm" draw:distance="0.002cm"/>
    <draw:stroke-dash draw:name="Dashed_20__28_var_29__20_8313" draw:display-name="Dashed (var) 8313" draw:style="rect" draw:dots1="1" draw:dots1-length="0.002cm" draw:dots2="1" draw:dots2-length="0.002cm" draw:distance="0.002cm"/>
    <draw:stroke-dash draw:name="Dashed_20__28_var_29__20_8314" draw:display-name="Dashed (var) 8314" draw:style="rect" draw:dots1="1" draw:dots1-length="0.002cm" draw:dots2="1" draw:dots2-length="0.002cm" draw:distance="0.002cm"/>
    <draw:stroke-dash draw:name="Dashed_20__28_var_29__20_8315" draw:display-name="Dashed (var) 8315" draw:style="rect" draw:dots1="1" draw:dots1-length="0.002cm" draw:dots2="1" draw:dots2-length="0.002cm" draw:distance="0.002cm"/>
    <draw:stroke-dash draw:name="Dashed_20__28_var_29__20_8316" draw:display-name="Dashed (var) 8316" draw:style="rect" draw:dots1="1" draw:dots1-length="0.002cm" draw:dots2="1" draw:dots2-length="0.002cm" draw:distance="0.002cm"/>
    <draw:stroke-dash draw:name="Dashed_20__28_var_29__20_8317" draw:display-name="Dashed (var) 8317" draw:style="rect" draw:dots1="1" draw:dots1-length="0.002cm" draw:dots2="1" draw:dots2-length="0.002cm" draw:distance="0.002cm"/>
    <draw:stroke-dash draw:name="Dashed_20__28_var_29__20_8318" draw:display-name="Dashed (var) 8318" draw:style="rect" draw:dots1="1" draw:dots1-length="0.002cm" draw:dots2="1" draw:dots2-length="0.002cm" draw:distance="0.002cm"/>
    <draw:stroke-dash draw:name="Dashed_20__28_var_29__20_8319" draw:display-name="Dashed (var) 8319" draw:style="rect" draw:dots1="1" draw:dots1-length="0.002cm" draw:dots2="1" draw:dots2-length="0.002cm" draw:distance="0.002cm"/>
    <draw:stroke-dash draw:name="Dashed_20__28_var_29__20_8320" draw:display-name="Dashed (var) 8320" draw:style="rect" draw:dots1="1" draw:dots1-length="0.002cm" draw:dots2="1" draw:dots2-length="0.002cm" draw:distance="0.002cm"/>
    <draw:stroke-dash draw:name="Dashed_20__28_var_29__20_8321" draw:display-name="Dashed (var) 8321" draw:style="rect" draw:dots1="1" draw:dots1-length="0.002cm" draw:dots2="1" draw:dots2-length="0.002cm" draw:distance="0.002cm"/>
    <draw:stroke-dash draw:name="Dashed_20__28_var_29__20_8322" draw:display-name="Dashed (var) 8322" draw:style="rect" draw:dots1="1" draw:dots1-length="0.002cm" draw:dots2="1" draw:dots2-length="0.002cm" draw:distance="0.002cm"/>
    <draw:stroke-dash draw:name="Dashed_20__28_var_29__20_8323" draw:display-name="Dashed (var) 8323" draw:style="rect" draw:dots1="1" draw:dots1-length="0.002cm" draw:dots2="1" draw:dots2-length="0.002cm" draw:distance="0.002cm"/>
    <draw:stroke-dash draw:name="Dashed_20__28_var_29__20_8324" draw:display-name="Dashed (var) 8324" draw:style="rect" draw:dots1="1" draw:dots1-length="0.002cm" draw:dots2="1" draw:dots2-length="0.002cm" draw:distance="0.002cm"/>
    <draw:stroke-dash draw:name="Dashed_20__28_var_29__20_8325" draw:display-name="Dashed (var) 8325" draw:style="rect" draw:dots1="1" draw:dots1-length="0.002cm" draw:dots2="1" draw:dots2-length="0.002cm" draw:distance="0.002cm"/>
    <draw:stroke-dash draw:name="Dashed_20__28_var_29__20_8326" draw:display-name="Dashed (var) 8326" draw:style="rect" draw:dots1="1" draw:dots1-length="0.002cm" draw:dots2="1" draw:dots2-length="0.002cm" draw:distance="0.002cm"/>
    <draw:stroke-dash draw:name="Dashed_20__28_var_29__20_8327" draw:display-name="Dashed (var) 8327" draw:style="rect" draw:dots1="1" draw:dots1-length="0.002cm" draw:dots2="1" draw:dots2-length="0.002cm" draw:distance="0.002cm"/>
    <draw:stroke-dash draw:name="Dashed_20__28_var_29__20_8328" draw:display-name="Dashed (var) 8328" draw:style="rect" draw:dots1="1" draw:dots1-length="0.002cm" draw:dots2="1" draw:dots2-length="0.002cm" draw:distance="0.002cm"/>
    <draw:stroke-dash draw:name="Dashed_20__28_var_29__20_8329" draw:display-name="Dashed (var) 8329" draw:style="rect" draw:dots1="1" draw:dots1-length="0.002cm" draw:dots2="1" draw:dots2-length="0.002cm" draw:distance="0.002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30" draw:display-name="Dashed (var) 8330" draw:style="rect" draw:dots1="1" draw:dots1-length="0.002cm" draw:dots2="1" draw:dots2-length="0.002cm" draw:distance="0.002cm"/>
    <draw:stroke-dash draw:name="Dashed_20__28_var_29__20_8331" draw:display-name="Dashed (var) 8331" draw:style="rect" draw:dots1="1" draw:dots1-length="0.002cm" draw:dots2="1" draw:dots2-length="0.002cm" draw:distance="0.002cm"/>
    <draw:stroke-dash draw:name="Dashed_20__28_var_29__20_8332" draw:display-name="Dashed (var) 8332" draw:style="rect" draw:dots1="1" draw:dots1-length="0.002cm" draw:dots2="1" draw:dots2-length="0.002cm" draw:distance="0.002cm"/>
    <draw:stroke-dash draw:name="Dashed_20__28_var_29__20_8333" draw:display-name="Dashed (var) 8333" draw:style="rect" draw:dots1="1" draw:dots1-length="0.002cm" draw:dots2="1" draw:dots2-length="0.002cm" draw:distance="0.002cm"/>
    <draw:stroke-dash draw:name="Dashed_20__28_var_29__20_8334" draw:display-name="Dashed (var) 8334" draw:style="rect" draw:dots1="1" draw:dots1-length="0.002cm" draw:dots2="1" draw:dots2-length="0.002cm" draw:distance="0.002cm"/>
    <draw:stroke-dash draw:name="Dashed_20__28_var_29__20_8335" draw:display-name="Dashed (var) 8335" draw:style="rect" draw:dots1="1" draw:dots1-length="0.002cm" draw:dots2="1" draw:dots2-length="0.002cm" draw:distance="0.002cm"/>
    <draw:stroke-dash draw:name="Dashed_20__28_var_29__20_8336" draw:display-name="Dashed (var) 8336" draw:style="rect" draw:dots1="1" draw:dots1-length="0.002cm" draw:dots2="1" draw:dots2-length="0.002cm" draw:distance="0.002cm"/>
    <draw:stroke-dash draw:name="Dashed_20__28_var_29__20_8337" draw:display-name="Dashed (var) 8337" draw:style="rect" draw:dots1="1" draw:dots1-length="0.002cm" draw:dots2="1" draw:dots2-length="0.002cm" draw:distance="0.002cm"/>
    <draw:stroke-dash draw:name="Dashed_20__28_var_29__20_8338" draw:display-name="Dashed (var) 8338" draw:style="rect" draw:dots1="1" draw:dots1-length="0.002cm" draw:dots2="1" draw:dots2-length="0.002cm" draw:distance="0.002cm"/>
    <draw:stroke-dash draw:name="Dashed_20__28_var_29__20_8339" draw:display-name="Dashed (var) 8339" draw:style="rect" draw:dots1="1" draw:dots1-length="0.002cm" draw:dots2="1" draw:dots2-length="0.002cm" draw:distance="0.002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40" draw:display-name="Dashed (var) 8340" draw:style="rect" draw:dots1="1" draw:dots1-length="0.002cm" draw:dots2="1" draw:dots2-length="0.002cm" draw:distance="0.002cm"/>
    <draw:stroke-dash draw:name="Dashed_20__28_var_29__20_8341" draw:display-name="Dashed (var) 8341" draw:style="rect" draw:dots1="1" draw:dots1-length="0.002cm" draw:dots2="1" draw:dots2-length="0.002cm" draw:distance="0.002cm"/>
    <draw:stroke-dash draw:name="Dashed_20__28_var_29__20_8342" draw:display-name="Dashed (var) 8342" draw:style="rect" draw:dots1="1" draw:dots1-length="0.002cm" draw:dots2="1" draw:dots2-length="0.002cm" draw:distance="0.002cm"/>
    <draw:stroke-dash draw:name="Dashed_20__28_var_29__20_8343" draw:display-name="Dashed (var) 8343" draw:style="rect" draw:dots1="1" draw:dots1-length="0.002cm" draw:dots2="1" draw:dots2-length="0.002cm" draw:distance="0.002cm"/>
    <draw:stroke-dash draw:name="Dashed_20__28_var_29__20_8344" draw:display-name="Dashed (var) 8344" draw:style="rect" draw:dots1="1" draw:dots1-length="0.002cm" draw:dots2="1" draw:dots2-length="0.002cm" draw:distance="0.002cm"/>
    <draw:stroke-dash draw:name="Dashed_20__28_var_29__20_8345" draw:display-name="Dashed (var) 8345" draw:style="rect" draw:dots1="1" draw:dots1-length="0.002cm" draw:dots2="1" draw:dots2-length="0.002cm" draw:distance="0.002cm"/>
    <draw:stroke-dash draw:name="Dashed_20__28_var_29__20_8346" draw:display-name="Dashed (var) 8346" draw:style="rect" draw:dots1="1" draw:dots1-length="0.002cm" draw:dots2="1" draw:dots2-length="0.002cm" draw:distance="0.002cm"/>
    <draw:stroke-dash draw:name="Dashed_20__28_var_29__20_8347" draw:display-name="Dashed (var) 8347" draw:style="rect" draw:dots1="1" draw:dots1-length="0.002cm" draw:dots2="1" draw:dots2-length="0.002cm" draw:distance="0.002cm"/>
    <draw:stroke-dash draw:name="Dashed_20__28_var_29__20_8348" draw:display-name="Dashed (var) 8348" draw:style="rect" draw:dots1="1" draw:dots1-length="0.002cm" draw:dots2="1" draw:dots2-length="0.002cm" draw:distance="0.002cm"/>
    <draw:stroke-dash draw:name="Dashed_20__28_var_29__20_8349" draw:display-name="Dashed (var) 8349" draw:style="rect" draw:dots1="1" draw:dots1-length="0.002cm" draw:dots2="1" draw:dots2-length="0.002cm" draw:distance="0.002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50" draw:display-name="Dashed (var) 8350" draw:style="rect" draw:dots1="1" draw:dots1-length="0.002cm" draw:dots2="1" draw:dots2-length="0.002cm" draw:distance="0.002cm"/>
    <draw:stroke-dash draw:name="Dashed_20__28_var_29__20_8351" draw:display-name="Dashed (var) 8351" draw:style="rect" draw:dots1="1" draw:dots1-length="0.002cm" draw:dots2="1" draw:dots2-length="0.002cm" draw:distance="0.002cm"/>
    <draw:stroke-dash draw:name="Dashed_20__28_var_29__20_8352" draw:display-name="Dashed (var) 8352" draw:style="rect" draw:dots1="1" draw:dots1-length="0.002cm" draw:dots2="1" draw:dots2-length="0.002cm" draw:distance="0.002cm"/>
    <draw:stroke-dash draw:name="Dashed_20__28_var_29__20_8353" draw:display-name="Dashed (var) 8353" draw:style="rect" draw:dots1="1" draw:dots1-length="0.002cm" draw:dots2="1" draw:dots2-length="0.002cm" draw:distance="0.002cm"/>
    <draw:stroke-dash draw:name="Dashed_20__28_var_29__20_8354" draw:display-name="Dashed (var) 8354" draw:style="rect" draw:dots1="1" draw:dots1-length="0.002cm" draw:dots2="1" draw:dots2-length="0.002cm" draw:distance="0.002cm"/>
    <draw:stroke-dash draw:name="Dashed_20__28_var_29__20_8355" draw:display-name="Dashed (var) 8355" draw:style="rect" draw:dots1="1" draw:dots1-length="0.002cm" draw:dots2="1" draw:dots2-length="0.002cm" draw:distance="0.002cm"/>
    <draw:stroke-dash draw:name="Dashed_20__28_var_29__20_8356" draw:display-name="Dashed (var) 8356" draw:style="rect" draw:dots1="1" draw:dots1-length="0.002cm" draw:dots2="1" draw:dots2-length="0.002cm" draw:distance="0.002cm"/>
    <draw:stroke-dash draw:name="Dashed_20__28_var_29__20_8357" draw:display-name="Dashed (var) 8357" draw:style="rect" draw:dots1="1" draw:dots1-length="0.002cm" draw:dots2="1" draw:dots2-length="0.002cm" draw:distance="0.002cm"/>
    <draw:stroke-dash draw:name="Dashed_20__28_var_29__20_8358" draw:display-name="Dashed (var) 8358" draw:style="rect" draw:dots1="1" draw:dots1-length="0.002cm" draw:dots2="1" draw:dots2-length="0.002cm" draw:distance="0.002cm"/>
    <draw:stroke-dash draw:name="Dashed_20__28_var_29__20_8359" draw:display-name="Dashed (var) 8359" draw:style="rect" draw:dots1="1" draw:dots1-length="0.002cm" draw:dots2="1" draw:dots2-length="0.002cm" draw:distance="0.002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60" draw:display-name="Dashed (var) 8360" draw:style="rect" draw:dots1="1" draw:dots1-length="0.002cm" draw:dots2="1" draw:dots2-length="0.002cm" draw:distance="0.002cm"/>
    <draw:stroke-dash draw:name="Dashed_20__28_var_29__20_8361" draw:display-name="Dashed (var) 8361" draw:style="rect" draw:dots1="1" draw:dots1-length="0.002cm" draw:dots2="1" draw:dots2-length="0.002cm" draw:distance="0.002cm"/>
    <draw:stroke-dash draw:name="Dashed_20__28_var_29__20_8362" draw:display-name="Dashed (var) 8362" draw:style="rect" draw:dots1="1" draw:dots1-length="0.002cm" draw:dots2="1" draw:dots2-length="0.002cm" draw:distance="0.002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paragraph-rsid="004274bc"/>
    </style:style>
    <style:style style:name="MP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9" style:family="paragraph" style:parent-style-name="Footer">
      <style:text-properties officeooo:paragraph-rsid="0096b4e2"/>
    </style:style>
    <style:style style:name="MP1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" style:family="paragraph" style:parent-style-name="Footer">
      <style:text-properties officeooo:rsid="001f8a2d" officeooo:paragraph-rsid="00bd36bc"/>
    </style:style>
    <style:style style:name="MP1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3" style:family="paragraph" style:parent-style-name="Footer">
      <style:text-properties officeooo:rsid="0096b4e2" officeooo:paragraph-rsid="0096b4e2"/>
    </style:style>
    <style:style style:name="MP1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5" style:family="paragraph">
      <style:paragraph-properties fo:text-align="center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7" style:family="paragraph">
      <loext:graphic-properties draw:fill="solid" draw:fill-color="#1ca2b8"/>
    </style:style>
    <style:style style:name="MP18" style:family="paragraph" style:parent-style-name="Footer">
      <style:text-properties officeooo:rsid="001f8a2d" officeooo:paragraph-rsid="002b33ed"/>
    </style:style>
    <style:style style:name="MP19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0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1" style:family="paragraph" style:parent-style-name="Footer">
      <style:text-properties officeooo:rsid="011350d1" officeooo:paragraph-rsid="011350d1"/>
    </style:style>
    <style:style style:name="M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2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6" style:family="paragraph" style:parent-style-name="Footer">
      <style:text-properties officeooo:paragraph-rsid="00c384cf"/>
    </style:style>
    <style:style style:name="MP2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2" style:family="paragraph" style:parent-style-name="Head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paragraph-properties fo:text-align="start" style:justify-single-word="false"/>
      <style:text-properties officeooo:paragraph-rsid="0211dd7e"/>
    </style:style>
    <style:style style:name="MP34" style:family="paragraph" style:parent-style-name="Footer">
      <style:text-properties officeooo:rsid="0242edd8" officeooo:paragraph-rsid="0242edd8"/>
    </style:style>
    <style:style style:name="MP3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6" style:family="paragraph" style:parent-style-name="Footer">
      <style:text-properties officeooo:paragraph-rsid="008d016c"/>
    </style:style>
    <style:style style:name="MP37" style:family="paragraph" style:parent-style-name="Header">
      <style:paragraph-properties fo:margin-left="0cm" fo:margin-right="0cm" fo:text-indent="0cm" style:auto-text-indent="false"/>
    </style:style>
    <style:style style:name="MP38" style:family="paragraph" style:parent-style-name="Footer">
      <style:text-properties officeooo:paragraph-rsid="010f7046"/>
    </style:style>
    <style:style style:name="MP39" style:family="paragraph" style:parent-style-name="Footer">
      <style:text-properties officeooo:paragraph-rsid="01120261"/>
    </style:style>
    <style:style style:name="MP4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3" style:family="paragraph" style:parent-style-name="_5f_Header_20_D_20_page_20_impaire_20__28_D_29_">
      <style:text-properties officeooo:paragraph-rsid="01a13e78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6" style:family="paragraph" style:parent-style-name="Header">
      <style:paragraph-properties fo:text-align="center" style:justify-single-word="false"/>
      <style:text-properties officeooo:paragraph-rsid="00ab054e"/>
    </style:style>
    <style:style style:name="MP4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9" style:family="paragraph" style:parent-style-name="Footer">
      <style:paragraph-properties fo:text-align="end" style:justify-single-word="false"/>
      <style:text-properties officeooo:paragraph-rsid="00d4df5c"/>
    </style:style>
    <style:style style:name="MP50" style:family="paragraph" style:parent-style-name="Footer">
      <style:paragraph-properties fo:text-align="start" style:justify-single-word="false"/>
      <style:text-properties officeooo:paragraph-rsid="00d4df5c"/>
    </style:style>
    <style:style style:name="MP51" style:family="paragraph" style:parent-style-name="_5f_Header_20_G_20_page_20_impaire_20__28_D_29_">
      <style:text-properties officeooo:paragraph-rsid="01259ec2"/>
    </style:style>
    <style:style style:name="MP52" style:family="paragraph" style:parent-style-name="_5f_Header_20_G_20_page_20_paire_20__28_G_29_">
      <style:text-properties officeooo:paragraph-rsid="00eb2abc"/>
    </style:style>
    <style:style style:name="MP53" style:family="paragraph" style:parent-style-name="_5f_Footer_20_page_20_paire_20__28_G_29_">
      <style:text-properties fo:font-size="9pt" style:font-size-asian="9pt" style:font-size-complex="9pt"/>
    </style:style>
    <style:style style:name="MP54" style:family="paragraph" style:parent-style-name="_5f_Header_20_N_20_page_20_impaire_20__28_D_29_">
      <style:paragraph-properties fo:text-align="start" style:justify-single-word="false"/>
    </style:style>
    <style:style style:name="MP55" style:family="paragraph" style:parent-style-name="Footer">
      <style:text-properties officeooo:paragraph-rsid="00d4df5c"/>
    </style:style>
    <style:style style:name="MP5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7" style:family="paragraph">
      <loext:graphic-properties draw:fill="solid" draw:fill-color="#d7e12c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4" style:family="paragraph" style:parent-style-name="Footer">
      <style:text-properties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9" style:family="paragraph" style:parent-style-name="_5f_Header_20_N_20_page_20_impaire_20__28_D_29_">
      <style:text-properties officeooo:rsid="0277791e" officeooo:paragraph-rsid="0277791e"/>
    </style:style>
    <style:style style:name="MP80" style:family="paragraph" style:parent-style-name="_5f_Header_20_N_20_page_20_impaire_20__28_D_29_">
      <style:text-properties officeooo:rsid="027aa87d" officeooo:paragraph-rsid="027aa87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82" style:family="paragraph" style:parent-style-name="_5f_Header_20_G_20_page_20_impaire_20__28_D_29_">
      <style:text-properties officeooo:paragraph-rsid="00c87b35"/>
    </style:style>
    <style:style style:name="MP83" style:family="paragraph" style:parent-style-name="Footer">
      <style:text-properties officeooo:paragraph-rsid="00a59a60"/>
    </style:style>
    <style:style style:name="MP8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5" style:family="paragraph" style:parent-style-name="Footer">
      <style:text-properties officeooo:paragraph-rsid="002aa84d"/>
    </style:style>
    <style:style style:name="MP8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7" style:family="paragraph">
      <loext:graphic-properties draw:fill="solid" draw:fill-color="#7fb241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5" style:family="paragraph" style:parent-style-name="_5f_Header_20_G_20_page_20_paire_20__28_G_29_">
      <style:text-properties officeooo:paragraph-rsid="0334a5be"/>
    </style:style>
    <style:style style:name="MP96" style:family="paragraph" style:parent-style-name="_5f_Header_20_G_20_page_20_paire_20__28_G_29_">
      <style:paragraph-properties fo:text-align="start" style:justify-single-word="false"/>
    </style:style>
    <style:style style:name="MP97" style:family="paragraph" style:parent-style-name="Footer">
      <style:text-properties officeooo:paragraph-rsid="030c4d7d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0" style:family="paragraph" style:parent-style-name="Footer">
      <style:text-properties officeooo:paragraph-rsid="00d8520c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4" style:family="paragraph" style:parent-style-name="Header">
      <style:paragraph-properties fo:text-align="center" style:justify-single-word="false"/>
      <style:text-properties officeooo:paragraph-rsid="00c10aa6"/>
    </style:style>
    <style:style style:name="MP105" style:family="paragraph" style:parent-style-name="Header">
      <style:paragraph-properties fo:text-align="start" style:justify-single-word="false"/>
      <style:text-properties officeooo:paragraph-rsid="0289fb01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officeooo:rsid="0054f64f"/>
    </style:style>
    <style:style style:name="MT2" style:family="text">
      <style:text-properties fo:font-variant="small-caps"/>
    </style:style>
    <style:style style:name="MT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7" style:family="text">
      <style:text-properties fo:font-variant="small-caps" officeooo:rsid="007d7a6f"/>
    </style:style>
    <style:style style:name="MT8" style:family="text">
      <style:text-properties officeooo:rsid="00a59037"/>
    </style:style>
    <style:style style:name="MT9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3" style:family="text">
      <style:text-properties officeooo:rsid="0096b4e2"/>
    </style:style>
    <style:style style:name="MT1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" style:family="text">
      <style:text-properties fo:font-variant="small-caps" officeooo:rsid="0096b4e2"/>
    </style:style>
    <style:style style:name="MT16" style:family="text">
      <style:text-properties fo:font-variant="small-caps" officeooo:rsid="00a847d5"/>
    </style:style>
    <style:style style:name="MT1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20" style:family="text">
      <style:text-properties officeooo:rsid="0032e83a"/>
    </style:style>
    <style:style style:name="MT21" style:family="text">
      <style:text-properties officeooo:rsid="002b33ed"/>
    </style:style>
    <style:style style:name="MT2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25" style:family="text">
      <style:text-properties officeooo:rsid="008d016c"/>
    </style:style>
    <style:style style:name="MT2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9" style:family="text">
      <style:text-properties officeooo:rsid="01fe03f2"/>
    </style:style>
    <style:style style:name="MT3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7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58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5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60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6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3" style:family="text">
      <style:text-properties officeooo:rsid="010c4d3a"/>
    </style:style>
    <style:style style:name="MT6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9" style:family="text">
      <style:text-properties officeooo:rsid="00b6801f"/>
    </style:style>
    <style:style style:name="MT7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5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7" style:family="text">
      <style:text-properties fo:font-size="16pt" style:font-size-asian="16pt" style:font-size-complex="16pt"/>
    </style:style>
    <style:style style:name="MT78" style:family="text"/>
    <style:style style:name="MT7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80" style:family="text">
      <style:text-properties officeooo:rsid="01f8729d"/>
    </style:style>
    <style:style style:name="MT81" style:family="text">
      <style:text-properties officeooo:rsid="01b6dc57"/>
    </style:style>
    <style:style style:name="MT82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8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9" style:family="text">
      <style:text-properties officeooo:rsid="00b5d2d1"/>
    </style:style>
    <style:style style:name="MT9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5" style:family="text">
      <style:text-properties officeooo:rsid="015f088a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00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10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103" style:family="text">
      <style:text-properties officeooo:rsid="0160d7ef"/>
    </style:style>
    <style:style style:name="MT104" style:family="text">
      <style:text-properties officeooo:rsid="02735980"/>
    </style:style>
    <style:style style:name="MT105" style:family="text">
      <style:text-properties officeooo:rsid="02757f12"/>
    </style:style>
    <style:style style:name="MT106" style:family="text">
      <style:text-properties officeooo:rsid="0272f9e5"/>
    </style:style>
    <style:style style:name="MT107" style:family="text">
      <style:text-properties officeooo:rsid="026ec296"/>
    </style:style>
    <style:style style:name="MT108" style:family="text">
      <style:text-properties officeooo:rsid="0268e0aa"/>
    </style:style>
    <style:style style:name="MT109" style:family="text">
      <style:text-properties officeooo:rsid="0072f07f"/>
    </style:style>
    <style:style style:name="MT11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1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11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4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8" style:family="text">
      <style:text-properties officeooo:rsid="014407b5"/>
    </style:style>
    <style:style style:name="MT119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3" style:family="text">
      <style:text-properties officeooo:rsid="00a59a60"/>
    </style:style>
    <style:style style:name="MT12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2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9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0" style:family="text">
      <style:text-properties officeooo:rsid="005a3fa8"/>
    </style:style>
    <style:style style:name="MT13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2" style:family="text">
      <style:text-properties officeooo:rsid="00415f3a"/>
    </style:style>
    <style:style style:name="MT133" style:family="text">
      <style:text-properties officeooo:rsid="00386ebd"/>
    </style:style>
    <style:style style:name="MT134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3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3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13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8" style:family="text">
      <style:text-properties officeooo:rsid="0334a5be"/>
    </style:style>
    <style:style style:name="MT13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4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43" style:family="text">
      <style:text-properties officeooo:rsid="0315af39"/>
    </style:style>
    <style:style style:name="MT14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4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4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5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56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7" style:family="text">
      <style:text-properties officeooo:rsid="00a4cf55"/>
    </style:style>
    <style:style style:name="MT158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9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62" style:family="text">
      <style:text-properties officeooo:rsid="009e3fdd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6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6__5f_1_5f_SERIE_5f_G_5f_GAUCHE_5f_ET_5f_DROITE_5f_1COL" style:display-name="6_1_SERIE_G_GAUCHE_ET_DROITE_1COL" style:page-layout-name="Mpm10" draw:style-name="Mdp1">
      <style:header>
        <text:p text:style-name="_5f_Header_20_G_20_page_20_impaire_20__28_D_29_"><text:span text:style-name="MT1">S</text:span><text:span text:style-name="MT2">olides</text:span> : <text:span text:style-name="MT1">Vocabulaire, nature</text:span></text:p>
      </style:header>
      <style:header-left>
        <text:p text:style-name="_5f_Header_20_G_20_page_20_impaire_20__28_D_29_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39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40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1" draw:style-name="Mdp1">
      <style:header>
        <text:p text:style-name="_5f_Header_20_G_20_page_20_impaire_20__28_D_29_"><text:span text:style-name="MT3">S</text:span>olides : <text:span text:style-name="MT4">Patrons</text:span></text:p>
      </style:header>
      <style:header-left>
        <text:p text:style-name="MP5">Perspective cavalière</text:p>
      </style:header-left>
      <style:footer>
        <text:p text:style-name="MP1"><draw:frame draw:style-name="Mfr1" draw:name="Frame328" text:anchor-type="paragraph" svg:y="-0.06cm" draw:z-index="5"><draw:text-box fo:min-height="0.499cm" fo:min-width="3cm"><draw:frame draw:style-name="Mfr2" draw:name="Frame329" text:anchor-type="frame" svg:x="0.45cm" svg:y="0.079cm" svg:width="0.817cm" draw:z-index="6"><draw:text-box fo:min-height="0.355cm"><text:p text:style-name="MP2"><draw:g text:anchor-type="paragraph" draw:z-index="41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18</text:page-number></text:p></draw:text-box></draw:frame><text:h text:style-name="_5f_Footer_20_page_20_impaire_20__28_D_29_" text:outline-level="1"><text:span text:style-name="MT5">solides : </text:span><text:span text:style-name="MT6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2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19</text:page-number></text:p></draw:text-box></draw:frame><text:p text:style-name="MP6"><text:span text:style-name="MT5">solides : </text:span><text:span text:style-name="MT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0" draw:style-name="Mdp1">
      <style:header>
        <text:p text:style-name="_5f_Header_20_G_20_page_20_impaire_20__28_D_29_"><text:span text:style-name="MT1">Solides : </text:span><text:span text:style-name="MT7">Patrons</text:span></text:p>
      </style:header>
      <style:header-left>
        <text:p text:style-name="_5f_Header_20_G_20_page_20_paire_20__28_G_29_"><text:span text:style-name="MT1">Solides : </text:span><text:span text:style-name="MT7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<text:span text:style-name="MT8">patrons</text:span></text:p></draw:text-box></draw:frame><draw:g text:anchor-type="paragraph" draw:z-index="43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8">patrons</text:span></text:h></draw:text-box></draw:frame><draw:g text:anchor-type="paragraph" draw:z-index="44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1" draw:style-name="Mdp1">
      <style:header>
        <text:p text:style-name="_5f_Header_20_G_20_page_20_impaire_20__28_D_29_"><text:span text:style-name="MT3">S</text:span>olides : <text:span text:style-name="MT9">Perspective cavalière</text:span></text:p>
      </style:header>
      <style:header-left>
        <text:p text:style-name="_5f_Header_20_G_20_page_20_impaire_20__28_D_29_"><text:span text:style-name="MT3">S</text:span>olides : <text:span text:style-name="MT9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5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olides : </text:span><text:span text:style-name="MT10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6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solides : </text:span><text:span text:style-name="MT10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0" draw:style-name="Mdp1">
      <style:header>
        <text:p text:style-name="MP7"><text:span text:style-name="MT1">S</text:span><text:span text:style-name="MT2">olides</text:span> : <text:span text:style-name="MT1">Vocabulaire, nature</text:span></text:p>
      </style:header>
      <style:header-left>
        <text:p text:style-name="MP7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49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47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1" draw:style-name="Mdp1">
      <style:header>
        <text:p text:style-name="_5f_Header_20_G_20_page_20_impaire_20__28_D_29_"><text:span text:style-name="MT3">S</text:span>olides : <text:span text:style-name="MT3">Vocabulaire, nature</text:span></text:p>
      </style:header>
      <style:header-left>
        <text:p text:style-name="_5f_Header_20_G_20_page_20_impaire_20__28_D_29_"><text:span text:style-name="MT3">S</text:span>olides : <text:span text:style-name="MT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0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solides : Vocabulaire, NatuRE</text:p></draw:text-box></draw:frame><draw:g text:anchor-type="paragraph" draw:z-index="48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1" draw:style-name="Mdp1">
      <style:header>
        <text:p text:style-name="_5f_Header_20_G_20_page_20_impaire_20__28_D_29_"><text:span text:style-name="MT11">Constructions géométriques : </text:span><text:span text:style-name="MT12">Rédiger</text:span></text:p>
      </style:header>
      <style:header-left>
        <text:p text:style-name="_5f_Header_20_G_20_page_20_paire_20__28_G_29_"><text:span text:style-name="MT11">Constructions géométriques : </text:span><text:span text:style-name="MT1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2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/text:span><text:span text:style-name="MT1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0" draw:style-name="Mdp1">
      <style:header>
        <text:p text:style-name="MP10"><text:span text:style-name="MT15">Constructions géométriques : </text:span><text:span text:style-name="MT1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4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1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1" draw:style-name="Mdp1">
      <style:header>
        <text:p text:style-name="_5f_Header_20_G_20_page_20_paire_20__28_G_29_"><text:span text:style-name="MT11">Constructions géométriques : </text:span><text:span text:style-name="MT18">Reproduire</text:span></text:p>
      </style:header>
      <style:header-left>
        <text:p text:style-name="_5f_Header_20_G_20_page_20_paire_20__28_G_29_"><text:span text:style-name="MT11">Constructions géométriques : </text:span><text:span text:style-name="MT18">Reproduire</text:span></text:p>
      </style:header-left>
      <style:footer>
        <text:p text:style-name="MP1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2"><draw:g text:anchor-type="paragraph" draw:z-index="55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/text:span><text:span text:style-name="MT17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3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0" draw:style-name="Mdp1">
      <style:header>
        <text:p text:style-name="_5f_Header_20_G_20_page_20_impaire_20__28_D_29_"><text:span text:style-name="MT15">Constructions géométriques : </text:span><text:span text:style-name="MT16">Reproduire</text:span></text:p>
      </style:header>
      <style:header-left>
        <text:p text:style-name="MP12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6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1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8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0" draw:style-name="Mdp1">
      <style:header>
        <text:p text:style-name="MP14"><draw:line text:anchor-type="paragraph" draw:z-index="60" draw:name="Shape9_1" draw:style-name="Mgr3" draw:text-style-name="MP15" svg:x1="11.559cm" svg:y1="0.36cm" svg:x2="20.5cm" svg:y2="0.36cm"><text:p/></draw:line><draw:frame text:anchor-type="paragraph" draw:z-index="61" draw:name="Shape8_6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path text:anchor-type="paragraph" draw:z-index="62" draw:name="Shape7_1" draw:style-name="Mgr5" draw:text-style-name="MP17" svg:width="4.329cm" svg:height="2.24cm" svg:x="-1.499cm" svg:y="-1cm" svg:viewBox="0 0 4330 2241" svg:d="M0 2241l3984-288c209-15 363-168 345-342l-170-1611h-4159z"><text:p/></draw:path>T<text:span text:style-name="MT2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57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1">Éléments de géométrie</text:span> • <text:span text:style-name="MT2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1" draw:style-name="Mdp1">
      <style:header>
        <text:p text:style-name="_5f_Header_20_G_20_page_20_impaire_20__28_D_29_">Géométrie plane : Vocabulaire</text:p>
        <text:p text:style-name="MP19">Géométrie de base, partie 1: nommer, mesurer</text:p>
      </style:header>
      <style:header-left>
        <text:p text:style-name="_5f_Header_20_G_20_page_20_impaire_20__28_D_29_">Géométrie plane : Vocabulaire</text:p>
        <text:p text:style-name="MP20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4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">G</text:span><text:span text:style-name="MT22">éométrie </text:span><text:span text:style-name="MT23">plane </text:span><text:span text:style-name="MT22">: </text:span><text:span text:style-name="MT2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59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7">G</text:span><text:span text:style-name="MT22">éométrie </text:span><text:span text:style-name="MT24">plane</text:span><text:span text:style-name="MT22"> : </text:span><text:span text:style-name="MT2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0" draw:style-name="Mdp1">
      <style:header>
        <text:p text:style-name="MP10"><text:span text:style-name="MT15">Constructions géométriques : </text:span><text:span text:style-name="MT16">Reproduire</text:span></text:p>
      </style:header>
      <style:header-left>
        <text:p text:style-name="MP10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5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2"><draw:g text:anchor-type="paragraph" draw:z-index="63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22"><text:span text:style-name="MT25"><text:s text:c="15"/>A</text:span>ires : Calculer une aire</text:p>
      </style:header>
      <style:footer>
        <text:p text:style-name="MP23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8" draw:name="Shape4_16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71" draw:name="Shape4_159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66" draw:name="Shape4_16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5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9">Aires </text:span>: <text:span text:style-name="MT29">problèmes <text:s text:c="4"/></text:span></text:h>
      </style:footer>
      <style:footer-left>
        <text:p text:style-name="MP29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30"><text:span text:style-name="MT25"><text:s text:c="15"/>A</text:span>ires : Aire et unité</text:p>
      </style:header>
      <style:header-left>
        <text:p text:style-name="MP30"><text:span text:style-name="MT25"><text:s text:c="15"/>A</text:span>ires : Aire et unité</text:p>
      </style:header-left>
      <style:footer>
        <text:p text:style-name="MP2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7" draw:name="Shape4_15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39" draw:name="Shape4_10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35" draw:name="Shape4_15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32"><text:span text:style-name="MT30">Conversions d’unités : </text:span><text:span text:style-name="MT31">Problèmes</text:span></text:p>
      </style:header>
      <style:header-left>
        <text:p text:style-name="MP32"><text:span text:style-name="MT30">Conversions d’unités : </text:span><text:span text:style-name="MT31">Problèmes</text:span></text:p>
      </style:header-left>
      <style:footer>
        <text:p text:style-name="MP2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33">problèmes</text:span></text:p></draw:text-box></draw:frame><draw:g text:anchor-type="paragraph" draw:z-index="141" draw:name="Shape4_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34">Conversions d’unités : </text:span><text:span text:style-name="MT33">problèmes</text:span></text:p></draw:text-box></draw:frame><draw:g text:anchor-type="paragraph" draw:z-index="138" draw:name="Shape4_142" draw:style-name="Mgr1"><draw:path draw:style-name="Mgr7" draw:text-style-name="MP2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31">Problèmes</text:span></text:p>
      </style:header>
      <style:header-left>
        <text:p text:style-name="_5f_Header_20_N_20_page_20_paire_20__28_G_29_"><text:s/><text:span text:style-name="MT35">Conversions d’unités : </text:span><text:span text:style-name="MT31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33">problèmes</text:span></text:p></draw:text-box></draw:frame><draw:g text:anchor-type="paragraph" draw:z-index="142" draw:name="Shape4_14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6">Conversions d’unités </text:span><text:span text:style-name="MT28">: </text:span><text:span text:style-name="MT36">problèmes</text:span></text:p></draw:text-box></draw:frame><draw:g text:anchor-type="paragraph" draw:z-index="140" draw:name="Shape4_63" draw:style-name="Mgr1"><draw:path draw:style-name="Mgr7" draw:text-style-name="MP2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30">Conversions d’unités : </text:span><text:span text:style-name="MT37">Aires</text:span></text:p>
      </style:header>
      <style:header-left>
        <text:p text:style-name="_5f_Header_20_N_20_page_20_paire_20__28_G_29_"><text:span text:style-name="MT30">Conversions d’unités : </text:span><text:span text:style-name="MT37">Aires</text:span></text:p>
      </style:header-left>
      <style:footer>
        <text:p text:style-name="MP2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2">Conversions d’unités : </text:span><text:span text:style-name="MT38">Aires</text:span></text:h></draw:text-box></draw:frame><draw:g text:anchor-type="paragraph" draw:z-index="145" draw:name="Shape4_14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35">Conversions d’unités : </text:span><text:span text:style-name="MT37">Aires</text:span></text:p>
      </style:header>
      <style:header-left>
        <text:p text:style-name="Header"><text:s/><text:span text:style-name="MT35">Conversions d’unités : </text:span><text:span text:style-name="MT3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38">aires</text:span></text:p></draw:text-box></draw:frame><draw:g text:anchor-type="paragraph" draw:z-index="147" draw:name="Shape4_5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43" draw:name="Shape4_15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39">Vitesse</text:span></text:p>
      </style:header>
      <style:header-left>
        <text:p text:style-name="_5f_Header_20_N_20_page_20_impaire_20__28_D_29_"><text:span text:style-name="MT30">Conversions d’unités : </text:span><text:span text:style-name="MT39">Vitesse</text:span></text:p>
      </style:header-left>
      <style:footer>
        <text:p text:style-name="MP2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40">vitesse</text:span><text:span text:style-name="MT28"> </text:span></text:p></draw:text-box></draw:frame><draw:g text:anchor-type="paragraph" draw:z-index="150" draw:name="Shape4_14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6" draw:name="Shape4_4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4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41">Temps et durées</text:span></text:p>
      </style:header>
      <style:header-left>
        <text:p text:style-name="_5f_Header_20_N_20_page_20_impaire_20__28_D_29_"><text:s/><text:span text:style-name="MT35">Conversions d’unités : </text:span><text:span text:style-name="MT41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42">Temps et </text:span><text:span text:style-name="MT43">Durée</text:span><text:span text:style-name="MT28"> </text:span></text:p></draw:text-box></draw:frame><draw:g text:anchor-type="paragraph" draw:z-index="152" draw:name="Shape4_13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48" draw:name="Shape4_14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>
      <style:header-left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-left>
      <style:footer>
        <text:p text:style-name="MP23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55" draw:name="Shape4_13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1" draw:name="Shape4_141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46">temps et </text:span><text:span text:style-name="MT4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35">Conversions d’unités : </text:span><text:span text:style-name="MT44">Temps et d</text:span><text:span text:style-name="MT45">urées</text:span></text:p>
      </style:header>
      <style:header-left>
        <text:p text:style-name="Header"><text:s/><text:span text:style-name="MT35">Conversions d’unités : </text:span><text:span text:style-name="MT44">Temps et d</text:span><text:span text:style-name="MT4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56" draw:name="Shape4_13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53" draw:name="Shape4_13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8">Capacités</text:span></text:p>
      </style:header>
      <style:header-left>
        <text:p text:style-name="_5f_Header_20_N_20_page_20_impaire_20__28_D_29_"><text:span text:style-name="MT30">Conversions d’unités : </text:span><text:span text:style-name="MT48">Capacités</text:span></text:p>
      </style:header-left>
      <style:footer>
        <text:p text:style-name="MP2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49">Capacités</text:span><text:span text:style-name="MT28"> </text:span></text:p></draw:text-box></draw:frame><draw:g text:anchor-type="paragraph" draw:z-index="159" draw:name="Shape4_14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35">Conversions d’unités : </text:span><text:span text:style-name="MT48">Capacités</text:span></text:p>
      </style:header>
      <style:header-left>
        <text:p text:style-name="Header"><text:s/><text:span text:style-name="MT35">Conversions d’unités : </text:span><text:span text:style-name="MT4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50">capacités</text:span><text:span text:style-name="MT28"> </text:span></text:p></draw:text-box></draw:frame><draw:g text:anchor-type="paragraph" draw:z-index="162" draw:name="Shape4_13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57" draw:name="Shape4_13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>
      <style:header-left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-left>
      <style:footer>
        <text:p text:style-name="MP3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52">Masses</text:span><text:span text:style-name="MT28"> </text:span></text:p></draw:text-box></draw:frame><draw:g text:anchor-type="paragraph" draw:z-index="165" draw:name="Shape4_12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draw:g text:anchor-type="paragraph" draw:z-index="160" draw:name="Shape4_12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1" draw:name="Shape4_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5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51">masses</text:span></text:p>
      </style:header>
      <style:header-left>
        <text:p text:style-name="_5f_Header_20_N_20_page_20_impaire_20__28_D_29_"><text:s/><text:span text:style-name="MT35">Conversions d’unités : </text:span><text:span text:style-name="MT5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54">masses</text:span><text:span text:style-name="MT28"> </text:span></text:p></draw:text-box></draw:frame><draw:g text:anchor-type="paragraph" draw:z-index="168" draw:name="Shape4_12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63" draw:name="Shape4_12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7" draw:name="Shape4_10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56">Problèmes</text:span></text:p></draw:text-box></draw:frame></text:p>
      </style:footer>
      <style:footer-left>
        <text:p text:style-name="MP3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<text:span text:style-name="MT55">Périmètre : </text:span><text:span text:style-name="MT56">Problèmes</text:span></text:p></draw:text-box></draw:frame><draw:g text:anchor-type="paragraph" draw:z-index="173" draw:name="Shape4_12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78" draw:name="Shape4_10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75" draw:name="Shape4_12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82" draw:name="Shape3_16" draw:style-name="Mgr9" draw:text-style-name="MP15" svg:x1="12.726cm" svg:y1="0.399cm" svg:x2="20.496cm" svg:y2="0.36cm"><text:p/></draw:line><text:span text:style-name="MT57">Périmètre</text:span> : <text:span text:style-name="MT58">Périmètres et unités</text:span></text:p>
      </style:header>
      <style:header-left>
        <text:p text:style-name="MP37"><draw:line text:anchor-type="paragraph" draw:z-index="183" draw:name="Shape3_17" draw:style-name="Mgr9" draw:text-style-name="MP15" svg:x1="16.083cm" svg:y1="0.383cm" svg:x2="20.496cm" svg:y2="0.36cm"><text:p/></draw:line><text:span text:style-name="MT57">Périmètre</text:span> : <text:span text:style-name="MT58">Périmètres et unités</text:span></text:p>
      </style:header-left>
      <style:footer>
        <text:p text:style-name="MP23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79" draw:name="Shape4_10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5">Périmètre <text:s/>: </text:span><text:span text:style-name="MT5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84" draw:name="Shape4_1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80" draw:name="Shape4_26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188" draw:name="Shape3_11" draw:style-name="Mgr9" draw:text-style-name="MP15" svg:x1="12.45cm" svg:y1="0.362cm" svg:x2="20.497cm" svg:y2="0.36cm"><text:p/></draw:line><text:span text:style-name="MT57">Périmètre</text:span> : <text:span text:style-name="MT60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5" svg:x1="12.45cm" svg:y1="0.362cm" svg:x2="20.497cm" svg:y2="0.36cm"><text:p/></draw:line><text:span text:style-name="MT57">Périmètre</text:span> : <text:span text:style-name="MT60">Mesurer, reporter</text:span></text:p>
      </style:header-left>
      <style:footer>
        <text:p text:style-name="MP2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5" draw:name="Shape4_11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6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92" draw:name="Shape4_1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86" draw:name="Shape4_11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57">Périmètre</text:span> : <text:span text:style-name="MT57">Calculs sur une figure</text:span></text:p>
      </style:header>
      <style:header-left>
        <text:p text:style-name="_5f_Header_20_M_20_page_20_paire_20__28_G_29_"><text:span text:style-name="MT57">Périmètre</text:span> : <text:span text:style-name="MT57">Calculs sur une figure</text:span></text:p>
      </style:header-left>
      <style:footer>
        <text:p text:style-name="MP2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5" draw:name="Shape4_9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0" draw:name="Shape4_9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1"><draw:path draw:style-name="Mgr6" draw:text-style-name="MP2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97" draw:name="Shape4_9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93" draw:name="Shape4_10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>
      <style:header-left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-left>
      <style:footer>
        <text:p text:style-name="MP2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199" draw:name="Shape4_98" draw:style-name="Mgr1"><draw:path draw:style-name="Mgr8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5">Proportionnalité et pourcentage : </text:span><text:span text:style-name="MT66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67">Proportionnalité et pourcentages : </text:span><text:span text:style-name="MT66">pourcentages</text:span></text:p></draw:text-box></draw:frame><draw:g text:anchor-type="paragraph" draw:z-index="196" draw:name="Shape4_112" draw:style-name="Mgr1"><draw:path draw:style-name="Mgr8" draw:text-style-name="MP2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Proportionnalité et pourcentages : proportionalité</text:p></draw:text-box></draw:frame><draw:g text:anchor-type="paragraph" draw:z-index="201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: </text:p></draw:text-box></draw:frame><draw:g text:anchor-type="paragraph" draw:z-index="198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68">Utiliser des données</text:span> : <text:span text:style-name="MT68">Organiser</text:span> </text:p>
      </style:header>
      <style:header-left>
        <text:p text:style-name="MP43"><text:span text:style-name="MT68">Utiliser des données</text:span> : <text:span text:style-name="MT68">Organiser</text:span> </text:p>
      </style:header-left>
      <style:footer>
        <text:p text:style-name="MP2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4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09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>
      <style:header-left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16" draw:name="Shape4_74" draw:style-name="Mgr1"><draw:path draw:style-name="Mgr8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12" draw:name="Shape4_75" draw:style-name="Mgr1"><draw:path draw:style-name="Mgr8" draw:text-style-name="MP45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6"><text:span text:style-name="MT75">Repères du plan : Se repérer</text:span> </text:p>
      </style:header>
      <style:header-left>
        <text:p text:style-name="MP46"><text:span text:style-name="MT75">Repères du plan : Se repérer</text:span> </text:p>
      </style:header-left>
      <style:footer>
        <text:p text:style-name="MP23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9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5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0" draw:style-name="Mdp1">
      <style:header>
        <text:p text:style-name="_5f_Header_20_D_20_page_20_impaire_20__28_D_29_"><text:s/><text:span text:style-name="MT63">Utilis</text:span><text:span text:style-name="MT70">er des</text:span><text:span text:style-name="MT63"> données </text:span>: <text:span text:style-name="MT76">Représenter</text:span> </text:p>
      </style:header>
      <style:header-left>
        <text:p text:style-name="_5f_Header_20_D_20_page_20_paire_20__28_G_29_"><text:span text:style-name="_5f_Caractères"><text:span text:style-name="MT77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22" draw:name="Shape4_70" draw:style-name="Mgr1"><draw:path draw:style-name="Mgr8" draw:text-style-name="MP2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17" draw:name="Shape4_91" draw:style-name="Mgr1"><draw:path draw:style-name="Mgr8" draw:text-style-name="MP45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7" draw:name="Shape4_82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Résoudre des problèmes</text:p></draw:text-box></draw:frame><draw:g text:anchor-type="paragraph" draw:z-index="223" draw:name="Shape4_97" draw:style-name="Mgr1"><draw:path draw:style-name="Mgr7" draw:text-style-name="MP2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29" draw:name="Shape4_6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25" draw:name="Shape4_89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81">Calculer : </text:span><text:span text:style-name="MT82">Distributiv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2">Distributivité</text:span><text:span text:style-name="MT81"> </text:span></text:p>
      </style:header-left>
      <style:footer>
        <text:p text:style-name="MP23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6" draw:name="Shape4_7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8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38" draw:name="Shape4_6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34" draw:name="Shape4_8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0" draw:name="Shape4_61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8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83">calculer</text:span><text:span text:style-name="MT84"> : </text:span><text:span text:style-name="MT87">critères de divisibilité</text:span></text:p></draw:text-box></draw:frame><draw:g text:anchor-type="paragraph" draw:z-index="237" draw:name="Shape4_65" draw:style-name="Mgr1"><draw:path draw:style-name="Mgr7" draw:text-style-name="MP2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51"><text:span text:style-name="MT88">G</text:span>éométrie plane : Parallèles, perpendiculaires,<text:line-break/> distances</text:p>
      </style:header>
      <style:header-left>
        <text:p text:style-name="MP52"><text:s/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92">Géométrie plane : </text:span><text:span text:style-name="MT93">parallèles, perpendiculaires, </text:span><text:span text:style-name="MT94">distances</text:span></text:h></draw:text-box></draw:frame><draw:g text:anchor-type="paragraph" draw:z-index="242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3" text:outline-level="1"><text:span text:style-name="MT95">G</text:span>éométrie plane : Parallèles, perpendiculaires, distances</text:h></draw:text-box></draw:frame><draw:g text:anchor-type="paragraph" draw:z-index="239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81">Calculer : </text:span><text:span text:style-name="MT96">Diviser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96">Diviser</text:span><text:span text:style-name="MT81"> </text:span></text:p>
      </style:header-left>
      <style:footer>
        <text:p text:style-name="MP2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draw:g text:anchor-type="paragraph" draw:z-index="245" draw:name="Shape4_51" draw:style-name="Mgr1"><draw:path draw:style-name="Mgr7" draw:text-style-name="MP27" svg:width="0.855cm" svg:height="1.172cm" svg:x="7.545cm" svg:y="-0.194cm" svg:viewBox="0 0 856 1173" svg:d="M856 1173h-856v-991c0-100 79-182 175-182h505c97 0 176 82 176 182z"><text:p/></draw:path></draw:g><text:span text:style-name="MT83">calculer</text:span><text:span text:style-name="MT84"> : </text:span><text:span text:style-name="MT97">diviser</text:span></text:p></draw:text-box></draw:frame></text:p>
      </style:footer>
      <style:footer-left>
        <text:p text:style-name="MP2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83">calculer</text:span><text:span text:style-name="MT84"> : </text:span><text:span text:style-name="MT97">diviser</text:span></text:p></draw:text-box></draw:frame><draw:g text:anchor-type="paragraph" draw:z-index="241" draw:name="Shape4_60" draw:style-name="Mgr1"><draw:path draw:style-name="Mgr7" draw:text-style-name="MP2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47" draw:name="Shape4_5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43" draw:name="Shape4_5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4">Calculer : <text:span text:style-name="MT98">Multiplier</text:span> </text:p>
      </style:header>
      <style:header-left>
        <text:p text:style-name="MP54">Calculer : <text:span text:style-name="MT98">Multiplier</text:span> </text:p>
      </style:header-left>
      <style:footer>
        <text:p text:style-name="MP2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draw:g text:anchor-type="paragraph" draw:z-index="250" draw:name="Shape4_55" draw:style-name="Mgr1"><draw:path draw:style-name="Mgr7" draw:text-style-name="MP27" svg:width="0.855cm" svg:height="1.172cm" svg:x="7.535cm" svg:y="-0.178cm" svg:viewBox="0 0 856 1173" svg:d="M856 1173h-856v-991c0-100 79-182 175-182h505c97 0 176 82 176 182z"><text:p/></draw:path></draw:g><text:span text:style-name="MT83">calculer</text:span><text:span text:style-name="MT84"> : </text:span><text:span text:style-name="MT99">Multiplier</text:span></text:p></draw:text-box></draw:frame></text:p>
      </style:footer>
      <style:footer-left>
        <text:p text:style-name="MP2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83">calculer</text:span><text:span text:style-name="MT84"> : </text:span><text:span text:style-name="MT99">Multiplier</text:span></text:p></draw:text-box></draw:frame><draw:g text:anchor-type="paragraph" draw:z-index="246" draw:name="Shape4_262" draw:style-name="Mgr1"><draw:path draw:style-name="Mgr7" draw:text-style-name="MP2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52" draw:name="Shape4_5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48" draw:name="Shape4_52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3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83">calculer</text:span><text:span text:style-name="MT84"> : </text:span><text:span text:style-name="MT83">additionner et soustraire</text:span></text:p></draw:text-box></draw:frame><draw:g text:anchor-type="paragraph" draw:z-index="254" draw:name="Shape4_47" draw:style-name="Mgr1"><draw:path draw:style-name="Mgr7" draw:text-style-name="MP2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83">calculer</text:span><text:span text:style-name="MT84"> : </text:span><text:span text:style-name="MT83">additionner et soustraire</text:span></text:p></draw:text-box></draw:frame><draw:g text:anchor-type="paragraph" draw:z-index="251" draw:name="Shape4_261" draw:style-name="Mgr1"><draw:path draw:style-name="Mgr7" draw:text-style-name="MP2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26">Calculer</text:span> : <text:span text:style-name="MT26">Additionner et soustraire</text:span></text:p>
      </style:header>
      <style:header-left>
        <text:p text:style-name="_5f_Header_20_N_20_page_20_paire_20__28_G_29_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56" draw:name="Shape4_4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53" draw:name="Shape4_4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6"><draw:path text:anchor-type="paragraph" draw:z-index="259" draw:name="Shape1_6" draw:style-name="Mgr10" draw:text-style-name="MP57" svg:width="4.329cm" svg:height="2.238cm" svg:x="-1.5cm" svg:y="-1.001cm" svg:viewBox="0 0 4330 2239" svg:d="M0 2239l3984-288c209-15 363-167 345-342l-170-1609h-4159z"><text:p/></draw:path><draw:line text:anchor-type="paragraph" draw:z-index="260" draw:name="Shape3_10" draw:style-name="Mgr11" draw:text-style-name="MP15" svg:x1="10.308cm" svg:y1="0.388cm" svg:x2="20.496cm" svg:y2="0.36cm"><text:p/></draw:line><text:span text:style-name="MT100">Fractions</text:span><text:span text:style-name="MT101"> : </text:span><text:span text:style-name="MT102">Problèmes</text:span><text:span text:style-name="MT101"> </text:span></text:p>
      </style:header>
      <style:header-left>
        <text:p text:style-name="MP56"><draw:line text:anchor-type="paragraph" draw:z-index="261" draw:name="Shape3_27" draw:style-name="Mgr11" draw:text-style-name="MP15" svg:x1="10.308cm" svg:y1="0.388cm" svg:x2="20.496cm" svg:y2="0.36cm"><text:p/></draw:line><draw:path text:anchor-type="paragraph" draw:z-index="255" draw:name="Shape1_10" draw:style-name="Mgr10" draw:text-style-name="MP57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-left>
      <style:footer>
        <text:p text:style-name="MP23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7" draw:name="Shape4_4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67" draw:name="Shape4_4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62" draw:name="Shape4_4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4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9"><draw:line text:anchor-type="paragraph" draw:z-index="271" draw:name="Shape3_9" draw:style-name="Mgr11" draw:text-style-name="MP15" svg:x1="10.37cm" svg:y1="0.365cm" svg:x2="20.496cm" svg:y2="0.36cm"><text:p/></draw:line><draw:path text:anchor-type="paragraph" draw:z-index="272" draw:name="Shape1_4" draw:style-name="Mgr10" draw:text-style-name="MP57" svg:width="4.329cm" svg:height="2.238cm" svg:x="-1.5cm" svg:y="-7.4cm" svg:viewBox="0 0 4330 2239" svg:d="M0 2239l3984-288c209-15 363-167 345-342l-170-1609h-4159z"><text:p/></draw:path><text:span text:style-name="MT104">Fractions</text:span> : <text:span text:style-name="MT104">Opérations</text:span> </text:p>
      </style:header>
      <style:header-left>
        <text:p text:style-name="MP59"><draw:path text:anchor-type="paragraph" draw:z-index="273" draw:name="Shape1_8" draw:style-name="Mgr10" draw:text-style-name="MP57" svg:width="4.329cm" svg:height="2.238cm" svg:x="-1.5cm" svg:y="-7.4cm" svg:viewBox="0 0 4330 2239" svg:d="M0 2239l3984-288c209-15 363-167 345-342l-170-1609h-4159z"><text:p/></draw:path><draw:line text:anchor-type="paragraph" draw:z-index="266" draw:name="Shape3_26" draw:style-name="Mgr11" draw:text-style-name="MP15" svg:x1="10.37cm" svg:y1="0.365cm" svg:x2="20.496cm" svg:y2="0.36cm"><text:p/></draw:line><text:span text:style-name="MT104">Fractions</text:span> : <text:span text:style-name="MT104">Opérations</text:span> </text:p>
      </style:header-left>
      <style:footer>
        <text:p text:style-name="MP23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68" draw:name="Shape4_38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10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74" draw:name="Shape4_3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69" draw:name="Shape4_3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61"><draw:line text:anchor-type="paragraph" draw:z-index="278" draw:name="Shape3_8" draw:style-name="Mgr11" draw:text-style-name="MP15" svg:x1="17.736cm" svg:y1="0.376cm" svg:x2="20.496cm" svg:y2="0.36cm"><text:p/></draw:line><text:span text:style-name="MT105">Fractions</text:span> : <text:span text:style-name="MT105">Fractions, décimaux et comparaison</text:span></text:p>
      </style:header>
      <style:header-left>
        <text:p text:style-name="MP61"><draw:line text:anchor-type="paragraph" draw:z-index="279" draw:name="Shape3_25" draw:style-name="Mgr11" draw:text-style-name="MP15" svg:x1="17.736cm" svg:y1="0.376cm" svg:x2="20.496cm" svg:y2="0.36cm"><text:p/></draw:line><text:span text:style-name="MT105">Fractions</text:span> : <text:span text:style-name="MT105">Fractions, décimaux et comparaison</text:span></text:p>
      </style:header-left>
      <style:footer>
        <text:p text:style-name="MP23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5" draw:name="Shape4_34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0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80" draw:name="Shape4_3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76" draw:name="Shape4_3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3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3"><draw:line text:anchor-type="paragraph" draw:z-index="284" draw:name="Shape3_24" draw:style-name="Mgr11" draw:text-style-name="MP15" svg:x1="11.52cm" svg:y1="0.376cm" svg:x2="20.496cm" svg:y2="0.36cm"><text:p/></draw:line><text:span text:style-name="MT106">Fractions</text:span> : <text:span text:style-name="MT106">Droite graduée</text:span></text:p>
      </style:header>
      <style:header-left>
        <text:p text:style-name="MP63"><draw:line text:anchor-type="paragraph" draw:z-index="285" draw:name="Shape3_28" draw:style-name="Mgr11" draw:text-style-name="MP15" svg:x1="11.52cm" svg:y1="0.376cm" svg:x2="20.496cm" svg:y2="0.36cm"><text:p/></draw:line><text:span text:style-name="MT106">Fractions</text:span> : <text:span text:style-name="MT106">Droite graduée</text:span></text:p>
      </style:header-left>
      <style:footer>
        <text:p text:style-name="MP23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1" draw:name="Shape4_30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10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87" draw:name="Shape4_29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82" draw:name="Shape4_3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3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5"><draw:line text:anchor-type="paragraph" draw:z-index="291" draw:name="Shape3_14" draw:style-name="Mgr11" draw:text-style-name="MP15" svg:x1="12.876cm" svg:y1="0.392cm" svg:x2="20.496cm" svg:y2="0.36cm"><text:p/></draw:line><draw:path text:anchor-type="paragraph" draw:z-index="292" draw:name="Shape1_3" draw:style-name="Mgr10" draw:text-style-name="MP57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>
      <style:header-left>
        <text:p text:style-name="MP65"><draw:line text:anchor-type="paragraph" draw:z-index="293" draw:name="Shape3_23" draw:style-name="Mgr11" draw:text-style-name="MP15" svg:x1="12.876cm" svg:y1="0.392cm" svg:x2="20.496cm" svg:y2="0.36cm"><text:p/></draw:line><draw:path text:anchor-type="paragraph" draw:z-index="286" draw:name="Shape1_7" draw:style-name="Mgr10" draw:text-style-name="MP57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-left>
      <style:footer>
        <text:p text:style-name="MP23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88" draw:name="Shape4_26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95" draw:name="Shape4_2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89" draw:name="Shape4_2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7"><draw:path text:anchor-type="paragraph" draw:z-index="298" draw:name="Shape1_1" draw:style-name="Mgr10" draw:text-style-name="MP57" svg:width="4.329cm" svg:height="2.238cm" svg:x="-1.8cm" svg:y="-8.982cm" svg:viewBox="0 0 4330 2239" svg:d="M0 2239l3984-288c209-15 363-167 345-342l-170-1609h-4159z"><text:p/></draw:path><draw:line text:anchor-type="paragraph" draw:z-index="299" draw:name="Shape3_13" draw:style-name="Mgr11" draw:text-style-name="MP15" svg:x1="15.337cm" svg:y1="0.36cm" svg:x2="20.496cm" svg:y2="0.36cm"><text:p/></draw:line><text:span text:style-name="MT108">Fractions</text:span> : <text:span text:style-name="MT108">Représentation géométrique</text:span></text:p>
      </style:header>
      <style:header-left>
        <text:p text:style-name="MP67"><draw:line text:anchor-type="paragraph" draw:z-index="300" draw:name="Shape3_21" draw:style-name="Mgr11" draw:text-style-name="MP15" svg:x1="15.337cm" svg:y1="0.36cm" svg:x2="20.496cm" svg:y2="0.36cm"><text:p/></draw:line><draw:path text:anchor-type="paragraph" draw:z-index="294" draw:name="Shape1_13" draw:style-name="Mgr10" draw:text-style-name="MP57" svg:width="4.329cm" svg:height="2.238cm" svg:x="-1.8cm" svg:y="-8.982cm" svg:viewBox="0 0 4330 2239" svg:d="M0 2239l3984-288c209-15 363-167 345-342l-170-1609h-4159z"><text:p/></draw:path><text:span text:style-name="MT108">Fractions</text:span> : <text:span text:style-name="MT108">Représentation géométrique</text:span></text:p>
      </style:header-left>
      <style:footer>
        <text:p text:style-name="MP23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0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01" draw:name="Shape4_2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96" draw:name="Shape4_2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8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9"><draw:line text:anchor-type="paragraph" draw:z-index="305" draw:name="Shape3_5" draw:style-name="Mgr11" draw:text-style-name="MP15" svg:x1="18.701cm" svg:y1="0.36cm" svg:x2="20.497cm" svg:y2="0.36cm"><text:p/></draw:line><text:span text:style-name="MT109">Nombres entiers et décimaux</text:span> : <text:span text:style-name="MT109">Comparer, encadrer</text:span></text:p>
      </style:header>
      <style:header-left>
        <text:p text:style-name="MP69"><draw:line text:anchor-type="paragraph" draw:z-index="306" draw:name="Shape3_6" draw:style-name="Mgr11" draw:text-style-name="MP15" svg:x1="18.701cm" svg:y1="0.36cm" svg:x2="20.497cm" svg:y2="0.36cm"><text:p/></draw:line><text:span text:style-name="MT109">Nombres entiers et décimaux</text:span> : <text:span text:style-name="MT109">Comparer, encadrer</text:span></text:p>
      </style:header-left>
      <style:footer>
        <text:p text:style-name="MP23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2" draw:name="Shape4_1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0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08" draw:name="Shape4_1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03" draw:name="Shape4_2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71"><draw:line text:anchor-type="paragraph" draw:z-index="311" draw:name="Shape3_2" draw:style-name="Mgr11" draw:text-style-name="MP15" svg:x1="16.083cm" svg:y1="0.383cm" svg:x2="20.496cm" svg:y2="0.36cm"><text:p/></draw:line>Nombres entiers et décimaux : Numération</text:p>
      </style:header>
      <style:header-left>
        <text:p text:style-name="MP71"><draw:line text:anchor-type="paragraph" draw:z-index="312" draw:name="Shape3_3" draw:style-name="Mgr12" draw:text-style-name="MP15" svg:x1="16.085cm" svg:y1="1.458cm" svg:x2="20.498cm" svg:y2="1.435cm"><text:p/></draw:line>Nombres entiers et décimaux : Numération</text:p>
      </style:header-left>
      <style:footer>
        <text:p text:style-name="MP23"><draw:g text:anchor-type="paragraph" draw:z-index="313" draw:name="Shape4_4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<text:span text:style-name="MT103">N</text:span>ombres entiers et décimaux : numération</text:p></draw:text-box></draw:frame></text:p>
      </style:footer>
      <style:footer-left>
        <text:p text:style-name="MP23"><draw:g text:anchor-type="paragraph" draw:z-index="307" draw:name="Shape4_8" draw:style-name="Mgr1"><draw:path draw:style-name="Mgr7" draw:text-style-name="MP27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<text:span text:style-name="MT10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14" draw:name="Shape4_7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09" draw:name="Shape4_11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92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3"><draw:line text:anchor-type="paragraph" draw:z-index="318" draw:name="Shape3_15" draw:style-name="Mgr11" draw:text-style-name="MP15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>
      <style:header-left>
        <text:p text:style-name="MP73"><draw:line text:anchor-type="paragraph" draw:z-index="319" draw:name="Shape3_19" draw:style-name="Mgr11" draw:text-style-name="MP15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-left>
      <style:footer>
        <text:p text:style-name="MP2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5" draw:name="Shape4_15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Character_5f_20_5f_style"><text:span text:style-name="MT110">×</text:span></text:span><text:span text:style-name="MT11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22" draw:name="Shape4_1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16" draw:name="Shape4_10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25" draw:name="Shape4_1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20" draw:name="Shape4_1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3"><draw:line text:anchor-type="paragraph" draw:z-index="326" draw:name="Shape3_22" draw:style-name="Mgr13" draw:text-style-name="MP15" svg:x1="16.575cm" svg:y1="0cm" svg:x2="19.073cm" svg:y2="0cm"><text:p/></draw:line><text:span text:style-name="MT101">Nombres entiers et décimaux : </text:span><text:span text:style-name="MT114">La droite graduée</text:span></text:p>
      </style:header>
      <style:header-left>
        <text:p text:style-name="MP73"><draw:line text:anchor-type="paragraph" draw:z-index="327" draw:name="Shape3_37" draw:style-name="Mgr11" draw:text-style-name="MP15" svg:x1="17.999cm" svg:y1="0.36cm" svg:x2="20.497cm" svg:y2="0.36cm"><text:p/></draw:line><text:span text:style-name="MT101">Nombres entiers et décimaux : </text:span><text:span text:style-name="MT114">La droite graduée</text:span></text:p>
      </style:header-left>
      <style:footer>
        <text:p text:style-name="MP2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4" draw:name="Shape4_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MT115">la droite graduée</text:span></text:p></draw:text-box></draw:frame></text:p>
      </style:footer>
      <style:footer-left>
        <text:p text:style-name="MP23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3" draw:name="Shape4_1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MT11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24" draw:name="Shape4_6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20" draw:name="Shape4_7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-left>
      <style:footer>
        <text:p text:style-name="MP2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2" draw:name="Shape4_67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117">priorités opératoires</text:span></text:p></draw:text-box></draw:frame></text:p>
      </style:footer>
      <style:footer-left>
        <text:p text:style-name="MP2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text:span text:style-name="MT83">calculer</text:span><text:span text:style-name="MT84"> : </text:span><text:span text:style-name="MT117">priorités opératoires</text:span></text:p></draw:text-box></draw:frame><draw:g text:anchor-type="paragraph" draw:z-index="228" draw:name="Shape4_69" draw:style-name="Mgr1"><draw:path draw:style-name="Mgr7" draw:text-style-name="MP2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1" draw:style-name="Mdp1">
      <style:header>
        <text:p text:style-name="_5f_Header_20_D_20_page_20_impaire_20__28_D_29_">Proportionnalité et pourcentage : <text:span text:style-name="MT118">P</text:span>roportionnalité </text:p>
      </style:header>
      <style:header-left>
        <text:p text:style-name="_5f_Header_20_D_20_page_20_paire_20__28_G_29_"><text:span text:style-name="MT62"><text:tab/>Proportionnalité et pourcentage</text:span><text:span text:style-name="MT63"> </text:span>: <text:span text:style-name="MT62">proportionnalité</text:span> </text:p>
      </style:header-left>
      <style:footer>
        <text:p text:style-name="MP23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draw:g text:anchor-type="paragraph" draw:z-index="203" draw:name="Shape4_73" draw:style-name="Mgr1"><draw:path draw:style-name="Mgr8" draw:text-style-name="MP4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0" draw:name="Shape4_88" draw:style-name="Mgr1"><draw:path draw:style-name="Mgr8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Proportionnalité et pourcentages : proportionalité</text:p></draw:text-box></draw:frame><draw:g text:anchor-type="paragraph" draw:z-index="206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: </text:p></draw:text-box></draw:frame><draw:g text:anchor-type="paragraph" draw:z-index="202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07" draw:name="Shape4_7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04" draw:name="Shape4_10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10" draw:name="Shape3_4" draw:style-name="Mgr9" draw:text-style-name="MP15" svg:x1="12.104cm" svg:y1="0.392cm" svg:x2="20.497cm" svg:y2="0.36cm"><text:p/></draw:line><text:span text:style-name="MT57">Périmètre</text:span> : <text:span text:style-name="MT119">Coder et calculer</text:span></text:p>
      </style:header>
      <style:header-left>
        <text:p text:style-name="_5f_Header_20_M_20_page_20_impaire_20__28_D_29_"><draw:line text:anchor-type="paragraph" draw:z-index="211" draw:name="Shape3_18" draw:style-name="Mgr9" draw:text-style-name="MP15" svg:x1="12.104cm" svg:y1="0.392cm" svg:x2="20.497cm" svg:y2="0.36cm"><text:p/></draw:line><text:span text:style-name="MT57">Périmètre</text:span> : <text:span text:style-name="MT119">Coder et calculer</text:span></text:p>
      </style:header-left>
      <style:footer>
        <text:p text:style-name="MP2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08" draw:name="Shape4_10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12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35">Conversions d’unités : longueurs</text:span></text:p>
      </style:header>
      <style:header-left>
        <text:p text:style-name="_5f_Header_20_N_20_page_20_impaire_20__28_D_29_"><text:s/><text:span text:style-name="MT35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longueurs</text:span><text:span text:style-name="MT28"> </text:span></text:p></draw:text-box></draw:frame><draw:g text:anchor-type="paragraph" draw:z-index="171" draw:name="Shape4_8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66" draw:name="Shape4_12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3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Conversions d’unités : longueurs</text:p></draw:text-box></draw:frame><draw:g text:anchor-type="paragraph" draw:z-index="172" draw:name="Shape4_12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69" draw:name="Shape4_13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Conversions d’unités : longueurs</text:p></draw:text-box></draw:frame><draw:g text:anchor-type="paragraph" draw:z-index="170" draw:name="Shape4_177" draw:style-name="Mgr1"><draw:path draw:style-name="Mgr7" draw:text-style-name="MP2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4" draw:name="Shape4_145" draw:style-name="Mgr1"><draw:path draw:style-name="Mgr7" draw:text-style-name="MP27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2">Conversions d’unités : </text:span><text:span text:style-name="MT121">Volume</text:span><text:span text:style-name="MT2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72" draw:name="Shape4_16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69" draw:name="Shape4_16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81"><text:span text:style-name="MT25"><text:s text:c="15"/>A</text:span>ires : Aire par comptage</text:p>
      </style:header>
      <style:footer>
        <text:p text:style-name="MP2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4" draw:name="Shape4_16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122">Aires</text:span><text:span text:style-name="MT55"> <text:s/>: </text:span><text:span text:style-name="MT12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1" draw:style-name="Mdp1">
      <style:header>
        <text:p text:style-name="MP82"><text:span text:style-name="MT88">Géométrie plane</text:span> : <text:span text:style-name="MT123">D</text:span><text:span text:style-name="MT88">roites, </text:span><text:span text:style-name="MT124">demi-droites </text:span><text:span text:style-name="MT125">&amp; </text:span><text:span text:style-name="MT124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6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92">droites, </text:span><text:span text:style-name="MT127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3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droites, </text:span><text:span text:style-name="MT12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0" draw:style-name="Mdp1">
      <style:header>
        <text:p text:style-name="MP7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78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75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1" draw:style-name="Mdp1">
      <style:header>
        <text:p text:style-name="_5f_Header_20_M_20_page_20_impaire_20__28_D_29_"><text:span text:style-name="MT128">Volumes : </text:span><text:span text:style-name="MT129">Calculs et conversions</text:span></text:p>
      </style:header>
      <style:header-left>
        <text:p text:style-name="_5f_Header_20_M_20_page_20_paire_20__28_G_29_"><text:span text:style-name="MT128">Volumes : </text:span><text:span text:style-name="MT129">Calculs et conversions</text:span></text:p>
      </style:header-left>
      <style:footer>
        <text:list xml:id="list2327853063" text:style-name="_5f_Numérotation_20_des_20_exercices">
          <text:list-item>
            <text:list>
              <text:list-item>
                <text:p text:style-name="MP8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<text:s/><text:span text:style-name="MT130">Volumes : </text:span><text:span text:style-name="MT131">Calculs et conversions</text:span> </text:p></draw:text-box></draw:frame><draw:g text:anchor-type="paragraph" draw:z-index="82" draw:name="Shape4_174" draw:style-name="Mgr1"><draw:path draw:style-name="Mgr6" draw:text-style-name="MP2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2110743584906" text:continue-numbering="true" text:style-name="_5f_Numérotation_20_des_20_exercices">
          <text:list-item>
            <text:list>
              <text:list-item>
                <text:p text:style-name="MP8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<text:s/><text:span text:style-name="MT130">Volumes : </text:span><text:span text:style-name="MT131">Calculs et conversions</text:span> </text:p></draw:text-box></draw:frame><draw:g text:anchor-type="paragraph" draw:z-index="77" draw:name="Shape4_175" draw:style-name="Mgr1"><draw:path draw:style-name="Mgr6" draw:text-style-name="MP2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0" draw:style-name="Mdp1">
      <style:header>
        <text:p text:style-name="MP86"><draw:path text:anchor-type="paragraph" draw:z-index="84" draw:name="Shape5_3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85" draw:name="Shape6_3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line text:anchor-type="paragraph" draw:z-index="86" draw:name="Shape7_6" draw:style-name="Mgr9" draw:text-style-name="MP15" svg:x1="9.042cm" svg:y1="0.36cm" svg:x2="20.461cm" svg:y2="0.36cm"><text:p/></draw:line>T<text:span text:style-name="MT132">itre de la série</text:span></text:p>
      </style:header>
      <style:header-left>
        <text:p text:style-name="MP86"><draw:path text:anchor-type="paragraph" draw:z-index="79" draw:name="Shape5_4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80" draw:name="Shape6_4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line text:anchor-type="paragraph" draw:z-index="81" draw:name="Shape7_3" draw:style-name="Mgr9" draw:text-style-name="MP15" svg:x1="9.042cm" svg:y1="0.36cm" svg:x2="20.461cm" svg:y2="0.36cm"><text:p/></draw:line>T<text:span text:style-name="MT132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3" draw:name="Shape8_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33">Angles</text:span> • <text:span text:style-name="MT13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8"><text:span text:style-name="MT25"><text:s text:c="15"/>A</text:span>ires : Aires de disques</text:p>
      </style:header>
      <style:footer>
        <text:p text:style-name="MP2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9" draw:name="Shape4_17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92" draw:name="Shape4_17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87" draw:name="Shape4_17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7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93" draw:name="Shape4_16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90" draw:name="Shape4_167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0"><text:span text:style-name="MT57"><text:s text:c="15"/>A</text:span><text:span text:style-name="MT134">ires : Problèmes d’aires</text:span></text:p>
      </style:header>
      <style:footer>
        <text:p text:style-name="MP2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6" draw:name="Shape4_16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97" draw:name="Shape4_18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94" draw:name="Shape4_18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8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2"><text:span text:style-name="MT25"><text:s text:c="15"/>A</text:span>ires : Aires de triangles</text:p>
      </style:header>
      <style:footer>
        <text:p text:style-name="MP2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1" draw:name="Shape4_17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0" draw:style-name="Mdp1">
      <style:header>
        <text:p text:style-name="MP86"><draw:line text:anchor-type="paragraph" draw:z-index="103" draw:name="Shape7_8" draw:style-name="Mgr9" draw:text-style-name="MP15" svg:x1="9.042cm" svg:y1="0.36cm" svg:x2="20.461cm" svg:y2="0.36cm"><text:p/></draw:line><draw:path text:anchor-type="paragraph" draw:z-index="104" draw:name="Shape5_1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05" draw:name="Shape6_2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T<text:span text:style-name="MT132">itre de la série</text:span></text:p>
      </style:header>
      <style:header-left>
        <text:p text:style-name="MP86"><draw:line text:anchor-type="paragraph" draw:z-index="98" draw:name="Shape7_9" draw:style-name="Mgr9" draw:text-style-name="MP15" svg:x1="9.042cm" svg:y1="0.36cm" svg:x2="20.461cm" svg:y2="0.36cm"><text:p/></draw:line><draw:path text:anchor-type="paragraph" draw:z-index="99" draw:name="Shape5_2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00" draw:name="Shape6_5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T<text:span text:style-name="MT132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2" draw:name="Shape8_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33">Angles</text:span> • <text:span text:style-name="MT13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1" draw:style-name="Mdp1">
      <style:header>
        <text:p text:style-name="MP94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7" draw:name="Shape4_17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/><text:span text:style-name="MT13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5"><draw:line text:anchor-type="paragraph" draw:z-index="341" draw:name="Shape3_33" draw:style-name="Mgr3" draw:text-style-name="MP15" svg:x1="15.12cm" svg:y1="0.36cm" svg:x2="20.496cm" svg:y2="0.36cm"><text:p/></draw:line><text:s/><text:span text:style-name="MT135">Angles</text:span> : <text:span text:style-name="MT136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137">Angles</text:span><text:span text:style-name="MT28"> : </text:span><text:span text:style-name="MT13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7" draw:name="Shape3_7" draw:style-name="Mgr3" draw:text-style-name="MP15" svg:x1="15.12cm" svg:y1="0.36cm" svg:x2="20.496cm" svg:y2="0.36cm"><text:p/></draw:line><text:s/><text:span text:style-name="MT138">Angles : </text:span>Angles : <text:span text:style-name="MT136">Comprendre la notion d’angle</text:span></text:p>
      </style:header>
      <style:header-left>
        <text:p text:style-name="MP96"><draw:line text:anchor-type="paragraph" draw:z-index="8" draw:name="Shape3_29" draw:style-name="Mgr3" draw:text-style-name="MP15" svg:x1="15.12cm" svg:y1="0.36cm" svg:x2="20.496cm" svg:y2="0.36cm"><text:p/></draw:line>Angles : <text:span text:style-name="MT13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9">Angles : </text:span><text:span text:style-name="MT14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4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9" draw:name="Shape4_18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36" draw:name="Shape4_18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40" draw:name="Shape3_35" draw:style-name="Mgr3" draw:text-style-name="MP15" svg:x1="11.344cm" svg:y1="0.358cm" svg:x2="20.497cm" svg:y2="0.36cm"><text:p/></draw:line><text:span text:style-name="MT143">Angles </text:span>: Nommer un angle</text:p>
      </style:header>
      <style:footer>
        <text:p text:style-name="MP23"><draw:frame draw:style-name="Mfr1" draw:name="Frame71111112111" text:anchor-type="paragraph" svg:y="-0.06cm" draw:z-index="0"><draw:text-box fo:min-height="0.499cm" fo:min-width="7.096cm"><draw:frame draw:style-name="Mfr2" draw:name="Frame8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_5f_Header_20_G_20_page_20_paire_20__28_G_29_"><draw:line text:anchor-type="paragraph" draw:z-index="338" draw:name="Shape3_30" draw:style-name="Mgr3" draw:text-style-name="MP15" svg:x1="11.435cm" svg:y1="0.388cm" svg:x2="20.496cm" svg:y2="0.36cm"><text:p/></draw:line><text:span text:style-name="MT144">Angles</text:span> : <text:span text:style-name="MT144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4" draw:name="Shape4_17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145">Angles </text:span><text:span text:style-name="MT28">: </text:span><text:span text:style-name="MT14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33" draw:name="Shape3_31" draw:style-name="Mgr3" draw:text-style-name="MP15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5" draw:name="Shape3_32" draw:style-name="Mgr3" draw:text-style-name="MP15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4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2" draw:name="Shape4_18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28" draw:name="Shape4_18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8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30" draw:name="Shape3_34" draw:style-name="Mgr3" draw:text-style-name="MP15" svg:x1="15.448cm" svg:y1="0.365cm" svg:x2="20.496cm" svg:y2="0.36cm"><text:p/></draw:line><text:span text:style-name="MT147">Angles</text:span><text:span text:style-name="MT148"> : </text:span><text:span text:style-name="MT149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3" draw:text-style-name="MP15" svg:x1="15.448cm" svg:y1="0.365cm" svg:x2="20.496cm" svg:y2="0.36cm"><text:p/></draw:line><text:span text:style-name="MT147">Angles : </text:span><text:span text:style-name="MT14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50">Calculer des </text:span><text:span text:style-name="MT146">Mesure</text:span><text:span text:style-name="MT150">s</text:span><text:span text:style-name="MT14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9">Angles : </text:span><text:span text:style-name="MT15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69">R</text:span>epères du plan : Se repérer</text:p>
      </style:header>
      <style:header-left>
        <text:p text:style-name="_5f_Header_20_G_20_page_20_paire_20__28_G_29_"><text:span text:style-name="MT69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Repères du plan : Se repérer</text:p></draw:text-box></draw:frame><draw:g text:anchor-type="paragraph" draw:z-index="109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Repères du plan : se repérer</text:p></draw:text-box></draw:frame><draw:g text:anchor-type="paragraph" draw:z-index="106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6"><text:span text:style-name="MT75">Repères du plan : Se repérer</text:span> </text:p>
      </style:header>
      <style:footer>
        <text:p text:style-name="MP2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1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08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52">R</text:span><text:span text:style-name="MT153">epères du plan : Se </text:span><text:span text:style-name="MT154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8">Repères du plan : Se </text:span><text:span text:style-name="MT155">déplacer</text:span></text:p></draw:text-box></draw:frame><draw:g text:anchor-type="paragraph" draw:z-index="113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0"><text:span text:style-name="MT28">Repères du plan : se </text:span><text:span text:style-name="MT155">déplacer</text:span></text:p></draw:text-box></draw:frame><draw:g text:anchor-type="paragraph" draw:z-index="110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6"><text:span text:style-name="MT75">Repères du plan : Se repérer</text:span> </text:p>
      </style:header>
      <style:footer>
        <text:p text:style-name="MP2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5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2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0" draw:style-name="Mdp1">
      <style:header>
        <text:p text:style-name="MP7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17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14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1" draw:style-name="Mdp1">
      <style:header>
        <text:p text:style-name="_5f_Header_20_G_20_page_20_paire_20__28_G_29_"><text:span text:style-name="MT88">Géométrie plane</text:span> : <text:span text:style-name="MT88">Points, droites </text:span><text:span text:style-name="MT156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9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57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16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5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0" draw:style-name="Mdp1">
      <style:header>
        <text:p text:style-name="MP7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21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18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1" draw:style-name="Mdp1">
      <style:header>
        <text:p text:style-name="_5f_Header_20_G_20_page_20_impaire_20__28_D_29_"><text:span text:style-name="MT88">Géométrie plane</text:span> : <text:span text:style-name="MT158">Milieu, alignement, </text:span><text:span text:style-name="MT159">appartenance</text:span></text:p>
      </style:header>
      <style:footer>
        <text:p text:style-name="MP2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3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160">milieu, Alignement, </text:span><text:span text:style-name="MT161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0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160">milieu, alignement, </text:span><text:span text:style-name="MT16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25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22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>
      <style:footer>
        <text:p text:style-name="MP23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27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93">Parallèles, perpendiculaires, </text:span><text:span text:style-name="MT9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draw:g text:anchor-type="paragraph" draw:z-index="124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4"><text:span text:style-name="MT163">Géométrie plane</text:span><text:span text:style-name="MT164"> : </text:span><text:span text:style-name="MT165">Vocabulaire</text:span></text:p>
      </style:header>
      <style:header-left>
        <text:p text:style-name="MP104"><text:span text:style-name="MT163">Géométrie plane</text:span><text:span text:style-name="MT164"> : </text:span><text:span text:style-name="MT165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29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26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68">coder</text:span></text:p>
      </style:header>
      <style:footer>
        <text:p text:style-name="MP23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126">Géométrie plane, </text:span><text:span text:style-name="MT169">partie 1</text:span><text:span text:style-name="MT126"> : </text:span><text:span text:style-name="MT170">coder</text:span></text:p></draw:text-box></draw:frame><draw:g text:anchor-type="paragraph" draw:z-index="131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2">Géométrie plane, </text:span><text:span text:style-name="MT169">partie 1</text:span><text:span text:style-name="MT92"> : </text:span><text:span text:style-name="MT170">coder</text:span></text:p></draw:text-box></draw:frame><draw:g text:anchor-type="paragraph" draw:z-index="128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4"><text:span text:style-name="MT163">Géométrie plane</text:span><text:span text:style-name="MT164"> : </text:span><text:span text:style-name="MT165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33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30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71">Assembler et décomposer</text:span></text:p>
      </style:header>
      <style:footer>
        <text:p text:style-name="MP23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126">Géométrie plane, </text:span><text:span text:style-name="MT169">partie 1</text:span><text:span text:style-name="MT126"> : </text:span><text:span text:style-name="MT172">assembler et décomposer</text:span></text:p></draw:text-box></draw:frame><draw:g text:anchor-type="paragraph" draw:z-index="134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2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, </text:span><text:span text:style-name="MT169">partie 1</text:span><text:span text:style-name="MT92"> : </text:span><text:span text:style-name="MT17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5"><draw:line text:anchor-type="paragraph" draw:z-index="264" draw:name="Shape3_39" draw:style-name="Mgr11" draw:text-style-name="MP15" svg:x1="10.308cm" svg:y1="0.388cm" svg:x2="20.496cm" svg:y2="0.36cm"><text:p/></draw:line><draw:path text:anchor-type="paragraph" draw:z-index="265" draw:name="Shape1_12" draw:style-name="Mgr10" draw:text-style-name="MP57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>
      <style:footer>
        <text:p text:style-name="MP23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58" draw:name="Shape4_258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33" draw:name="Shape4_85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30" draw:name="Shape4_26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6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7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8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7">Reconnaissance et axes</text:span></text:p>
      </style:header>
      <style:footer>
        <text:p text:style-name="MP23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5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9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6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6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3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4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6">Médiatrice d’un segment</text:span></text:p>
      </style:header>
      <style:footer>
        <text:p text:style-name="MP23"><draw:frame draw:style-name="Mfr1" draw:name="Frame913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2"><draw:g text:anchor-type="paragraph" draw:z-index="31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2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2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9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8">Symétrie axiale : constructions</text:p></draw:text-box></draw:frame><draw:g text:anchor-type="paragraph" draw:z-index="30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69">S</text:span><text:span text:style-name="MT91">ymétrie axiale : Constructions</text:span></text:p>
      </style:header>
      <style:footer>
        <text:p text:style-name="MP2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7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9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8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6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5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6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91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91"> : </text:span><text:span text:style-name="MT181">Axes de symétrie de figures</text:span></text:p>
      </style:header-left>
      <style:footer>
        <text:p text:style-name="MP23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3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9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4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6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1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2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69">S</text:span>ymétrie : Propriétés</text:p>
      </style:header>
      <style:footer>
        <text:p text:style-name="MP23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19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9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0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6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7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8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3"><text:span text:style-name="MT69">S</text:span>ymétrie axiale : pour aller plus loin</text:p>
      </style:header>
      <style:footer>
        <text:p text:style-name="MP2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5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9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6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9" draw:name="Shape3_1" draw:style-name="Mgr15" draw:text-style-name="MP15" svg:x1="10.893cm" svg:y1="0.403cm" svg:x2="20.503cm" svg:y2="0.327cm"><text:p/></draw:line><draw:path text:anchor-type="char" draw:z-index="10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3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2" draw:name="Shape3_38" draw:style-name="Mgr15" draw:text-style-name="MP15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1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Résoudre des problèmes</text:p></draw:text-box></draw:frame><draw:g text:anchor-type="paragraph" draw:z-index="14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6T17:21:08.442000000</dc:date>
    <meta:editing-duration>P1DT5H11M15S</meta:editing-duration>
    <meta:editing-cycles>99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47" meta:word-count="2807" meta:character-count="18436" meta:non-whitespace-character-count="15992"/>
    <meta:template xlink:type="simple" xlink:actuate="onRequest" xlink:title="lycee_v3" xlink:href="../../fichiers%20définitifs/Modele_cahier.ott" meta:date="2021-07-09T13:45:32.011278978"/>
  </office:meta>
</office:document-meta>
</file>